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text:style-name="WW_CharLFO3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2">
      <text:list-level-style-bullet text:level="1" text:style-name="WW_CharLFO3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0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0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0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0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0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0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0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0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T12" style:parent-style-name="Car.predefinitoparagrafo" style:family="text">
      <style:text-properties fo:color="#000000" fo:font-size="18pt" style:font-size-asian="18pt" style:font-size-complex="18pt" fo:language="it" fo:country="IT"/>
    </style:style>
    <style:style style:name="T13" style:parent-style-name="Car.predefinitoparagrafo" style:family="text">
      <style:text-properties fo:color="#000000" fo:font-size="18pt" style:font-size-asian="18pt" style:font-size-complex="18pt" fo:language="it" fo:country="IT"/>
    </style:style>
    <style:style style:name="P14" style:parent-style-name="Normale" style:family="paragraph">
      <style:paragraph-properties fo:margin-bottom="0.1666in"/>
      <style:text-properties fo:language="it" fo:country="IT"/>
    </style:style>
    <style:style style:name="P15" style:parent-style-name="NormaleWeb" style:family="paragraph">
      <style:paragraph-properties fo:text-align="center" fo:margin-top="0in" fo:margin-bottom="0.2083in"/>
    </style:style>
    <style:style style:name="T16"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7" style:parent-style-name="Normale" style:family="paragraph">
      <style:paragraph-properties fo:margin-bottom="0.1666in"/>
      <style:text-properties fo:language="it" fo:country="IT"/>
    </style:style>
    <style:style style:name="P18" style:parent-style-name="Normale" style:family="paragraph">
      <style:paragraph-properties fo:margin-bottom="0.1666in"/>
      <style:text-properties fo:language="it" fo:country="IT"/>
    </style:style>
    <style:style style:name="P19" style:parent-style-name="Normale" style:family="paragraph">
      <style:paragraph-properties fo:margin-bottom="0.1666in"/>
      <style:text-properties fo:language="it" fo:country="IT"/>
    </style:style>
    <style:style style:name="P20" style:parent-style-name="Normale" style:family="paragraph">
      <style:paragraph-properties fo:margin-bottom="0.1666in"/>
      <style:text-properties fo:language="it" fo:country="IT"/>
    </style:style>
    <style:style style:name="P21" style:parent-style-name="Normale" style:family="paragraph">
      <style:paragraph-properties fo:margin-bottom="0.1666in"/>
      <style:text-properties fo:language="it" fo:country="IT"/>
    </style:style>
    <style:style style:name="P22" style:parent-style-name="Normale" style:family="paragraph">
      <style:paragraph-properties fo:margin-bottom="0.1666in"/>
      <style:text-properties fo:language="it" fo:country="IT"/>
    </style:style>
    <style:style style:name="P23" style:parent-style-name="Normale" style:family="paragraph">
      <style:paragraph-properties fo:margin-bottom="0.1666in"/>
      <style:text-properties fo:language="it" fo:country="IT"/>
    </style:style>
    <style:style style:name="P24" style:parent-style-name="Normale" style:family="paragraph">
      <style:paragraph-properties fo:margin-bottom="0.1666in"/>
      <style:text-properties fo:language="it" fo:country="IT"/>
    </style:style>
    <style:style style:name="P25" style:parent-style-name="Normale" style:family="paragraph">
      <style:paragraph-properties fo:margin-bottom="0.1666in"/>
      <style:text-properties fo:language="it" fo:country="IT"/>
    </style:style>
    <style:style style:name="P26" style:parent-style-name="NormaleWeb" style:family="paragraph">
      <style:paragraph-properties fo:text-align="justify" fo:margin-top="0.0208in" fo:margin-bottom="0in"/>
    </style:style>
    <style:style style:name="T2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2"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3"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4"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35" style:parent-style-name="NormaleWeb" style:family="paragraph">
      <style:paragraph-properties fo:text-align="justify" fo:margin-top="0.0833in"/>
    </style:style>
    <style:style style:name="T36" style:parent-style-name="Car.predefinitoparagrafo" style:family="text">
      <style:text-properties fo:color="#000000" fo:font-size="14pt" style:font-size-asian="14pt" style:font-size-complex="14pt" fo:language="it" fo:country="IT"/>
    </style:style>
    <style:style style:name="T37" style:parent-style-name="Car.predefinitoparagrafo" style:family="text">
      <style:text-properties fo:color="#000000" fo:font-size="14pt" style:font-size-asian="14pt" style:font-size-complex="14pt" fo:language="it" fo:country="IT"/>
    </style:style>
    <style:style style:name="T38" style:parent-style-name="Car.predefinitoparagrafo" style:family="text">
      <style:text-properties fo:color="#000000" fo:font-size="14pt" style:font-size-asian="14pt" style:font-size-complex="14pt" fo:language="it" fo:country="IT"/>
    </style:style>
    <style:style style:name="T39" style:parent-style-name="Car.predefinitoparagrafo" style:family="text">
      <style:text-properties fo:color="#000000" fo:font-size="14pt" style:font-size-asian="14pt" style:font-size-complex="14pt" fo:language="it" fo:country="IT"/>
    </style:style>
    <style:style style:name="T40" style:parent-style-name="Car.predefinitoparagrafo" style:family="text">
      <style:text-properties fo:color="#000000" fo:font-size="14pt" style:font-size-asian="14pt" style:font-size-complex="14pt" fo:language="it" fo:country="IT"/>
    </style:style>
    <style:style style:name="T41" style:parent-style-name="Car.predefinitoparagrafo" style:family="text">
      <style:text-properties fo:color="#000000" fo:font-size="14pt" style:font-size-asian="14pt" style:font-size-complex="14pt" fo:language="it" fo:country="IT"/>
    </style:style>
    <style:style style:name="P42" style:parent-style-name="NormaleWeb" style:family="paragraph">
      <style:paragraph-properties fo:text-align="center" fo:margin-top="0in" fo:margin-bottom="0.0833in"/>
    </style:style>
    <style:style style:name="T43"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T44"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T45"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T46"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T47"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48" style:parent-style-name="Titolo1" style:family="paragraph">
      <style:text-properties fo:language="it" fo:country="IT"/>
    </style:style>
    <style:style style:name="P49" style:parent-style-name="NormaleWeb" style:family="paragraph">
      <style:paragraph-properties fo:margin-top="0in" fo:margin-bottom="0in"/>
    </style:style>
    <style:style style:name="T50" style:parent-style-name="Car.predefinitoparagrafo" style:family="text">
      <style:text-properties fo:color="#000000"/>
    </style:style>
    <style:style style:name="T51"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P52"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53"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P54"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55" style:parent-style-name="Collegamentoipertestuale" style:family="text">
      <style:text-properties fo:language="it" fo:country="IT"/>
    </style:style>
    <style:style style:name="T56"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57" style:parent-style-name="Collegamentoipertestuale" style:family="text">
      <style:text-properties fo:language="it" fo:country="IT"/>
    </style:style>
    <style:style style:name="P58"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59" style:parent-style-name="Collegamentoipertestuale" style:family="text">
      <style:text-properties fo:language="it" fo:country="IT"/>
    </style:style>
    <style:style style:name="T60"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1" style:parent-style-name="Collegamentoipertestuale" style:family="text">
      <style:text-properties fo:language="it" fo:country="IT"/>
    </style:style>
    <style:style style:name="P62" style:parent-style-name="Sommario2" style:family="paragraph">
      <style:paragraph-properties>
        <style:tab-stops>
          <style:tab-stop style:type="right" style:leader-style="dotted" style:leader-text="." style:position="6.5194in"/>
        </style:tab-stops>
      </style:paragraph-properties>
    </style:style>
    <style:style style:name="T63" style:parent-style-name="Collegamentoipertestuale" style:family="text">
      <style:text-properties fo:language="it" fo:country="IT"/>
    </style:style>
    <style:style style:name="P64"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65" style:parent-style-name="Collegamentoipertestuale" style:family="text">
      <style:text-properties fo:language="it" fo:country="IT"/>
    </style:style>
    <style:style style:name="T66"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7" style:parent-style-name="Collegamentoipertestuale" style:family="text">
      <style:text-properties fo:language="it" fo:country="IT"/>
    </style:style>
    <style:style style:name="T68"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P69"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70" style:parent-style-name="Collegamentoipertestuale" style:family="text">
      <style:text-properties fo:language="it" fo:country="IT"/>
    </style:style>
    <style:style style:name="T71"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72" style:parent-style-name="Collegamentoipertestuale" style:family="text">
      <style:text-properties fo:language="it" fo:country="IT"/>
    </style:style>
    <style:style style:name="P73"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74" style:parent-style-name="Collegamentoipertestuale" style:family="text">
      <style:text-properties fo:language="it" fo:country="IT"/>
    </style:style>
    <style:style style:name="T75"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76" style:parent-style-name="Collegamentoipertestuale" style:family="text">
      <style:text-properties fo:language="it" fo:country="IT"/>
    </style:style>
    <style:style style:name="P77"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78" style:parent-style-name="Collegamentoipertestuale" style:family="text">
      <style:text-properties fo:language="it" fo:country="IT"/>
    </style:style>
    <style:style style:name="T79"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0" style:parent-style-name="Collegamentoipertestuale" style:family="text">
      <style:text-properties fo:language="it" fo:country="IT"/>
    </style:style>
    <style:style style:name="P81"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82" style:parent-style-name="Collegamentoipertestuale" style:family="text">
      <style:text-properties fo:language="it" fo:country="IT"/>
    </style:style>
    <style:style style:name="T83"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4" style:parent-style-name="Collegamentoipertestuale" style:family="text">
      <style:text-properties fo:language="it" fo:country="IT"/>
    </style:style>
    <style:style style:name="T85"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P86"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87" style:parent-style-name="Collegamentoipertestuale" style:family="text">
      <style:text-properties fo:language="it" fo:country="IT"/>
    </style:style>
    <style:style style:name="T88"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9" style:parent-style-name="Collegamentoipertestuale" style:family="text">
      <style:text-properties fo:language="it" fo:country="IT"/>
    </style:style>
    <style:style style:name="P90"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91" style:parent-style-name="Collegamentoipertestuale" style:family="text">
      <style:text-properties fo:language="it" fo:country="IT"/>
    </style:style>
    <style:style style:name="T92"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93" style:parent-style-name="Collegamentoipertestuale" style:family="text">
      <style:text-properties fo:language="it" fo:country="IT"/>
    </style:style>
    <style:style style:name="P94"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95" style:parent-style-name="Collegamentoipertestuale" style:family="text">
      <style:text-properties fo:language="it" fo:country="IT"/>
    </style:style>
    <style:style style:name="T96"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97" style:parent-style-name="Collegamentoipertestuale" style:family="text">
      <style:text-properties fo:language="it" fo:country="IT"/>
    </style:style>
    <style:style style:name="P98"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99" style:parent-style-name="Collegamentoipertestuale" style:family="text">
      <style:text-properties fo:language="it" fo:country="IT"/>
    </style:style>
    <style:style style:name="T100"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01" style:parent-style-name="Collegamentoipertestuale" style:family="text">
      <style:text-properties fo:language="it" fo:country="IT"/>
    </style:style>
    <style:style style:name="P102"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103" style:parent-style-name="Collegamentoipertestuale" style:family="text">
      <style:text-properties fo:language="it" fo:country="IT"/>
    </style:style>
    <style:style style:name="T104"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05" style:parent-style-name="Collegamentoipertestuale" style:family="text">
      <style:text-properties fo:language="it" fo:country="IT"/>
    </style:style>
    <style:style style:name="P106"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107" style:parent-style-name="Collegamentoipertestuale" style:family="text">
      <style:text-properties fo:language="it" fo:country="IT"/>
    </style:style>
    <style:style style:name="T108"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09" style:parent-style-name="Collegamentoipertestuale" style:family="text">
      <style:text-properties fo:language="it" fo:country="IT"/>
    </style:style>
    <style:style style:name="P110"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111" style:parent-style-name="Collegamentoipertestuale" style:family="text">
      <style:text-properties fo:language="it" fo:country="IT"/>
    </style:style>
    <style:style style:name="T112"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13" style:parent-style-name="Collegamentoipertestuale" style:family="text">
      <style:text-properties fo:language="it" fo:country="IT"/>
    </style:style>
    <style:style style:name="P114" style:parent-style-name="Sommario2" style:family="paragraph">
      <style:paragraph-properties>
        <style:tab-stops>
          <style:tab-stop style:type="left" style:position="0.4444in"/>
          <style:tab-stop style:type="right" style:leader-style="dotted" style:leader-text="." style:position="6.5194in"/>
        </style:tab-stops>
      </style:paragraph-properties>
    </style:style>
    <style:style style:name="T115" style:parent-style-name="Collegamentoipertestuale" style:family="text">
      <style:text-properties fo:language="it" fo:country="IT"/>
    </style:style>
    <style:style style:name="T116"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117" style:parent-style-name="Collegamentoipertestuale" style:family="text">
      <style:text-properties fo:language="it" fo:country="IT"/>
    </style:style>
    <style:style style:name="P118" style:parent-style-name="Normale" style:family="paragraph">
      <style:paragraph-properties fo:break-before="page" fo:text-align="start" fo:margin-top="0in" fo:margin-bottom="0.1111in" fo:line-height="200%"/>
      <style:text-properties fo:font-weight="bold" style:font-weight-asian="bold" style:font-weight-complex="bold" fo:language="it" fo:country="IT" fo:hyphenate="true"/>
    </style:style>
    <style:style style:name="P119" style:parent-style-name="Normale" style:family="paragraph">
      <style:text-properties fo:font-weight="bold" style:font-weight-asian="bold" style:font-weight-complex="bold" fo:color="#000000" fo:font-size="24pt" style:font-size-asian="24pt" style:font-size-complex="24pt" fo:language="it" fo:country="IT"/>
    </style:style>
    <style:style style:name="P120" style:parent-style-name="NormaleWeb" style:family="paragraph">
      <style:paragraph-properties fo:text-align="justify" fo:margin-top="0.0833in"/>
    </style:style>
    <style:style style:name="T121" style:parent-style-name="Car.predefinitoparagrafo" style:family="text">
      <style:text-properties fo:color="#000000" fo:language="it" fo:country="IT"/>
    </style:style>
    <style:style style:name="T122" style:parent-style-name="Car.predefinitoparagrafo" style:family="text">
      <style:text-properties fo:font-style="italic" style:font-style-asian="italic" style:font-style-complex="italic" fo:color="#000000" fo:language="it" fo:country="IT"/>
    </style:style>
    <style:style style:name="P123" style:parent-style-name="NormaleWeb" style:family="paragraph">
      <style:paragraph-properties fo:text-align="justify" fo:margin-top="0.0833in"/>
    </style:style>
    <style:style style:name="T124" style:parent-style-name="Car.predefinitoparagrafo" style:family="text">
      <style:text-properties fo:color="#000000" fo:language="it" fo:country="IT"/>
    </style:style>
    <style:style style:name="P125" style:parent-style-name="Normale" style:family="paragraph">
      <style:paragraph-properties fo:break-before="page" fo:margin-top="0in" fo:margin-bottom="0.1111in" fo:line-height="200%"/>
      <style:text-properties fo:language="it" fo:country="IT" fo:hyphenate="true"/>
    </style:style>
    <style:style style:name="P126" style:parent-style-name="Titolo1" style:list-style-name="LFO1" style:family="paragraph">
      <style:text-properties fo:language="it" fo:country="IT"/>
    </style:style>
    <style:style style:name="P127" style:parent-style-name="Titolo2" style:list-style-name="LFO1" style:family="paragraph"/>
    <style:style style:name="P128" style:parent-style-name="Normale" style:family="paragraph">
      <style:paragraph-properties fo:line-height="150%"/>
      <style:text-properties fo:language="it" fo:country="IT"/>
    </style:style>
    <style:style style:name="P129" style:parent-style-name="Paragrafoelenco" style:list-style-name="LFO2" style:family="paragraph">
      <style:paragraph-properties fo:line-height="150%"/>
      <style:text-properties fo:language="it" fo:country="IT"/>
    </style:style>
    <style:style style:name="P130" style:parent-style-name="Paragrafoelenco" style:list-style-name="LFO2" style:family="paragraph">
      <style:paragraph-properties fo:text-align="start" fo:line-height="150%"/>
      <style:text-properties fo:language="it" fo:country="IT"/>
    </style:style>
    <style:style style:name="P131" style:parent-style-name="Normale" style:family="paragraph">
      <style:paragraph-properties fo:line-height="150%"/>
    </style:style>
    <style:style style:name="T132" style:parent-style-name="Car.predefinitoparagrafo" style:family="text">
      <style:text-properties fo:language="it" fo:country="IT"/>
    </style:style>
    <style:style style:name="T133" style:parent-style-name="Car.predefinitoparagrafo" style:family="text">
      <style:text-properties fo:font-weight="bold" style:font-weight-asian="bold" style:font-weight-complex="bold" fo:language="it" fo:country="IT"/>
    </style:style>
    <style:style style:name="T134" style:parent-style-name="Car.predefinitoparagrafo" style:family="text">
      <style:text-properties fo:language="it" fo:country="IT"/>
    </style:style>
    <style:style style:name="T135" style:parent-style-name="Car.predefinitoparagrafo" style:family="text">
      <style:text-properties fo:font-style="italic" style:font-style-asian="italic" style:font-style-complex="italic" fo:language="it" fo:country="IT"/>
    </style:style>
    <style:style style:name="T136" style:parent-style-name="Car.predefinitoparagrafo" style:family="text">
      <style:text-properties fo:language="it" fo:country="IT"/>
    </style:style>
    <style:style style:name="T137" style:parent-style-name="Car.predefinitoparagrafo" style:family="text">
      <style:text-properties fo:font-weight="bold" style:font-weight-asian="bold" style:font-weight-complex="bold" fo:language="it" fo:country="IT"/>
    </style:style>
    <style:style style:name="T138" style:parent-style-name="Car.predefinitoparagrafo" style:family="text">
      <style:text-properties fo:font-weight="bold" style:font-weight-asian="bold" style:font-weight-complex="bold" fo:language="it" fo:country="IT"/>
    </style:style>
    <style:style style:name="T139" style:parent-style-name="Car.predefinitoparagrafo" style:family="text">
      <style:text-properties fo:language="it" fo:country="IT"/>
    </style:style>
    <style:style style:name="P140" style:parent-style-name="Normale" style:family="paragraph">
      <style:paragraph-properties fo:line-height="150%"/>
    </style:style>
    <style:style style:name="T141" style:parent-style-name="Car.predefinitoparagrafo" style:family="text">
      <style:text-properties fo:language="it" fo:country="IT"/>
    </style:style>
    <style:style style:name="T142" style:parent-style-name="Car.predefinitoparagrafo" style:family="text">
      <style:text-properties fo:language="it" fo:country="IT"/>
    </style:style>
    <style:style style:name="T143" style:parent-style-name="Car.predefinitoparagrafo" style:family="text">
      <style:text-properties fo:font-style="italic" style:font-style-asian="italic" style:font-style-complex="italic" fo:language="it" fo:country="IT"/>
    </style:style>
    <style:style style:name="T144" style:parent-style-name="Car.predefinitoparagrafo" style:family="text">
      <style:text-properties fo:language="it" fo:country="IT"/>
    </style:style>
    <style:style style:name="P145" style:parent-style-name="Titolo2" style:list-style-name="LFO1" style:family="paragraph">
      <style:paragraph-properties fo:line-height="150%"/>
      <style:text-properties fo:language="it" fo:country="IT"/>
    </style:style>
    <style:style style:name="P146" style:parent-style-name="Normale" style:family="paragraph">
      <style:paragraph-properties fo:line-height="150%"/>
      <style:text-properties fo:hyphenate="true"/>
    </style:style>
    <style:style style:name="T147" style:parent-style-name="Car.predefinitoparagrafo" style:family="text">
      <style:text-properties fo:color="#000000" style:font-size-complex="12pt" fo:language="it" fo:country="IT" style:language-asian="en" style:country-asian="GB"/>
    </style:style>
    <style:style style:name="T148" style:parent-style-name="Car.predefinitoparagrafo" style:family="text">
      <style:text-properties fo:color="#000000" style:font-size-complex="12pt" fo:language="it" fo:country="IT" style:language-asian="en" style:country-asian="GB"/>
    </style:style>
    <style:style style:name="P149" style:parent-style-name="Normale" style:list-style-name="LFO3" style:family="paragraph">
      <style:paragraph-properties style:vertical-align="baseline" fo:margin-bottom="0in" fo:line-height="150%"/>
      <style:text-properties fo:hyphenate="true"/>
    </style:style>
    <style:style style:name="T150" style:parent-style-name="Car.predefinitoparagrafo" style:family="text">
      <style:text-properties fo:color="#000000" style:font-size-complex="12pt" fo:language="it" fo:country="IT" style:language-asian="en" style:country-asian="GB"/>
    </style:style>
    <style:style style:name="T15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2" style:parent-style-name="Car.predefinitoparagrafo" style:family="text">
      <style:text-properties fo:color="#000000" style:font-size-complex="12pt" fo:language="it" fo:country="IT" style:language-asian="en" style:country-asian="GB"/>
    </style:style>
    <style:style style:name="T15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4" style:parent-style-name="Car.predefinitoparagrafo" style:family="text">
      <style:text-properties fo:color="#000000" style:font-size-complex="12pt" fo:language="it" fo:country="IT" style:language-asian="en" style:country-asian="GB"/>
    </style:style>
    <style:style style:name="T155" style:parent-style-name="Car.predefinitoparagrafo" style:family="text">
      <style:text-properties fo:color="#000000" style:font-size-complex="12pt" fo:language="it" fo:country="IT" style:language-asian="en" style:country-asian="GB"/>
    </style:style>
    <style:style style:name="P156" style:parent-style-name="Normale" style:list-style-name="LFO3" style:family="paragraph">
      <style:paragraph-properties style:vertical-align="baseline" fo:margin-top="0in" fo:margin-bottom="0in" fo:line-height="150%"/>
      <style:text-properties fo:hyphenate="true"/>
    </style:style>
    <style:style style:name="T157" style:parent-style-name="Car.predefinitoparagrafo" style:family="text">
      <style:text-properties fo:color="#000000" style:font-size-complex="12pt" fo:language="it" fo:country="IT" style:language-asian="en" style:country-asian="GB"/>
    </style:style>
    <style:style style:name="T15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9" style:parent-style-name="Car.predefinitoparagrafo" style:family="text">
      <style:text-properties fo:color="#000000" style:font-size-complex="12pt" fo:language="it" fo:country="IT" style:language-asian="en" style:country-asian="GB"/>
    </style:style>
    <style:style style:name="P160" style:parent-style-name="Normale" style:list-style-name="LFO3" style:family="paragraph">
      <style:paragraph-properties style:vertical-align="baseline" fo:margin-top="0in" fo:margin-bottom="0in" fo:line-height="150%"/>
      <style:text-properties fo:hyphenate="true"/>
    </style:style>
    <style:style style:name="T161" style:parent-style-name="Car.predefinitoparagrafo" style:family="text">
      <style:text-properties fo:color="#000000" style:font-size-complex="12pt" fo:language="it" fo:country="IT" style:language-asian="en" style:country-asian="GB"/>
    </style:style>
    <style:style style:name="T16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3" style:parent-style-name="Car.predefinitoparagrafo" style:family="text">
      <style:text-properties fo:color="#000000" style:font-size-complex="12pt" fo:language="it" fo:country="IT" style:language-asian="en" style:country-asian="GB"/>
    </style:style>
    <style:style style:name="T16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6" style:parent-style-name="Car.predefinitoparagrafo" style:family="text">
      <style:text-properties fo:color="#000000" style:font-size-complex="12pt" fo:language="it" fo:country="IT" style:language-asian="en" style:country-asian="GB"/>
    </style:style>
    <style:style style:name="P167" style:parent-style-name="Normale" style:list-style-name="LFO3" style:family="paragraph">
      <style:paragraph-properties style:vertical-align="baseline" fo:margin-top="0in" fo:line-height="150%"/>
      <style:text-properties fo:hyphenate="true"/>
    </style:style>
    <style:style style:name="T168" style:parent-style-name="Car.predefinitoparagrafo" style:family="text">
      <style:text-properties fo:color="#000000" style:font-size-complex="12pt" fo:language="it" fo:country="IT" style:language-asian="en" style:country-asian="GB"/>
    </style:style>
    <style:style style:name="T16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0" style:parent-style-name="Car.predefinitoparagrafo" style:family="text">
      <style:text-properties fo:color="#000000" style:font-size-complex="12pt" fo:language="it" fo:country="IT" style:language-asian="en" style:country-asian="GB"/>
    </style:style>
    <style:style style:name="T17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2" style:parent-style-name="Car.predefinitoparagrafo" style:family="text">
      <style:text-properties fo:color="#000000" style:font-size-complex="12pt" fo:language="it" fo:country="IT" style:language-asian="en" style:country-asian="GB"/>
    </style:style>
    <style:style style:name="P173" style:parent-style-name="Normale" style:family="paragraph">
      <style:paragraph-properties fo:line-height="150%"/>
      <style:text-properties fo:hyphenate="true"/>
    </style:style>
    <style:style style:name="T174" style:parent-style-name="Car.predefinitoparagrafo" style:family="text">
      <style:text-properties fo:color="#000000" style:font-size-complex="12pt" fo:language="it" fo:country="IT" style:language-asian="en" style:country-asian="GB"/>
    </style:style>
    <style:style style:name="T175" style:parent-style-name="Car.predefinitoparagrafo" style:family="text">
      <style:text-properties fo:color="#000000" style:font-size-complex="12pt" style:language-asian="en" style:country-asian="GB"/>
    </style:style>
    <style:style style:name="P176" style:parent-style-name="Normale" style:list-style-name="LFO4" style:family="paragraph">
      <style:paragraph-properties style:vertical-align="baseline" fo:margin-bottom="0in" fo:line-height="150%"/>
      <style:text-properties fo:hyphenate="true"/>
    </style:style>
    <style:style style:name="T177" style:parent-style-name="Car.predefinitoparagrafo" style:family="text">
      <style:text-properties fo:color="#000000" style:font-size-complex="12pt" fo:language="it" fo:country="IT" style:language-asian="en" style:country-asian="GB"/>
    </style:style>
    <style:style style:name="T178" style:parent-style-name="Car.predefinitoparagrafo" style:family="text">
      <style:text-properties fo:color="#000000" style:font-size-complex="12pt" fo:language="it" fo:country="IT" style:language-asian="en" style:country-asian="GB"/>
    </style:style>
    <style:style style:name="T17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80" style:parent-style-name="Car.predefinitoparagrafo" style:family="text">
      <style:text-properties fo:color="#000000" style:font-size-complex="12pt" fo:language="it" fo:country="IT" style:language-asian="en" style:country-asian="GB"/>
    </style:style>
    <style:style style:name="T181" style:parent-style-name="Car.predefinitoparagrafo" style:family="text">
      <style:text-properties fo:color="#000000" style:font-size-complex="12pt" fo:language="it" fo:country="IT" style:language-asian="en" style:country-asian="GB"/>
    </style:style>
    <style:style style:name="T182" style:parent-style-name="Car.predefinitoparagrafo" style:family="text">
      <style:text-properties fo:language="it" fo:country="IT"/>
    </style:style>
    <style:style style:name="T183" style:parent-style-name="Car.predefinitoparagrafo" style:family="text">
      <style:text-properties fo:language="it" fo:country="IT"/>
    </style:style>
    <style:style style:name="T184" style:parent-style-name="Car.predefinitoparagrafo" style:family="text">
      <style:text-properties fo:color="#000000" style:font-size-complex="12pt" fo:language="it" fo:country="IT" style:language-asian="en" style:country-asian="GB"/>
    </style:style>
    <style:style style:name="P185" style:parent-style-name="Normale" style:list-style-name="LFO4" style:family="paragraph">
      <style:paragraph-properties fo:text-align="start" style:vertical-align="baseline" fo:margin-top="0in" fo:margin-bottom="0in" fo:line-height="150%"/>
      <style:text-properties fo:hyphenate="true"/>
    </style:style>
    <style:style style:name="T186" style:parent-style-name="Car.predefinitoparagrafo" style:family="text">
      <style:text-properties fo:color="#000000" style:font-size-complex="12pt" fo:language="it" fo:country="IT" style:language-asian="en" style:country-asian="GB"/>
    </style:style>
    <style:style style:name="T18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8" style:parent-style-name="Car.predefinitoparagrafo" style:family="text">
      <style:text-properties fo:color="#000000" style:font-size-complex="12pt" fo:language="it" fo:country="IT" style:language-asian="en" style:country-asian="GB"/>
    </style:style>
    <style:style style:name="T189" style:parent-style-name="Car.predefinitoparagrafo" style:family="text">
      <style:text-properties fo:color="#000000" style:font-size-complex="12pt" fo:language="it" fo:country="IT" style:language-asian="en" style:country-asian="GB"/>
    </style:style>
    <style:style style:name="T19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1" style:parent-style-name="Car.predefinitoparagrafo" style:family="text">
      <style:text-properties fo:color="#000000" style:font-size-complex="12pt" fo:language="it" fo:country="IT" style:language-asian="en" style:country-asian="GB"/>
    </style:style>
    <style:style style:name="T192" style:parent-style-name="Car.predefinitoparagrafo" style:family="text">
      <style:text-properties fo:language="it" fo:country="IT"/>
    </style:style>
    <style:style style:name="T193" style:parent-style-name="Car.predefinitoparagrafo" style:family="text">
      <style:text-properties fo:language="it" fo:country="IT"/>
    </style:style>
    <style:style style:name="T194" style:parent-style-name="Car.predefinitoparagrafo" style:family="text">
      <style:text-properties fo:color="#000000" style:font-size-complex="12pt" fo:language="it" fo:country="IT" style:language-asian="en" style:country-asian="GB"/>
    </style:style>
    <style:style style:name="P195" style:parent-style-name="Normale" style:list-style-name="LFO4" style:family="paragraph">
      <style:paragraph-properties style:vertical-align="baseline" fo:margin-top="0in" fo:margin-bottom="0in" fo:line-height="150%"/>
      <style:text-properties fo:hyphenate="true"/>
    </style:style>
    <style:style style:name="T196" style:parent-style-name="Car.predefinitoparagrafo" style:family="text">
      <style:text-properties fo:color="#000000" style:font-size-complex="12pt" fo:language="it" fo:country="IT" style:language-asian="en" style:country-asian="GB"/>
    </style:style>
    <style:style style:name="T197" style:parent-style-name="Car.predefinitoparagrafo" style:family="text">
      <style:text-properties fo:color="#000000" style:font-size-complex="12pt" fo:language="it" fo:country="IT" style:language-asian="en" style:country-asian="GB"/>
    </style:style>
    <style:style style:name="T19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9" style:parent-style-name="Car.predefinitoparagrafo" style:family="text">
      <style:text-properties fo:color="#000000" style:font-size-complex="12pt" fo:language="it" fo:country="IT" style:language-asian="en" style:country-asian="GB"/>
    </style:style>
    <style:style style:name="T200" style:parent-style-name="Car.predefinitoparagrafo" style:family="text">
      <style:text-properties fo:color="#000000" style:font-size-complex="12pt" fo:language="it" fo:country="IT" style:language-asian="en" style:country-asian="GB"/>
    </style:style>
    <style:style style:name="T201" style:parent-style-name="Car.predefinitoparagrafo" style:family="text">
      <style:text-properties fo:language="it" fo:country="IT"/>
    </style:style>
    <style:style style:name="T202" style:parent-style-name="Car.predefinitoparagrafo" style:family="text">
      <style:text-properties fo:color="#000000" style:font-size-complex="12pt" fo:language="it" fo:country="IT" style:language-asian="en" style:country-asian="GB"/>
    </style:style>
    <style:style style:name="P203" style:parent-style-name="Normale" style:list-style-name="LFO4" style:family="paragraph">
      <style:paragraph-properties style:vertical-align="baseline" fo:margin-top="0in" fo:line-height="150%"/>
      <style:text-properties fo:hyphenate="true"/>
    </style:style>
    <style:style style:name="T204" style:parent-style-name="Car.predefinitoparagrafo" style:family="text">
      <style:text-properties fo:color="#000000" style:font-size-complex="12pt" fo:language="it" fo:country="IT" style:language-asian="en" style:country-asian="GB"/>
    </style:style>
    <style:style style:name="T205" style:parent-style-name="Car.predefinitoparagrafo" style:family="text">
      <style:text-properties fo:color="#000000" style:font-size-complex="12pt" fo:language="it" fo:country="IT" style:language-asian="en" style:country-asian="GB"/>
    </style:style>
    <style:style style:name="T206" style:parent-style-name="Car.predefinitoparagrafo" style:family="text">
      <style:text-properties fo:color="#000000" style:font-size-complex="12pt" fo:language="it" fo:country="IT" style:language-asian="en" style:country-asian="GB"/>
    </style:style>
    <style:style style:name="T207" style:parent-style-name="Car.predefinitoparagrafo" style:family="text">
      <style:text-properties fo:language="it" fo:country="IT"/>
    </style:style>
    <style:style style:name="T208" style:parent-style-name="Car.predefinitoparagrafo" style:family="text">
      <style:text-properties fo:language="it" fo:country="IT"/>
    </style:style>
    <style:style style:name="T209" style:parent-style-name="Car.predefinitoparagrafo" style:family="text">
      <style:text-properties fo:color="#000000" style:font-size-complex="12pt" fo:language="it" fo:country="IT" style:language-asian="en" style:country-asian="GB"/>
    </style:style>
    <style:style style:name="P210" style:parent-style-name="Titolo2" style:list-style-name="LFO1" style:family="paragraph">
      <style:text-properties fo:language="it" fo:country="IT"/>
    </style:style>
    <style:style style:name="P211"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12" style:parent-style-name="Normale" style:family="paragraph">
      <style:paragraph-properties fo:break-before="page" fo:text-align="start" fo:margin-top="0in" fo:margin-bottom="0.1111in" fo:line-height="200%"/>
      <style:text-properties fo:language="it" fo:country="IT" fo:hyphenate="true"/>
    </style:style>
    <style:style style:name="P213" style:parent-style-name="Sottotitolo" style:family="paragraph">
      <style:text-properties style:font-name-asian="Calibri" fo:language="it" fo:country="IT"/>
    </style:style>
    <style:style style:name="T214" style:parent-style-name="Car.predefinitoparagrafo" style:family="text">
      <style:text-properties style:font-name-asian="Calibri" fo:language="it" fo:country="IT"/>
    </style:style>
    <style:style style:name="T215" style:parent-style-name="Car.predefinitoparagrafo" style:family="text">
      <style:text-properties style:font-name="Wingdings" style:font-name-asian="Wingdings" style:font-name-complex="Wingdings"/>
    </style:style>
    <style:style style:name="T216" style:parent-style-name="Car.predefinitoparagrafo" style:family="text">
      <style:text-properties style:font-name-asian="Calibri" fo:language="it" fo:country="IT"/>
    </style:style>
    <style:style style:name="T217" style:parent-style-name="Car.predefinitoparagrafo" style:family="text">
      <style:text-properties style:font-name="Times New Roman" style:font-name-asian="Calibri" fo:font-style="normal" style:font-style-asian="normal" style:font-style-complex="normal" fo:language="it" fo:country="IT"/>
    </style:style>
    <style:style style:name="T218" style:parent-style-name="Car.predefinitoparagrafo" style:family="text">
      <style:text-properties style:font-name="Times New Roman" style:font-name-asian="Calibri" fo:font-style="normal" style:font-style-asian="normal" style:font-style-complex="normal" fo:language="it" fo:country="IT"/>
    </style:style>
    <style:style style:name="P219" style:parent-style-name="Sottotitolo" style:family="paragraph">
      <style:paragraph-properties fo:text-indent="0.5in"/>
    </style:style>
    <style:style style:name="T220" style:parent-style-name="Car.predefinitoparagrafo" style:family="text">
      <style:text-properties style:font-name-asian="Calibri" fo:background-color="#FFFF00"/>
    </style:style>
    <style:style style:name="T221" style:parent-style-name="Car.predefinitoparagrafo" style:family="text">
      <style:text-properties style:font-name-asian="Calibri"/>
    </style:style>
    <style:style style:name="P222" style:parent-style-name="Sottotitolo" style:family="paragraph">
      <style:text-properties style:font-name-asian="Calibri"/>
    </style:style>
    <style:style style:name="P223" style:parent-style-name="Sottotitolo" style:family="paragraph">
      <style:text-properties style:font-name-asian="Calibri"/>
    </style:style>
    <style:style style:name="P224" style:parent-style-name="Sottotitolo" style:family="paragraph">
      <style:text-properties style:font-name-asian="Calibri"/>
    </style:style>
    <style:style style:name="P225" style:parent-style-name="Sottotitolo" style:family="paragraph">
      <style:paragraph-properties fo:text-indent="0.5in"/>
    </style:style>
    <style:style style:name="T226" style:parent-style-name="Car.predefinitoparagrafo" style:family="text">
      <style:text-properties style:font-name-asian="Calibri" fo:background-color="#FFFF00"/>
    </style:style>
    <style:style style:name="P227" style:parent-style-name="Sottotitolo" style:family="paragraph">
      <style:text-properties style:font-name-asian="Calibri"/>
    </style:style>
    <style:style style:name="P228" style:parent-style-name="Sottotitolo" style:family="paragraph">
      <style:text-properties style:font-name-asian="Calibri"/>
    </style:style>
    <style:style style:name="P229" style:parent-style-name="Sottotitolo" style:family="paragraph">
      <style:text-properties style:font-name-asian="Calibri"/>
    </style:style>
    <style:style style:name="P230" style:parent-style-name="Sottotitolo" style:family="paragraph">
      <style:text-properties style:font-name-asian="Calibri"/>
    </style:style>
    <style:style style:name="T231" style:parent-style-name="Car.predefinitoparagrafo" style:family="text">
      <style:text-properties style:font-name-asian="Calibri"/>
    </style:style>
    <style:style style:name="T232" style:parent-style-name="Car.predefinitoparagrafo" style:family="text">
      <style:text-properties style:font-name-asian="Calibri" fo:language="it" fo:country="IT"/>
    </style:style>
    <style:style style:name="T233" style:parent-style-name="Car.predefinitoparagrafo" style:family="text">
      <style:text-properties style:font-name-asian="Calibri" fo:language="it" fo:country="IT"/>
    </style:style>
    <style:style style:name="T234" style:parent-style-name="Car.predefinitoparagrafo" style:family="text">
      <style:text-properties style:font-name-asian="Calibri" fo:language="it" fo:country="IT"/>
    </style:style>
    <style:style style:name="T235" style:parent-style-name="Car.predefinitoparagrafo" style:family="text">
      <style:text-properties style:font-name-asian="Calibri" fo:background-color="#FFFF00"/>
    </style:style>
    <style:style style:name="P236" style:parent-style-name="Sottotitolo" style:family="paragraph">
      <style:text-properties style:font-name-asian="Calibri" fo:language="it" fo:country="IT"/>
    </style:style>
    <style:style style:name="P237" style:parent-style-name="Sottotitolo" style:family="paragraph">
      <style:text-properties style:font-name-asian="Calibri" fo:language="it" fo:country="IT"/>
    </style:style>
    <style:style style:name="P238" style:parent-style-name="Sottotitolo" style:family="paragraph">
      <style:text-properties style:font-name-asian="Calibri" fo:language="it" fo:country="IT"/>
    </style:style>
    <style:style style:name="P239" style:parent-style-name="Normale" style:family="paragraph">
      <style:paragraph-properties fo:line-height="150%"/>
      <style:text-properties fo:language="it" fo:country="IT"/>
    </style:style>
    <style:style style:name="P240" style:parent-style-name="Paragrafoelenco" style:list-style-name="LFO5" style:family="paragraph">
      <style:paragraph-properties fo:line-height="150%"/>
    </style:style>
    <style:style style:name="T241" style:parent-style-name="Car.predefinitoparagrafo" style:family="text">
      <style:text-properties fo:language="it" fo:country="IT"/>
    </style:style>
    <style:style style:name="T242" style:parent-style-name="Car.predefinitoparagrafo" style:family="text">
      <style:text-properties fo:font-style="italic" style:font-style-asian="italic" style:font-style-complex="italic" fo:language="it" fo:country="IT"/>
    </style:style>
    <style:style style:name="T243" style:parent-style-name="Car.predefinitoparagrafo" style:family="text">
      <style:text-properties fo:language="it" fo:country="IT"/>
    </style:style>
    <style:style style:name="T244" style:parent-style-name="Car.predefinitoparagrafo" style:family="text">
      <style:text-properties fo:language="it" fo:country="IT"/>
    </style:style>
    <style:style style:name="T245" style:parent-style-name="Car.predefinitoparagrafo" style:family="text">
      <style:text-properties fo:font-style="italic" style:font-style-asian="italic" style:font-style-complex="italic" fo:language="it" fo:country="IT"/>
    </style:style>
    <style:style style:name="T246" style:parent-style-name="Car.predefinitoparagrafo" style:family="text">
      <style:text-properties fo:language="it" fo:country="IT"/>
    </style:style>
    <style:style style:name="T247" style:parent-style-name="Car.predefinitoparagrafo" style:family="text">
      <style:text-properties style:font-name="Wingdings" style:font-name-asian="Wingdings" style:font-name-complex="Wingdings" fo:language="it" fo:country="IT"/>
    </style:style>
    <style:style style:name="T248" style:parent-style-name="Car.predefinitoparagrafo" style:family="text">
      <style:text-properties fo:language="it" fo:country="IT"/>
    </style:style>
    <style:style style:name="P249" style:parent-style-name="Paragrafoelenco" style:list-style-name="LFO5" style:family="paragraph">
      <style:paragraph-properties fo:line-height="150%"/>
    </style:style>
    <style:style style:name="T250" style:parent-style-name="Car.predefinitoparagrafo" style:family="text">
      <style:text-properties fo:language="it" fo:country="IT"/>
    </style:style>
    <style:style style:name="T251" style:parent-style-name="Car.predefinitoparagrafo" style:family="text">
      <style:text-properties fo:font-style="italic" style:font-style-asian="italic" style:font-style-complex="italic" fo:language="it" fo:country="IT"/>
    </style:style>
    <style:style style:name="T252" style:parent-style-name="Car.predefinitoparagrafo" style:family="text">
      <style:text-properties fo:font-style="italic" style:font-style-asian="italic" style:font-style-complex="italic" fo:language="it" fo:country="IT"/>
    </style:style>
    <style:style style:name="T253" style:parent-style-name="Car.predefinitoparagrafo" style:family="text">
      <style:text-properties fo:language="it" fo:country="IT"/>
    </style:style>
    <style:style style:name="T254" style:parent-style-name="Car.predefinitoparagrafo" style:family="text">
      <style:text-properties fo:font-style="italic" style:font-style-asian="italic" style:font-style-complex="italic" fo:language="it" fo:country="IT"/>
    </style:style>
    <style:style style:name="T255" style:parent-style-name="Car.predefinitoparagrafo" style:family="text">
      <style:text-properties fo:language="it" fo:country="IT"/>
    </style:style>
    <style:style style:name="T256" style:parent-style-name="Car.predefinitoparagrafo" style:family="text">
      <style:text-properties fo:font-style="italic" style:font-style-asian="italic" style:font-style-complex="italic" fo:language="it" fo:country="IT"/>
    </style:style>
    <style:style style:name="T257" style:parent-style-name="Car.predefinitoparagrafo" style:family="text">
      <style:text-properties fo:language="it" fo:country="IT"/>
    </style:style>
    <style:style style:name="T258" style:parent-style-name="Car.predefinitoparagrafo" style:family="text">
      <style:text-properties style:font-name="Wingdings" style:font-name-asian="Wingdings" style:font-name-complex="Wingdings" fo:language="it" fo:country="IT"/>
    </style:style>
    <style:style style:name="T259" style:parent-style-name="Car.predefinitoparagrafo" style:family="text">
      <style:text-properties fo:language="it" fo:country="IT"/>
    </style:style>
    <style:style style:name="P260" style:parent-style-name="Paragrafoelenco" style:list-style-name="LFO5" style:family="paragraph">
      <style:paragraph-properties fo:line-height="150%"/>
    </style:style>
    <style:style style:name="T261" style:parent-style-name="Car.predefinitoparagrafo" style:family="text">
      <style:text-properties fo:language="it" fo:country="IT"/>
    </style:style>
    <style:style style:name="T262" style:parent-style-name="Car.predefinitoparagrafo" style:family="text">
      <style:text-properties fo:language="it" fo:country="IT"/>
    </style:style>
    <style:style style:name="T263" style:parent-style-name="Car.predefinitoparagrafo" style:family="text">
      <style:text-properties fo:font-style="italic" style:font-style-asian="italic" style:font-style-complex="italic" fo:language="it" fo:country="IT"/>
    </style:style>
    <style:style style:name="T264" style:parent-style-name="Car.predefinitoparagrafo" style:family="text">
      <style:text-properties fo:language="it" fo:country="IT"/>
    </style:style>
    <style:style style:name="T265" style:parent-style-name="Car.predefinitoparagrafo" style:family="text">
      <style:text-properties style:font-name="Wingdings" style:font-name-asian="Wingdings" style:font-name-complex="Wingdings" fo:language="it" fo:country="IT"/>
    </style:style>
    <style:style style:name="T266" style:parent-style-name="Car.predefinitoparagrafo" style:family="text">
      <style:text-properties fo:language="it" fo:country="IT"/>
    </style:style>
    <style:style style:name="P267" style:parent-style-name="Normale" style:family="paragraph">
      <style:paragraph-properties fo:line-height="150%"/>
    </style:style>
    <style:style style:name="T268" style:parent-style-name="Car.predefinitoparagrafo" style:family="text">
      <style:text-properties fo:language="it" fo:country="IT"/>
    </style:style>
    <style:style style:name="T269" style:parent-style-name="Car.predefinitoparagrafo" style:family="text">
      <style:text-properties fo:language="it" fo:country="IT"/>
    </style:style>
    <style:style style:name="T270" style:parent-style-name="Car.predefinitoparagrafo" style:family="text">
      <style:text-properties fo:font-style="italic" style:font-style-asian="italic" style:font-style-complex="italic" fo:language="it" fo:country="IT"/>
    </style:style>
    <style:style style:name="T271" style:parent-style-name="Car.predefinitoparagrafo" style:family="text">
      <style:text-properties fo:language="it" fo:country="IT"/>
    </style:style>
    <style:style style:name="T272" style:parent-style-name="Car.predefinitoparagrafo" style:family="text">
      <style:text-properties style:font-name-asian="Calibri" fo:language="it" fo:country="IT"/>
    </style:style>
    <style:style style:name="P273" style:parent-style-name="Sottotitolo" style:family="paragraph">
      <style:text-properties style:font-name-asian="Calibri" fo:language="it" fo:country="IT"/>
    </style:style>
    <style:style style:name="T274" style:parent-style-name="Car.predefinitoparagrafo" style:family="text">
      <style:text-properties style:font-name-asian="Calibri" fo:language="it" fo:country="IT"/>
    </style:style>
    <style:style style:name="T275" style:parent-style-name="Car.predefinitoparagrafo" style:family="text">
      <style:text-properties style:font-name-asian="Calibri" fo:language="it" fo:country="IT"/>
    </style:style>
    <style:style style:name="P276" style:parent-style-name="Sottotitolo" style:family="paragraph">
      <style:text-properties style:font-name-asian="Calibri" fo:language="it" fo:country="IT"/>
    </style:style>
    <style:style style:name="T277" style:parent-style-name="Car.predefinitoparagrafo" style:family="text">
      <style:text-properties style:font-name-asian="Calibri" fo:language="it" fo:country="IT"/>
    </style:style>
    <style:style style:name="P278" style:parent-style-name="Sottotitolo" style:family="paragraph">
      <style:text-properties style:font-name-asian="Calibri" style:use-window-font-color="true" fo:language="it" fo:country="IT"/>
    </style:style>
    <style:style style:name="P279" style:parent-style-name="Sottotitolo" style:family="paragraph">
      <style:text-properties style:font-name-asian="Calibri" style:use-window-font-color="true" fo:language="it" fo:country="IT"/>
    </style:style>
    <style:style style:name="T280" style:parent-style-name="Car.predefinitoparagrafo" style:family="text">
      <style:text-properties style:font-name-asian="Calibri" style:use-window-font-color="true" fo:language="it" fo:country="IT"/>
    </style:style>
    <style:style style:name="T281" style:parent-style-name="Car.predefinitoparagrafo" style:family="text">
      <style:text-properties style:font-name-asian="Calibri" style:use-window-font-color="true"/>
    </style:style>
    <style:style style:name="T282" style:parent-style-name="Car.predefinitoparagrafo" style:family="text">
      <style:text-properties style:font-name-asian="Calibri" style:use-window-font-color="true"/>
    </style:style>
    <style:style style:name="T283" style:parent-style-name="Car.predefinitoparagrafo" style:family="text">
      <style:text-properties style:font-name-asian="Calibri" style:use-window-font-color="true" fo:background-color="#FFFF00"/>
    </style:style>
    <style:style style:name="T284" style:parent-style-name="Car.predefinitoparagrafo" style:family="text">
      <style:text-properties style:font-name-asian="Calibri" style:use-window-font-color="true"/>
    </style:style>
    <style:style style:name="T285" style:parent-style-name="Car.predefinitoparagrafo" style:family="text">
      <style:text-properties style:font-name-asian="Calibri" style:use-window-font-color="true" fo:language="it" fo:country="IT"/>
    </style:style>
    <style:style style:name="P286" style:parent-style-name="Sottotitolo" style:family="paragraph">
      <style:text-properties style:font-name-asian="Calibri" style:use-window-font-color="true" fo:language="it" fo:country="IT"/>
    </style:style>
    <style:style style:name="T287" style:parent-style-name="Car.predefinitoparagrafo" style:family="text">
      <style:text-properties style:font-name-asian="Calibri" fo:language="it" fo:country="IT"/>
    </style:style>
    <style:style style:name="T288" style:parent-style-name="Car.predefinitoparagrafo" style:family="text">
      <style:text-properties style:font-name="Wingdings" style:font-name-asian="Wingdings" style:font-name-complex="Wingdings" fo:font-style="normal" style:font-style-asian="normal" style:font-style-complex="normal"/>
    </style:style>
    <style:style style:name="T289" style:parent-style-name="Car.predefinitoparagrafo" style:family="text">
      <style:text-properties style:font-name="Times New Roman" style:font-name-asian="Calibri" fo:font-style="normal" style:font-style-asian="normal" style:font-style-complex="normal" fo:language="it" fo:country="IT"/>
    </style:style>
    <style:style style:name="P290" style:parent-style-name="Normale" style:family="paragraph">
      <style:paragraph-properties fo:line-height="150%"/>
    </style:style>
    <style:style style:name="T291" style:parent-style-name="Car.predefinitoparagrafo" style:family="text">
      <style:text-properties fo:language="it" fo:country="IT"/>
    </style:style>
    <style:style style:name="T292" style:parent-style-name="Car.predefinitoparagrafo" style:family="text">
      <style:text-properties fo:language="it" fo:country="IT"/>
    </style:style>
    <style:style style:name="T293" style:parent-style-name="Car.predefinitoparagrafo" style:family="text">
      <style:text-properties fo:font-style="italic" style:font-style-asian="italic" style:font-style-complex="italic" fo:language="it" fo:country="IT"/>
    </style:style>
    <style:style style:name="T294" style:parent-style-name="Car.predefinitoparagrafo" style:family="text">
      <style:text-properties fo:language="it" fo:country="IT"/>
    </style:style>
    <style:style style:name="T295" style:parent-style-name="Car.predefinitoparagrafo" style:family="text">
      <style:text-properties fo:font-style="italic" style:font-style-asian="italic" style:font-style-complex="italic" fo:language="it" fo:country="IT"/>
    </style:style>
    <style:style style:name="T296" style:parent-style-name="Car.predefinitoparagrafo" style:family="text">
      <style:text-properties fo:language="it" fo:country="IT"/>
    </style:style>
    <style:style style:name="T297" style:parent-style-name="Car.predefinitoparagrafo" style:family="text">
      <style:text-properties fo:language="it" fo:country="IT"/>
    </style:style>
    <style:style style:name="P298" style:parent-style-name="Sottotitolo" style:family="paragraph">
      <style:text-properties style:font-name-asian="Calibri" style:use-window-font-color="true" fo:language="it" fo:country="IT"/>
    </style:style>
    <style:style style:name="P299" style:parent-style-name="Sottotitolo" style:family="paragraph">
      <style:text-properties style:font-name-asian="Calibri" style:use-window-font-color="true" fo:language="it" fo:country="IT"/>
    </style:style>
    <style:style style:name="P300" style:parent-style-name="Sottotitolo" style:family="paragraph">
      <style:text-properties style:font-name-asian="Calibri" style:use-window-font-color="true" fo:language="it" fo:country="IT"/>
    </style:style>
    <style:style style:name="P301" style:parent-style-name="Sottotitolo" style:family="paragraph">
      <style:text-properties style:font-name-asian="Calibri" style:use-window-font-color="true" fo:language="it" fo:country="IT"/>
    </style:style>
    <style:style style:name="P302" style:parent-style-name="Sottotitolo" style:family="paragraph">
      <style:text-properties style:font-name-asian="Calibri" style:use-window-font-color="true" fo:language="it" fo:country="IT"/>
    </style:style>
    <style:style style:name="P303" style:parent-style-name="Sottotitolo" style:family="paragraph">
      <style:text-properties style:font-name-asian="Calibri" style:use-window-font-color="true" fo:language="it" fo:country="IT"/>
    </style:style>
    <style:style style:name="P304" style:parent-style-name="Sottotitolo" style:family="paragraph">
      <style:text-properties style:font-name-asian="Calibri" style:use-window-font-color="true" fo:language="it" fo:country="IT"/>
    </style:style>
    <style:style style:name="P305" style:parent-style-name="Sottotitolo" style:family="paragraph">
      <style:text-properties style:font-name-asian="Calibri" style:use-window-font-color="true" fo:language="it" fo:country="IT"/>
    </style:style>
    <style:style style:name="T306" style:parent-style-name="Car.predefinitoparagrafo" style:family="text">
      <style:text-properties style:font-name-asian="Calibri" style:use-window-font-color="true" fo:language="it" fo:country="IT"/>
    </style:style>
    <style:style style:name="T307" style:parent-style-name="Car.predefinitoparagrafo" style:family="text">
      <style:text-properties style:font-name-asian="Calibri" style:use-window-font-color="true" fo:language="it" fo:country="IT"/>
    </style:style>
    <style:style style:name="T308" style:parent-style-name="Car.predefinitoparagrafo" style:family="text">
      <style:text-properties style:font-name-asian="Calibri" style:use-window-font-color="true" fo:background-color="#FFFF00"/>
    </style:style>
    <style:style style:name="T309" style:parent-style-name="Car.predefinitoparagrafo" style:family="text">
      <style:text-properties style:font-name-asian="Calibri" style:use-window-font-color="true"/>
    </style:style>
    <style:style style:name="T310" style:parent-style-name="Car.predefinitoparagrafo" style:family="text">
      <style:text-properties style:font-name-asian="Calibri" style:use-window-font-color="true"/>
    </style:style>
    <style:style style:name="T311" style:parent-style-name="Car.predefinitoparagrafo" style:family="text">
      <style:text-properties style:font-name-asian="Calibri" style:use-window-font-color="true" fo:language="it" fo:country="IT"/>
    </style:style>
    <style:style style:name="T312" style:parent-style-name="Car.predefinitoparagrafo" style:family="text">
      <style:text-properties style:font-name-asian="Calibri" style:use-window-font-color="true" fo:language="it" fo:country="IT"/>
    </style:style>
    <style:style style:name="T313" style:parent-style-name="Car.predefinitoparagrafo" style:family="text">
      <style:text-properties style:font-name-asian="Calibri" style:use-window-font-color="true" fo:language="it" fo:country="IT"/>
    </style:style>
    <style:style style:name="T314" style:parent-style-name="Car.predefinitoparagrafo" style:family="text">
      <style:text-properties style:font-name-asian="Calibri" style:use-window-font-color="true"/>
    </style:style>
    <style:style style:name="T315" style:parent-style-name="Car.predefinitoparagrafo" style:family="text">
      <style:text-properties style:font-name-asian="Calibri" style:use-window-font-color="true"/>
    </style:style>
    <style:style style:name="T316" style:parent-style-name="Car.predefinitoparagrafo" style:family="text">
      <style:text-properties style:font-name-asian="Calibri" style:use-window-font-color="true"/>
    </style:style>
    <style:style style:name="T317" style:parent-style-name="Car.predefinitoparagrafo" style:family="text">
      <style:text-properties style:font-name-asian="Calibri" style:use-window-font-color="true"/>
    </style:style>
    <style:style style:name="T318" style:parent-style-name="Car.predefinitoparagrafo" style:family="text">
      <style:text-properties style:font-name-asian="Calibri" style:use-window-font-color="true" fo:background-color="#FFFF00"/>
    </style:style>
    <style:style style:name="T319" style:parent-style-name="Car.predefinitoparagrafo" style:family="text">
      <style:text-properties style:font-name-asian="Calibri" style:use-window-font-color="true"/>
    </style:style>
    <style:style style:name="T320" style:parent-style-name="Car.predefinitoparagrafo" style:family="text">
      <style:text-properties style:font-name-asian="Calibri" style:use-window-font-color="true"/>
    </style:style>
    <style:style style:name="T321" style:parent-style-name="Car.predefinitoparagrafo" style:family="text">
      <style:text-properties style:font-name-asian="Calibri" style:use-window-font-color="true" fo:language="it" fo:country="IT"/>
    </style:style>
    <style:style style:name="P322" style:parent-style-name="Sottotitolo" style:family="paragraph">
      <style:text-properties style:font-name-asian="Calibri" style:use-window-font-color="true" fo:language="it" fo:country="IT"/>
    </style:style>
    <style:style style:name="P323" style:parent-style-name="Sottotitolo" style:family="paragraph">
      <style:text-properties style:font-name-asian="Calibri" style:use-window-font-color="true" fo:language="it" fo:country="IT"/>
    </style:style>
    <style:style style:name="P324" style:parent-style-name="Sottotitolo" style:family="paragraph">
      <style:text-properties style:font-name-asian="Calibri" style:use-window-font-color="true" fo:language="it" fo:country="IT"/>
    </style:style>
    <style:style style:name="P325" style:parent-style-name="Sottotitolo" style:family="paragraph">
      <style:text-properties style:font-name-asian="Calibri" style:use-window-font-color="true" fo:language="it" fo:country="IT"/>
    </style:style>
    <style:style style:name="P326" style:parent-style-name="Sottotitolo" style:family="paragraph">
      <style:text-properties style:font-name-asian="Calibri" style:use-window-font-color="true" fo:language="it" fo:country="IT"/>
    </style:style>
    <style:style style:name="P327" style:parent-style-name="Sottotitolo" style:family="paragraph">
      <style:text-properties style:font-name-asian="Calibri" style:use-window-font-color="true" fo:language="it" fo:country="IT"/>
    </style:style>
    <style:style style:name="T328" style:parent-style-name="Car.predefinitoparagrafo" style:family="text">
      <style:text-properties style:font-name-asian="Calibri" style:use-window-font-color="true" fo:language="it" fo:country="IT"/>
    </style:style>
    <style:style style:name="P329" style:parent-style-name="Normale" style:family="paragraph">
      <style:paragraph-properties fo:margin-top="0in" fo:margin-bottom="0.1111in" fo:line-height="150%"/>
      <style:text-properties fo:hyphenate="true"/>
    </style:style>
    <style:style style:name="T330" style:parent-style-name="Car.predefinitoparagrafo" style:family="text">
      <style:text-properties fo:color="#000000" style:font-size-complex="12pt" fo:language="it" fo:country="IT" style:language-asian="en" style:country-asian="GB"/>
    </style:style>
    <style:style style:name="T33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2" style:parent-style-name="Car.predefinitoparagrafo" style:family="text">
      <style:text-properties fo:color="#000000" style:font-size-complex="12pt" fo:language="it" fo:country="IT" style:language-asian="en" style:country-asian="GB"/>
    </style:style>
    <style:style style:name="T33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4" style:parent-style-name="Car.predefinitoparagrafo" style:family="text">
      <style:text-properties fo:color="#000000" style:font-size-complex="12pt" fo:language="it" fo:country="IT" style:language-asian="en" style:country-asian="GB"/>
    </style:style>
    <style:style style:name="T335" style:parent-style-name="Car.predefinitoparagrafo" style:family="text">
      <style:text-properties fo:color="#000000" style:font-size-complex="12pt" fo:language="it" fo:country="IT" style:language-asian="en" style:country-asian="GB"/>
    </style:style>
    <style:style style:name="P336" style:parent-style-name="Paragrafoelenco" style:list-style-name="LFO6" style:family="paragraph">
      <style:paragraph-properties fo:margin-top="0in" fo:margin-bottom="0.1111in" fo:line-height="150%"/>
      <style:text-properties fo:hyphenate="true"/>
    </style:style>
    <style:style style:name="T337" style:parent-style-name="Car.predefinitoparagrafo" style:family="text">
      <style:text-properties fo:color="#000000" style:font-size-complex="12pt" fo:language="it" fo:country="IT" style:language-asian="en" style:country-asian="GB"/>
    </style:style>
    <style:style style:name="T33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9" style:parent-style-name="Car.predefinitoparagrafo" style:family="text">
      <style:text-properties fo:color="#000000" style:font-size-complex="12pt" fo:language="it" fo:country="IT" style:language-asian="en" style:country-asian="GB"/>
    </style:style>
    <style:style style:name="T340" style:parent-style-name="Car.predefinitoparagrafo" style:family="text">
      <style:text-properties fo:font-weight="bold" style:font-weight-asian="bold" style:font-weight-complex="bold" fo:language="it" fo:country="IT"/>
    </style:style>
    <style:style style:name="P341" style:parent-style-name="Paragrafoelenco" style:list-style-name="LFO6" style:family="paragraph">
      <style:paragraph-properties fo:margin-top="0in" fo:margin-bottom="0.1111in" fo:line-height="150%"/>
      <style:text-properties fo:hyphenate="true"/>
    </style:style>
    <style:style style:name="T342" style:parent-style-name="Car.predefinitoparagrafo" style:family="text">
      <style:text-properties fo:color="#000000" style:font-size-complex="12pt" fo:language="it" fo:country="IT" style:language-asian="en" style:country-asian="GB"/>
    </style:style>
    <style:style style:name="T343" style:parent-style-name="Car.predefinitoparagrafo" style:family="text">
      <style:text-properties fo:color="#000000" style:font-size-complex="12pt" fo:language="it" fo:country="IT" style:language-asian="en" style:country-asian="GB"/>
    </style:style>
    <style:style style:name="T34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45" style:parent-style-name="Car.predefinitoparagrafo" style:family="text">
      <style:text-properties fo:color="#000000" style:font-size-complex="12pt" fo:language="it" fo:country="IT" style:language-asian="en" style:country-asian="GB"/>
    </style:style>
    <style:style style:name="T34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47" style:parent-style-name="Car.predefinitoparagrafo" style:family="text">
      <style:text-properties fo:color="#000000" style:font-size-complex="12pt" fo:language="it" fo:country="IT" style:language-asian="en" style:country-asian="GB"/>
    </style:style>
    <style:style style:name="T348" style:parent-style-name="Car.predefinitoparagrafo" style:family="text">
      <style:text-properties fo:color="#000000" style:font-size-complex="12pt" fo:language="it" fo:country="IT" style:language-asian="en" style:country-asian="GB"/>
    </style:style>
    <style:style style:name="T34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50" style:parent-style-name="Car.predefinitoparagrafo" style:family="text">
      <style:text-properties fo:color="#000000" style:font-size-complex="12pt" fo:language="it" fo:country="IT" style:language-asian="en" style:country-asian="GB"/>
    </style:style>
    <style:style style:name="T351" style:parent-style-name="Car.predefinitoparagrafo" style:family="text">
      <style:text-properties style:font-name-asian="Calibri" fo:language="it" fo:country="IT"/>
    </style:style>
    <style:style style:name="P352" style:parent-style-name="Sottotitolo" style:family="paragraph">
      <style:text-properties style:font-name-asian="Calibri" style:use-window-font-color="true" fo:language="it" fo:country="IT"/>
    </style:style>
    <style:style style:name="P353" style:parent-style-name="Sottotitolo" style:family="paragraph">
      <style:text-properties style:font-name-asian="Calibri" style:use-window-font-color="true" fo:language="it" fo:country="IT"/>
    </style:style>
    <style:style style:name="P354" style:parent-style-name="Sottotitolo" style:family="paragraph">
      <style:text-properties style:font-name-asian="Calibri" style:use-window-font-color="true" fo:language="it" fo:country="IT"/>
    </style:style>
    <style:style style:name="P355" style:parent-style-name="Sottotitolo" style:family="paragraph">
      <style:text-properties style:font-name-asian="Calibri" style:use-window-font-color="true" fo:language="it" fo:country="IT"/>
    </style:style>
    <style:style style:name="P356" style:parent-style-name="Sottotitolo" style:family="paragraph">
      <style:text-properties style:font-name-asian="Calibri" style:use-window-font-color="true" fo:background-color="#FFFF00"/>
    </style:style>
    <style:style style:name="P357" style:parent-style-name="Sottotitolo" style:family="paragraph">
      <style:text-properties style:font-name-asian="Calibri" style:use-window-font-color="true" fo:language="it" fo:country="IT"/>
    </style:style>
    <style:style style:name="P358" style:parent-style-name="Sottotitolo" style:family="paragraph">
      <style:text-properties style:font-name-asian="Calibri" style:use-window-font-color="true" fo:background-color="#FFFF00"/>
    </style:style>
    <style:style style:name="P359" style:parent-style-name="Sottotitolo" style:family="paragraph">
      <style:text-properties style:font-name-asian="Calibri" style:use-window-font-color="true" fo:language="it" fo:country="IT"/>
    </style:style>
    <style:style style:name="P360" style:parent-style-name="Normale" style:family="paragraph">
      <style:paragraph-properties fo:line-height="150%"/>
    </style:style>
    <style:style style:name="T361" style:parent-style-name="Car.predefinitoparagrafo" style:family="text">
      <style:text-properties fo:language="it" fo:country="IT"/>
    </style:style>
    <style:style style:name="T362" style:parent-style-name="Car.predefinitoparagrafo" style:family="text">
      <style:text-properties fo:font-style="italic" style:font-style-asian="italic" style:font-style-complex="italic" fo:language="it" fo:country="IT"/>
    </style:style>
    <style:style style:name="T363" style:parent-style-name="Car.predefinitoparagrafo" style:family="text">
      <style:text-properties fo:language="it" fo:country="IT"/>
    </style:style>
    <style:style style:name="T364" style:parent-style-name="Car.predefinitoparagrafo" style:family="text">
      <style:text-properties fo:font-style="italic" style:font-style-asian="italic" style:font-style-complex="italic" fo:language="it" fo:country="IT"/>
    </style:style>
    <style:style style:name="T365" style:parent-style-name="Car.predefinitoparagrafo" style:family="text">
      <style:text-properties fo:language="it" fo:country="IT"/>
    </style:style>
    <style:style style:name="T366" style:parent-style-name="Car.predefinitoparagrafo" style:family="text">
      <style:text-properties fo:font-style="italic" style:font-style-asian="italic" style:font-style-complex="italic" fo:language="it" fo:country="IT"/>
    </style:style>
    <style:style style:name="T367" style:parent-style-name="Car.predefinitoparagrafo" style:family="text">
      <style:text-properties fo:language="it" fo:country="IT"/>
    </style:style>
    <style:style style:name="T368"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69" style:parent-style-name="Car.predefinitoparagrafo" style:family="text">
      <style:text-properties fo:language="it" fo:country="IT"/>
    </style:style>
    <style:style style:name="T370" style:parent-style-name="Car.predefinitoparagrafo" style:family="text">
      <style:text-properties fo:font-weight="bold" style:font-weight-asian="bold" style:font-weight-complex="bold" fo:language="it" fo:country="IT"/>
    </style:style>
    <style:style style:name="T371" style:parent-style-name="Car.predefinitoparagrafo" style:family="text">
      <style:text-properties fo:language="it" fo:country="IT"/>
    </style:style>
    <style:style style:name="T37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73" style:parent-style-name="Car.predefinitoparagrafo" style:family="text">
      <style:text-properties fo:language="it" fo:country="IT"/>
    </style:style>
    <style:style style:name="T374" style:parent-style-name="Car.predefinitoparagrafo" style:family="text">
      <style:text-properties fo:font-weight="bold" style:font-weight-asian="bold" style:font-weight-complex="bold" fo:language="it" fo:country="IT"/>
    </style:style>
    <style:style style:name="T375" style:parent-style-name="Car.predefinitoparagrafo" style:family="text">
      <style:text-properties fo:language="it" fo:country="IT"/>
    </style:style>
    <style:style style:name="T376" style:parent-style-name="Car.predefinitoparagrafo" style:family="text">
      <style:text-properties fo:language="it" fo:country="IT"/>
    </style:style>
    <style:style style:name="T377" style:parent-style-name="Car.predefinitoparagrafo" style:family="text">
      <style:text-properties fo:font-style="italic" style:font-style-asian="italic" style:font-style-complex="italic" fo:language="it" fo:country="IT"/>
    </style:style>
    <style:style style:name="T378" style:parent-style-name="Car.predefinitoparagrafo" style:family="text">
      <style:text-properties fo:language="it" fo:country="IT"/>
    </style:style>
    <style:style style:name="P379" style:parent-style-name="Paragrafoelenco" style:list-style-name="LFO7" style:family="paragraph">
      <style:paragraph-properties fo:line-height="150%"/>
    </style:style>
    <style:style style:name="T380" style:parent-style-name="Car.predefinitoparagrafo" style:family="text">
      <style:text-properties fo:font-weight="bold" style:font-weight-asian="bold" style:font-weight-complex="bold" fo:language="it" fo:country="IT"/>
    </style:style>
    <style:style style:name="T381" style:parent-style-name="Car.predefinitoparagrafo" style:family="text">
      <style:text-properties fo:language="it" fo:country="IT"/>
    </style:style>
    <style:style style:name="T382" style:parent-style-name="Car.predefinitoparagrafo" style:family="text">
      <style:text-properties fo:font-weight="bold" style:font-weight-asian="bold" style:font-weight-complex="bold" fo:language="it" fo:country="IT"/>
    </style:style>
    <style:style style:name="T383" style:parent-style-name="Car.predefinitoparagrafo" style:family="text">
      <style:text-properties fo:language="it" fo:country="IT"/>
    </style:style>
    <style:style style:name="T384" style:parent-style-name="Car.predefinitoparagrafo" style:family="text">
      <style:text-properties fo:font-style="italic" style:font-style-asian="italic" style:font-style-complex="italic" fo:language="it" fo:country="IT"/>
    </style:style>
    <style:style style:name="T385" style:parent-style-name="Car.predefinitoparagrafo" style:family="text">
      <style:text-properties fo:language="it" fo:country="IT"/>
    </style:style>
    <style:style style:name="T386" style:parent-style-name="Car.predefinitoparagrafo" style:family="text">
      <style:text-properties fo:language="it" fo:country="IT"/>
    </style:style>
    <style:style style:name="T387" style:parent-style-name="Car.predefinitoparagrafo" style:family="text">
      <style:text-properties fo:font-style="italic" style:font-style-asian="italic" style:font-style-complex="italic" fo:language="it" fo:country="IT"/>
    </style:style>
    <style:style style:name="T388" style:parent-style-name="Car.predefinitoparagrafo" style:family="text">
      <style:text-properties fo:language="it" fo:country="IT"/>
    </style:style>
    <style:style style:name="T389" style:parent-style-name="Car.predefinitoparagrafo" style:family="text">
      <style:text-properties fo:font-style="italic" style:font-style-asian="italic" style:font-style-complex="italic" fo:language="it" fo:country="IT"/>
    </style:style>
    <style:style style:name="T390" style:parent-style-name="Car.predefinitoparagrafo" style:family="text">
      <style:text-properties fo:language="it" fo:country="IT"/>
    </style:style>
    <style:style style:name="T391" style:parent-style-name="Car.predefinitoparagrafo" style:family="text">
      <style:text-properties fo:language="it" fo:country="IT"/>
    </style:style>
    <style:style style:name="T392" style:parent-style-name="Car.predefinitoparagrafo" style:family="text">
      <style:text-properties fo:font-style="italic" style:font-style-asian="italic" style:font-style-complex="italic" fo:language="it" fo:country="IT"/>
    </style:style>
    <style:style style:name="T393" style:parent-style-name="Car.predefinitoparagrafo" style:family="text">
      <style:text-properties fo:language="it" fo:country="IT"/>
    </style:style>
    <style:style style:name="P394" style:parent-style-name="Paragrafoelenco" style:list-style-name="LFO7" style:family="paragraph">
      <style:paragraph-properties fo:line-height="150%"/>
    </style:style>
    <style:style style:name="T395" style:parent-style-name="Car.predefinitoparagrafo" style:family="text">
      <style:text-properties fo:font-weight="bold" style:font-weight-asian="bold" style:font-weight-complex="bold" fo:language="it" fo:country="IT"/>
    </style:style>
    <style:style style:name="T396" style:parent-style-name="Car.predefinitoparagrafo" style:family="text">
      <style:text-properties fo:language="it" fo:country="IT"/>
    </style:style>
    <style:style style:name="T397" style:parent-style-name="Car.predefinitoparagrafo" style:family="text">
      <style:text-properties fo:language="it" fo:country="IT"/>
    </style:style>
    <style:style style:name="T398" style:parent-style-name="Car.predefinitoparagrafo" style:family="text">
      <style:text-properties fo:font-style="italic" style:font-style-asian="italic" style:font-style-complex="italic" fo:language="it" fo:country="IT"/>
    </style:style>
    <style:style style:name="T399" style:parent-style-name="Car.predefinitoparagrafo" style:family="text">
      <style:text-properties fo:language="it" fo:country="IT"/>
    </style:style>
    <style:style style:name="T400" style:parent-style-name="Car.predefinitoparagrafo" style:family="text">
      <style:text-properties fo:font-weight="bold" style:font-weight-asian="bold" style:font-weight-complex="bold" fo:language="it" fo:country="IT"/>
    </style:style>
    <style:style style:name="T401" style:parent-style-name="Car.predefinitoparagrafo" style:family="text">
      <style:text-properties fo:language="it" fo:country="IT"/>
    </style:style>
    <style:style style:name="T402" style:parent-style-name="Car.predefinitoparagrafo" style:family="text">
      <style:text-properties fo:font-style="italic" style:font-style-asian="italic" style:font-style-complex="italic" fo:language="it" fo:country="IT"/>
    </style:style>
    <style:style style:name="T403" style:parent-style-name="Car.predefinitoparagrafo" style:family="text">
      <style:text-properties fo:language="it" fo:country="IT"/>
    </style:style>
    <style:style style:name="T404" style:parent-style-name="Car.predefinitoparagrafo" style:family="text">
      <style:text-properties fo:language="it" fo:country="IT"/>
    </style:style>
    <style:style style:name="T405" style:parent-style-name="Car.predefinitoparagrafo" style:family="text">
      <style:text-properties fo:font-style="italic" style:font-style-asian="italic" style:font-style-complex="italic" fo:language="it" fo:country="IT"/>
    </style:style>
    <style:style style:name="T406" style:parent-style-name="Car.predefinitoparagrafo" style:family="text">
      <style:text-properties fo:language="it" fo:country="IT"/>
    </style:style>
    <style:style style:name="P407" style:parent-style-name="Normale" style:family="paragraph">
      <style:paragraph-properties fo:margin-top="0in" fo:margin-bottom="0.1111in" fo:line-height="150%"/>
      <style:text-properties fo:hyphenate="true"/>
    </style:style>
    <style:style style:name="T408" style:parent-style-name="Car.predefinitoparagrafo" style:family="text">
      <style:text-properties fo:color="#000000" style:font-size-complex="12pt" fo:language="it" fo:country="IT" style:language-asian="en" style:country-asian="GB"/>
    </style:style>
    <style:style style:name="T409" style:parent-style-name="Car.predefinitoparagrafo" style:family="text">
      <style:text-properties fo:color="#000000" style:font-size-complex="12pt" fo:language="it" fo:country="IT" style:language-asian="en" style:country-asian="GB"/>
    </style:style>
    <style:style style:name="P410" style:parent-style-name="Normale" style:family="paragraph">
      <style:paragraph-properties fo:margin-top="0in" fo:margin-bottom="0.1111in"/>
      <style:text-properties fo:hyphenate="true"/>
    </style:style>
    <style:style style:name="T411"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12" style:parent-style-name="Car.predefinitoparagrafo" style:family="text">
      <style:text-properties style:font-name="Calibri" style:font-name-complex="Calibri" fo:color="#000000" fo:font-size="11pt" style:font-size-asian="11pt" fo:language="it" fo:country="IT" style:language-asian="en" style:country-asian="GB"/>
    </style:style>
    <style:style style:name="T413" style:parent-style-name="Car.predefinitoparagrafo" style:family="text">
      <style:text-properties style:font-name="Calibri" style:font-name-complex="Calibri" fo:font-style="italic" style:font-style-asian="italic" style:font-style-complex="italic" fo:color="#000000" fo:font-size="11pt" style:font-size-asian="11pt" fo:language="it" fo:country="IT" style:language-asian="en" style:country-asian="GB"/>
    </style:style>
    <style:style style:name="P414" style:parent-style-name="Normale" style:family="paragraph">
      <style:paragraph-properties fo:margin-top="0in" fo:margin-bottom="0.1111in"/>
      <style:text-properties fo:hyphenate="true"/>
    </style:style>
    <style:style style:name="T415"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16" style:parent-style-name="Car.predefinitoparagrafo" style:family="text">
      <style:text-properties style:font-name="Courier New" style:font-name-complex="Courier New" fo:color="#000000" fo:font-size="11pt" style:font-size-asian="11pt" style:language-asian="en" style:country-asian="GB"/>
    </style:style>
    <style:style style:name="T417" style:parent-style-name="Car.predefinitoparagrafo" style:family="text">
      <style:text-properties style:font-name="Calibri" style:font-name-complex="Calibri" fo:color="#000000" fo:font-size="11pt" style:font-size-asian="11pt" style:language-asian="en" style:country-asian="GB"/>
    </style:style>
    <style:style style:name="T418" style:parent-style-name="Car.predefinitoparagrafo" style:family="text">
      <style:text-properties style:font-name="Calibri" style:font-name-complex="Calibri" fo:color="#000000" fo:font-size="11pt" style:font-size-asian="11pt" style:language-asian="en" style:country-asian="GB"/>
    </style:style>
    <style:style style:name="P419" style:parent-style-name="Normale" style:family="paragraph">
      <style:paragraph-properties fo:margin-top="0in" fo:margin-bottom="0.1111in"/>
      <style:text-properties fo:hyphenate="true"/>
    </style:style>
    <style:style style:name="T420" style:parent-style-name="Car.predefinitoparagrafo" style:family="text">
      <style:text-properties style:font-name="Courier New" style:font-name-complex="Courier New" fo:color="#000000" fo:font-size="11pt" style:font-size-asian="11pt" style:language-asian="en" style:country-asian="GB"/>
    </style:style>
    <style:style style:name="P421" style:parent-style-name="Normale" style:family="paragraph">
      <style:paragraph-properties fo:margin-top="0in" fo:margin-bottom="0.1111in"/>
      <style:text-properties fo:hyphenate="true"/>
    </style:style>
    <style:style style:name="T422" style:parent-style-name="Car.predefinitoparagrafo" style:family="text">
      <style:text-properties style:font-name="Courier New" style:font-name-complex="Courier New" fo:color="#000000" fo:font-size="11pt" style:font-size-asian="11pt" style:language-asian="en" style:country-asian="GB"/>
    </style:style>
    <style:style style:name="P423" style:parent-style-name="Normale" style:family="paragraph">
      <style:paragraph-properties fo:margin-top="0in" fo:margin-bottom="0.1111in"/>
      <style:text-properties fo:hyphenate="true"/>
    </style:style>
    <style:style style:name="T424" style:parent-style-name="Car.predefinitoparagrafo" style:family="text">
      <style:text-properties style:font-name="Courier New" style:font-name-complex="Courier New" fo:color="#000000" fo:font-size="11pt" style:font-size-asian="11pt" style:language-asian="en" style:country-asian="GB"/>
    </style:style>
    <style:style style:name="P425" style:parent-style-name="Normale" style:family="paragraph">
      <style:paragraph-properties fo:margin-top="0in" fo:margin-bottom="0.1111in"/>
      <style:text-properties fo:hyphenate="true"/>
    </style:style>
    <style:style style:name="T426" style:parent-style-name="Car.predefinitoparagrafo" style:family="text">
      <style:text-properties style:font-name="Courier New" style:font-name-complex="Courier New" fo:color="#000000" fo:font-size="11pt" style:font-size-asian="11pt" style:language-asian="en" style:country-asian="GB"/>
    </style:style>
    <style:style style:name="P427" style:parent-style-name="Normale" style:family="paragraph">
      <style:paragraph-properties fo:margin-top="0in" fo:margin-bottom="0.1111in" fo:margin-left="0.5in" fo:text-indent="0.5in">
        <style:tab-stops/>
      </style:paragraph-properties>
      <style:text-properties fo:hyphenate="true"/>
    </style:style>
    <style:style style:name="T428"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29" style:parent-style-name="Normale" style:family="paragraph">
      <style:paragraph-properties fo:margin-top="0in" fo:margin-bottom="0.1111in"/>
      <style:text-properties fo:hyphenate="true"/>
    </style:style>
    <style:style style:name="T430"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31" style:parent-style-name="Car.predefinitoparagrafo" style:family="text">
      <style:text-properties style:font-name="Calibri" style:font-name-complex="Calibri" fo:color="#000000" fo:font-size="11pt" style:font-size-asian="11pt" fo:language="it" fo:country="IT" style:language-asian="en" style:country-asian="GB"/>
    </style:style>
    <style:style style:name="P432" style:parent-style-name="Normale" style:family="paragraph">
      <style:paragraph-properties fo:margin-top="0in" fo:margin-bottom="0.1111in"/>
      <style:text-properties fo:hyphenate="true"/>
    </style:style>
    <style:style style:name="T433"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34" style:parent-style-name="Car.predefinitoparagrafo" style:family="text">
      <style:text-properties style:font-name="Courier New" style:font-name-complex="Courier New" fo:color="#000000" fo:font-size="11pt" style:font-size-asian="11pt" style:language-asian="en" style:country-asian="GB"/>
    </style:style>
    <style:style style:name="P435" style:parent-style-name="Normale" style:family="paragraph">
      <style:paragraph-properties fo:margin-top="0in" fo:margin-bottom="0.1111in"/>
      <style:text-properties fo:hyphenate="true"/>
    </style:style>
    <style:style style:name="T436" style:parent-style-name="Car.predefinitoparagrafo" style:family="text">
      <style:text-properties style:font-name="Courier New" style:font-name-complex="Courier New" fo:color="#000000" fo:font-size="11pt" style:font-size-asian="11pt" style:language-asian="en" style:country-asian="GB"/>
    </style:style>
    <style:style style:name="T437" style:parent-style-name="Car.predefinitoparagrafo" style:family="text">
      <style:text-properties style:font-name="Courier New" style:font-name-complex="Courier New" fo:color="#000000" fo:font-size="11pt" style:font-size-asian="11pt" style:language-asian="en" style:country-asian="GB"/>
    </style:style>
    <style:style style:name="P438" style:parent-style-name="Normale" style:family="paragraph">
      <style:paragraph-properties fo:margin-top="0in" fo:margin-bottom="0.1111in"/>
      <style:text-properties fo:hyphenate="true"/>
    </style:style>
    <style:style style:name="T439" style:parent-style-name="Car.predefinitoparagrafo" style:family="text">
      <style:text-properties style:font-name="Courier New" style:font-name-complex="Courier New" fo:color="#000000" fo:font-size="11pt" style:font-size-asian="11pt" style:language-asian="en" style:country-asian="GB"/>
    </style:style>
    <style:style style:name="T440"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41" style:parent-style-name="Normale" style:family="paragraph">
      <style:paragraph-properties fo:margin-top="0in" fo:margin-bottom="0.1111in"/>
      <style:text-properties fo:hyphenate="true"/>
    </style:style>
    <style:style style:name="T442"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43" style:parent-style-name="Normale" style:family="paragraph">
      <style:paragraph-properties fo:margin-top="0in" fo:margin-bottom="0.1111in"/>
      <style:text-properties fo:hyphenate="true"/>
    </style:style>
    <style:style style:name="T444"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45" style:parent-style-name="Normale" style:family="paragraph">
      <style:paragraph-properties fo:margin-top="0in" fo:margin-bottom="0.1111in"/>
      <style:text-properties fo:hyphenate="true"/>
    </style:style>
    <style:style style:name="T446"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47"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48" style:parent-style-name="Normale" style:family="paragraph">
      <style:paragraph-properties fo:margin-top="0in" fo:margin-bottom="0.1111in"/>
      <style:text-properties fo:hyphenate="true"/>
    </style:style>
    <style:style style:name="T449"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50" style:parent-style-name="Normale" style:family="paragraph">
      <style:paragraph-properties fo:margin-top="0in" fo:margin-bottom="0.1111in"/>
      <style:text-properties fo:hyphenate="true"/>
    </style:style>
    <style:style style:name="T451"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52" style:parent-style-name="Normale" style:family="paragraph">
      <style:paragraph-properties fo:margin-top="0in" fo:margin-bottom="0.1111in"/>
      <style:text-properties fo:hyphenate="true"/>
    </style:style>
    <style:style style:name="T453"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54" style:parent-style-name="Normale" style:family="paragraph">
      <style:paragraph-properties fo:margin-top="0in" fo:margin-bottom="0.1111in"/>
      <style:text-properties fo:hyphenate="true"/>
    </style:style>
    <style:style style:name="T455"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56" style:parent-style-name="Normale" style:family="paragraph">
      <style:paragraph-properties fo:margin-top="0in" fo:margin-bottom="0in"/>
      <style:text-properties style:font-size-complex="12pt" fo:language="it" fo:country="IT" style:language-asian="en" style:country-asian="GB" fo:hyphenate="true"/>
    </style:style>
    <style:style style:name="P457" style:parent-style-name="Normale" style:family="paragraph">
      <style:paragraph-properties fo:line-height="150%"/>
    </style:style>
    <style:style style:name="T458" style:parent-style-name="Car.predefinitoparagrafo" style:family="text">
      <style:text-properties fo:language="it" fo:country="IT" style:language-asian="en" style:country-asian="GB"/>
    </style:style>
    <style:style style:name="T459" style:parent-style-name="Car.predefinitoparagrafo" style:family="text">
      <style:text-properties fo:language="it" fo:country="IT" style:language-asian="en" style:country-asian="GB"/>
    </style:style>
    <style:style style:name="P460" style:parent-style-name="Titolo2" style:list-style-name="LFO1" style:family="paragraph">
      <style:text-properties fo:language="it" fo:country="IT"/>
    </style:style>
    <style:style style:name="P461" style:parent-style-name="Normale" style:family="paragraph">
      <style:text-properties fo:language="it" fo:country="IT"/>
    </style:style>
    <style:style style:name="P462" style:parent-style-name="Normale" style:family="paragraph">
      <style:paragraph-properties fo:text-align="start" fo:margin-top="0in" fo:margin-bottom="0.1111in" fo:line-height="200%"/>
      <style:text-properties fo:language="it" fo:country="IT" fo:hyphenate="true"/>
    </style:style>
    <style:style style:name="P463" style:parent-style-name="Titolo1" style:list-style-name="LFO1" style:family="paragraph">
      <style:paragraph-properties fo:break-before="page"/>
      <style:text-properties fo:language="it" fo:country="IT"/>
    </style:style>
    <style:style style:name="P464" style:parent-style-name="Titolo2" style:list-style-name="LFO1" style:family="paragraph">
      <style:text-properties fo:language="it" fo:country="IT"/>
    </style:style>
    <style:style style:name="P465" style:parent-style-name="Normale" style:family="paragraph">
      <style:paragraph-properties fo:line-height="150%"/>
    </style:style>
    <style:style style:name="T466" style:parent-style-name="Car.predefinitoparagrafo" style:family="text">
      <style:text-properties fo:language="it" fo:country="IT"/>
    </style:style>
    <style:style style:name="T467" style:parent-style-name="Car.predefinitoparagrafo" style:family="text">
      <style:text-properties fo:font-style="italic" style:font-style-asian="italic" style:font-style-complex="italic" fo:language="it" fo:country="IT"/>
    </style:style>
    <style:style style:name="T468" style:parent-style-name="Car.predefinitoparagrafo" style:family="text">
      <style:text-properties fo:font-style="italic" style:font-style-asian="italic" style:font-style-complex="italic" fo:language="it" fo:country="IT"/>
    </style:style>
    <style:style style:name="T469" style:parent-style-name="Car.predefinitoparagrafo" style:family="text">
      <style:text-properties fo:language="it" fo:country="IT"/>
    </style:style>
    <style:style style:name="P470" style:parent-style-name="Normale" style:family="paragraph">
      <style:paragraph-properties fo:line-height="150%"/>
      <style:text-properties fo:language="it" fo:country="IT"/>
    </style:style>
    <style:style style:name="P471" style:parent-style-name="Paragrafoelenco" style:list-style-name="LFO8" style:family="paragraph">
      <style:paragraph-properties fo:line-height="150%"/>
      <style:text-properties fo:language="it" fo:country="IT"/>
    </style:style>
    <style:style style:name="P472" style:parent-style-name="Paragrafoelenco" style:list-style-name="LFO8" style:family="paragraph">
      <style:paragraph-properties fo:line-height="150%"/>
      <style:text-properties fo:language="it" fo:country="IT"/>
    </style:style>
    <style:style style:name="P473" style:parent-style-name="Normale" style:family="paragraph">
      <style:paragraph-properties fo:line-height="150%"/>
    </style:style>
    <style:style style:name="T474" style:parent-style-name="Car.predefinitoparagrafo" style:family="text">
      <style:text-properties fo:language="it" fo:country="IT"/>
    </style:style>
    <style:style style:name="T475" style:parent-style-name="Car.predefinitoparagrafo" style:family="text">
      <style:text-properties fo:font-style="italic" style:font-style-asian="italic" style:font-style-complex="italic" fo:language="it" fo:country="IT"/>
    </style:style>
    <style:style style:name="T476" style:parent-style-name="Car.predefinitoparagrafo" style:family="text">
      <style:text-properties fo:language="it" fo:country="IT"/>
    </style:style>
    <style:style style:name="P477" style:parent-style-name="Normale" style:family="paragraph">
      <style:paragraph-properties fo:line-height="150%"/>
    </style:style>
    <style:style style:name="T478" style:parent-style-name="Car.predefinitoparagrafo" style:family="text">
      <style:text-properties fo:language="it" fo:country="IT"/>
    </style:style>
    <style:style style:name="T479" style:parent-style-name="Car.predefinitoparagrafo" style:family="text">
      <style:text-properties fo:language="it" fo:country="IT"/>
    </style:style>
    <style:style style:name="T480" style:parent-style-name="Car.predefinitoparagrafo" style:family="text">
      <style:text-properties fo:font-weight="bold" style:font-weight-asian="bold" style:font-weight-complex="bold" fo:language="it" fo:country="IT"/>
    </style:style>
    <style:style style:name="T481" style:parent-style-name="Car.predefinitoparagrafo" style:family="text">
      <style:text-properties fo:language="it" fo:country="IT"/>
    </style:style>
    <style:style style:name="T482" style:parent-style-name="Car.predefinitoparagrafo" style:family="text">
      <style:text-properties fo:font-style="italic" style:font-style-asian="italic" style:font-style-complex="italic" fo:language="it" fo:country="IT"/>
    </style:style>
    <style:style style:name="T483" style:parent-style-name="Car.predefinitoparagrafo" style:family="text">
      <style:text-properties fo:language="it" fo:country="IT"/>
    </style:style>
    <style:style style:name="T484" style:parent-style-name="Car.predefinitoparagrafo" style:family="text">
      <style:text-properties fo:font-style="italic" style:font-style-asian="italic" style:font-style-complex="italic" fo:language="it" fo:country="IT"/>
    </style:style>
    <style:style style:name="T485" style:parent-style-name="Car.predefinitoparagrafo" style:family="text">
      <style:text-properties fo:language="it" fo:country="IT"/>
    </style:style>
    <style:style style:name="T486" style:parent-style-name="Car.predefinitoparagrafo" style:family="text">
      <style:text-properties fo:font-style="italic" style:font-style-asian="italic" style:font-style-complex="italic" fo:language="it" fo:country="IT"/>
    </style:style>
    <style:style style:name="T487" style:parent-style-name="Car.predefinitoparagrafo" style:family="text">
      <style:text-properties fo:language="it" fo:country="IT"/>
    </style:style>
    <style:style style:name="T488" style:parent-style-name="Car.predefinitoparagrafo" style:family="text">
      <style:text-properties fo:font-weight="bold" style:font-weight-asian="bold" style:font-weight-complex="bold" fo:language="it" fo:country="IT"/>
    </style:style>
    <style:style style:name="T489" style:parent-style-name="Car.predefinitoparagrafo" style:family="text">
      <style:text-properties fo:language="it" fo:country="IT"/>
    </style:style>
    <style:style style:name="T49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491" style:parent-style-name="Car.predefinitoparagrafo" style:family="text">
      <style:text-properties fo:language="it" fo:country="IT"/>
    </style:style>
    <style:style style:name="P492" style:parent-style-name="Paragrafoelenco" style:list-style-name="LFO9" style:family="paragraph">
      <style:paragraph-properties fo:line-height="150%"/>
    </style:style>
    <style:style style:name="T493" style:parent-style-name="Car.predefinitoparagrafo" style:family="text">
      <style:text-properties fo:language="it" fo:country="IT"/>
    </style:style>
    <style:style style:name="T494" style:parent-style-name="Car.predefinitoparagrafo" style:family="text">
      <style:text-properties fo:font-style="italic" style:font-style-asian="italic" style:font-style-complex="italic" fo:language="it" fo:country="IT"/>
    </style:style>
    <style:style style:name="T495" style:parent-style-name="Car.predefinitoparagrafo" style:family="text">
      <style:text-properties fo:language="it" fo:country="IT"/>
    </style:style>
    <style:style style:name="T496" style:parent-style-name="Car.predefinitoparagrafo" style:family="text">
      <style:text-properties fo:font-style="italic" style:font-style-asian="italic" style:font-style-complex="italic" fo:language="it" fo:country="IT"/>
    </style:style>
    <style:style style:name="T497" style:parent-style-name="Car.predefinitoparagrafo" style:family="text">
      <style:text-properties fo:language="it" fo:country="IT"/>
    </style:style>
    <style:style style:name="T498" style:parent-style-name="Car.predefinitoparagrafo" style:family="text">
      <style:text-properties fo:language="it" fo:country="IT"/>
    </style:style>
    <style:style style:name="P499" style:parent-style-name="Paragrafoelenco" style:list-style-name="LFO9" style:family="paragraph">
      <style:paragraph-properties fo:line-height="150%"/>
    </style:style>
    <style:style style:name="T500" style:parent-style-name="Car.predefinitoparagrafo" style:family="text">
      <style:text-properties fo:language="it" fo:country="IT"/>
    </style:style>
    <style:style style:name="T501" style:parent-style-name="Car.predefinitoparagrafo" style:family="text">
      <style:text-properties fo:font-style="italic" style:font-style-asian="italic" style:font-style-complex="italic" fo:language="it" fo:country="IT"/>
    </style:style>
    <style:style style:name="T502" style:parent-style-name="Car.predefinitoparagrafo" style:family="text">
      <style:text-properties fo:language="it" fo:country="IT"/>
    </style:style>
    <style:style style:name="T503" style:parent-style-name="Car.predefinitoparagrafo" style:family="text">
      <style:text-properties fo:font-style="italic" style:font-style-asian="italic" style:font-style-complex="italic" fo:language="it" fo:country="IT"/>
    </style:style>
    <style:style style:name="T504" style:parent-style-name="Car.predefinitoparagrafo" style:family="text">
      <style:text-properties fo:language="it" fo:country="IT"/>
    </style:style>
    <style:style style:name="T505" style:parent-style-name="Car.predefinitoparagrafo" style:family="text">
      <style:text-properties fo:font-style="italic" style:font-style-asian="italic" style:font-style-complex="italic" fo:language="it" fo:country="IT"/>
    </style:style>
    <style:style style:name="T506" style:parent-style-name="Car.predefinitoparagrafo" style:family="text">
      <style:text-properties fo:language="it" fo:country="IT"/>
    </style:style>
    <style:style style:name="T507" style:parent-style-name="Car.predefinitoparagrafo" style:family="text">
      <style:text-properties style:text-underline-type="single" style:text-underline-style="solid" style:text-underline-width="auto" style:text-underline-mode="continuous" fo:language="it" fo:country="IT"/>
    </style:style>
    <style:style style:name="T508" style:parent-style-name="Car.predefinitoparagrafo" style:family="text">
      <style:text-properties fo:language="it" fo:country="IT"/>
    </style:style>
    <style:style style:name="T509" style:parent-style-name="Car.predefinitoparagrafo" style:family="text">
      <style:text-properties style:text-underline-type="single" style:text-underline-style="solid" style:text-underline-width="auto" style:text-underline-mode="continuous" fo:language="it" fo:country="IT"/>
    </style:style>
    <style:style style:name="T510" style:parent-style-name="Car.predefinitoparagrafo" style:family="text">
      <style:text-properties fo:language="it" fo:country="IT"/>
    </style:style>
    <style:style style:name="P511" style:parent-style-name="Paragrafoelenco" style:list-style-name="LFO9" style:family="paragraph">
      <style:paragraph-properties fo:line-height="150%"/>
    </style:style>
    <style:style style:name="T512" style:parent-style-name="Car.predefinitoparagrafo" style:family="text">
      <style:text-properties fo:language="it" fo:country="IT"/>
    </style:style>
    <style:style style:name="T513" style:parent-style-name="Car.predefinitoparagrafo" style:family="text">
      <style:text-properties fo:font-weight="bold" style:font-weight-asian="bold" style:font-weight-complex="bold" fo:language="it" fo:country="IT"/>
    </style:style>
    <style:style style:name="T514" style:parent-style-name="Car.predefinitoparagrafo" style:family="text">
      <style:text-properties fo:language="it" fo:country="IT"/>
    </style:style>
    <style:style style:name="T515" style:parent-style-name="Car.predefinitoparagrafo" style:family="text">
      <style:text-properties fo:font-style="italic" style:font-style-asian="italic" style:font-style-complex="italic" fo:language="it" fo:country="IT"/>
    </style:style>
    <style:style style:name="T516" style:parent-style-name="Car.predefinitoparagrafo" style:family="text">
      <style:text-properties fo:language="it" fo:country="IT"/>
    </style:style>
    <style:style style:name="T517" style:parent-style-name="Car.predefinitoparagrafo" style:family="text">
      <style:text-properties fo:language="it" fo:country="IT"/>
    </style:style>
    <style:style style:name="T518" style:parent-style-name="Car.predefinitoparagrafo" style:family="text">
      <style:text-properties fo:font-weight="bold" style:font-weight-asian="bold" style:font-weight-complex="bold" fo:language="it" fo:country="IT"/>
    </style:style>
    <style:style style:name="T519" style:parent-style-name="Car.predefinitoparagrafo" style:family="text">
      <style:text-properties fo:language="it" fo:country="IT"/>
    </style:style>
    <style:style style:name="T520" style:parent-style-name="Car.predefinitoparagrafo" style:family="text">
      <style:text-properties fo:font-style="italic" style:font-style-asian="italic" style:font-style-complex="italic" fo:language="it" fo:country="IT"/>
    </style:style>
    <style:style style:name="P521" style:parent-style-name="Paragrafoelenco" style:list-style-name="LFO9" style:family="paragraph">
      <style:paragraph-properties fo:line-height="150%"/>
    </style:style>
    <style:style style:name="T522" style:parent-style-name="Car.predefinitoparagrafo" style:family="text">
      <style:text-properties fo:language="it" fo:country="IT"/>
    </style:style>
    <style:style style:name="T523" style:parent-style-name="Car.predefinitoparagrafo" style:family="text">
      <style:text-properties fo:font-weight="bold" style:font-weight-asian="bold" style:font-weight-complex="bold" fo:language="it" fo:country="IT"/>
    </style:style>
    <style:style style:name="T524" style:parent-style-name="Car.predefinitoparagrafo" style:family="text">
      <style:text-properties fo:language="it" fo:country="IT"/>
    </style:style>
    <style:style style:name="T525" style:parent-style-name="Car.predefinitoparagrafo" style:family="text">
      <style:text-properties fo:font-style="italic" style:font-style-asian="italic" style:font-style-complex="italic" fo:language="it" fo:country="IT"/>
    </style:style>
    <style:style style:name="T526" style:parent-style-name="Car.predefinitoparagrafo" style:family="text">
      <style:text-properties fo:language="it" fo:country="IT"/>
    </style:style>
    <style:style style:name="T527" style:parent-style-name="Car.predefinitoparagrafo" style:family="text">
      <style:text-properties fo:font-weight="bold" style:font-weight-asian="bold" style:font-weight-complex="bold" fo:language="it" fo:country="IT"/>
    </style:style>
    <style:style style:name="T528" style:parent-style-name="Car.predefinitoparagrafo" style:family="text">
      <style:text-properties fo:language="it" fo:country="IT"/>
    </style:style>
    <style:style style:name="T529" style:parent-style-name="Car.predefinitoparagrafo" style:family="text">
      <style:text-properties fo:font-style="italic" style:font-style-asian="italic" style:font-style-complex="italic" fo:language="it" fo:country="IT"/>
    </style:style>
    <style:style style:name="P530" style:parent-style-name="Paragrafoelenco" style:list-style-name="LFO9" style:family="paragraph">
      <style:paragraph-properties fo:line-height="150%"/>
    </style:style>
    <style:style style:name="T531" style:parent-style-name="Car.predefinitoparagrafo" style:family="text">
      <style:text-properties fo:language="it" fo:country="IT"/>
    </style:style>
    <style:style style:name="T532" style:parent-style-name="Car.predefinitoparagrafo" style:family="text">
      <style:text-properties fo:font-weight="bold" style:font-weight-asian="bold" style:font-weight-complex="bold" fo:language="it" fo:country="IT"/>
    </style:style>
    <style:style style:name="T533" style:parent-style-name="Car.predefinitoparagrafo" style:family="text">
      <style:text-properties fo:language="it" fo:country="IT"/>
    </style:style>
    <style:style style:name="T534" style:parent-style-name="Car.predefinitoparagrafo" style:family="text">
      <style:text-properties fo:language="it" fo:country="IT"/>
    </style:style>
    <style:style style:name="T535"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36" style:parent-style-name="Car.predefinitoparagrafo" style:family="text">
      <style:text-properties fo:language="it" fo:country="IT"/>
    </style:style>
    <style:style style:name="T537" style:parent-style-name="Car.predefinitoparagrafo" style:family="text">
      <style:text-properties fo:font-style="italic" style:font-style-asian="italic" style:font-style-complex="italic" fo:language="it" fo:country="IT"/>
    </style:style>
    <style:style style:name="T538" style:parent-style-name="Car.predefinitoparagrafo" style:family="text">
      <style:text-properties fo:language="it" fo:country="IT"/>
    </style:style>
    <style:style style:name="P539" style:parent-style-name="Normale" style:family="paragraph">
      <style:paragraph-properties fo:line-height="150%"/>
      <style:text-properties fo:language="it" fo:country="IT"/>
    </style:style>
    <style:style style:name="P540" style:parent-style-name="Paragrafoelenco" style:list-style-name="LFO10" style:family="paragraph">
      <style:paragraph-properties fo:line-height="150%"/>
    </style:style>
    <style:style style:name="T541" style:parent-style-name="Car.predefinitoparagrafo" style:family="text">
      <style:text-properties fo:language="it" fo:country="IT"/>
    </style:style>
    <style:style style:name="T542" style:parent-style-name="Car.predefinitoparagrafo" style:family="text">
      <style:text-properties fo:font-style="italic" style:font-style-asian="italic" style:font-style-complex="italic" fo:language="it" fo:country="IT"/>
    </style:style>
    <style:style style:name="T543" style:parent-style-name="Car.predefinitoparagrafo" style:family="text">
      <style:text-properties fo:language="it" fo:country="IT"/>
    </style:style>
    <style:style style:name="T544" style:parent-style-name="Car.predefinitoparagrafo" style:family="text">
      <style:text-properties fo:font-style="italic" style:font-style-asian="italic" style:font-style-complex="italic" fo:language="it" fo:country="IT"/>
    </style:style>
    <style:style style:name="T545" style:parent-style-name="Car.predefinitoparagrafo" style:family="text">
      <style:text-properties fo:language="it" fo:country="IT"/>
    </style:style>
    <style:style style:name="T546" style:parent-style-name="Car.predefinitoparagrafo" style:family="text">
      <style:text-properties fo:font-weight="bold" style:font-weight-asian="bold" style:font-weight-complex="bold" fo:language="it" fo:country="IT"/>
    </style:style>
    <style:style style:name="T547" style:parent-style-name="Car.predefinitoparagrafo" style:family="text">
      <style:text-properties fo:language="it" fo:country="IT"/>
    </style:style>
    <style:style style:name="P548" style:parent-style-name="Paragrafoelenco" style:list-style-name="LFO10" style:family="paragraph">
      <style:paragraph-properties fo:line-height="150%"/>
    </style:style>
    <style:style style:name="T549" style:parent-style-name="Car.predefinitoparagrafo" style:family="text">
      <style:text-properties fo:language="it" fo:country="IT"/>
    </style:style>
    <style:style style:name="T550" style:parent-style-name="Car.predefinitoparagrafo" style:family="text">
      <style:text-properties fo:font-style="italic" style:font-style-asian="italic" style:font-style-complex="italic" fo:language="it" fo:country="IT"/>
    </style:style>
    <style:style style:name="T551" style:parent-style-name="Car.predefinitoparagrafo" style:family="text">
      <style:text-properties fo:language="it" fo:country="IT"/>
    </style:style>
    <style:style style:name="T552" style:parent-style-name="Car.predefinitoparagrafo" style:family="text">
      <style:text-properties fo:language="it" fo:country="IT"/>
    </style:style>
    <style:style style:name="T553" style:parent-style-name="Car.predefinitoparagrafo" style:family="text">
      <style:text-properties fo:font-weight="bold" style:font-weight-asian="bold" style:font-weight-complex="bold" fo:language="it" fo:country="IT"/>
    </style:style>
    <style:style style:name="T554" style:parent-style-name="Car.predefinitoparagrafo" style:family="text">
      <style:text-properties fo:language="it" fo:country="IT"/>
    </style:style>
    <style:style style:name="P555" style:parent-style-name="Paragrafoelenco" style:list-style-name="LFO10" style:family="paragraph">
      <style:paragraph-properties fo:line-height="150%"/>
    </style:style>
    <style:style style:name="T556" style:parent-style-name="Car.predefinitoparagrafo" style:family="text">
      <style:text-properties fo:language="it" fo:country="IT"/>
    </style:style>
    <style:style style:name="T557" style:parent-style-name="Car.predefinitoparagrafo" style:family="text">
      <style:text-properties fo:font-weight="bold" style:font-weight-asian="bold" style:font-weight-complex="bold" fo:language="it" fo:country="IT"/>
    </style:style>
    <style:style style:name="T558" style:parent-style-name="Car.predefinitoparagrafo" style:family="text">
      <style:text-properties fo:language="it" fo:country="IT"/>
    </style:style>
    <style:style style:name="T559" style:parent-style-name="Car.predefinitoparagrafo" style:family="text">
      <style:text-properties fo:font-style="italic" style:font-style-asian="italic" style:font-style-complex="italic" fo:language="it" fo:country="IT"/>
    </style:style>
    <style:style style:name="T560" style:parent-style-name="Car.predefinitoparagrafo" style:family="text">
      <style:text-properties fo:language="it" fo:country="IT"/>
    </style:style>
    <style:style style:name="T56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62" style:parent-style-name="Car.predefinitoparagrafo" style:family="text">
      <style:text-properties fo:language="it" fo:country="IT"/>
    </style:style>
    <style:style style:name="T563" style:parent-style-name="Car.predefinitoparagrafo" style:family="text">
      <style:text-properties fo:language="it" fo:country="IT"/>
    </style:style>
    <style:style style:name="T564" style:parent-style-name="Car.predefinitoparagrafo" style:family="text">
      <style:text-properties fo:font-style="italic" style:font-style-asian="italic" style:font-style-complex="italic" fo:language="it" fo:country="IT"/>
    </style:style>
    <style:style style:name="T565" style:parent-style-name="Car.predefinitoparagrafo" style:family="text">
      <style:text-properties fo:language="it" fo:country="IT"/>
    </style:style>
    <style:style style:name="P566" style:parent-style-name="Paragrafoelenco" style:list-style-name="LFO10" style:family="paragraph">
      <style:paragraph-properties fo:line-height="150%"/>
    </style:style>
    <style:style style:name="T567" style:parent-style-name="Car.predefinitoparagrafo" style:family="text">
      <style:text-properties fo:font-weight="bold" style:font-weight-asian="bold" style:font-weight-complex="bold" fo:language="it" fo:country="IT"/>
    </style:style>
    <style:style style:name="T568" style:parent-style-name="Car.predefinitoparagrafo" style:family="text">
      <style:text-properties fo:language="it" fo:country="IT"/>
    </style:style>
    <style:style style:name="T569" style:parent-style-name="Car.predefinitoparagrafo" style:family="text">
      <style:text-properties fo:font-style="italic" style:font-style-asian="italic" style:font-style-complex="italic" fo:language="it" fo:country="IT"/>
    </style:style>
    <style:style style:name="T570" style:parent-style-name="Car.predefinitoparagrafo" style:family="text">
      <style:text-properties fo:language="it" fo:country="IT"/>
    </style:style>
    <style:style style:name="T571" style:parent-style-name="Car.predefinitoparagrafo" style:family="text">
      <style:text-properties fo:font-style="italic" style:font-style-asian="italic" style:font-style-complex="italic" fo:language="it" fo:country="IT"/>
    </style:style>
    <style:style style:name="T572" style:parent-style-name="Car.predefinitoparagrafo" style:family="text">
      <style:text-properties fo:font-style="italic" style:font-style-asian="italic" style:font-style-complex="italic" fo:language="it" fo:country="IT"/>
    </style:style>
    <style:style style:name="T573" style:parent-style-name="Car.predefinitoparagrafo" style:family="text">
      <style:text-properties fo:language="it" fo:country="IT"/>
    </style:style>
    <style:style style:name="T57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75" style:parent-style-name="Car.predefinitoparagrafo" style:family="text">
      <style:text-properties fo:language="it" fo:country="IT"/>
    </style:style>
    <style:style style:name="T576" style:parent-style-name="Car.predefinitoparagrafo" style:family="text">
      <style:text-properties fo:font-style="italic" style:font-style-asian="italic" style:font-style-complex="italic" fo:language="it" fo:country="IT"/>
    </style:style>
    <style:style style:name="T577" style:parent-style-name="Car.predefinitoparagrafo" style:family="text">
      <style:text-properties fo:language="it" fo:country="IT"/>
    </style:style>
    <style:style style:name="P578" style:parent-style-name="Titolo2" style:list-style-name="LFO1" style:family="paragraph">
      <style:text-properties fo:language="it" fo:country="IT"/>
    </style:style>
    <style:style style:name="P579" style:parent-style-name="Normale" style:family="paragraph">
      <style:paragraph-properties fo:line-height="150%"/>
      <style:text-properties fo:hyphenate="true"/>
    </style:style>
    <style:style style:name="T580" style:parent-style-name="Car.predefinitoparagrafo" style:family="text">
      <style:text-properties fo:color="#000000" style:font-size-complex="12pt" fo:language="it" fo:country="IT" style:language-asian="en" style:country-asian="GB"/>
    </style:style>
    <style:style style:name="P581" style:parent-style-name="Normale" style:list-style-name="LFO11" style:family="paragraph">
      <style:paragraph-properties fo:text-align="start" style:vertical-align="baseline" fo:margin-top="0in" fo:margin-bottom="0in" fo:line-height="150%"/>
      <style:text-properties fo:hyphenate="true"/>
    </style:style>
    <style:style style:name="T582" style:parent-style-name="Car.predefinitoparagrafo" style:family="text">
      <style:text-properties fo:language="it" fo:country="IT"/>
    </style:style>
    <style:style style:name="T583" style:parent-style-name="Car.predefinitoparagrafo" style:family="text">
      <style:text-properties fo:font-weight="bold" style:font-weight-asian="bold" style:font-weight-complex="bold" fo:language="it" fo:country="IT"/>
    </style:style>
    <style:style style:name="T584" style:parent-style-name="Car.predefinitoparagrafo" style:family="text">
      <style:text-properties fo:language="it" fo:country="IT"/>
    </style:style>
    <style:style style:name="T585" style:parent-style-name="Car.predefinitoparagrafo" style:family="text">
      <style:text-properties fo:language="it" fo:country="IT"/>
    </style:style>
    <style:style style:name="T586" style:parent-style-name="Car.predefinitoparagrafo" style:family="text">
      <style:text-properties fo:font-style="italic" style:font-style-asian="italic" style:font-style-complex="italic" fo:language="it" fo:country="IT"/>
    </style:style>
    <style:style style:name="T587" style:parent-style-name="Car.predefinitoparagrafo" style:family="text">
      <style:text-properties fo:language="it" fo:country="IT"/>
    </style:style>
    <style:style style:name="T588" style:parent-style-name="Car.predefinitoparagrafo" style:family="text">
      <style:text-properties fo:font-weight="bold" style:font-weight-asian="bold" style:font-weight-complex="bold" fo:language="it" fo:country="IT"/>
    </style:style>
    <style:style style:name="T589" style:parent-style-name="Car.predefinitoparagrafo" style:family="text">
      <style:text-properties fo:language="it" fo:country="IT"/>
    </style:style>
    <style:style style:name="P590" style:parent-style-name="Normale" style:list-style-name="LFO11" style:family="paragraph">
      <style:paragraph-properties fo:text-align="start" style:vertical-align="baseline" fo:margin-top="0in" fo:margin-bottom="0in" fo:line-height="150%"/>
      <style:text-properties fo:hyphenate="true"/>
    </style:style>
    <style:style style:name="T591" style:parent-style-name="Car.predefinitoparagrafo" style:family="text">
      <style:text-properties fo:language="it" fo:country="IT"/>
    </style:style>
    <style:style style:name="T592" style:parent-style-name="Car.predefinitoparagrafo" style:family="text">
      <style:text-properties fo:font-weight="bold" style:font-weight-asian="bold" style:font-weight-complex="bold" fo:language="it" fo:country="IT"/>
    </style:style>
    <style:style style:name="T593" style:parent-style-name="Car.predefinitoparagrafo" style:family="text">
      <style:text-properties fo:language="it" fo:country="IT"/>
    </style:style>
    <style:style style:name="T594" style:parent-style-name="Car.predefinitoparagrafo" style:family="text">
      <style:text-properties fo:language="it" fo:country="IT"/>
    </style:style>
    <style:style style:name="T595" style:parent-style-name="Car.predefinitoparagrafo" style:family="text">
      <style:text-properties fo:font-style="italic" style:font-style-asian="italic" style:font-style-complex="italic" fo:language="it" fo:country="IT"/>
    </style:style>
    <style:style style:name="T596" style:parent-style-name="Car.predefinitoparagrafo" style:family="text">
      <style:text-properties fo:language="it" fo:country="IT"/>
    </style:style>
    <style:style style:name="P597" style:parent-style-name="Normale" style:list-style-name="LFO11" style:family="paragraph">
      <style:paragraph-properties fo:text-align="start" style:vertical-align="baseline" fo:margin-top="0in" fo:margin-bottom="0in" fo:line-height="150%"/>
      <style:text-properties fo:hyphenate="true"/>
    </style:style>
    <style:style style:name="T598" style:parent-style-name="Car.predefinitoparagrafo" style:family="text">
      <style:text-properties fo:color="#000000" style:font-size-complex="12pt" fo:language="it" fo:country="IT" style:language-asian="en" style:country-asian="GB"/>
    </style:style>
    <style:style style:name="T59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00" style:parent-style-name="Car.predefinitoparagrafo" style:family="text">
      <style:text-properties fo:color="#000000" style:font-size-complex="12pt" fo:language="it" fo:country="IT" style:language-asian="en" style:country-asian="GB"/>
    </style:style>
    <style:style style:name="T60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02" style:parent-style-name="Car.predefinitoparagrafo" style:family="text">
      <style:text-properties fo:color="#000000" style:font-size-complex="12pt" fo:language="it" fo:country="IT" style:language-asian="en" style:country-asian="GB"/>
    </style:style>
    <style:style style:name="T60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04" style:parent-style-name="Car.predefinitoparagrafo" style:family="text">
      <style:text-properties fo:color="#000000" style:font-size-complex="12pt" fo:language="it" fo:country="IT" style:language-asian="en" style:country-asian="GB"/>
    </style:style>
    <style:style style:name="T605" style:parent-style-name="Car.predefinitoparagrafo" style:family="text">
      <style:text-properties fo:color="#000000" style:font-size-complex="12pt" fo:language="it" fo:country="IT" style:language-asian="en" style:country-asian="GB"/>
    </style:style>
    <style:style style:name="T60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07" style:parent-style-name="Car.predefinitoparagrafo" style:family="text">
      <style:text-properties fo:color="#000000" style:font-size-complex="12pt" fo:language="it" fo:country="IT" style:language-asian="en" style:country-asian="GB"/>
    </style:style>
    <style:style style:name="P608" style:parent-style-name="Normale" style:list-style-name="LFO11" style:family="paragraph">
      <style:paragraph-properties fo:text-align="start" style:vertical-align="baseline" fo:margin-top="0in" fo:margin-bottom="0in" fo:line-height="150%"/>
      <style:text-properties fo:hyphenate="true"/>
    </style:style>
    <style:style style:name="T609" style:parent-style-name="Car.predefinitoparagrafo" style:family="text">
      <style:text-properties fo:color="#000000" style:font-size-complex="12pt" fo:language="it" fo:country="IT" style:language-asian="en" style:country-asian="GB"/>
    </style:style>
    <style:style style:name="T61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11" style:parent-style-name="Car.predefinitoparagrafo" style:family="text">
      <style:text-properties fo:color="#000000" style:font-size-complex="12pt" fo:language="it" fo:country="IT" style:language-asian="en" style:country-asian="GB"/>
    </style:style>
    <style:style style:name="T61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13" style:parent-style-name="Car.predefinitoparagrafo" style:family="text">
      <style:text-properties fo:color="#000000" style:font-size-complex="12pt" fo:language="it" fo:country="IT" style:language-asian="en" style:country-asian="GB"/>
    </style:style>
    <style:style style:name="T61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15" style:parent-style-name="Car.predefinitoparagrafo" style:family="text">
      <style:text-properties fo:color="#000000" style:font-size-complex="12pt" fo:language="it" fo:country="IT" style:language-asian="en" style:country-asian="GB"/>
    </style:style>
    <style:style style:name="T61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17" style:parent-style-name="Car.predefinitoparagrafo" style:family="text">
      <style:text-properties fo:color="#000000" style:font-size-complex="12pt" fo:language="it" fo:country="IT" style:language-asian="en" style:country-asian="GB"/>
    </style:style>
    <style:style style:name="P618" style:parent-style-name="Normale" style:list-style-name="LFO11" style:family="paragraph">
      <style:paragraph-properties fo:text-align="start" style:vertical-align="baseline" fo:margin-top="0in" fo:margin-bottom="0in" fo:line-height="150%"/>
      <style:text-properties fo:hyphenate="true"/>
    </style:style>
    <style:style style:name="T619" style:parent-style-name="Car.predefinitoparagrafo" style:family="text">
      <style:text-properties fo:color="#000000" style:font-size-complex="12pt" fo:language="it" fo:country="IT" style:language-asian="en" style:country-asian="GB"/>
    </style:style>
    <style:style style:name="T62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21" style:parent-style-name="Car.predefinitoparagrafo" style:family="text">
      <style:text-properties fo:color="#000000" style:font-size-complex="12pt" fo:language="it" fo:country="IT" style:language-asian="en" style:country-asian="GB"/>
    </style:style>
    <style:style style:name="T622" style:parent-style-name="Car.predefinitoparagrafo" style:family="text">
      <style:text-properties fo:color="#000000" style:font-size-complex="12pt" fo:language="it" fo:country="IT" style:language-asian="en" style:country-asian="GB"/>
    </style:style>
    <style:style style:name="T62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24" style:parent-style-name="Car.predefinitoparagrafo" style:family="text">
      <style:text-properties fo:color="#000000" style:font-size-complex="12pt" fo:language="it" fo:country="IT" style:language-asian="en" style:country-asian="GB"/>
    </style:style>
    <style:style style:name="T62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26" style:parent-style-name="Car.predefinitoparagrafo" style:family="text">
      <style:text-properties fo:color="#000000" style:font-size-complex="12pt" fo:language="it" fo:country="IT" style:language-asian="en" style:country-asian="GB"/>
    </style:style>
    <style:style style:name="P627" style:parent-style-name="Normale" style:list-style-name="LFO11" style:family="paragraph">
      <style:paragraph-properties fo:text-align="start" style:vertical-align="baseline" fo:margin-top="0in" fo:margin-bottom="0in" fo:line-height="150%"/>
      <style:text-properties fo:hyphenate="true"/>
    </style:style>
    <style:style style:name="T628" style:parent-style-name="Car.predefinitoparagrafo" style:family="text">
      <style:text-properties fo:language="it" fo:country="IT"/>
    </style:style>
    <style:style style:name="T629" style:parent-style-name="Car.predefinitoparagrafo" style:family="text">
      <style:text-properties fo:font-weight="bold" style:font-weight-asian="bold" style:font-weight-complex="bold" fo:language="it" fo:country="IT"/>
    </style:style>
    <style:style style:name="T630" style:parent-style-name="Car.predefinitoparagrafo" style:family="text">
      <style:text-properties fo:language="it" fo:country="IT"/>
    </style:style>
    <style:style style:name="T63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32" style:parent-style-name="Car.predefinitoparagrafo" style:family="text">
      <style:text-properties fo:language="it" fo:country="IT"/>
    </style:style>
    <style:style style:name="T633" style:parent-style-name="Car.predefinitoparagrafo" style:family="text">
      <style:text-properties fo:font-style="italic" style:font-style-asian="italic" style:font-style-complex="italic" fo:language="it" fo:country="IT"/>
    </style:style>
    <style:style style:name="T634" style:parent-style-name="Car.predefinitoparagrafo" style:family="text">
      <style:text-properties fo:language="it" fo:country="IT"/>
    </style:style>
    <style:style style:name="T635" style:parent-style-name="Car.predefinitoparagrafo" style:family="text">
      <style:text-properties fo:font-style="italic" style:font-style-asian="italic" style:font-style-complex="italic" fo:language="it" fo:country="IT"/>
    </style:style>
    <style:style style:name="T636" style:parent-style-name="Car.predefinitoparagrafo" style:family="text">
      <style:text-properties fo:language="it" fo:country="IT"/>
    </style:style>
    <style:style style:name="T637" style:parent-style-name="Car.predefinitoparagrafo" style:family="text">
      <style:text-properties fo:font-weight="bold" style:font-weight-asian="bold" style:font-weight-complex="bold" fo:language="it" fo:country="IT"/>
    </style:style>
    <style:style style:name="T638" style:parent-style-name="Car.predefinitoparagrafo" style:family="text">
      <style:text-properties fo:language="it" fo:country="IT"/>
    </style:style>
    <style:style style:name="T639" style:parent-style-name="Car.predefinitoparagrafo" style:family="text">
      <style:text-properties fo:font-style="italic" style:font-style-asian="italic" style:font-style-complex="italic" fo:language="it" fo:country="IT"/>
    </style:style>
    <style:style style:name="T640" style:parent-style-name="Car.predefinitoparagrafo" style:family="text">
      <style:text-properties fo:language="it" fo:country="IT"/>
    </style:style>
    <style:style style:name="T641" style:parent-style-name="Car.predefinitoparagrafo" style:family="text">
      <style:text-properties fo:font-style="italic" style:font-style-asian="italic" style:font-style-complex="italic" fo:language="it" fo:country="IT"/>
    </style:style>
    <style:style style:name="T642" style:parent-style-name="Car.predefinitoparagrafo" style:family="text">
      <style:text-properties fo:language="it" fo:country="IT"/>
    </style:style>
    <style:style style:name="P643" style:parent-style-name="Normale" style:family="paragraph">
      <style:paragraph-properties fo:line-height="150%" fo:margin-left="0.25in">
        <style:tab-stops/>
      </style:paragraph-properties>
      <style:text-properties fo:hyphenate="true"/>
    </style:style>
    <style:style style:name="T644" style:parent-style-name="Car.predefinitoparagrafo" style:family="text">
      <style:text-properties fo:color="#000000" style:font-size-complex="12pt" fo:language="it" fo:country="IT" style:language-asian="en" style:country-asian="GB"/>
    </style:style>
    <style:style style:name="P645" style:parent-style-name="Paragrafoelenco" style:list-style-name="LFO12" style:family="paragraph">
      <style:paragraph-properties fo:text-align="start" style:vertical-align="baseline" fo:margin-top="0in" fo:margin-bottom="0in" fo:line-height="150%"/>
      <style:text-properties fo:hyphenate="true"/>
    </style:style>
    <style:style style:name="T646" style:parent-style-name="Car.predefinitoparagrafo" style:family="text">
      <style:text-properties fo:language="it" fo:country="IT"/>
    </style:style>
    <style:style style:name="T647"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48" style:parent-style-name="Car.predefinitoparagrafo" style:family="text">
      <style:text-properties fo:language="it" fo:country="IT"/>
    </style:style>
    <style:style style:name="T649" style:parent-style-name="Car.predefinitoparagrafo" style:family="text">
      <style:text-properties fo:font-weight="bold" style:font-weight-asian="bold" style:font-weight-complex="bold" fo:language="it" fo:country="IT"/>
    </style:style>
    <style:style style:name="T650" style:parent-style-name="Car.predefinitoparagrafo" style:family="text">
      <style:text-properties fo:language="it" fo:country="IT"/>
    </style:style>
    <style:style style:name="T651" style:parent-style-name="Car.predefinitoparagrafo" style:family="text">
      <style:text-properties fo:font-weight="bold" style:font-weight-asian="bold" style:font-weight-complex="bold" fo:language="it" fo:country="IT"/>
    </style:style>
    <style:style style:name="T652" style:parent-style-name="Car.predefinitoparagrafo" style:family="text">
      <style:text-properties fo:language="it" fo:country="IT"/>
    </style:style>
    <style:style style:name="T653" style:parent-style-name="Car.predefinitoparagrafo" style:family="text">
      <style:text-properties fo:language="it" fo:country="IT"/>
    </style:style>
    <style:style style:name="T654" style:parent-style-name="Car.predefinitoparagrafo" style:family="text">
      <style:text-properties fo:font-style="italic" style:font-style-asian="italic" style:font-style-complex="italic" fo:language="it" fo:country="IT"/>
    </style:style>
    <style:style style:name="T655" style:parent-style-name="Car.predefinitoparagrafo" style:family="text">
      <style:text-properties fo:language="it" fo:country="IT"/>
    </style:style>
    <style:style style:name="T656" style:parent-style-name="Car.predefinitoparagrafo" style:family="text">
      <style:text-properties fo:language="it" fo:country="IT"/>
    </style:style>
    <style:style style:name="T657" style:parent-style-name="Car.predefinitoparagrafo" style:family="text">
      <style:text-properties style:font-name="Wingdings" style:font-name-asian="Wingdings" style:font-name-complex="Wingdings" fo:language="it" fo:country="IT"/>
    </style:style>
    <style:style style:name="T658" style:parent-style-name="Car.predefinitoparagrafo" style:family="text">
      <style:text-properties fo:language="it" fo:country="IT"/>
    </style:style>
    <style:style style:name="P659" style:parent-style-name="Paragrafoelenco" style:list-style-name="LFO12" style:family="paragraph">
      <style:paragraph-properties fo:text-align="start" style:vertical-align="baseline" fo:margin-top="0in" fo:margin-bottom="0in" fo:line-height="150%"/>
      <style:text-properties fo:hyphenate="true"/>
    </style:style>
    <style:style style:name="T660" style:parent-style-name="Car.predefinitoparagrafo" style:family="text">
      <style:text-properties fo:language="it" fo:country="IT"/>
    </style:style>
    <style:style style:name="T661" style:parent-style-name="Car.predefinitoparagrafo" style:family="text">
      <style:text-properties fo:language="it" fo:country="IT"/>
    </style:style>
    <style:style style:name="T662"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63" style:parent-style-name="Car.predefinitoparagrafo" style:family="text">
      <style:text-properties fo:language="it" fo:country="IT"/>
    </style:style>
    <style:style style:name="T664" style:parent-style-name="Car.predefinitoparagrafo" style:family="text">
      <style:text-properties fo:font-weight="bold" style:font-weight-asian="bold" style:font-weight-complex="bold" fo:language="it" fo:country="IT"/>
    </style:style>
    <style:style style:name="T665" style:parent-style-name="Car.predefinitoparagrafo" style:family="text">
      <style:text-properties fo:language="it" fo:country="IT"/>
    </style:style>
    <style:style style:name="T666" style:parent-style-name="Car.predefinitoparagrafo" style:family="text">
      <style:text-properties fo:font-weight="bold" style:font-weight-asian="bold" style:font-weight-complex="bold" fo:language="it" fo:country="IT"/>
    </style:style>
    <style:style style:name="T667" style:parent-style-name="Car.predefinitoparagrafo" style:family="text">
      <style:text-properties fo:language="it" fo:country="IT"/>
    </style:style>
    <style:style style:name="T668" style:parent-style-name="Car.predefinitoparagrafo" style:family="text">
      <style:text-properties fo:language="it" fo:country="IT"/>
    </style:style>
    <style:style style:name="T669" style:parent-style-name="Car.predefinitoparagrafo" style:family="text">
      <style:text-properties fo:font-style="italic" style:font-style-asian="italic" style:font-style-complex="italic" fo:language="it" fo:country="IT"/>
    </style:style>
    <style:style style:name="T670" style:parent-style-name="Car.predefinitoparagrafo" style:family="text">
      <style:text-properties fo:language="it" fo:country="IT"/>
    </style:style>
    <style:style style:name="T671" style:parent-style-name="Car.predefinitoparagrafo" style:family="text">
      <style:text-properties fo:language="it" fo:country="IT"/>
    </style:style>
    <style:style style:name="P672" style:parent-style-name="Paragrafoelenco" style:list-style-name="LFO12" style:family="paragraph">
      <style:paragraph-properties fo:text-align="start" style:vertical-align="baseline" fo:margin-top="0in" fo:margin-bottom="0in" fo:line-height="150%"/>
      <style:text-properties fo:hyphenate="true"/>
    </style:style>
    <style:style style:name="T673" style:parent-style-name="Car.predefinitoparagrafo" style:family="text">
      <style:text-properties fo:language="it" fo:country="IT"/>
    </style:style>
    <style:style style:name="T674" style:parent-style-name="Car.predefinitoparagrafo" style:family="text">
      <style:text-properties fo:font-weight="bold" style:font-weight-asian="bold" style:font-weight-complex="bold" fo:language="it" fo:country="IT"/>
    </style:style>
    <style:style style:name="T675" style:parent-style-name="Car.predefinitoparagrafo" style:family="text">
      <style:text-properties fo:language="it" fo:country="IT"/>
    </style:style>
    <style:style style:name="T676" style:parent-style-name="Car.predefinitoparagrafo" style:family="text">
      <style:text-properties fo:language="it" fo:country="IT"/>
    </style:style>
    <style:style style:name="P677" style:parent-style-name="Paragrafoelenco" style:list-style-name="LFO12" style:family="paragraph">
      <style:paragraph-properties fo:text-align="start" style:vertical-align="baseline" fo:margin-top="0in" fo:margin-bottom="0in" fo:line-height="150%"/>
      <style:text-properties fo:hyphenate="true"/>
    </style:style>
    <style:style style:name="T678" style:parent-style-name="Car.predefinitoparagrafo" style:family="text">
      <style:text-properties fo:language="it" fo:country="IT"/>
    </style:style>
    <style:style style:name="T679" style:parent-style-name="Car.predefinitoparagrafo" style:family="text">
      <style:text-properties fo:font-weight="bold" style:font-weight-asian="bold" style:font-weight-complex="bold" fo:language="it" fo:country="IT"/>
    </style:style>
    <style:style style:name="T680" style:parent-style-name="Car.predefinitoparagrafo" style:family="text">
      <style:text-properties fo:language="it" fo:country="IT"/>
    </style:style>
    <style:style style:name="T681" style:parent-style-name="Car.predefinitoparagrafo" style:family="text">
      <style:text-properties fo:language="it" fo:country="IT"/>
    </style:style>
    <style:style style:name="P682" style:parent-style-name="Paragrafoelenco" style:list-style-name="LFO12" style:family="paragraph">
      <style:paragraph-properties fo:text-align="start" style:vertical-align="baseline" fo:margin-top="0in" fo:margin-bottom="0in" fo:line-height="150%"/>
      <style:text-properties fo:hyphenate="true"/>
    </style:style>
    <style:style style:name="T683" style:parent-style-name="Car.predefinitoparagrafo" style:family="text">
      <style:text-properties fo:language="it" fo:country="IT"/>
    </style:style>
    <style:style style:name="T684" style:parent-style-name="Car.predefinitoparagrafo" style:family="text">
      <style:text-properties fo:font-weight="bold" style:font-weight-asian="bold" style:font-weight-complex="bold" fo:language="it" fo:country="IT"/>
    </style:style>
    <style:style style:name="T685" style:parent-style-name="Car.predefinitoparagrafo" style:family="text">
      <style:text-properties fo:language="it" fo:country="IT"/>
    </style:style>
    <style:style style:name="T686" style:parent-style-name="Car.predefinitoparagrafo" style:family="text">
      <style:text-properties fo:language="it" fo:country="IT"/>
    </style:style>
    <style:style style:name="P687" style:parent-style-name="Paragrafoelenco" style:list-style-name="LFO12" style:family="paragraph">
      <style:paragraph-properties fo:text-align="start" style:vertical-align="baseline" fo:margin-top="0in" fo:margin-bottom="0in" fo:line-height="150%"/>
      <style:text-properties fo:hyphenate="true"/>
    </style:style>
    <style:style style:name="T688" style:parent-style-name="Car.predefinitoparagrafo" style:family="text">
      <style:text-properties fo:language="it" fo:country="IT"/>
    </style:style>
    <style:style style:name="T689" style:parent-style-name="Car.predefinitoparagrafo" style:family="text">
      <style:text-properties fo:language="it" fo:country="IT"/>
    </style:style>
    <style:style style:name="T690" style:parent-style-name="Car.predefinitoparagrafo" style:family="text">
      <style:text-properties fo:font-weight="bold" style:font-weight-asian="bold" style:font-weight-complex="bold" fo:language="it" fo:country="IT"/>
    </style:style>
    <style:style style:name="T691" style:parent-style-name="Car.predefinitoparagrafo" style:family="text">
      <style:text-properties fo:language="it" fo:country="IT"/>
    </style:style>
    <style:style style:name="T692" style:parent-style-name="Car.predefinitoparagrafo" style:family="text">
      <style:text-properties fo:font-style="italic" style:font-style-asian="italic" style:font-style-complex="italic" fo:language="it" fo:country="IT"/>
    </style:style>
    <style:style style:name="T693" style:parent-style-name="Car.predefinitoparagrafo" style:family="text">
      <style:text-properties fo:language="it" fo:country="IT"/>
    </style:style>
    <style:style style:name="T694" style:parent-style-name="Car.predefinitoparagrafo" style:family="text">
      <style:text-properties fo:font-style="italic" style:font-style-asian="italic" style:font-style-complex="italic" fo:language="it" fo:country="IT"/>
    </style:style>
    <style:style style:name="T695" style:parent-style-name="Car.predefinitoparagrafo" style:family="text">
      <style:text-properties fo:language="it" fo:country="IT"/>
    </style:style>
    <style:style style:name="T696" style:parent-style-name="Car.predefinitoparagrafo" style:family="text">
      <style:text-properties fo:language="it" fo:country="IT"/>
    </style:style>
    <style:style style:name="P697" style:parent-style-name="Titolo2" style:list-style-name="LFO1" style:family="paragraph">
      <style:text-properties fo:language="it" fo:country="IT"/>
    </style:style>
    <style:style style:name="P698" style:parent-style-name="Normale" style:family="paragraph">
      <style:paragraph-properties style:text-autospace="none" fo:text-align="start" fo:margin-top="0in" fo:margin-bottom="0in" fo:line-height="150%"/>
      <style:text-properties fo:hyphenate="true"/>
    </style:style>
    <style:style style:name="T699" style:parent-style-name="Car.predefinitoparagrafo" style:family="text">
      <style:text-properties fo:language="it" fo:country="IT"/>
    </style:style>
    <style:style style:name="T700" style:parent-style-name="Car.predefinitoparagrafo" style:family="text">
      <style:text-properties fo:language="it" fo:country="IT"/>
    </style:style>
    <style:style style:name="T701" style:parent-style-name="Car.predefinitoparagrafo" style:family="text">
      <style:text-properties fo:font-style="italic" style:font-style-asian="italic" style:font-style-complex="italic" fo:language="it" fo:country="IT"/>
    </style:style>
    <style:style style:name="T702" style:parent-style-name="Car.predefinitoparagrafo" style:family="text">
      <style:text-properties fo:language="it" fo:country="IT"/>
    </style:style>
    <style:style style:name="T703" style:parent-style-name="Car.predefinitoparagrafo" style:family="text">
      <style:text-properties fo:font-style="italic" style:font-style-asian="italic" style:font-style-complex="italic" fo:language="it" fo:country="IT"/>
    </style:style>
    <style:style style:name="T704" style:parent-style-name="Car.predefinitoparagrafo" style:family="text">
      <style:text-properties fo:language="it" fo:country="IT"/>
    </style:style>
    <style:style style:name="T705" style:parent-style-name="Car.predefinitoparagrafo" style:family="text">
      <style:text-properties fo:font-style="italic" style:font-style-asian="italic" style:font-style-complex="italic" fo:language="it" fo:country="IT"/>
    </style:style>
    <style:style style:name="T706" style:parent-style-name="Car.predefinitoparagrafo" style:family="text">
      <style:text-properties fo:language="it" fo:country="IT"/>
    </style:style>
    <style:style style:name="T707" style:parent-style-name="Car.predefinitoparagrafo" style:family="text">
      <style:text-properties fo:language="it" fo:country="IT"/>
    </style:style>
    <style:style style:name="T708" style:parent-style-name="Car.predefinitoparagrafo" style:family="text">
      <style:text-properties fo:font-style="italic" style:font-style-asian="italic" style:font-style-complex="italic" fo:language="it" fo:country="IT"/>
    </style:style>
    <style:style style:name="T709" style:parent-style-name="Car.predefinitoparagrafo" style:family="text">
      <style:text-properties fo:language="it" fo:country="IT"/>
    </style:style>
    <style:style style:name="T710" style:parent-style-name="Car.predefinitoparagrafo" style:family="text">
      <style:text-properties fo:font-style="italic" style:font-style-asian="italic" style:font-style-complex="italic" fo:language="it" fo:country="IT"/>
    </style:style>
    <style:style style:name="T711" style:parent-style-name="Car.predefinitoparagrafo" style:family="text">
      <style:text-properties fo:font-style="italic" style:font-style-asian="italic" style:font-style-complex="italic" fo:language="it" fo:country="IT"/>
    </style:style>
    <style:style style:name="T712" style:parent-style-name="Car.predefinitoparagrafo" style:family="text">
      <style:text-properties fo:language="it" fo:country="IT"/>
    </style:style>
    <style:style style:name="P713" style:parent-style-name="Normale" style:family="paragraph">
      <style:paragraph-properties fo:line-height="150%"/>
    </style:style>
    <style:style style:name="T714" style:parent-style-name="Car.predefinitoparagrafo" style:family="text">
      <style:text-properties style:font-name-asian="Calibri" fo:language="it" fo:country="IT"/>
    </style:style>
    <style:style style:name="T715" style:parent-style-name="Car.predefinitoparagrafo" style:family="text">
      <style:text-properties style:font-name-asian="Calibri" fo:font-style="italic" style:font-style-asian="italic" style:font-style-complex="italic" fo:language="it" fo:country="IT"/>
    </style:style>
    <style:style style:name="T716" style:parent-style-name="Car.predefinitoparagrafo" style:family="text">
      <style:text-properties style:font-name-asian="Calibri" fo:language="it" fo:country="IT"/>
    </style:style>
    <style:style style:name="T717" style:parent-style-name="Car.predefinitoparagrafo" style:family="text">
      <style:text-properties style:font-name-asian="Calibri" fo:language="it" fo:country="IT"/>
    </style:style>
    <style:style style:name="T718" style:parent-style-name="Car.predefinitoparagrafo" style:family="text">
      <style:text-properties style:font-name-asian="Calibri" fo:language="it" fo:country="IT"/>
    </style:style>
    <style:style style:name="T719" style:parent-style-name="Car.predefinitoparagrafo" style:family="text">
      <style:text-properties style:font-name="Wingdings" style:font-name-asian="Wingdings" style:font-name-complex="Wingdings" fo:language="it" fo:country="IT"/>
    </style:style>
    <style:style style:name="T720" style:parent-style-name="Car.predefinitoparagrafo" style:family="text">
      <style:text-properties style:font-name-asian="Calibri" fo:language="it" fo:country="IT"/>
    </style:style>
    <style:style style:name="T721" style:parent-style-name="Car.predefinitoparagrafo" style:family="text">
      <style:text-properties style:font-name="Wingdings" style:font-name-asian="Wingdings" style:font-name-complex="Wingdings" fo:language="it" fo:country="IT"/>
    </style:style>
    <style:style style:name="T722" style:parent-style-name="Car.predefinitoparagrafo" style:family="text">
      <style:text-properties style:font-name-asian="Calibri" fo:language="it" fo:country="IT"/>
    </style:style>
    <style:style style:name="T723" style:parent-style-name="Car.predefinitoparagrafo" style:family="text">
      <style:text-properties style:font-name="Wingdings" style:font-name-asian="Wingdings" style:font-name-complex="Wingdings" fo:language="it" fo:country="IT"/>
    </style:style>
    <style:style style:name="T724" style:parent-style-name="Car.predefinitoparagrafo" style:family="text">
      <style:text-properties style:font-name-asian="Calibri" fo:language="it" fo:country="IT"/>
    </style:style>
    <style:style style:name="T725" style:parent-style-name="Car.predefinitoparagrafo" style:family="text">
      <style:text-properties style:font-name="Wingdings" style:font-name-asian="Wingdings" style:font-name-complex="Wingdings" fo:language="it" fo:country="IT"/>
    </style:style>
    <style:style style:name="T726" style:parent-style-name="Car.predefinitoparagrafo" style:family="text">
      <style:text-properties style:font-name-asian="Calibri" fo:language="it" fo:country="IT"/>
    </style:style>
    <style:style style:name="T727" style:parent-style-name="Car.predefinitoparagrafo" style:family="text">
      <style:text-properties style:font-name-asian="Calibri" fo:font-style="italic" style:font-style-asian="italic" style:font-style-complex="italic" fo:language="it" fo:country="IT"/>
    </style:style>
    <style:style style:name="T728" style:parent-style-name="Car.predefinitoparagrafo" style:family="text">
      <style:text-properties style:font-name-asian="Calibri" fo:language="it" fo:country="IT"/>
    </style:style>
    <style:style style:name="T729" style:parent-style-name="Car.predefinitoparagrafo" style:family="text">
      <style:text-properties style:font-name="Wingdings" style:font-name-asian="Wingdings" style:font-name-complex="Wingdings" fo:language="it" fo:country="IT"/>
    </style:style>
    <style:style style:name="T730" style:parent-style-name="Car.predefinitoparagrafo" style:family="text">
      <style:text-properties style:font-name-asian="Calibri" fo:language="it" fo:country="IT"/>
    </style:style>
    <style:style style:name="T731"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732" style:parent-style-name="Car.predefinitoparagrafo" style:family="text">
      <style:text-properties style:font-name-asian="Calibri" fo:font-size="14pt" style:font-size-asian="14pt" style:font-size-complex="12pt" fo:language="it" fo:country="IT"/>
    </style:style>
    <style:style style:name="P733" style:parent-style-name="Normale" style:family="paragraph">
      <style:paragraph-properties fo:line-height="150%"/>
    </style:style>
    <style:style style:name="T734" style:parent-style-name="Car.predefinitoparagrafo" style:family="text">
      <style:text-properties style:font-name-asian="Calibri" fo:language="it" fo:country="IT"/>
    </style:style>
    <style:style style:name="T735" style:parent-style-name="Car.predefinitoparagrafo" style:family="text">
      <style:text-properties style:font-name-asian="Calibri" fo:font-style="italic" style:font-style-asian="italic" style:font-style-complex="italic" fo:language="it" fo:country="IT"/>
    </style:style>
    <style:style style:name="T736" style:parent-style-name="Car.predefinitoparagrafo" style:family="text">
      <style:text-properties style:font-name-asian="Calibri" fo:language="it" fo:country="IT"/>
    </style:style>
    <style:style style:name="T737" style:parent-style-name="Car.predefinitoparagrafo" style:family="text">
      <style:text-properties style:font-name-asian="Calibri" fo:language="it" fo:country="IT"/>
    </style:style>
    <style:style style:name="T738" style:parent-style-name="Car.predefinitoparagrafo" style:family="text">
      <style:text-properties style:font-name-asian="Calibri" fo:language="it" fo:country="IT"/>
    </style:style>
    <style:style style:name="T739" style:parent-style-name="Car.predefinitoparagrafo" style:family="text">
      <style:text-properties style:font-name-asian="Calibri"/>
    </style:style>
    <style:style style:name="T740" style:parent-style-name="Car.predefinitoparagrafo" style:family="text">
      <style:text-properties style:font-name="Wingdings" style:font-name-asian="Wingdings" style:font-name-complex="Wingdings" fo:font-style="normal" style:font-style-asian="normal" style:font-style-complex="normal"/>
    </style:style>
    <style:style style:name="T741" style:parent-style-name="Car.predefinitoparagrafo" style:family="text">
      <style:text-properties style:font-name="Times New Roman" style:font-name-asian="Calibri" fo:font-style="normal" style:font-style-asian="normal" style:font-style-complex="normal"/>
    </style:style>
    <style:style style:name="P742" style:parent-style-name="Normale" style:family="paragraph">
      <style:paragraph-properties fo:line-height="150%"/>
    </style:style>
    <style:style style:name="T743" style:parent-style-name="Car.predefinitoparagrafo" style:family="text">
      <style:text-properties style:font-name-asian="Calibri" style:font-size-complex="12pt" fo:language="it" fo:country="IT"/>
    </style:style>
    <style:style style:name="T744" style:parent-style-name="Car.predefinitoparagrafo" style:family="text">
      <style:text-properties style:font-name-asian="Calibri" fo:font-weight="bold" style:font-weight-asian="bold" style:font-weight-complex="bold" style:font-size-complex="12pt" fo:language="it" fo:country="IT"/>
    </style:style>
    <style:style style:name="T745" style:parent-style-name="Car.predefinitoparagrafo" style:family="text">
      <style:text-properties style:font-name-asian="Calibri" style:font-size-complex="12pt" fo:language="it" fo:country="IT"/>
    </style:style>
    <style:style style:name="T746" style:parent-style-name="Car.predefinitoparagrafo" style:family="text">
      <style:text-properties style:font-name-asian="Calibri" fo:font-weight="bold" style:font-weight-asian="bold" style:font-weight-complex="bold" style:font-size-complex="12pt" fo:language="it" fo:country="IT"/>
    </style:style>
    <style:style style:name="T747" style:parent-style-name="Car.predefinitoparagrafo" style:family="text">
      <style:text-properties style:font-name-asian="Calibri" style:font-size-complex="12pt" fo:language="it" fo:country="IT"/>
    </style:style>
    <style:style style:name="T748"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49"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50"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51"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52"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53"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54" style:parent-style-name="Car.predefinitoparagrafo" style:family="text">
      <style:text-properties style:font-name-asian="Calibri" style:font-size-complex="12pt" fo:language="it" fo:country="IT"/>
    </style:style>
    <style:style style:name="T755" style:parent-style-name="Car.predefinitoparagrafo" style:family="text">
      <style:text-properties style:font-name-asian="Calibri" fo:font-style="italic" style:font-style-asian="italic" style:font-style-complex="italic" style:font-size-complex="12pt" fo:language="it" fo:country="IT"/>
    </style:style>
    <style:style style:name="T756" style:parent-style-name="Car.predefinitoparagrafo" style:family="text">
      <style:text-properties style:font-name-asian="Calibri" style:font-size-complex="12pt" fo:language="it" fo:country="IT"/>
    </style:style>
    <style:style style:name="P757" style:parent-style-name="Sottotitolo" style:family="paragraph">
      <style:paragraph-properties fo:text-indent="0.5in"/>
    </style:style>
    <style:style style:name="T758" style:parent-style-name="Car.predefinitoparagrafo" style:family="text">
      <style:text-properties style:font-name-asian="Calibri" fo:language="it" fo:country="IT"/>
    </style:style>
    <style:style style:name="T759" style:parent-style-name="Car.predefinitoparagrafo" style:family="text">
      <style:text-properties style:font-name-asian="Calibri" fo:language="it" fo:country="IT"/>
    </style:style>
    <style:style style:name="T760"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761" style:parent-style-name="Car.predefinitoparagrafo" style:family="text">
      <style:text-properties style:font-name="Times New Roman" style:font-name-asian="Calibri" fo:font-style="normal" style:font-style-asian="normal" style:font-style-complex="normal" fo:language="it" fo:country="IT"/>
    </style:style>
    <style:style style:name="P762" style:parent-style-name="Normale" style:family="paragraph">
      <style:paragraph-properties fo:margin-left="0.5in">
        <style:tab-stops/>
      </style:paragraph-properties>
    </style:style>
    <style:style style:name="T763" style:parent-style-name="Car.predefinitoparagrafo" style:family="text">
      <style:text-properties style:font-name-asian="Calibri" fo:language="it" fo:country="IT"/>
    </style:style>
    <style:style style:name="T764" style:parent-style-name="Car.predefinitoparagrafo" style:family="text">
      <style:text-properties style:font-name-asian="Calibri" fo:language="it" fo:country="IT"/>
    </style:style>
    <style:style style:name="P765" style:parent-style-name="Sottotitolo" style:family="paragraph">
      <style:paragraph-properties fo:margin-left="0.5in" fo:text-indent="0.5in">
        <style:tab-stops/>
      </style:paragraph-properties>
      <style:text-properties style:font-name-asian="Calibri" fo:language="it" fo:country="IT"/>
    </style:style>
    <style:style style:name="P766" style:parent-style-name="Sottotitolo" style:family="paragraph">
      <style:text-properties style:font-name-asian="Calibri"/>
    </style:style>
    <style:style style:name="P767" style:parent-style-name="Sottotitolo" style:family="paragraph">
      <style:paragraph-properties fo:margin-left="0.5in" fo:text-indent="0.5in">
        <style:tab-stops/>
      </style:paragraph-properties>
      <style:text-properties style:font-name-asian="Calibri" fo:language="it" fo:country="IT"/>
    </style:style>
    <style:style style:name="P768" style:parent-style-name="Sottotitolo" style:family="paragraph">
      <style:paragraph-properties fo:margin-left="0.5in" fo:text-indent="0.5in">
        <style:tab-stops/>
      </style:paragraph-properties>
    </style:style>
    <style:style style:name="T769" style:parent-style-name="Car.predefinitoparagrafo" style:family="text">
      <style:text-properties style:font-name-asian="Calibri" style:font-name-complex="Consolas" fo:font-size="9.5pt" style:font-size-asian="9.5pt" style:font-size-complex="9.5pt" fo:background-color="#FFFF00" fo:language="it" fo:country="IT"/>
    </style:style>
    <style:style style:name="P770" style:parent-style-name="Normale" style:family="paragraph">
      <style:paragraph-properties style:text-autospace="none" fo:text-align="start" fo:margin-top="0in" fo:margin-bottom="0in" fo:margin-left="0.5in" fo:text-indent="0.5in">
        <style:tab-stops/>
      </style:paragraph-properties>
      <style:text-properties style:font-name="Consolas" style:font-name-asian="Calibri" style:font-name-complex="Consolas" fo:font-size="9.5pt" style:font-size-asian="9.5pt" style:font-size-complex="9.5pt" fo:language="it" fo:country="IT" fo:hyphenate="true"/>
    </style:style>
    <style:style style:name="P771" style:parent-style-name="Normale" style:family="paragraph">
      <style:paragraph-properties style:text-autospace="none" fo:text-align="start" fo:margin-top="0in" fo:margin-bottom="0in"/>
      <style:text-properties style:font-name="Consolas" style:font-name-asian="Calibri" style:font-name-complex="Consolas" fo:color="#000000" fo:font-size="9.5pt" style:font-size-asian="9.5pt" style:font-size-complex="9.5pt" fo:language="it" fo:country="IT" fo:hyphenate="true"/>
    </style:style>
    <style:style style:name="P772" style:parent-style-name="Normale" style:family="paragraph">
      <style:paragraph-properties style:text-autospace="none" fo:text-align="start" fo:margin-top="0in" fo:margin-bottom="0in"/>
      <style:text-properties style:font-name="Consolas" style:font-name-asian="Calibri" style:font-name-complex="Consolas" fo:font-size="9.5pt" style:font-size-asian="9.5pt" style:font-size-complex="9.5pt" fo:language="it" fo:country="IT" fo:hyphenate="true"/>
    </style:style>
    <style:style style:name="T773" style:parent-style-name="Car.predefinitoparagrafo" style:family="text">
      <style:text-properties style:font-name-asian="Calibri" style:font-name-complex="Consolas" fo:font-size="9.5pt" style:font-size-asian="9.5pt" style:font-size-complex="9.5pt" fo:language="it" fo:country="IT"/>
    </style:style>
    <style:style style:name="T774" style:parent-style-name="Car.predefinitoparagrafo" style:family="text">
      <style:text-properties style:font-name-asian="Calibri" style:font-name-complex="Consolas" fo:font-size="9.5pt" style:font-size-asian="9.5pt" style:font-size-complex="9.5pt" fo:language="it" fo:country="IT"/>
    </style:style>
    <style:style style:name="T775" style:parent-style-name="Car.predefinitoparagrafo" style:family="text">
      <style:text-properties style:font-name-asian="Calibri" style:font-name-complex="Consolas" fo:font-size="9.5pt" style:font-size-asian="9.5pt" style:font-size-complex="9.5pt" fo:background-color="#FFFF00"/>
    </style:style>
    <style:style style:name="T776" style:parent-style-name="Car.predefinitoparagrafo" style:family="text">
      <style:text-properties style:font-name-asian="Calibri"/>
    </style:style>
    <style:style style:name="P777" style:parent-style-name="Sottotitolo" style:family="paragraph">
      <style:paragraph-properties fo:margin-left="0.5in">
        <style:tab-stops/>
      </style:paragraph-properties>
      <style:text-properties style:font-name-asian="Calibri" fo:language="it" fo:country="IT"/>
    </style:style>
    <style:style style:name="P778" style:parent-style-name="Normale" style:family="paragraph">
      <style:paragraph-properties fo:line-height="150%"/>
    </style:style>
    <style:style style:name="T779" style:parent-style-name="Car.predefinitoparagrafo" style:family="text">
      <style:text-properties style:font-name-asian="Calibri" fo:language="it" fo:country="IT"/>
    </style:style>
    <style:style style:name="T780" style:parent-style-name="Car.predefinitoparagrafo" style:family="text">
      <style:text-properties style:font-name-asian="Calibri" fo:font-style="italic" style:font-style-asian="italic" style:font-style-complex="italic" fo:language="it" fo:country="IT"/>
    </style:style>
    <style:style style:name="T781" style:parent-style-name="Car.predefinitoparagrafo" style:family="text">
      <style:text-properties style:font-name-asian="Calibri" fo:language="it" fo:country="IT"/>
    </style:style>
    <style:style style:name="T782" style:parent-style-name="Car.predefinitoparagrafo" style:family="text">
      <style:text-properties style:font-name-asian="Calibri" fo:language="it" fo:country="IT"/>
    </style:style>
    <style:style style:name="T783" style:parent-style-name="Car.predefinitoparagrafo" style:family="text">
      <style:text-properties style:font-name-asian="Calibri" fo:font-weight="bold" style:font-weight-asian="bold" style:font-weight-complex="bold" fo:language="it" fo:country="IT"/>
    </style:style>
    <style:style style:name="T784" style:parent-style-name="Car.predefinitoparagrafo" style:family="text">
      <style:text-properties style:font-name-asian="Calibri" fo:language="it" fo:country="IT"/>
    </style:style>
    <style:style style:name="T785" style:parent-style-name="Car.predefinitoparagrafo" style:family="text">
      <style:text-properties style:font-name-asian="Calibri" fo:language="it" fo:country="IT"/>
    </style:style>
    <style:style style:name="T786" style:parent-style-name="Car.predefinitoparagrafo" style:family="text">
      <style:text-properties style:font-name-asian="Calibri" fo:font-style="italic" style:font-style-asian="italic" style:font-style-complex="italic" fo:language="it" fo:country="IT"/>
    </style:style>
    <style:style style:name="T787" style:parent-style-name="Car.predefinitoparagrafo" style:family="text">
      <style:text-properties style:font-name-asian="Calibri" fo:language="it" fo:country="IT"/>
    </style:style>
    <style:style style:name="T788" style:parent-style-name="Car.predefinitoparagrafo" style:family="text">
      <style:text-properties style:font-name-asian="Calibri" fo:font-style="italic" style:font-style-asian="italic" style:font-style-complex="italic" fo:language="it" fo:country="IT"/>
    </style:style>
    <style:style style:name="T789" style:parent-style-name="Car.predefinitoparagrafo" style:family="text">
      <style:text-properties style:font-name-asian="Calibri" fo:language="it" fo:country="IT"/>
    </style:style>
    <style:style style:name="T790" style:parent-style-name="Car.predefinitoparagrafo" style:family="text">
      <style:text-properties style:font-name-asian="Calibri" fo:language="it" fo:country="IT"/>
    </style:style>
    <style:style style:name="T791" style:parent-style-name="Car.predefinitoparagrafo" style:family="text">
      <style:text-properties style:font-name-asian="Calibri" fo:font-style="italic" style:font-style-asian="italic" style:font-style-complex="italic" fo:language="it" fo:country="IT"/>
    </style:style>
    <style:style style:name="T792" style:parent-style-name="Car.predefinitoparagrafo" style:family="text">
      <style:text-properties style:font-name-asian="Calibri" fo:language="it" fo:country="IT"/>
    </style:style>
    <style:style style:name="T793" style:parent-style-name="Car.predefinitoparagrafo" style:family="text">
      <style:text-properties style:font-name-asian="Calibri" fo:font-weight="bold" style:font-weight-asian="bold" style:font-weight-complex="bold" fo:language="it" fo:country="IT"/>
    </style:style>
    <style:style style:name="T794" style:parent-style-name="Car.predefinitoparagrafo" style:family="text">
      <style:text-properties style:font-name-asian="Calibri" fo:language="it" fo:country="IT"/>
    </style:style>
    <style:style style:name="T795" style:parent-style-name="Car.predefinitoparagrafo" style:family="text">
      <style:text-properties style:font-name-asian="Calibri" fo:font-style="italic" style:font-style-asian="italic" style:font-style-complex="italic" fo:language="it" fo:country="IT"/>
    </style:style>
    <style:style style:name="T796" style:parent-style-name="Car.predefinitoparagrafo" style:family="text">
      <style:text-properties style:font-name-asian="Calibri" fo:language="it" fo:country="IT"/>
    </style:style>
    <style:style style:name="P797" style:parent-style-name="Sottotitolo" style:family="paragraph">
      <style:paragraph-properties fo:margin-left="0.5in">
        <style:tab-stops/>
      </style:paragraph-properties>
      <style:text-properties style:font-name-asian="Calibri" fo:language="it" fo:country="IT"/>
    </style:style>
    <style:style style:name="P798" style:parent-style-name="Sottotitolo" style:family="paragraph">
      <style:paragraph-properties fo:margin-left="0.5in">
        <style:tab-stops/>
      </style:paragraph-properties>
      <style:text-properties style:font-name-asian="Calibri" fo:language="it" fo:country="IT"/>
    </style:style>
    <style:style style:name="P799" style:parent-style-name="Sottotitolo" style:family="paragraph">
      <style:paragraph-properties fo:margin-left="0.5in">
        <style:tab-stops/>
      </style:paragraph-properties>
      <style:text-properties style:font-name-asian="Calibri" fo:language="it" fo:country="IT"/>
    </style:style>
    <style:style style:name="P800" style:parent-style-name="Sottotitolo" style:family="paragraph">
      <style:paragraph-properties fo:margin-left="0.5in">
        <style:tab-stops/>
      </style:paragraph-properties>
      <style:text-properties style:font-name-asian="Calibri" fo:language="it" fo:country="IT"/>
    </style:style>
    <style:style style:name="P801" style:parent-style-name="Sottotitolo" style:family="paragraph">
      <style:paragraph-properties fo:margin-left="0.5in">
        <style:tab-stops/>
      </style:paragraph-properties>
      <style:text-properties style:font-name-asian="Calibri" fo:language="it" fo:country="IT"/>
    </style:style>
    <style:style style:name="P802" style:parent-style-name="Sottotitolo" style:family="paragraph">
      <style:paragraph-properties fo:margin-left="0.5in">
        <style:tab-stops/>
      </style:paragraph-properties>
    </style:style>
    <style:style style:name="T803" style:parent-style-name="Car.predefinitoparagrafo" style:family="text">
      <style:text-properties style:font-name-asian="Calibri" fo:language="it" fo:country="IT"/>
    </style:style>
    <style:style style:name="T804" style:parent-style-name="Car.predefinitoparagrafo" style:family="text">
      <style:text-properties style:font-name-asian="Calibri" fo:language="it" fo:country="IT"/>
    </style:style>
    <style:style style:name="T805" style:parent-style-name="Car.predefinitoparagrafo" style:family="text">
      <style:text-properties style:font-name-asian="Calibri"/>
    </style:style>
    <style:style style:name="P806" style:parent-style-name="Sottotitolo" style:family="paragraph">
      <style:paragraph-properties fo:margin-left="0.5in">
        <style:tab-stops/>
      </style:paragraph-properties>
    </style:style>
    <style:style style:name="T807" style:parent-style-name="Car.predefinitoparagrafo" style:family="text">
      <style:text-properties style:font-name-asian="Calibri"/>
    </style:style>
    <style:style style:name="T808" style:parent-style-name="Car.predefinitoparagrafo" style:family="text">
      <style:text-properties style:font-name-asian="Calibri"/>
    </style:style>
    <style:style style:name="T809" style:parent-style-name="Car.predefinitoparagrafo" style:family="text">
      <style:text-properties style:font-name-asian="Calibri" fo:background-color="#FFFF00"/>
    </style:style>
    <style:style style:name="P810" style:parent-style-name="Sottotitolo" style:family="paragraph">
      <style:paragraph-properties fo:margin-left="0.5in">
        <style:tab-stops/>
      </style:paragraph-properties>
    </style:style>
    <style:style style:name="T811" style:parent-style-name="Car.predefinitoparagrafo" style:family="text">
      <style:text-properties style:font-name-asian="Calibri"/>
    </style:style>
    <style:style style:name="T812" style:parent-style-name="Car.predefinitoparagrafo" style:family="text">
      <style:text-properties style:font-name-asian="Calibri"/>
    </style:style>
    <style:style style:name="T813" style:parent-style-name="Car.predefinitoparagrafo" style:family="text">
      <style:text-properties style:font-name-asian="Calibri" fo:language="it" fo:country="IT"/>
    </style:style>
    <style:style style:name="P814" style:parent-style-name="Sottotitolo" style:family="paragraph">
      <style:paragraph-properties fo:margin-left="0.5in">
        <style:tab-stops/>
      </style:paragraph-properties>
      <style:text-properties style:font-name-asian="Calibri" fo:language="it" fo:country="IT"/>
    </style:style>
    <style:style style:name="P815" style:parent-style-name="Sottotitolo" style:family="paragraph">
      <style:paragraph-properties fo:margin-left="0.5in">
        <style:tab-stops/>
      </style:paragraph-properties>
      <style:text-properties style:font-name-asian="Calibri" fo:language="it" fo:country="IT"/>
    </style:style>
    <style:style style:name="P816" style:parent-style-name="Sottotitolo" style:family="paragraph">
      <style:paragraph-properties fo:margin-left="0.5in">
        <style:tab-stops/>
      </style:paragraph-properties>
    </style:style>
    <style:style style:name="T817" style:parent-style-name="Car.predefinitoparagrafo" style:family="text">
      <style:text-properties style:font-name-asian="Calibri" fo:language="it" fo:country="IT"/>
    </style:style>
    <style:style style:name="T818" style:parent-style-name="Car.predefinitoparagrafo" style:family="text">
      <style:text-properties style:font-name-asian="Calibri" fo:language="it" fo:country="IT"/>
    </style:style>
    <style:style style:name="T819" style:parent-style-name="Car.predefinitoparagrafo" style:family="text">
      <style:text-properties style:font-name-asian="Calibri"/>
    </style:style>
    <style:style style:name="P820" style:parent-style-name="Sottotitolo" style:family="paragraph">
      <style:paragraph-properties fo:margin-left="0.5in">
        <style:tab-stops/>
      </style:paragraph-properties>
    </style:style>
    <style:style style:name="T821" style:parent-style-name="Car.predefinitoparagrafo" style:family="text">
      <style:text-properties style:font-name-asian="Calibri"/>
    </style:style>
    <style:style style:name="T822" style:parent-style-name="Car.predefinitoparagrafo" style:family="text">
      <style:text-properties style:font-name-asian="Calibri"/>
    </style:style>
    <style:style style:name="T823" style:parent-style-name="Car.predefinitoparagrafo" style:family="text">
      <style:text-properties style:font-name-asian="Calibri" fo:background-color="#FFFF00"/>
    </style:style>
    <style:style style:name="T824" style:parent-style-name="Car.predefinitoparagrafo" style:family="text">
      <style:text-properties style:font-name-asian="Calibri" fo:background-color="#FFFF00"/>
    </style:style>
    <style:style style:name="P825" style:parent-style-name="Sottotitolo" style:family="paragraph">
      <style:paragraph-properties fo:margin-left="0.5in">
        <style:tab-stops/>
      </style:paragraph-properties>
    </style:style>
    <style:style style:name="T826" style:parent-style-name="Car.predefinitoparagrafo" style:family="text">
      <style:text-properties style:font-name-asian="Calibri"/>
    </style:style>
    <style:style style:name="T827" style:parent-style-name="Car.predefinitoparagrafo" style:family="text">
      <style:text-properties style:font-name-asian="Calibri" fo:language="it" fo:country="IT"/>
    </style:style>
    <style:style style:name="P828" style:parent-style-name="Sottotitolo" style:family="paragraph">
      <style:paragraph-properties fo:margin-left="0.5in">
        <style:tab-stops/>
      </style:paragraph-properties>
      <style:text-properties style:font-name-asian="Calibri" fo:language="it" fo:country="IT"/>
    </style:style>
    <style:style style:name="P829" style:parent-style-name="Normale" style:family="paragraph">
      <style:paragraph-properties fo:line-height="150%"/>
    </style:style>
    <style:style style:name="T830" style:parent-style-name="Car.predefinitoparagrafo" style:family="text">
      <style:text-properties style:font-name-asian="Calibri" fo:language="it" fo:country="IT"/>
    </style:style>
    <style:style style:name="T831" style:parent-style-name="Car.predefinitoparagrafo" style:family="text">
      <style:text-properties style:font-name-asian="Calibri" fo:font-style="italic" style:font-style-asian="italic" style:font-style-complex="italic" fo:language="it" fo:country="IT"/>
    </style:style>
    <style:style style:name="T832" style:parent-style-name="Car.predefinitoparagrafo" style:family="text">
      <style:text-properties style:font-name-asian="Calibri" fo:language="it" fo:country="IT"/>
    </style:style>
    <style:style style:name="T833" style:parent-style-name="Car.predefinitoparagrafo" style:family="text">
      <style:text-properties style:font-name-asian="Calibri" fo:font-style="italic" style:font-style-asian="italic" style:font-style-complex="italic" fo:language="it" fo:country="IT"/>
    </style:style>
    <style:style style:name="T834" style:parent-style-name="Car.predefinitoparagrafo" style:family="text">
      <style:text-properties style:font-name-asian="Calibri" fo:language="it" fo:country="IT"/>
    </style:style>
    <style:style style:name="T835" style:parent-style-name="Car.predefinitoparagrafo" style:family="text">
      <style:text-properties style:font-name-asian="Calibri" fo:language="it" fo:country="IT"/>
    </style:style>
    <style:style style:name="T836" style:parent-style-name="Car.predefinitoparagrafo" style:family="text">
      <style:text-properties style:font-name-asian="Calibri" fo:language="it" fo:country="IT"/>
    </style:style>
    <style:style style:name="T837" style:parent-style-name="Car.predefinitoparagrafo" style:family="text">
      <style:text-properties style:font-name-asian="Calibri" fo:font-style="italic" style:font-style-asian="italic" style:font-style-complex="italic" fo:language="it" fo:country="IT"/>
    </style:style>
    <style:style style:name="T838" style:parent-style-name="Car.predefinitoparagrafo" style:family="text">
      <style:text-properties style:font-name-asian="Calibri" fo:language="it" fo:country="IT"/>
    </style:style>
    <style:style style:name="T839" style:parent-style-name="Car.predefinitoparagrafo" style:family="text">
      <style:text-properties style:font-name-asian="Calibri" fo:font-style="italic" style:font-style-asian="italic" style:font-style-complex="italic" fo:language="it" fo:country="IT"/>
    </style:style>
    <style:style style:name="T840" style:parent-style-name="Car.predefinitoparagrafo" style:family="text">
      <style:text-properties style:font-name-asian="Calibri" fo:language="it" fo:country="IT"/>
    </style:style>
    <style:style style:name="T841" style:parent-style-name="Car.predefinitoparagrafo" style:family="text">
      <style:text-properties style:font-name-asian="Calibri" fo:language="it" fo:country="IT"/>
    </style:style>
    <style:style style:name="T842" style:parent-style-name="Car.predefinitoparagrafo" style:family="text">
      <style:text-properties style:font-name-asian="Calibri" fo:language="it" fo:country="IT"/>
    </style:style>
    <style:style style:name="P843" style:parent-style-name="Normale" style:family="paragraph">
      <style:paragraph-properties fo:line-height="150%"/>
    </style:style>
    <style:style style:name="T844" style:parent-style-name="Car.predefinitoparagrafo" style:family="text">
      <style:text-properties style:font-name-asian="Calibri" fo:language="it" fo:country="IT"/>
    </style:style>
    <style:style style:name="T845" style:parent-style-name="Car.predefinitoparagrafo" style:family="text">
      <style:text-properties style:font-name-asian="Calibri" fo:font-style="italic" style:font-style-asian="italic" style:font-style-complex="italic" fo:language="it" fo:country="IT"/>
    </style:style>
    <style:style style:name="T846" style:parent-style-name="Car.predefinitoparagrafo" style:family="text">
      <style:text-properties style:font-name-asian="Calibri" fo:language="it" fo:country="IT"/>
    </style:style>
    <style:style style:name="T847" style:parent-style-name="Car.predefinitoparagrafo" style:family="text">
      <style:text-properties style:font-name-asian="Calibri" fo:font-style="italic" style:font-style-asian="italic" style:font-style-complex="italic" fo:language="it" fo:country="IT"/>
    </style:style>
    <style:style style:name="T848" style:parent-style-name="Car.predefinitoparagrafo" style:family="text">
      <style:text-properties style:font-name-asian="Calibri" fo:language="it" fo:country="IT"/>
    </style:style>
    <style:style style:name="P849" style:parent-style-name="Normale" style:family="paragraph">
      <style:paragraph-properties fo:line-height="150%"/>
      <style:text-properties style:font-name-asian="Calibri" fo:language="it" fo:country="IT"/>
    </style:style>
    <style:style style:name="P850" style:parent-style-name="Paragrafoelenco" style:list-style-name="LFO13" style:family="paragraph">
      <style:paragraph-properties fo:line-height="150%"/>
    </style:style>
    <style:style style:name="T851" style:parent-style-name="Car.predefinitoparagrafo" style:family="text">
      <style:text-properties fo:language="it" fo:country="IT"/>
    </style:style>
    <style:style style:name="T852" style:parent-style-name="Car.predefinitoparagrafo" style:family="text">
      <style:text-properties fo:font-style="italic" style:font-style-asian="italic" style:font-style-complex="italic" fo:language="it" fo:country="IT"/>
    </style:style>
    <style:style style:name="T853" style:parent-style-name="Car.predefinitoparagrafo" style:family="text">
      <style:text-properties fo:language="it" fo:country="IT"/>
    </style:style>
    <style:style style:name="P854" style:parent-style-name="Paragrafoelenco" style:list-style-name="LFO13" style:family="paragraph">
      <style:paragraph-properties fo:line-height="150%"/>
    </style:style>
    <style:style style:name="T855" style:parent-style-name="Car.predefinitoparagrafo" style:family="text">
      <style:text-properties fo:language="it" fo:country="IT"/>
    </style:style>
    <style:style style:name="T856" style:parent-style-name="Car.predefinitoparagrafo" style:family="text">
      <style:text-properties fo:font-style="italic" style:font-style-asian="italic" style:font-style-complex="italic" fo:language="it" fo:country="IT"/>
    </style:style>
    <style:style style:name="T857" style:parent-style-name="Car.predefinitoparagrafo" style:family="text">
      <style:text-properties fo:language="it" fo:country="IT"/>
    </style:style>
    <style:style style:name="T858" style:parent-style-name="Car.predefinitoparagrafo" style:family="text">
      <style:text-properties fo:font-weight="bold" style:font-weight-asian="bold" style:font-weight-complex="bold" fo:language="it" fo:country="IT"/>
    </style:style>
    <style:style style:name="T859" style:parent-style-name="Car.predefinitoparagrafo" style:family="text">
      <style:text-properties fo:language="it" fo:country="IT"/>
    </style:style>
    <style:style style:name="P860" style:parent-style-name="Paragrafoelenco" style:list-style-name="LFO13" style:family="paragraph">
      <style:paragraph-properties fo:line-height="150%"/>
    </style:style>
    <style:style style:name="T861" style:parent-style-name="Car.predefinitoparagrafo" style:family="text">
      <style:text-properties fo:language="it" fo:country="IT"/>
    </style:style>
    <style:style style:name="T862" style:parent-style-name="Car.predefinitoparagrafo" style:family="text">
      <style:text-properties fo:font-style="italic" style:font-style-asian="italic" style:font-style-complex="italic" fo:language="it" fo:country="IT"/>
    </style:style>
    <style:style style:name="T863" style:parent-style-name="Car.predefinitoparagrafo" style:family="text">
      <style:text-properties fo:language="it" fo:country="IT"/>
    </style:style>
    <style:style style:name="P864" style:parent-style-name="Normale" style:family="paragraph">
      <style:paragraph-properties fo:line-height="150%" fo:margin-left="0.25in">
        <style:tab-stops/>
      </style:paragraph-properties>
      <style:text-properties fo:language="it" fo:country="IT"/>
    </style:style>
    <style:style style:name="P865" style:parent-style-name="Paragrafoelenco" style:list-style-name="LFO14" style:family="paragraph">
      <style:paragraph-properties fo:line-height="150%"/>
    </style:style>
    <style:style style:name="T866" style:parent-style-name="Car.predefinitoparagrafo" style:family="text">
      <style:text-properties fo:font-weight="bold" style:font-weight-asian="bold" style:font-weight-complex="bold" fo:language="it" fo:country="IT"/>
    </style:style>
    <style:style style:name="T867" style:parent-style-name="Car.predefinitoparagrafo" style:family="text">
      <style:text-properties fo:language="it" fo:country="IT"/>
    </style:style>
    <style:style style:name="T868" style:parent-style-name="Car.predefinitoparagrafo" style:family="text">
      <style:text-properties fo:language="it" fo:country="IT"/>
    </style:style>
    <style:style style:name="P869" style:parent-style-name="Paragrafoelenco" style:list-style-name="LFO14" style:family="paragraph">
      <style:paragraph-properties fo:line-height="150%"/>
    </style:style>
    <style:style style:name="T870" style:parent-style-name="Car.predefinitoparagrafo" style:family="text">
      <style:text-properties fo:language="it" fo:country="IT"/>
    </style:style>
    <style:style style:name="T871" style:parent-style-name="Car.predefinitoparagrafo" style:family="text">
      <style:text-properties fo:font-style="italic" style:font-style-asian="italic" style:font-style-complex="italic" fo:language="it" fo:country="IT"/>
    </style:style>
    <style:style style:name="T872" style:parent-style-name="Car.predefinitoparagrafo" style:family="text">
      <style:text-properties fo:language="it" fo:country="IT"/>
    </style:style>
    <style:style style:name="T873" style:parent-style-name="Car.predefinitoparagrafo" style:family="text">
      <style:text-properties fo:font-style="italic" style:font-style-asian="italic" style:font-style-complex="italic" fo:language="it" fo:country="IT"/>
    </style:style>
    <style:style style:name="T874" style:parent-style-name="Car.predefinitoparagrafo" style:family="text">
      <style:text-properties fo:language="it" fo:country="IT"/>
    </style:style>
    <style:style style:name="T875" style:parent-style-name="Car.predefinitoparagrafo" style:family="text">
      <style:text-properties fo:font-style="italic" style:font-style-asian="italic" style:font-style-complex="italic" fo:language="it" fo:country="IT"/>
    </style:style>
    <style:style style:name="T876" style:parent-style-name="Car.predefinitoparagrafo" style:family="text">
      <style:text-properties fo:language="it" fo:country="IT"/>
    </style:style>
    <style:style style:name="T877" style:parent-style-name="Car.predefinitoparagrafo" style:family="text">
      <style:text-properties fo:language="it" fo:country="IT"/>
    </style:style>
    <style:style style:name="T878" style:parent-style-name="Car.predefinitoparagrafo" style:family="text">
      <style:text-properties fo:font-style="italic" style:font-style-asian="italic" style:font-style-complex="italic" fo:language="it" fo:country="IT"/>
    </style:style>
    <style:style style:name="T879" style:parent-style-name="Car.predefinitoparagrafo" style:family="text">
      <style:text-properties fo:language="it" fo:country="IT"/>
    </style:style>
    <style:style style:name="T880" style:parent-style-name="Car.predefinitoparagrafo" style:family="text">
      <style:text-properties fo:font-style="italic" style:font-style-asian="italic" style:font-style-complex="italic" fo:language="it" fo:country="IT"/>
    </style:style>
    <style:style style:name="T881" style:parent-style-name="Car.predefinitoparagrafo" style:family="text">
      <style:text-properties fo:language="it" fo:country="IT"/>
    </style:style>
    <style:style style:name="T882" style:parent-style-name="Car.predefinitoparagrafo" style:family="text">
      <style:text-properties fo:font-style="italic" style:font-style-asian="italic" style:font-style-complex="italic" fo:language="it" fo:country="IT"/>
    </style:style>
    <style:style style:name="T883" style:parent-style-name="Car.predefinitoparagrafo" style:family="text">
      <style:text-properties fo:language="it" fo:country="IT"/>
    </style:style>
    <style:style style:name="T88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885" style:parent-style-name="Car.predefinitoparagrafo" style:family="text">
      <style:text-properties fo:language="it" fo:country="IT"/>
    </style:style>
    <style:style style:name="T886" style:parent-style-name="Car.predefinitoparagrafo" style:family="text">
      <style:text-properties fo:font-style="italic" style:font-style-asian="italic" style:font-style-complex="italic" fo:language="it" fo:country="IT"/>
    </style:style>
    <style:style style:name="T887" style:parent-style-name="Car.predefinitoparagrafo" style:family="text">
      <style:text-properties fo:language="it" fo:country="IT"/>
    </style:style>
    <style:style style:name="P888" style:parent-style-name="Titolo2" style:list-style-name="LFO1" style:family="paragraph">
      <style:text-properties fo:language="it" fo:country="IT"/>
    </style:style>
    <style:style style:name="P889" style:parent-style-name="Normale" style:family="paragraph">
      <style:paragraph-properties fo:text-align="start" fo:margin-top="0in" fo:margin-bottom="0.1111in" fo:line-height="200%"/>
      <style:text-properties fo:hyphenate="true"/>
    </style:style>
    <style:style style:name="P890" style:parent-style-name="Titolo1" style:list-style-name="LFO1" style:family="paragraph">
      <style:paragraph-properties fo:break-before="page"/>
      <style:text-properties fo:language="it" fo:country="IT"/>
    </style:style>
    <style:style style:name="P891" style:parent-style-name="Titolo2" style:list-style-name="LFO1" style:family="paragraph">
      <style:text-properties fo:language="it" fo:country="IT"/>
    </style:style>
    <style:style style:name="P892" style:parent-style-name="Normale" style:family="paragraph">
      <style:paragraph-properties fo:line-height="150%"/>
    </style:style>
    <style:style style:name="T893" style:parent-style-name="Car.predefinitoparagrafo" style:family="text">
      <style:text-properties fo:language="it" fo:country="IT"/>
    </style:style>
    <style:style style:name="T894" style:parent-style-name="Car.predefinitoparagrafo" style:family="text">
      <style:text-properties fo:font-style="italic" style:font-style-asian="italic" style:font-style-complex="italic" fo:language="it" fo:country="IT"/>
    </style:style>
    <style:style style:name="T895" style:parent-style-name="Car.predefinitoparagrafo" style:family="text">
      <style:text-properties fo:language="it" fo:country="IT"/>
    </style:style>
    <style:style style:name="T896" style:parent-style-name="Car.predefinitoparagrafo" style:family="text">
      <style:text-properties fo:font-style="italic" style:font-style-asian="italic" style:font-style-complex="italic" fo:language="it" fo:country="IT"/>
    </style:style>
    <style:style style:name="P897" style:parent-style-name="Paragrafoelenco" style:list-style-name="LFO15" style:family="paragraph">
      <style:paragraph-properties fo:line-height="150%"/>
    </style:style>
    <style:style style:name="T898" style:parent-style-name="Car.predefinitoparagrafo" style:family="text">
      <style:text-properties fo:language="it" fo:country="IT"/>
    </style:style>
    <style:style style:name="T899" style:parent-style-name="Car.predefinitoparagrafo" style:family="text">
      <style:text-properties fo:font-weight="bold" style:font-weight-asian="bold" style:font-weight-complex="bold" fo:language="it" fo:country="IT"/>
    </style:style>
    <style:style style:name="T900" style:parent-style-name="Car.predefinitoparagrafo" style:family="text">
      <style:text-properties fo:language="it" fo:country="IT"/>
    </style:style>
    <style:style style:name="P901" style:parent-style-name="Paragrafoelenco" style:list-style-name="LFO15" style:family="paragraph">
      <style:paragraph-properties fo:line-height="150%"/>
    </style:style>
    <style:style style:name="T902" style:parent-style-name="Car.predefinitoparagrafo" style:family="text">
      <style:text-properties fo:language="it" fo:country="IT"/>
    </style:style>
    <style:style style:name="T903" style:parent-style-name="Car.predefinitoparagrafo" style:family="text">
      <style:text-properties fo:language="it" fo:country="IT"/>
    </style:style>
    <style:style style:name="T904" style:parent-style-name="Car.predefinitoparagrafo" style:family="text">
      <style:text-properties fo:font-weight="bold" style:font-weight-asian="bold" style:font-weight-complex="bold" fo:language="it" fo:country="IT"/>
    </style:style>
    <style:style style:name="T905" style:parent-style-name="Car.predefinitoparagrafo" style:family="text">
      <style:text-properties fo:language="it" fo:country="IT"/>
    </style:style>
    <style:style style:name="P906" style:parent-style-name="Paragrafoelenco" style:list-style-name="LFO15" style:family="paragraph">
      <style:paragraph-properties fo:line-height="150%"/>
    </style:style>
    <style:style style:name="T907" style:parent-style-name="Car.predefinitoparagrafo" style:family="text">
      <style:text-properties fo:language="it" fo:country="IT"/>
    </style:style>
    <style:style style:name="T908" style:parent-style-name="Car.predefinitoparagrafo" style:family="text">
      <style:text-properties fo:font-weight="bold" style:font-weight-asian="bold" style:font-weight-complex="bold" fo:language="it" fo:country="IT"/>
    </style:style>
    <style:style style:name="T909" style:parent-style-name="Car.predefinitoparagrafo" style:family="text">
      <style:text-properties fo:language="it" fo:country="IT"/>
    </style:style>
    <style:style style:name="P910" style:parent-style-name="Normale" style:family="paragraph">
      <style:paragraph-properties fo:line-height="150%"/>
      <style:text-properties fo:language="it" fo:country="IT"/>
    </style:style>
    <style:style style:name="P911" style:parent-style-name="Paragrafoelenco" style:list-style-name="LFO16" style:family="paragraph">
      <style:paragraph-properties fo:line-height="150%"/>
    </style:style>
    <style:style style:name="T912" style:parent-style-name="Car.predefinitoparagrafo" style:family="text">
      <style:text-properties fo:language="it" fo:country="IT"/>
    </style:style>
    <style:style style:name="T913" style:parent-style-name="Car.predefinitoparagrafo" style:family="text">
      <style:text-properties fo:font-weight="bold" style:font-weight-asian="bold" style:font-weight-complex="bold" fo:language="it" fo:country="IT"/>
    </style:style>
    <style:style style:name="T914" style:parent-style-name="Car.predefinitoparagrafo" style:family="text">
      <style:text-properties fo:language="it" fo:country="IT"/>
    </style:style>
    <style:style style:name="T915" style:parent-style-name="Car.predefinitoparagrafo" style:family="text">
      <style:text-properties fo:font-weight="bold" style:font-weight-asian="bold" style:font-weight-complex="bold" fo:language="it" fo:country="IT"/>
    </style:style>
    <style:style style:name="T916" style:parent-style-name="Car.predefinitoparagrafo" style:family="text">
      <style:text-properties fo:language="it" fo:country="IT"/>
    </style:style>
    <style:style style:name="P917" style:parent-style-name="Paragrafoelenco" style:list-style-name="LFO16" style:family="paragraph">
      <style:paragraph-properties fo:text-align="start" fo:line-height="150%"/>
    </style:style>
    <style:style style:name="T918" style:parent-style-name="Car.predefinitoparagrafo" style:family="text">
      <style:text-properties fo:language="it" fo:country="IT"/>
    </style:style>
    <style:style style:name="T919" style:parent-style-name="Car.predefinitoparagrafo" style:family="text">
      <style:text-properties fo:font-weight="bold" style:font-weight-asian="bold" style:font-weight-complex="bold" fo:language="it" fo:country="IT"/>
    </style:style>
    <style:style style:name="T920" style:parent-style-name="Car.predefinitoparagrafo" style:family="text">
      <style:text-properties fo:language="it" fo:country="IT"/>
    </style:style>
    <style:style style:name="T921" style:parent-style-name="Car.predefinitoparagrafo" style:family="text">
      <style:text-properties style:font-name="Wingdings" style:font-name-asian="Wingdings" style:font-name-complex="Wingdings" fo:language="it" fo:country="IT"/>
    </style:style>
    <style:style style:name="T922" style:parent-style-name="Car.predefinitoparagrafo" style:family="text">
      <style:text-properties fo:language="it" fo:country="IT"/>
    </style:style>
    <style:style style:name="T923" style:parent-style-name="Car.predefinitoparagrafo" style:family="text">
      <style:text-properties fo:font-weight="bold" style:font-weight-asian="bold" style:font-weight-complex="bold" fo:language="it" fo:country="IT"/>
    </style:style>
    <style:style style:name="T924" style:parent-style-name="Car.predefinitoparagrafo" style:family="text">
      <style:text-properties fo:language="it" fo:country="IT"/>
    </style:style>
    <style:style style:name="P925" style:parent-style-name="Paragrafoelenco" style:list-style-name="LFO16" style:family="paragraph">
      <style:paragraph-properties fo:text-align="start" fo:line-height="150%"/>
    </style:style>
    <style:style style:name="T926" style:parent-style-name="Car.predefinitoparagrafo" style:family="text">
      <style:text-properties fo:language="it" fo:country="IT"/>
    </style:style>
    <style:style style:name="T927" style:parent-style-name="Car.predefinitoparagrafo" style:family="text">
      <style:text-properties fo:font-weight="bold" style:font-weight-asian="bold" style:font-weight-complex="bold" fo:language="it" fo:country="IT"/>
    </style:style>
    <style:style style:name="T928" style:parent-style-name="Car.predefinitoparagrafo" style:family="text">
      <style:text-properties fo:language="it" fo:country="IT"/>
    </style:style>
    <style:style style:name="T929" style:parent-style-name="Car.predefinitoparagrafo" style:family="text">
      <style:text-properties fo:font-weight="bold" style:font-weight-asian="bold" style:font-weight-complex="bold" fo:language="it" fo:country="IT"/>
    </style:style>
    <style:style style:name="T930" style:parent-style-name="Car.predefinitoparagrafo" style:family="text">
      <style:text-properties fo:language="it" fo:country="IT"/>
    </style:style>
    <style:style style:name="T931" style:parent-style-name="Car.predefinitoparagrafo" style:family="text">
      <style:text-properties fo:language="it" fo:country="IT"/>
    </style:style>
    <style:style style:name="T932" style:parent-style-name="Car.predefinitoparagrafo" style:family="text">
      <style:text-properties fo:font-weight="bold" style:font-weight-asian="bold" style:font-weight-complex="bold" fo:language="it" fo:country="IT"/>
    </style:style>
    <style:style style:name="T933" style:parent-style-name="Car.predefinitoparagrafo" style:family="text">
      <style:text-properties fo:language="it" fo:country="IT"/>
    </style:style>
    <style:style style:name="P934" style:parent-style-name="Paragrafoelenco" style:list-style-name="LFO16" style:family="paragraph">
      <style:paragraph-properties fo:text-align="start" fo:line-height="150%"/>
    </style:style>
    <style:style style:name="T935" style:parent-style-name="Car.predefinitoparagrafo" style:family="text">
      <style:text-properties fo:language="it" fo:country="IT"/>
    </style:style>
    <style:style style:name="T936" style:parent-style-name="Car.predefinitoparagrafo" style:family="text">
      <style:text-properties fo:font-weight="bold" style:font-weight-asian="bold" style:font-weight-complex="bold" fo:language="it" fo:country="IT"/>
    </style:style>
    <style:style style:name="T937" style:parent-style-name="Car.predefinitoparagrafo" style:family="text">
      <style:text-properties fo:language="it" fo:country="IT"/>
    </style:style>
    <style:style style:name="T938" style:parent-style-name="Car.predefinitoparagrafo" style:family="text">
      <style:text-properties style:font-name="Wingdings" style:font-name-asian="Wingdings" style:font-name-complex="Wingdings" fo:language="it" fo:country="IT"/>
    </style:style>
    <style:style style:name="T939" style:parent-style-name="Car.predefinitoparagrafo" style:family="text">
      <style:text-properties fo:language="it" fo:country="IT"/>
    </style:style>
    <style:style style:name="T940" style:parent-style-name="Car.predefinitoparagrafo" style:family="text">
      <style:text-properties fo:font-weight="bold" style:font-weight-asian="bold" style:font-weight-complex="bold" fo:language="it" fo:country="IT"/>
    </style:style>
    <style:style style:name="T941" style:parent-style-name="Car.predefinitoparagrafo" style:family="text">
      <style:text-properties fo:language="it" fo:country="IT"/>
    </style:style>
    <style:style style:name="P942" style:parent-style-name="Paragrafoelenco" style:list-style-name="LFO16" style:family="paragraph">
      <style:paragraph-properties fo:text-align="start" fo:line-height="150%"/>
    </style:style>
    <style:style style:name="T943" style:parent-style-name="Car.predefinitoparagrafo" style:family="text">
      <style:text-properties fo:language="it" fo:country="IT"/>
    </style:style>
    <style:style style:name="T944" style:parent-style-name="Car.predefinitoparagrafo" style:family="text">
      <style:text-properties fo:font-weight="bold" style:font-weight-asian="bold" style:font-weight-complex="bold" fo:language="it" fo:country="IT"/>
    </style:style>
    <style:style style:name="T945" style:parent-style-name="Car.predefinitoparagrafo" style:family="text">
      <style:text-properties fo:language="it" fo:country="IT"/>
    </style:style>
    <style:style style:name="T946" style:parent-style-name="Car.predefinitoparagrafo" style:family="text">
      <style:text-properties fo:font-weight="bold" style:font-weight-asian="bold" style:font-weight-complex="bold" fo:language="it" fo:country="IT"/>
    </style:style>
    <style:style style:name="T947" style:parent-style-name="Car.predefinitoparagrafo" style:family="text">
      <style:text-properties fo:language="it" fo:country="IT"/>
    </style:style>
    <style:style style:name="T948" style:parent-style-name="Car.predefinitoparagrafo" style:family="text">
      <style:text-properties fo:language="it" fo:country="IT"/>
    </style:style>
    <style:style style:name="T949" style:parent-style-name="Car.predefinitoparagrafo" style:family="text">
      <style:text-properties fo:font-weight="bold" style:font-weight-asian="bold" style:font-weight-complex="bold" fo:language="it" fo:country="IT"/>
    </style:style>
    <style:style style:name="T950" style:parent-style-name="Car.predefinitoparagrafo" style:family="text">
      <style:text-properties fo:language="it" fo:country="IT"/>
    </style:style>
    <style:style style:name="T951" style:parent-style-name="Car.predefinitoparagrafo" style:family="text">
      <style:text-properties style:text-underline-type="single" style:text-underline-style="solid" style:text-underline-width="auto" style:text-underline-mode="continuous" fo:language="it" fo:country="IT"/>
    </style:style>
    <style:style style:name="T952" style:parent-style-name="Car.predefinitoparagrafo" style:family="text">
      <style:text-properties fo:language="it" fo:country="IT"/>
    </style:style>
    <style:style style:name="P953" style:parent-style-name="Normale" style:family="paragraph">
      <style:paragraph-properties fo:text-align="start" fo:line-height="150%"/>
    </style:style>
    <style:style style:name="T954" style:parent-style-name="Car.predefinitoparagrafo" style:family="text">
      <style:text-properties fo:language="it" fo:country="IT"/>
    </style:style>
    <style:style style:name="T955" style:parent-style-name="Car.predefinitoparagrafo" style:family="text">
      <style:text-properties fo:font-style="italic" style:font-style-asian="italic" style:font-style-complex="italic" fo:language="it" fo:country="IT"/>
    </style:style>
    <style:style style:name="T956" style:parent-style-name="Car.predefinitoparagrafo" style:family="text">
      <style:text-properties fo:language="it" fo:country="IT"/>
    </style:style>
    <style:style style:name="T957" style:parent-style-name="Car.predefinitoparagrafo" style:family="text">
      <style:text-properties fo:language="it" fo:country="IT"/>
    </style:style>
    <style:style style:name="T958" style:parent-style-name="Car.predefinitoparagrafo" style:family="text">
      <style:text-properties fo:font-weight="bold" style:font-weight-asian="bold" style:font-weight-complex="bold" fo:language="it" fo:country="IT"/>
    </style:style>
    <style:style style:name="T959" style:parent-style-name="Car.predefinitoparagrafo" style:family="text">
      <style:text-properties fo:language="it" fo:country="IT"/>
    </style:style>
    <style:style style:name="T960" style:parent-style-name="Car.predefinitoparagrafo" style:family="text">
      <style:text-properties fo:font-weight="bold" style:font-weight-asian="bold" style:font-weight-complex="bold" fo:language="it" fo:country="IT"/>
    </style:style>
    <style:style style:name="T961" style:parent-style-name="Car.predefinitoparagrafo" style:family="text">
      <style:text-properties fo:language="it" fo:country="IT"/>
    </style:style>
    <style:style style:name="T962" style:parent-style-name="Car.predefinitoparagrafo" style:family="text">
      <style:text-properties fo:language="it" fo:country="IT"/>
    </style:style>
    <style:style style:name="P963" style:parent-style-name="Titolo2" style:list-style-name="LFO1" style:family="paragraph">
      <style:text-properties fo:language="it" fo:country="IT"/>
    </style:style>
    <style:style style:name="P964" style:parent-style-name="Normale" style:family="paragraph">
      <style:paragraph-properties fo:line-height="150%"/>
      <style:text-properties fo:hyphenate="true"/>
    </style:style>
    <style:style style:name="T965" style:parent-style-name="Car.predefinitoparagrafo" style:family="text">
      <style:text-properties fo:color="#000000" style:font-size-complex="12pt" fo:language="it" fo:country="IT" style:language-asian="en" style:country-asian="GB"/>
    </style:style>
    <style:style style:name="T966" style:parent-style-name="Car.predefinitoparagrafo" style:family="text">
      <style:text-properties fo:color="#000000" style:font-size-complex="12pt" fo:language="it" fo:country="IT" style:language-asian="en" style:country-asian="GB"/>
    </style:style>
    <style:style style:name="P967"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68"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69"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70" style:parent-style-name="Normale" style:family="paragraph">
      <style:paragraph-properties fo:line-height="150%"/>
    </style:style>
    <style:style style:name="T971" style:parent-style-name="Car.predefinitoparagrafo" style:family="text">
      <style:text-properties fo:language="it" fo:country="IT"/>
    </style:style>
    <style:style style:name="T972" style:parent-style-name="Car.predefinitoparagrafo" style:family="text">
      <style:text-properties fo:language="it" fo:country="IT"/>
    </style:style>
    <style:style style:name="T973" style:parent-style-name="Car.predefinitoparagrafo" style:family="text">
      <style:text-properties fo:font-weight="bold" style:font-weight-asian="bold" style:font-weight-complex="bold" fo:language="it" fo:country="IT"/>
    </style:style>
    <style:style style:name="T974" style:parent-style-name="Car.predefinitoparagrafo" style:family="text">
      <style:text-properties fo:language="it" fo:country="IT"/>
    </style:style>
    <style:style style:name="P975" style:parent-style-name="Paragrafoelenco" style:list-style-name="LFO18" style:family="paragraph">
      <style:paragraph-properties fo:line-height="150%"/>
    </style:style>
    <style:style style:name="T976" style:parent-style-name="Car.predefinitoparagrafo" style:family="text">
      <style:text-properties fo:font-style="italic" style:font-style-asian="italic" style:font-style-complex="italic"/>
    </style:style>
    <style:style style:name="P977" style:parent-style-name="Paragrafoelenco" style:list-style-name="LFO18" style:family="paragraph">
      <style:paragraph-properties fo:line-height="150%"/>
      <style:text-properties fo:language="it" fo:country="IT"/>
    </style:style>
    <style:style style:name="P978" style:parent-style-name="Paragrafoelenco" style:list-style-name="LFO18" style:family="paragraph">
      <style:paragraph-properties fo:line-height="150%"/>
    </style:style>
    <style:style style:name="T979" style:parent-style-name="Car.predefinitoparagrafo" style:family="text">
      <style:text-properties style:font-name-asian="Calibri" fo:language="it" fo:country="IT"/>
    </style:style>
    <style:style style:name="P980" style:parent-style-name="Paragrafoelenco" style:list-style-name="LFO18" style:family="paragraph">
      <style:paragraph-properties fo:line-height="150%"/>
    </style:style>
    <style:style style:name="T981" style:parent-style-name="Car.predefinitoparagrafo" style:family="text">
      <style:text-properties style:font-name-asian="Calibri" fo:language="it" fo:country="IT"/>
    </style:style>
    <style:style style:name="P982" style:parent-style-name="Paragrafoelenco" style:list-style-name="LFO18" style:family="paragraph">
      <style:paragraph-properties fo:line-height="150%"/>
    </style:style>
    <style:style style:name="T983" style:parent-style-name="Car.predefinitoparagrafo" style:family="text">
      <style:text-properties style:font-name-asian="Calibri" fo:language="it" fo:country="IT"/>
    </style:style>
    <style:style style:name="P984" style:parent-style-name="Paragrafoelenco" style:list-style-name="LFO18" style:family="paragraph">
      <style:paragraph-properties fo:line-height="150%"/>
    </style:style>
    <style:style style:name="T985" style:parent-style-name="Car.predefinitoparagrafo" style:family="text">
      <style:text-properties style:font-name-asian="Calibri" fo:language="it" fo:country="IT"/>
    </style:style>
    <style:style style:name="T986" style:parent-style-name="Car.predefinitoparagrafo" style:family="text">
      <style:text-properties style:font-name-asian="Calibri" fo:language="it" fo:country="IT"/>
    </style:style>
    <style:style style:name="P987" style:parent-style-name="Paragrafoelenco" style:list-style-name="LFO18" style:family="paragraph">
      <style:paragraph-properties fo:line-height="150%"/>
    </style:style>
    <style:style style:name="T988" style:parent-style-name="Car.predefinitoparagrafo" style:family="text">
      <style:text-properties style:font-name-asian="Calibri" fo:language="it" fo:country="IT"/>
    </style:style>
    <style:style style:name="P989" style:parent-style-name="Paragrafoelenco" style:list-style-name="LFO18" style:family="paragraph">
      <style:paragraph-properties fo:line-height="150%"/>
    </style:style>
    <style:style style:name="T990" style:parent-style-name="Car.predefinitoparagrafo" style:family="text">
      <style:text-properties style:font-name-asian="Calibri" fo:language="it" fo:country="IT"/>
    </style:style>
    <style:style style:name="P991" style:parent-style-name="Paragrafoelenco" style:list-style-name="LFO18" style:family="paragraph">
      <style:paragraph-properties fo:line-height="150%"/>
    </style:style>
    <style:style style:name="T992" style:parent-style-name="Car.predefinitoparagrafo" style:family="text">
      <style:text-properties style:font-name-asian="Calibri" fo:language="it" fo:country="IT"/>
    </style:style>
    <style:style style:name="T993" style:parent-style-name="Car.predefinitoparagrafo" style:family="text">
      <style:text-properties style:font-name-asian="Calibri" fo:language="it" fo:country="IT"/>
    </style:style>
    <style:style style:name="P994" style:parent-style-name="Normale" style:family="paragraph">
      <style:paragraph-properties fo:line-height="150%"/>
    </style:style>
    <style:style style:name="T995" style:parent-style-name="Car.predefinitoparagrafo" style:family="text">
      <style:text-properties fo:language="it" fo:country="IT"/>
    </style:style>
    <style:style style:name="T996" style:parent-style-name="Car.predefinitoparagrafo" style:family="text">
      <style:text-properties fo:font-style="italic" style:font-style-asian="italic" style:font-style-complex="italic" fo:language="it" fo:country="IT"/>
    </style:style>
    <style:style style:name="T997" style:parent-style-name="Car.predefinitoparagrafo" style:family="text">
      <style:text-properties fo:language="it" fo:country="IT"/>
    </style:style>
    <style:style style:name="P998" style:parent-style-name="Sottotitolo" style:family="paragraph">
      <style:text-properties style:font-name-asian="Calibri" style:use-window-font-color="true"/>
    </style:style>
    <style:style style:name="P999" style:parent-style-name="Sottotitolo" style:family="paragraph">
      <style:text-properties style:font-name-asian="Calibri" style:use-window-font-color="true"/>
    </style:style>
    <style:style style:name="P1000" style:parent-style-name="Sottotitolo" style:family="paragraph">
      <style:text-properties style:font-name-asian="Calibri" style:use-window-font-color="true"/>
    </style:style>
    <style:style style:name="P1001" style:parent-style-name="Sottotitolo" style:family="paragraph">
      <style:text-properties style:font-name-asian="Calibri" style:use-window-font-color="true"/>
    </style:style>
    <style:style style:name="P1002" style:parent-style-name="Sottotitolo" style:family="paragraph">
      <style:text-properties style:font-name-asian="Calibri" style:use-window-font-color="true"/>
    </style:style>
    <style:style style:name="P1003" style:parent-style-name="Normale" style:family="paragraph">
      <style:paragraph-properties fo:line-height="150%"/>
    </style:style>
    <style:style style:name="T1004" style:parent-style-name="Car.predefinitoparagrafo" style:family="text">
      <style:text-properties fo:language="it" fo:country="IT"/>
    </style:style>
    <style:style style:name="T1005" style:parent-style-name="Car.predefinitoparagrafo" style:family="text">
      <style:text-properties fo:font-style="italic" style:font-style-asian="italic" style:font-style-complex="italic" fo:language="it" fo:country="IT"/>
    </style:style>
    <style:style style:name="T1006" style:parent-style-name="Car.predefinitoparagrafo" style:family="text">
      <style:text-properties fo:language="it" fo:country="IT"/>
    </style:style>
    <style:style style:name="T1007" style:parent-style-name="Car.predefinitoparagrafo" style:family="text">
      <style:text-properties fo:language="it" fo:country="IT"/>
    </style:style>
    <style:style style:name="T1008" style:parent-style-name="Car.predefinitoparagrafo" style:family="text">
      <style:text-properties fo:font-style="italic" style:font-style-asian="italic" style:font-style-complex="italic" fo:language="it" fo:country="IT"/>
    </style:style>
    <style:style style:name="T1009" style:parent-style-name="Car.predefinitoparagrafo" style:family="text">
      <style:text-properties fo:language="it" fo:country="IT"/>
    </style:style>
    <style:style style:name="P1010" style:parent-style-name="Normale" style:family="paragraph">
      <style:paragraph-properties fo:line-height="150%"/>
      <style:text-properties fo:language="it" fo:country="IT"/>
    </style:style>
    <style:style style:name="P1011" style:parent-style-name="Paragrafoelenco" style:list-style-name="LFO19" style:family="paragraph">
      <style:paragraph-properties fo:line-height="150%"/>
    </style:style>
    <style:style style:name="T1012" style:parent-style-name="Car.predefinitoparagrafo" style:family="text">
      <style:text-properties fo:font-style="italic" style:font-style-asian="italic" style:font-style-complex="italic" fo:language="it" fo:country="IT"/>
    </style:style>
    <style:style style:name="T1013" style:parent-style-name="Car.predefinitoparagrafo" style:family="text">
      <style:text-properties fo:language="it" fo:country="IT"/>
    </style:style>
    <style:style style:name="T1014" style:parent-style-name="Car.predefinitoparagrafo" style:family="text">
      <style:text-properties fo:language="it" fo:country="IT"/>
    </style:style>
    <style:style style:name="T1015" style:parent-style-name="Car.predefinitoparagrafo" style:family="text">
      <style:text-properties fo:font-weight="bold" style:font-weight-asian="bold" style:font-weight-complex="bold" fo:language="it" fo:country="IT"/>
    </style:style>
    <style:style style:name="T1016" style:parent-style-name="Car.predefinitoparagrafo" style:family="text">
      <style:text-properties fo:language="it" fo:country="IT"/>
    </style:style>
    <style:style style:name="P1017" style:parent-style-name="Paragrafoelenco" style:list-style-name="LFO19" style:family="paragraph">
      <style:paragraph-properties fo:line-height="150%"/>
    </style:style>
    <style:style style:name="T1018" style:parent-style-name="Car.predefinitoparagrafo" style:family="text">
      <style:text-properties fo:font-style="italic" style:font-style-asian="italic" style:font-style-complex="italic" fo:language="it" fo:country="IT"/>
    </style:style>
    <style:style style:name="T1019" style:parent-style-name="Car.predefinitoparagrafo" style:family="text">
      <style:text-properties fo:language="it" fo:country="IT"/>
    </style:style>
    <style:style style:name="T1020" style:parent-style-name="Car.predefinitoparagrafo" style:family="text">
      <style:text-properties fo:language="it" fo:country="IT"/>
    </style:style>
    <style:style style:name="P1021" style:parent-style-name="Paragrafoelenco" style:list-style-name="LFO19" style:family="paragraph">
      <style:paragraph-properties fo:line-height="150%"/>
    </style:style>
    <style:style style:name="T1022" style:parent-style-name="Car.predefinitoparagrafo" style:family="text">
      <style:text-properties fo:font-style="italic" style:font-style-asian="italic" style:font-style-complex="italic" fo:language="it" fo:country="IT"/>
    </style:style>
    <style:style style:name="T1023" style:parent-style-name="Car.predefinitoparagrafo" style:family="text">
      <style:text-properties fo:language="it" fo:country="IT"/>
    </style:style>
    <style:style style:name="T1024" style:parent-style-name="Car.predefinitoparagrafo" style:family="text">
      <style:text-properties fo:font-weight="bold" style:font-weight-asian="bold" style:font-weight-complex="bold" fo:language="it" fo:country="IT"/>
    </style:style>
    <style:style style:name="T1025"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026" style:parent-style-name="Car.predefinitoparagrafo" style:family="text">
      <style:text-properties fo:language="it" fo:country="IT"/>
    </style:style>
    <style:style style:name="T1027" style:parent-style-name="Car.predefinitoparagrafo" style:family="text">
      <style:text-properties fo:language="it" fo:country="IT"/>
    </style:style>
    <style:style style:name="P1028" style:parent-style-name="Paragrafoelenco" style:list-style-name="LFO19" style:family="paragraph">
      <style:paragraph-properties fo:text-align="start" fo:line-height="150%"/>
    </style:style>
    <style:style style:name="T1029" style:parent-style-name="Car.predefinitoparagrafo" style:family="text">
      <style:text-properties fo:language="it" fo:country="IT"/>
    </style:style>
    <style:style style:name="T1030" style:parent-style-name="Car.predefinitoparagrafo" style:family="text">
      <style:text-properties fo:font-weight="bold" style:font-weight-asian="bold" style:font-weight-complex="bold" fo:language="it" fo:country="IT"/>
    </style:style>
    <style:style style:name="T1031" style:parent-style-name="Car.predefinitoparagrafo" style:family="text">
      <style:text-properties fo:language="it" fo:country="IT"/>
    </style:style>
    <style:style style:name="P1032" style:parent-style-name="Titolo2" style:list-style-name="LFO1" style:family="paragraph">
      <style:text-properties fo:language="it" fo:country="IT"/>
    </style:style>
    <style:style style:name="P1033" style:parent-style-name="Normale" style:family="paragraph">
      <style:paragraph-properties fo:text-align="start" fo:line-height="150%"/>
    </style:style>
    <style:style style:name="T1034" style:parent-style-name="Car.predefinitoparagrafo" style:family="text">
      <style:text-properties fo:language="it" fo:country="IT"/>
    </style:style>
    <style:style style:name="T1035" style:parent-style-name="Car.predefinitoparagrafo" style:family="text">
      <style:text-properties fo:language="it" fo:country="IT"/>
    </style:style>
    <style:style style:name="T1036" style:parent-style-name="Car.predefinitoparagrafo" style:family="text">
      <style:text-properties fo:font-style="italic" style:font-style-asian="italic" style:font-style-complex="italic" fo:language="it" fo:country="IT"/>
    </style:style>
    <style:style style:name="T1037" style:parent-style-name="Car.predefinitoparagrafo" style:family="text">
      <style:text-properties fo:language="it" fo:country="IT"/>
    </style:style>
    <style:style style:name="T1038" style:parent-style-name="Car.predefinitoparagrafo" style:family="text">
      <style:text-properties fo:font-style="italic" style:font-style-asian="italic" style:font-style-complex="italic" fo:language="it" fo:country="IT"/>
    </style:style>
    <style:style style:name="T1039" style:parent-style-name="Car.predefinitoparagrafo" style:family="text">
      <style:text-properties fo:language="it" fo:country="IT"/>
    </style:style>
    <style:style style:name="P1040" style:parent-style-name="Paragrafoelenco" style:list-style-name="LFO20" style:family="paragraph">
      <style:paragraph-properties fo:text-align="start" fo:line-height="150%"/>
      <style:text-properties fo:language="it" fo:country="IT"/>
    </style:style>
    <style:style style:name="P1041" style:parent-style-name="Paragrafoelenco" style:list-style-name="LFO20" style:family="paragraph">
      <style:paragraph-properties fo:text-align="start" fo:line-height="150%"/>
      <style:text-properties fo:language="it" fo:country="IT"/>
    </style:style>
    <style:style style:name="P1042" style:parent-style-name="Normale" style:family="paragraph">
      <style:paragraph-properties fo:text-align="start" fo:line-height="150%"/>
      <style:text-properties fo:language="it" fo:country="IT"/>
    </style:style>
    <style:style style:name="P1043" style:parent-style-name="Paragrafoelenco" style:list-style-name="LFO21" style:family="paragraph">
      <style:paragraph-properties fo:text-align="start" fo:line-height="150%"/>
    </style:style>
    <style:style style:name="T1044" style:parent-style-name="Car.predefinitoparagrafo" style:family="text">
      <style:text-properties fo:language="it" fo:country="IT"/>
    </style:style>
    <style:style style:name="T1045" style:parent-style-name="Car.predefinitoparagrafo" style:family="text">
      <style:text-properties style:font-name="Wingdings" style:font-name-asian="Wingdings" style:font-name-complex="Wingdings" fo:language="it" fo:country="IT"/>
    </style:style>
    <style:style style:name="T1046" style:parent-style-name="Car.predefinitoparagrafo" style:family="text">
      <style:text-properties fo:language="it" fo:country="IT"/>
    </style:style>
    <style:style style:name="T1047" style:parent-style-name="Car.predefinitoparagrafo" style:family="text">
      <style:text-properties fo:font-style="italic" style:font-style-asian="italic" style:font-style-complex="italic" fo:language="it" fo:country="IT"/>
    </style:style>
    <style:style style:name="T1048" style:parent-style-name="Car.predefinitoparagrafo" style:family="text">
      <style:text-properties fo:language="it" fo:country="IT"/>
    </style:style>
    <style:style style:name="P1049" style:parent-style-name="Paragrafoelenco" style:list-style-name="LFO21" style:family="paragraph">
      <style:paragraph-properties fo:text-align="start" fo:line-height="150%"/>
    </style:style>
    <style:style style:name="T1050" style:parent-style-name="Car.predefinitoparagrafo" style:family="text">
      <style:text-properties fo:language="it" fo:country="IT"/>
    </style:style>
    <style:style style:name="T1051" style:parent-style-name="Car.predefinitoparagrafo" style:family="text">
      <style:text-properties style:font-name="Wingdings" style:font-name-asian="Wingdings" style:font-name-complex="Wingdings" fo:language="it" fo:country="IT"/>
    </style:style>
    <style:style style:name="T1052" style:parent-style-name="Car.predefinitoparagrafo" style:family="text">
      <style:text-properties fo:language="it" fo:country="IT"/>
    </style:style>
    <style:style style:name="T1053" style:parent-style-name="Car.predefinitoparagrafo" style:family="text">
      <style:text-properties fo:font-style="italic" style:font-style-asian="italic" style:font-style-complex="italic" fo:language="it" fo:country="IT"/>
    </style:style>
    <style:style style:name="T1054" style:parent-style-name="Car.predefinitoparagrafo" style:family="text">
      <style:text-properties fo:language="it" fo:country="IT"/>
    </style:style>
    <style:style style:name="P1055" style:parent-style-name="Paragrafoelenco" style:list-style-name="LFO21" style:family="paragraph">
      <style:paragraph-properties fo:text-align="start" fo:line-height="150%"/>
    </style:style>
    <style:style style:name="T1056" style:parent-style-name="Car.predefinitoparagrafo" style:family="text">
      <style:text-properties fo:language="it" fo:country="IT"/>
    </style:style>
    <style:style style:name="T1057" style:parent-style-name="Car.predefinitoparagrafo" style:family="text">
      <style:text-properties style:font-name="Wingdings" style:font-name-asian="Wingdings" style:font-name-complex="Wingdings" fo:language="it" fo:country="IT"/>
    </style:style>
    <style:style style:name="T1058" style:parent-style-name="Car.predefinitoparagrafo" style:family="text">
      <style:text-properties fo:language="it" fo:country="IT"/>
    </style:style>
    <style:style style:name="T1059" style:parent-style-name="Car.predefinitoparagrafo" style:family="text">
      <style:text-properties fo:font-style="italic" style:font-style-asian="italic" style:font-style-complex="italic" fo:language="it" fo:country="IT"/>
    </style:style>
    <style:style style:name="T1060" style:parent-style-name="Car.predefinitoparagrafo" style:family="text">
      <style:text-properties fo:language="it" fo:country="IT"/>
    </style:style>
    <style:style style:name="P1061" style:parent-style-name="Normale" style:family="paragraph">
      <style:paragraph-properties fo:text-align="start" fo:line-height="150%"/>
    </style:style>
    <style:style style:name="T1062" style:parent-style-name="Car.predefinitoparagrafo" style:family="text">
      <style:text-properties fo:language="it" fo:country="IT"/>
    </style:style>
    <style:style style:name="T1063" style:parent-style-name="Car.predefinitoparagrafo" style:family="text">
      <style:text-properties fo:font-style="italic" style:font-style-asian="italic" style:font-style-complex="italic" fo:language="it" fo:country="IT"/>
    </style:style>
    <style:style style:name="T1064" style:parent-style-name="Car.predefinitoparagrafo" style:family="text">
      <style:text-properties fo:language="it" fo:country="IT"/>
    </style:style>
    <style:style style:name="P1065" style:parent-style-name="Sottotitolo" style:family="paragraph">
      <style:text-properties style:font-name-asian="Calibri" style:use-window-font-color="true" fo:language="it" fo:country="IT"/>
    </style:style>
    <style:style style:name="P1066" style:parent-style-name="Sottotitolo" style:family="paragraph">
      <style:paragraph-properties fo:text-indent="0.5in"/>
      <style:text-properties style:font-name-asian="Calibri" style:use-window-font-color="true" fo:language="it" fo:country="IT"/>
    </style:style>
    <style:style style:name="P1067" style:parent-style-name="Sottotitolo" style:family="paragraph">
      <style:paragraph-properties fo:margin-left="0.5in" fo:text-indent="0.5in">
        <style:tab-stops/>
      </style:paragraph-properties>
    </style:style>
    <style:style style:name="T1068" style:parent-style-name="Car.predefinitoparagrafo" style:family="text">
      <style:text-properties style:font-name-asian="Calibri" style:use-window-font-color="true" fo:language="it" fo:country="IT"/>
    </style:style>
    <style:style style:name="T1069" style:parent-style-name="Car.predefinitoparagrafo" style:family="text">
      <style:text-properties style:font-name="Wingdings" style:font-name-asian="Wingdings" style:font-name-complex="Wingdings" fo:font-style="normal" style:font-style-asian="normal" style:font-style-complex="normal"/>
    </style:style>
    <style:style style:name="T1070" style:parent-style-name="Car.predefinitoparagrafo" style:family="text">
      <style:text-properties style:font-name-asian="Calibri" fo:font-style="normal" style:font-style-asian="normal" style:font-style-complex="normal" fo:language="it" fo:country="IT"/>
    </style:style>
    <style:style style:name="T1071" style:parent-style-name="Car.predefinitoparagrafo" style:family="text">
      <style:text-properties style:font-name="Times New Roman" style:font-name-asian="Calibri" fo:font-style="normal" style:font-style-asian="normal" style:font-style-complex="normal" fo:language="it" fo:country="IT"/>
    </style:style>
    <style:style style:name="T1072" style:parent-style-name="Car.predefinitoparagrafo" style:family="text">
      <style:text-properties style:font-name="Times New Roman" style:font-name-asian="Calibri" fo:font-style="normal" style:font-style-asian="normal" style:font-style-complex="normal" fo:language="it" fo:country="IT"/>
    </style:style>
    <style:style style:name="P1073"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074" style:parent-style-name="Sottotitolo" style:family="paragraph">
      <style:paragraph-properties fo:text-indent="0.5in"/>
      <style:text-properties style:font-name-asian="Calibri" style:use-window-font-color="true" fo:language="it" fo:country="IT"/>
    </style:style>
    <style:style style:name="P1075" style:parent-style-name="Sottotitolo" style:family="paragraph">
      <style:text-properties style:font-name-asian="Calibri" style:use-window-font-color="true" fo:language="it" fo:country="IT"/>
    </style:style>
    <style:style style:name="P1076" style:parent-style-name="Normale" style:family="paragraph">
      <style:paragraph-properties fo:line-height="150%"/>
    </style:style>
    <style:style style:name="T1077" style:parent-style-name="Car.predefinitoparagrafo" style:family="text">
      <style:text-properties fo:language="it" fo:country="IT"/>
    </style:style>
    <style:style style:name="T1078" style:parent-style-name="Car.predefinitoparagrafo" style:family="text">
      <style:text-properties fo:font-style="italic" style:font-style-asian="italic" style:font-style-complex="italic" fo:language="it" fo:country="IT"/>
    </style:style>
    <style:style style:name="T1079" style:parent-style-name="Car.predefinitoparagrafo" style:family="text">
      <style:text-properties fo:language="it" fo:country="IT"/>
    </style:style>
    <style:style style:name="P1080" style:parent-style-name="Normale" style:family="paragraph">
      <style:paragraph-properties fo:text-align="start" fo:line-height="150%"/>
    </style:style>
    <style:style style:name="T1081" style:parent-style-name="Car.predefinitoparagrafo" style:family="text">
      <style:text-properties fo:language="it" fo:country="IT"/>
    </style:style>
    <style:style style:name="T1082" style:parent-style-name="Car.predefinitoparagrafo" style:family="text">
      <style:text-properties fo:language="it" fo:country="IT"/>
    </style:style>
    <style:style style:name="T1083" style:parent-style-name="Car.predefinitoparagrafo" style:family="text">
      <style:text-properties fo:font-style="italic" style:font-style-asian="italic" style:font-style-complex="italic" fo:language="it" fo:country="IT"/>
    </style:style>
    <style:style style:name="T1084" style:parent-style-name="Car.predefinitoparagrafo" style:family="text">
      <style:text-properties fo:language="it" fo:country="IT"/>
    </style:style>
    <style:style style:name="P1085" style:parent-style-name="Sottotitolo" style:family="paragraph">
      <style:text-properties style:font-name-asian="Calibri" style:use-window-font-color="true" fo:language="it" fo:country="IT"/>
    </style:style>
    <style:style style:name="P1086"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087" style:parent-style-name="Sottotitolo" style:family="paragraph">
      <style:paragraph-properties fo:text-indent="0.5in"/>
      <style:text-properties style:font-name-asian="Calibri" style:use-window-font-color="true" fo:font-size="9.5pt" style:font-size-asian="9.5pt" style:font-size-complex="9.5pt"/>
    </style:style>
    <style:style style:name="P1088" style:parent-style-name="Sottotitolo" style:family="paragraph">
      <style:paragraph-properties fo:text-indent="0.5in"/>
      <style:text-properties style:font-name-asian="Calibri" style:use-window-font-color="true" fo:font-size="9.5pt" style:font-size-asian="9.5pt" style:font-size-complex="9.5pt"/>
    </style:style>
    <style:style style:name="P1089" style:parent-style-name="Sottotitolo" style:family="paragraph">
      <style:paragraph-properties fo:text-indent="0.5in"/>
      <style:text-properties style:font-name-asian="Calibri" style:use-window-font-color="true" fo:font-size="9.5pt" style:font-size-asian="9.5pt" style:font-size-complex="9.5pt"/>
    </style:style>
    <style:style style:name="P1090" style:parent-style-name="Sottotitolo" style:family="paragraph">
      <style:paragraph-properties fo:text-indent="0.5in"/>
      <style:text-properties style:font-name-asian="Calibri" style:use-window-font-color="true" fo:font-size="9.5pt" style:font-size-asian="9.5pt" style:font-size-complex="9.5pt"/>
    </style:style>
    <style:style style:name="P1091" style:parent-style-name="Sottotitolo" style:family="paragraph">
      <style:text-properties style:font-name-asian="Calibri" style:use-window-font-color="true" fo:font-size="9.5pt" style:font-size-asian="9.5pt" style:font-size-complex="9.5pt"/>
    </style:style>
    <style:style style:name="P1092" style:parent-style-name="Sottotitolo" style:family="paragraph">
      <style:text-properties style:font-name-asian="Calibri" style:use-window-font-color="true" fo:font-size="9.5pt" style:font-size-asian="9.5pt" style:font-size-complex="9.5pt"/>
    </style:style>
    <style:style style:name="P1093" style:parent-style-name="Sottotitolo" style:family="paragraph">
      <style:paragraph-properties fo:text-indent="0.5in"/>
      <style:text-properties style:font-name-asian="Calibri" style:use-window-font-color="true" fo:font-size="9.5pt" style:font-size-asian="9.5pt" style:font-size-complex="9.5pt"/>
    </style:style>
    <style:style style:name="P1094" style:parent-style-name="Sottotitolo" style:family="paragraph">
      <style:paragraph-properties fo:text-indent="0.5in"/>
      <style:text-properties style:font-name-asian="Calibri" style:use-window-font-color="true" fo:font-size="9.5pt" style:font-size-asian="9.5pt" style:font-size-complex="9.5pt"/>
    </style:style>
    <style:style style:name="P1095" style:parent-style-name="Sottotitolo" style:family="paragraph">
      <style:text-properties style:font-name-asian="Calibri" style:use-window-font-color="true" fo:font-size="9.5pt" style:font-size-asian="9.5pt" style:font-size-complex="9.5pt"/>
    </style:style>
    <style:style style:name="P1096" style:parent-style-name="Sottotitolo" style:family="paragraph">
      <style:paragraph-properties fo:text-indent="0.5in"/>
      <style:text-properties style:font-name-asian="Calibri" style:use-window-font-color="true" fo:font-size="9.5pt" style:font-size-asian="9.5pt" style:font-size-complex="9.5pt"/>
    </style:style>
    <style:style style:name="T1097" style:parent-style-name="Car.predefinitoparagrafo" style:family="text">
      <style:text-properties style:font-name-asian="Calibri" style:use-window-font-color="true" fo:font-size="9.5pt" style:font-size-asian="9.5pt" style:font-size-complex="9.5pt"/>
    </style:style>
    <style:style style:name="T1098" style:parent-style-name="Car.predefinitoparagrafo" style:family="text">
      <style:text-properties style:font-name-asian="Calibri" style:use-window-font-color="true" fo:font-size="9.5pt" style:font-size-asian="9.5pt" style:font-size-complex="9.5pt"/>
    </style:style>
    <style:style style:name="T1099" style:parent-style-name="Car.predefinitoparagrafo" style:family="text">
      <style:text-properties style:font-name-asian="Calibri" style:use-window-font-color="true" fo:font-size="9.5pt" style:font-size-asian="9.5pt" style:font-size-complex="9.5pt"/>
    </style:style>
    <style:style style:name="P1100" style:parent-style-name="Sottotitolo" style:family="paragraph">
      <style:text-properties style:font-name-asian="Calibri" style:use-window-font-color="true" fo:font-size="9.5pt" style:font-size-asian="9.5pt" style:font-size-complex="9.5pt"/>
    </style:style>
    <style:style style:name="T1101" style:parent-style-name="Car.predefinitoparagrafo" style:family="text">
      <style:text-properties style:font-name-asian="Calibri" style:use-window-font-color="true" fo:font-size="9.5pt" style:font-size-asian="9.5pt" style:font-size-complex="9.5pt"/>
    </style:style>
    <style:style style:name="T1102" style:parent-style-name="Car.predefinitoparagrafo" style:family="text">
      <style:text-properties style:font-name-asian="Calibri" style:use-window-font-color="true" fo:font-size="9.5pt" style:font-size-asian="9.5pt" style:font-size-complex="9.5pt"/>
    </style:style>
    <style:style style:name="T1103" style:parent-style-name="Car.predefinitoparagrafo" style:family="text">
      <style:text-properties style:font-name-asian="Calibri" style:use-window-font-color="true" fo:font-size="9.5pt" style:font-size-asian="9.5pt" style:font-size-complex="9.5pt"/>
    </style:style>
    <style:style style:name="P1104" style:parent-style-name="Sottotitolo" style:family="paragraph">
      <style:text-properties style:font-name-asian="Calibri" style:use-window-font-color="true" fo:font-size="9.5pt" style:font-size-asian="9.5pt" style:font-size-complex="9.5pt"/>
    </style:style>
    <style:style style:name="P1105"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106"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107" style:parent-style-name="Sottotitolo" style:family="paragraph">
      <style:text-properties style:font-name-asian="Calibri" fo:language="it" fo:country="IT"/>
    </style:style>
    <style:style style:name="P1108" style:parent-style-name="Normale" style:family="paragraph">
      <style:paragraph-properties fo:line-height="150%"/>
    </style:style>
    <style:style style:name="T1109" style:parent-style-name="Car.predefinitoparagrafo" style:family="text">
      <style:text-properties fo:language="it" fo:country="IT"/>
    </style:style>
    <style:style style:name="T1110" style:parent-style-name="Car.predefinitoparagrafo" style:family="text">
      <style:text-properties fo:language="it" fo:country="IT"/>
    </style:style>
    <style:style style:name="T1111" style:parent-style-name="Car.predefinitoparagrafo" style:family="text">
      <style:text-properties fo:font-style="italic" style:font-style-asian="italic" style:font-style-complex="italic" fo:language="it" fo:country="IT"/>
    </style:style>
    <style:style style:name="T1112" style:parent-style-name="Car.predefinitoparagrafo" style:family="text">
      <style:text-properties fo:language="it" fo:country="IT"/>
    </style:style>
    <style:style style:name="T1113" style:parent-style-name="Car.predefinitoparagrafo" style:family="text">
      <style:text-properties fo:language="it" fo:country="IT"/>
    </style:style>
    <style:style style:name="P1114" style:parent-style-name="Paragrafoelenco" style:list-style-name="LFO22" style:family="paragraph">
      <style:paragraph-properties fo:line-height="150%"/>
    </style:style>
    <style:style style:name="T1115" style:parent-style-name="Car.predefinitoparagrafo" style:family="text">
      <style:text-properties fo:font-weight="bold" style:font-weight-asian="bold" style:font-weight-complex="bold" fo:language="it" fo:country="IT"/>
    </style:style>
    <style:style style:name="T1116" style:parent-style-name="Car.predefinitoparagrafo" style:family="text">
      <style:text-properties fo:language="it" fo:country="IT"/>
    </style:style>
    <style:style style:name="T1117" style:parent-style-name="Car.predefinitoparagrafo" style:family="text">
      <style:text-properties fo:language="it" fo:country="IT"/>
    </style:style>
    <style:style style:name="P1118" style:parent-style-name="Paragrafoelenco" style:list-style-name="LFO22" style:family="paragraph">
      <style:paragraph-properties fo:line-height="150%"/>
    </style:style>
    <style:style style:name="T1119" style:parent-style-name="Car.predefinitoparagrafo" style:family="text">
      <style:text-properties fo:font-weight="bold" style:font-weight-asian="bold" style:font-weight-complex="bold" fo:language="it" fo:country="IT"/>
    </style:style>
    <style:style style:name="T1120" style:parent-style-name="Car.predefinitoparagrafo" style:family="text">
      <style:text-properties fo:language="it" fo:country="IT"/>
    </style:style>
    <style:style style:name="T1121" style:parent-style-name="Car.predefinitoparagrafo" style:family="text">
      <style:text-properties fo:font-style="italic" style:font-style-asian="italic" style:font-style-complex="italic" fo:language="it" fo:country="IT"/>
    </style:style>
    <style:style style:name="T1122" style:parent-style-name="Car.predefinitoparagrafo" style:family="text">
      <style:text-properties fo:language="it" fo:country="IT"/>
    </style:style>
    <style:style style:name="T1123" style:parent-style-name="Car.predefinitoparagrafo" style:family="text">
      <style:text-properties fo:font-weight="bold" style:font-weight-asian="bold" style:font-weight-complex="bold" fo:language="it" fo:country="IT"/>
    </style:style>
    <style:style style:name="T1124" style:parent-style-name="Car.predefinitoparagrafo" style:family="text">
      <style:text-properties fo:language="it" fo:country="IT"/>
    </style:style>
    <style:style style:name="T1125" style:parent-style-name="Car.predefinitoparagrafo" style:family="text">
      <style:text-properties fo:font-style="italic" style:font-style-asian="italic" style:font-style-complex="italic" fo:language="it" fo:country="IT"/>
    </style:style>
    <style:style style:name="T1126" style:parent-style-name="Car.predefinitoparagrafo" style:family="text">
      <style:text-properties fo:language="it" fo:country="IT"/>
    </style:style>
    <style:style style:name="T1127" style:parent-style-name="Car.predefinitoparagrafo" style:family="text">
      <style:text-properties fo:language="it" fo:country="IT"/>
    </style:style>
    <style:style style:name="T1128" style:parent-style-name="Car.predefinitoparagrafo" style:family="text">
      <style:text-properties fo:font-weight="bold" style:font-weight-asian="bold" style:font-weight-complex="bold" fo:language="it" fo:country="IT"/>
    </style:style>
    <style:style style:name="T1129" style:parent-style-name="Car.predefinitoparagrafo" style:family="text">
      <style:text-properties fo:language="it" fo:country="IT"/>
    </style:style>
    <style:style style:name="T1130" style:parent-style-name="Car.predefinitoparagrafo" style:family="text">
      <style:text-properties fo:font-style="italic" style:font-style-asian="italic" style:font-style-complex="italic" fo:language="it" fo:country="IT"/>
    </style:style>
    <style:style style:name="T1131" style:parent-style-name="Car.predefinitoparagrafo" style:family="text">
      <style:text-properties fo:language="it" fo:country="IT"/>
    </style:style>
    <style:style style:name="T1132" style:parent-style-name="Car.predefinitoparagrafo" style:family="text">
      <style:text-properties fo:font-weight="bold" style:font-weight-asian="bold" style:font-weight-complex="bold" fo:language="it" fo:country="IT"/>
    </style:style>
    <style:style style:name="T1133" style:parent-style-name="Car.predefinitoparagrafo" style:family="text">
      <style:text-properties fo:language="it" fo:country="IT"/>
    </style:style>
    <style:style style:name="T1134" style:parent-style-name="Car.predefinitoparagrafo" style:family="text">
      <style:text-properties fo:font-weight="bold" style:font-weight-asian="bold" style:font-weight-complex="bold" fo:language="it" fo:country="IT"/>
    </style:style>
    <style:style style:name="T1135" style:parent-style-name="Car.predefinitoparagrafo" style:family="text">
      <style:text-properties fo:language="it" fo:country="IT"/>
    </style:style>
    <style:style style:name="T1136" style:parent-style-name="Car.predefinitoparagrafo" style:family="text">
      <style:text-properties fo:font-weight="bold" style:font-weight-asian="bold" style:font-weight-complex="bold" fo:language="it" fo:country="IT"/>
    </style:style>
    <style:style style:name="T1137" style:parent-style-name="Car.predefinitoparagrafo" style:family="text">
      <style:text-properties fo:language="it" fo:country="IT"/>
    </style:style>
    <style:style style:name="T1138" style:parent-style-name="Car.predefinitoparagrafo" style:family="text">
      <style:text-properties fo:language="it" fo:country="IT"/>
    </style:style>
    <style:style style:name="P1139" style:parent-style-name="Normale" style:family="paragraph">
      <style:paragraph-properties fo:text-align="start" fo:line-height="150%"/>
    </style:style>
    <style:style style:name="T1140" style:parent-style-name="Car.predefinitoparagrafo" style:family="text">
      <style:text-properties fo:language="it" fo:country="IT"/>
    </style:style>
    <style:style style:name="T1141" style:parent-style-name="Car.predefinitoparagrafo" style:family="text">
      <style:text-properties fo:font-style="italic" style:font-style-asian="italic" style:font-style-complex="italic" fo:language="it" fo:country="IT"/>
    </style:style>
    <style:style style:name="T1142" style:parent-style-name="Car.predefinitoparagrafo" style:family="text">
      <style:text-properties fo:language="it" fo:country="IT"/>
    </style:style>
    <style:style style:name="P1143" style:parent-style-name="Sottotitolo" style:family="paragraph">
      <style:text-properties style:font-name-asian="Calibri" style:use-window-font-color="true" fo:language="it" fo:country="IT"/>
    </style:style>
    <style:style style:name="P1144" style:parent-style-name="Sottotitolo" style:family="paragraph">
      <style:text-properties style:font-name-asian="Calibri" style:use-window-font-color="true" fo:language="it" fo:country="IT"/>
    </style:style>
    <style:style style:name="P1145" style:parent-style-name="Sottotitolo" style:family="paragraph">
      <style:text-properties style:font-name-asian="Calibri" style:use-window-font-color="true" fo:language="it" fo:country="IT"/>
    </style:style>
    <style:style style:name="P1146" style:parent-style-name="Sottotitolo" style:family="paragraph">
      <style:text-properties style:font-name-asian="Calibri" style:use-window-font-color="true" fo:language="it" fo:country="IT"/>
    </style:style>
    <style:style style:name="T1147" style:parent-style-name="Car.predefinitoparagrafo" style:family="text">
      <style:text-properties style:font-name-asian="Calibri" style:use-window-font-color="true" fo:language="it" fo:country="IT"/>
    </style:style>
    <style:style style:name="T1148" style:parent-style-name="Car.predefinitoparagrafo" style:family="text">
      <style:text-properties style:font-name-asian="Calibri" style:use-window-font-color="true"/>
    </style:style>
    <style:style style:name="P1149" style:parent-style-name="Sottotitolo" style:family="paragraph">
      <style:text-properties style:font-name-asian="Calibri" style:use-window-font-color="true"/>
    </style:style>
    <style:style style:name="P1150" style:parent-style-name="Sottotitolo" style:family="paragraph">
      <style:paragraph-properties fo:text-indent="0.5in"/>
      <style:text-properties style:font-name-asian="Calibri" style:use-window-font-color="true"/>
    </style:style>
    <style:style style:name="P1151" style:parent-style-name="Sottotitolo" style:family="paragraph">
      <style:paragraph-properties fo:margin-left="0.5in" fo:text-indent="0.5in">
        <style:tab-stops/>
      </style:paragraph-properties>
      <style:text-properties style:font-name-asian="Calibri" style:use-window-font-color="true"/>
    </style:style>
    <style:style style:name="P1152" style:parent-style-name="Sottotitolo" style:family="paragraph">
      <style:paragraph-properties fo:margin-left="0.5in" fo:text-indent="0.5in">
        <style:tab-stops/>
      </style:paragraph-properties>
      <style:text-properties style:font-name-asian="Calibri" style:use-window-font-color="true"/>
    </style:style>
    <style:style style:name="P1153" style:parent-style-name="Sottotitolo" style:family="paragraph">
      <style:paragraph-properties fo:margin-left="0.5in" fo:text-indent="0.5in">
        <style:tab-stops/>
      </style:paragraph-properties>
      <style:text-properties style:font-name-asian="Calibri" style:use-window-font-color="true"/>
    </style:style>
    <style:style style:name="P1154" style:parent-style-name="Sottotitolo" style:family="paragraph">
      <style:text-properties style:font-name-asian="Calibri" style:use-window-font-color="true"/>
    </style:style>
    <style:style style:name="P1155" style:parent-style-name="Sottotitolo" style:family="paragraph">
      <style:paragraph-properties fo:text-indent="0.5in"/>
    </style:style>
    <style:style style:name="T1156" style:parent-style-name="Car.predefinitoparagrafo" style:family="text">
      <style:text-properties style:font-name-asian="Calibri" style:use-window-font-color="true"/>
    </style:style>
    <style:style style:name="P1157" style:parent-style-name="Sottotitolo" style:family="paragraph">
      <style:text-properties style:font-name-asian="Calibri" style:use-window-font-color="true"/>
    </style:style>
    <style:style style:name="P1158" style:parent-style-name="Sottotitolo" style:family="paragraph">
      <style:paragraph-properties fo:margin-left="0.5in">
        <style:tab-stops/>
      </style:paragraph-properties>
      <style:text-properties style:font-name-asian="Calibri" style:use-window-font-color="true"/>
    </style:style>
    <style:style style:name="P1159" style:parent-style-name="Sottotitolo" style:family="paragraph">
      <style:paragraph-properties fo:margin-left="0.5in">
        <style:tab-stops/>
      </style:paragraph-properties>
      <style:text-properties style:font-name-asian="Calibri" style:use-window-font-color="true"/>
    </style:style>
    <style:style style:name="P1160" style:parent-style-name="Sottotitolo" style:family="paragraph">
      <style:paragraph-properties fo:margin-left="0.5in">
        <style:tab-stops/>
      </style:paragraph-properties>
      <style:text-properties style:font-name-asian="Calibri" style:use-window-font-color="true"/>
    </style:style>
    <style:style style:name="P1161" style:parent-style-name="Sottotitolo" style:family="paragraph">
      <style:text-properties style:font-name-asian="Calibri" style:use-window-font-color="true" fo:language="it" fo:country="IT"/>
    </style:style>
    <style:style style:name="P1162" style:parent-style-name="Normale" style:family="paragraph">
      <style:paragraph-properties fo:line-height="150%"/>
    </style:style>
    <style:style style:name="T1163" style:parent-style-name="Car.predefinitoparagrafo" style:family="text">
      <style:text-properties style:font-name-asian="Calibri" fo:language="it" fo:country="IT"/>
    </style:style>
    <style:style style:name="T1164" style:parent-style-name="Car.predefinitoparagrafo" style:family="text">
      <style:text-properties style:font-name-asian="Calibri" fo:language="it" fo:country="IT"/>
    </style:style>
    <style:style style:name="T1165" style:parent-style-name="Car.predefinitoparagrafo" style:family="text">
      <style:text-properties style:font-name-asian="Calibri" fo:font-style="italic" style:font-style-asian="italic" style:font-style-complex="italic" fo:language="it" fo:country="IT"/>
    </style:style>
    <style:style style:name="T1166" style:parent-style-name="Car.predefinitoparagrafo" style:family="text">
      <style:text-properties style:font-name-asian="Calibri" fo:language="it" fo:country="IT"/>
    </style:style>
    <style:style style:name="T1167" style:parent-style-name="Car.predefinitoparagrafo" style:family="text">
      <style:text-properties style:font-name-asian="Calibri" fo:language="it" fo:country="IT"/>
    </style:style>
    <style:style style:name="P1168" style:parent-style-name="Normale" style:family="paragraph">
      <style:paragraph-properties fo:line-height="150%"/>
    </style:style>
    <style:style style:name="T1169" style:parent-style-name="Car.predefinitoparagrafo" style:family="text">
      <style:text-properties style:font-name-asian="Calibri" fo:language="it" fo:country="IT"/>
    </style:style>
    <style:style style:name="T1170" style:parent-style-name="Car.predefinitoparagrafo" style:family="text">
      <style:text-properties style:font-name="Wingdings" style:font-name-asian="Wingdings" style:font-name-complex="Wingdings" fo:language="it" fo:country="IT"/>
    </style:style>
    <style:style style:name="T1171" style:parent-style-name="Car.predefinitoparagrafo" style:family="text">
      <style:text-properties style:font-name-asian="Calibri" fo:language="it" fo:country="IT"/>
    </style:style>
    <style:style style:name="P1172" style:parent-style-name="Paragrafoelenco" style:list-style-name="LFO23" style:family="paragraph">
      <style:paragraph-properties fo:line-height="150%"/>
    </style:style>
    <style:style style:name="T1173" style:parent-style-name="Car.predefinitoparagrafo" style:family="text">
      <style:text-properties style:font-name-asian="Calibri" fo:font-weight="bold" style:font-weight-asian="bold" style:font-weight-complex="bold" fo:language="it" fo:country="IT"/>
    </style:style>
    <style:style style:name="T1174" style:parent-style-name="Car.predefinitoparagrafo" style:family="text">
      <style:text-properties style:font-name-asian="Calibri" fo:language="it" fo:country="IT"/>
    </style:style>
    <style:style style:name="T1175" style:parent-style-name="Car.predefinitoparagrafo" style:family="text">
      <style:text-properties style:font-name-asian="Calibri" fo:language="it" fo:country="IT"/>
    </style:style>
    <style:style style:name="P1176" style:parent-style-name="Paragrafoelenco" style:list-style-name="LFO23" style:family="paragraph">
      <style:paragraph-properties fo:line-height="150%"/>
    </style:style>
    <style:style style:name="T1177" style:parent-style-name="Car.predefinitoparagrafo" style:family="text">
      <style:text-properties style:font-name-asian="Calibri" fo:font-weight="bold" style:font-weight-asian="bold" style:font-weight-complex="bold" fo:language="it" fo:country="IT"/>
    </style:style>
    <style:style style:name="T1178" style:parent-style-name="Car.predefinitoparagrafo" style:family="text">
      <style:text-properties style:font-name-asian="Calibri" fo:language="it" fo:country="IT"/>
    </style:style>
    <style:style style:name="T1179" style:parent-style-name="Car.predefinitoparagrafo" style:family="text">
      <style:text-properties style:font-name-asian="Calibri" fo:language="it" fo:country="IT"/>
    </style:style>
    <style:style style:name="T1180" style:parent-style-name="Car.predefinitoparagrafo" style:family="text">
      <style:text-properties style:font-name-asian="Calibri" fo:font-style="italic" style:font-style-asian="italic" style:font-style-complex="italic" fo:language="it" fo:country="IT"/>
    </style:style>
    <style:style style:name="T1181" style:parent-style-name="Car.predefinitoparagrafo" style:family="text">
      <style:text-properties style:font-name-asian="Calibri" fo:language="it" fo:country="IT"/>
    </style:style>
    <style:style style:name="T1182" style:parent-style-name="Car.predefinitoparagrafo" style:family="text">
      <style:text-properties style:font-name-asian="Calibri" fo:font-style="italic" style:font-style-asian="italic" style:font-style-complex="italic" fo:language="it" fo:country="IT"/>
    </style:style>
    <style:style style:name="T1183" style:parent-style-name="Car.predefinitoparagrafo" style:family="text">
      <style:text-properties style:font-name-asian="Calibri" fo:language="it" fo:country="IT"/>
    </style:style>
    <style:style style:name="T1184" style:parent-style-name="Car.predefinitoparagrafo" style:family="text">
      <style:text-properties style:font-name-asian="Calibri" fo:language="it" fo:country="IT"/>
    </style:style>
    <style:style style:name="P1185" style:parent-style-name="Normale" style:family="paragraph">
      <style:paragraph-properties fo:text-align="start" fo:line-height="150%"/>
      <style:text-properties fo:language="it" fo:country="IT"/>
    </style:style>
    <style:style style:name="P1186" style:parent-style-name="Normale" style:family="paragraph">
      <style:paragraph-properties fo:text-align="start" fo:line-height="150%"/>
      <style:text-properties fo:language="it" fo:country="IT"/>
    </style:style>
    <style:style style:name="P1187" style:parent-style-name="Paragrafoelenco" style:list-style-name="LFO24" style:family="paragraph">
      <style:paragraph-properties fo:text-align="start" fo:line-height="150%"/>
    </style:style>
    <style:style style:name="P1188" style:parent-style-name="Paragrafoelenco" style:list-style-name="LFO24" style:family="paragraph">
      <style:paragraph-properties fo:text-align="start" fo:line-height="150%"/>
    </style:style>
    <style:style style:name="P1189" style:parent-style-name="Paragrafoelenco" style:list-style-name="LFO24" style:family="paragraph">
      <style:paragraph-properties fo:text-align="start" fo:line-height="150%"/>
    </style:style>
    <style:style style:name="P1190" style:parent-style-name="Normale" style:family="paragraph">
      <style:paragraph-properties fo:text-align="start" fo:line-height="150%"/>
      <style:text-properties fo:language="it" fo:country="IT"/>
    </style:style>
    <style:style style:name="P1191" style:parent-style-name="Sottotitolo" style:family="paragraph">
      <style:text-properties style:font-name-asian="Calibri"/>
    </style:style>
    <style:style style:name="P1192" style:parent-style-name="Sottotitolo" style:family="paragraph">
      <style:text-properties style:font-name-asian="Calibri"/>
    </style:style>
    <style:style style:name="T1193" style:parent-style-name="Car.predefinitoparagrafo" style:family="text">
      <style:text-properties style:font-name-asian="Calibri"/>
    </style:style>
    <style:style style:name="P1194" style:parent-style-name="Sottotitolo" style:family="paragraph">
      <style:paragraph-properties fo:text-indent="0.5in"/>
    </style:style>
    <style:style style:name="T1195" style:parent-style-name="Car.predefinitoparagrafo" style:family="text">
      <style:text-properties style:font-name-asian="Calibri" fo:background-color="#FFFF00"/>
    </style:style>
    <style:style style:name="T1196" style:parent-style-name="Car.predefinitoparagrafo" style:family="text">
      <style:text-properties style:font-name-asian="Calibri"/>
    </style:style>
    <style:style style:name="T1197" style:parent-style-name="Car.predefinitoparagrafo" style:family="text">
      <style:text-properties style:font-name-asian="Calibri"/>
    </style:style>
    <style:style style:name="P1198" style:parent-style-name="Sottotitolo" style:family="paragraph">
      <style:paragraph-properties fo:text-indent="0.5in"/>
    </style:style>
    <style:style style:name="T1199" style:parent-style-name="Car.predefinitoparagrafo" style:family="text">
      <style:text-properties style:font-name-asian="Calibri" fo:background-color="#FFFF00"/>
    </style:style>
    <style:style style:name="P1200" style:parent-style-name="Sottotitolo" style:family="paragraph">
      <style:text-properties style:font-name-asian="Calibri"/>
    </style:style>
    <style:style style:name="P1201" style:parent-style-name="Sottotitolo" style:family="paragraph">
      <style:paragraph-properties fo:text-indent="0.5in"/>
    </style:style>
    <style:style style:name="T1202" style:parent-style-name="Car.predefinitoparagrafo" style:family="text">
      <style:text-properties style:font-name-asian="Calibri" fo:background-color="#FFFF00"/>
    </style:style>
    <style:style style:name="P1203" style:parent-style-name="Sottotitolo" style:family="paragraph">
      <style:text-properties style:font-name-asian="Calibri"/>
    </style:style>
    <style:style style:name="P1204" style:parent-style-name="Sottotitolo" style:family="paragraph">
      <style:text-properties style:font-name-asian="Calibri"/>
    </style:style>
    <style:style style:name="T1205" style:parent-style-name="Car.predefinitoparagrafo" style:family="text">
      <style:text-properties style:font-name-asian="Calibri" fo:background-color="#FFFF00" fo:language="it" fo:country="IT"/>
    </style:style>
    <style:style style:name="P1206" style:parent-style-name="Normale" style:family="paragraph">
      <style:paragraph-properties fo:line-height="150%"/>
    </style:style>
    <style:style style:name="T1207" style:parent-style-name="Car.predefinitoparagrafo" style:family="text">
      <style:text-properties style:font-name-asian="Calibri" fo:language="it" fo:country="IT"/>
    </style:style>
    <style:style style:name="T1208" style:parent-style-name="Car.predefinitoparagrafo" style:family="text">
      <style:text-properties style:font-name-asian="Calibri" fo:language="it" fo:country="IT"/>
    </style:style>
    <style:style style:name="T1209" style:parent-style-name="Car.predefinitoparagrafo" style:family="text">
      <style:text-properties style:font-name-asian="Calibri" fo:language="it" fo:country="IT"/>
    </style:style>
    <style:style style:name="T1210" style:parent-style-name="Car.predefinitoparagrafo" style:family="text">
      <style:text-properties style:font-name-asian="Calibri" fo:language="it" fo:country="IT"/>
    </style:style>
    <style:style style:name="T1211" style:parent-style-name="Car.predefinitoparagrafo" style:family="text">
      <style:text-properties style:font-name-asian="Calibri" fo:font-style="italic" style:font-style-asian="italic" style:font-style-complex="italic" fo:language="it" fo:country="IT"/>
    </style:style>
    <style:style style:name="T1212" style:parent-style-name="Car.predefinitoparagrafo" style:family="text">
      <style:text-properties style:font-name-asian="Calibri" fo:language="it" fo:country="IT"/>
    </style:style>
    <style:style style:name="P1213" style:parent-style-name="Normale" style:family="paragraph">
      <style:paragraph-properties fo:line-height="150%"/>
    </style:style>
    <style:style style:name="T1214" style:parent-style-name="Car.predefinitoparagrafo" style:family="text">
      <style:text-properties style:font-name-asian="Calibri" fo:language="it" fo:country="IT"/>
    </style:style>
    <style:style style:name="P1215" style:parent-style-name="Sottotitolo" style:family="paragraph">
      <style:text-properties style:font-name-asian="Calibri"/>
    </style:style>
    <style:style style:name="P1216" style:parent-style-name="Sottotitolo" style:family="paragraph">
      <style:text-properties style:font-name-asian="Calibri"/>
    </style:style>
    <style:style style:name="T1217" style:parent-style-name="Car.predefinitoparagrafo" style:family="text">
      <style:text-properties style:font-name-asian="Calibri" fo:background-color="#FFFF00"/>
    </style:style>
    <style:style style:name="P1218" style:parent-style-name="Sottotitolo" style:family="paragraph">
      <style:text-properties style:font-name-asian="Calibri"/>
    </style:style>
    <style:style style:name="P1219" style:parent-style-name="Sottotitolo" style:family="paragraph">
      <style:paragraph-properties fo:text-indent="0.5in"/>
      <style:text-properties style:font-name-asian="Calibri"/>
    </style:style>
    <style:style style:name="P1220" style:parent-style-name="Sottotitolo" style:family="paragraph">
      <style:paragraph-properties fo:margin-left="0.5in" fo:text-indent="0.5in">
        <style:tab-stops/>
      </style:paragraph-properties>
      <style:text-properties style:font-name-asian="Calibri"/>
    </style:style>
    <style:style style:name="P1221" style:parent-style-name="Sottotitolo" style:family="paragraph">
      <style:paragraph-properties fo:margin-left="1in" fo:text-indent="0.5in">
        <style:tab-stops/>
      </style:paragraph-properties>
      <style:text-properties style:font-name-asian="Calibri" fo:background-color="#FFFF00" fo:language="it" fo:country="IT"/>
    </style:style>
    <style:style style:name="P1222" style:parent-style-name="Sottotitolo" style:family="paragraph">
      <style:paragraph-properties fo:margin-left="1in" fo:text-indent="0.5in">
        <style:tab-stops/>
      </style:paragraph-properties>
      <style:text-properties style:font-name-asian="Calibri" fo:background-color="#FFFF00" fo:language="it" fo:country="IT"/>
    </style:style>
    <style:style style:name="P1223" style:parent-style-name="Sottotitolo" style:family="paragraph">
      <style:paragraph-properties fo:margin-left="1in" fo:text-indent="0.5in">
        <style:tab-stops/>
      </style:paragraph-properties>
      <style:text-properties style:font-name-asian="Calibri" fo:background-color="#FFFF00"/>
    </style:style>
    <style:style style:name="P1224" style:parent-style-name="Sottotitolo" style:family="paragraph">
      <style:paragraph-properties fo:margin-left="1in" fo:text-indent="0.5in">
        <style:tab-stops/>
      </style:paragraph-properties>
    </style:style>
    <style:style style:name="T1225" style:parent-style-name="Car.predefinitoparagrafo" style:family="text">
      <style:text-properties style:font-name-asian="Calibri" fo:background-color="#FFFF00"/>
    </style:style>
    <style:style style:name="P1226" style:parent-style-name="Sottotitolo" style:family="paragraph">
      <style:paragraph-properties fo:margin-left="0.5in" fo:text-indent="0.5in">
        <style:tab-stops/>
      </style:paragraph-properties>
      <style:text-properties style:font-name-asian="Calibri"/>
    </style:style>
    <style:style style:name="P1227" style:parent-style-name="Sottotitolo" style:family="paragraph">
      <style:paragraph-properties fo:margin-left="1in" fo:text-indent="0.5in">
        <style:tab-stops/>
      </style:paragraph-properties>
    </style:style>
    <style:style style:name="T1228" style:parent-style-name="Car.predefinitoparagrafo" style:family="text">
      <style:text-properties style:font-name-asian="Calibri" fo:background-color="#FFFF00"/>
    </style:style>
    <style:style style:name="P1229" style:parent-style-name="Sottotitolo" style:family="paragraph">
      <style:paragraph-properties fo:margin-left="0.5in" fo:text-indent="0.5in">
        <style:tab-stops/>
      </style:paragraph-properties>
      <style:text-properties style:font-name-asian="Calibri"/>
    </style:style>
    <style:style style:name="P1230" style:parent-style-name="Sottotitolo" style:family="paragraph">
      <style:paragraph-properties fo:text-indent="0.5in"/>
      <style:text-properties style:font-name-asian="Calibri"/>
    </style:style>
    <style:style style:name="P1231" style:parent-style-name="Sottotitolo" style:family="paragraph">
      <style:text-properties style:font-name-asian="Calibri"/>
    </style:style>
    <style:style style:name="P1232" style:parent-style-name="Sottotitolo" style:family="paragraph">
      <style:paragraph-properties fo:text-indent="0.5in"/>
    </style:style>
    <style:style style:name="T1233" style:parent-style-name="Car.predefinitoparagrafo" style:family="text">
      <style:text-properties style:font-name-asian="Calibri" fo:background-color="#FFFF00"/>
    </style:style>
    <style:style style:name="P1234" style:parent-style-name="Sottotitolo" style:family="paragraph">
      <style:text-properties style:font-name-asian="Calibri"/>
    </style:style>
    <style:style style:name="P1235" style:parent-style-name="Sottotitolo" style:family="paragraph">
      <style:text-properties style:font-name-asian="Calibri"/>
    </style:style>
    <style:style style:name="P1236" style:parent-style-name="Normale" style:family="paragraph">
      <style:paragraph-properties fo:line-height="150%"/>
      <style:text-properties fo:language="it" fo:country="IT"/>
    </style:style>
    <style:style style:name="P1237" style:parent-style-name="Paragrafoelenco" style:list-style-name="LFO25" style:family="paragraph">
      <style:paragraph-properties fo:line-height="150%"/>
      <style:text-properties fo:language="it" fo:country="IT"/>
    </style:style>
    <style:style style:name="P1238" style:parent-style-name="Paragrafoelenco" style:list-style-name="LFO25" style:family="paragraph">
      <style:paragraph-properties fo:line-height="150%"/>
      <style:text-properties fo:language="it" fo:country="IT"/>
    </style:style>
    <style:style style:name="P1239" style:parent-style-name="Normale" style:family="paragraph">
      <style:paragraph-properties fo:line-height="150%"/>
      <style:text-properties fo:language="it" fo:country="IT"/>
    </style:style>
    <style:style style:name="P1240" style:parent-style-name="Sottotitolo" style:family="paragraph">
      <style:text-properties style:font-name-asian="Calibri"/>
    </style:style>
    <style:style style:name="P1241" style:parent-style-name="Sottotitolo" style:family="paragraph">
      <style:text-properties style:font-name-asian="Calibri"/>
    </style:style>
    <style:style style:name="P1242" style:parent-style-name="Sottotitolo" style:family="paragraph">
      <style:text-properties style:font-name-asian="Calibri" fo:language="it" fo:country="IT"/>
    </style:style>
    <style:style style:name="T1243" style:parent-style-name="Car.predefinitoparagrafo" style:family="text">
      <style:text-properties style:font-name-asian="Calibri" fo:language="it" fo:country="IT"/>
    </style:style>
    <style:style style:name="T1244" style:parent-style-name="Car.predefinitoparagrafo" style:family="text">
      <style:text-properties style:font-name-asian="Calibri" fo:background-color="#FFFF00"/>
    </style:style>
    <style:style style:name="T1245" style:parent-style-name="Car.predefinitoparagrafo" style:family="text">
      <style:text-properties style:font-name-asian="Calibri"/>
    </style:style>
    <style:style style:name="T1246" style:parent-style-name="Car.predefinitoparagrafo" style:family="text">
      <style:text-properties style:font-name-asian="Calibri" fo:background-color="#FFFF00"/>
    </style:style>
    <style:style style:name="T1247" style:parent-style-name="Car.predefinitoparagrafo" style:family="text">
      <style:text-properties style:font-name-asian="Calibri" fo:background-color="#FFFF00"/>
    </style:style>
    <style:style style:name="P1248" style:parent-style-name="Sottotitolo" style:family="paragraph">
      <style:text-properties style:font-name-asian="Calibri"/>
    </style:style>
    <style:style style:name="T1249" style:parent-style-name="Car.predefinitoparagrafo" style:family="text">
      <style:text-properties style:font-name-asian="Calibri"/>
    </style:style>
    <style:style style:name="T1250" style:parent-style-name="Car.predefinitoparagrafo" style:family="text">
      <style:text-properties style:font-name-asian="Calibri" fo:background-color="#FFFF00"/>
    </style:style>
    <style:style style:name="P1251" style:parent-style-name="Sottotitolo" style:family="paragraph">
      <style:text-properties style:font-name-asian="Calibri"/>
    </style:style>
    <style:style style:name="P1252" style:parent-style-name="Sottotitolo" style:family="paragraph">
      <style:text-properties style:font-name-asian="Calibri"/>
    </style:style>
    <style:style style:name="T1253" style:parent-style-name="Car.predefinitoparagrafo" style:family="text">
      <style:text-properties style:font-name-asian="Calibri" fo:background-color="#FFFF00" fo:language="it" fo:country="IT"/>
    </style:style>
    <style:style style:name="P1254" style:parent-style-name="Normale" style:family="paragraph">
      <style:paragraph-properties fo:line-height="150%"/>
    </style:style>
    <style:style style:name="T1255" style:parent-style-name="Car.predefinitoparagrafo" style:family="text">
      <style:text-properties fo:language="it" fo:country="IT"/>
    </style:style>
    <style:style style:name="T1256" style:parent-style-name="Car.predefinitoparagrafo" style:family="text">
      <style:text-properties fo:language="it" fo:country="IT"/>
    </style:style>
    <style:style style:name="T1257" style:parent-style-name="Car.predefinitoparagrafo" style:family="text">
      <style:text-properties fo:font-weight="bold" style:font-weight-asian="bold" style:font-weight-complex="bold" fo:language="it" fo:country="IT"/>
    </style:style>
    <style:style style:name="T1258" style:parent-style-name="Car.predefinitoparagrafo" style:family="text">
      <style:text-properties fo:language="it" fo:country="IT"/>
    </style:style>
    <style:style style:name="T1259" style:parent-style-name="Car.predefinitoparagrafo" style:family="text">
      <style:text-properties fo:font-weight="bold" style:font-weight-asian="bold" style:font-weight-complex="bold" fo:language="it" fo:country="IT"/>
    </style:style>
    <style:style style:name="T1260" style:parent-style-name="Car.predefinitoparagrafo" style:family="text">
      <style:text-properties fo:language="it" fo:country="IT"/>
    </style:style>
    <style:style style:name="T1261" style:parent-style-name="Car.predefinitoparagrafo" style:family="text">
      <style:text-properties fo:language="it" fo:country="IT"/>
    </style:style>
    <style:style style:name="T1262" style:parent-style-name="Car.predefinitoparagrafo" style:family="text">
      <style:text-properties style:font-name-asian="Calibri" style:font-name-complex="Consolas" fo:font-size="9.5pt" style:font-size-asian="9.5pt" style:font-size-complex="9.5pt" fo:language="it" fo:country="IT"/>
    </style:style>
    <style:style style:name="P1263" style:parent-style-name="Sottotitolo" style:family="paragraph">
      <style:paragraph-properties fo:background-color="#FFE599"/>
    </style:style>
    <style:style style:name="T1264" style:parent-style-name="Car.predefinitoparagrafo" style:family="text">
      <style:text-properties style:font-name-asian="Calibri" fo:background-color="#FFFF00" fo:language="it" fo:country="IT"/>
    </style:style>
    <style:style style:name="P1265" style:parent-style-name="Sottotitolo" style:family="paragraph">
      <style:paragraph-properties fo:background-color="#FFE599"/>
      <style:text-properties style:font-name-asian="Calibri" fo:language="it" fo:country="IT"/>
    </style:style>
    <style:style style:name="P1266"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267" style:parent-style-name="Normale" style:family="paragraph">
      <style:paragraph-properties fo:line-height="150%"/>
    </style:style>
    <style:style style:name="T1268" style:parent-style-name="Car.predefinitoparagrafo" style:family="text">
      <style:text-properties style:font-name-asian="Calibri" fo:language="it" fo:country="IT"/>
    </style:style>
    <style:style style:name="T1269" style:parent-style-name="Car.predefinitoparagrafo" style:family="text">
      <style:text-properties style:font-name-asian="Calibri" fo:language="it" fo:country="IT"/>
    </style:style>
    <style:style style:name="T1270" style:parent-style-name="Car.predefinitoparagrafo" style:family="text">
      <style:text-properties style:font-name-asian="Calibri" fo:font-style="italic" style:font-style-asian="italic" style:font-style-complex="italic" fo:language="it" fo:country="IT"/>
    </style:style>
    <style:style style:name="T1271" style:parent-style-name="Car.predefinitoparagrafo" style:family="text">
      <style:text-properties style:font-name-asian="Calibri" fo:language="it" fo:country="IT"/>
    </style:style>
    <style:style style:name="T1272" style:parent-style-name="Car.predefinitoparagrafo" style:family="text">
      <style:text-properties style:font-name-asian="Calibri" fo:language="it" fo:country="IT"/>
    </style:style>
    <style:style style:name="T1273" style:parent-style-name="Car.predefinitoparagrafo" style:family="text">
      <style:text-properties style:font-name-asian="Calibri" fo:font-style="italic" style:font-style-asian="italic" style:font-style-complex="italic" fo:language="it" fo:country="IT"/>
    </style:style>
    <style:style style:name="T1274" style:parent-style-name="Car.predefinitoparagrafo" style:family="text">
      <style:text-properties style:font-name-asian="Calibri" fo:language="it" fo:country="IT"/>
    </style:style>
    <style:style style:name="P1275" style:parent-style-name="Sottotitolo" style:family="paragraph">
      <style:text-properties style:font-name-asian="Calibri"/>
    </style:style>
    <style:style style:name="P1276" style:parent-style-name="Sottotitolo" style:family="paragraph">
      <style:text-properties style:font-name-asian="Calibri" style:use-window-font-color="true"/>
    </style:style>
    <style:style style:name="P1277" style:parent-style-name="Sottotitolo" style:family="paragraph">
      <style:text-properties style:font-name-asian="Calibri" style:use-window-font-color="true"/>
    </style:style>
    <style:style style:name="P1278" style:parent-style-name="Sottotitolo" style:family="paragraph">
      <style:paragraph-properties fo:text-indent="0.5in"/>
      <style:text-properties style:font-name-asian="Calibri" style:use-window-font-color="true" fo:background-color="#FFFF00" fo:language="it" fo:country="IT"/>
    </style:style>
    <style:style style:name="T1279" style:parent-style-name="Car.predefinitoparagrafo" style:family="text">
      <style:text-properties style:font-name-asian="Calibri" style:use-window-font-color="true" fo:background-color="#FFFF00" fo:language="it" fo:country="IT"/>
    </style:style>
    <style:style style:name="P1280" style:parent-style-name="Sottotitolo" style:family="paragraph">
      <style:text-properties style:font-name-asian="Calibri" style:use-window-font-color="true"/>
    </style:style>
    <style:style style:name="P1281" style:parent-style-name="Sottotitolo" style:family="paragraph">
      <style:paragraph-properties fo:text-indent="0.5in"/>
      <style:text-properties style:font-name-asian="Calibri" style:use-window-font-color="true"/>
    </style:style>
    <style:style style:name="T1282" style:parent-style-name="Car.predefinitoparagrafo" style:family="text">
      <style:text-properties style:font-name-asian="Calibri" style:use-window-font-color="true"/>
    </style:style>
    <style:style style:name="T1283" style:parent-style-name="Car.predefinitoparagrafo" style:family="text">
      <style:text-properties style:font-name-asian="Calibri" style:use-window-font-color="true"/>
    </style:style>
    <style:style style:name="T1284" style:parent-style-name="Car.predefinitoparagrafo" style:family="text">
      <style:text-properties style:font-name-asian="Calibri" style:use-window-font-color="true" fo:background-color="#FFFF00"/>
    </style:style>
    <style:style style:name="T1285" style:parent-style-name="Car.predefinitoparagrafo" style:family="text">
      <style:text-properties style:font-name-asian="Calibri" style:use-window-font-color="true"/>
    </style:style>
    <style:style style:name="T1286" style:parent-style-name="Car.predefinitoparagrafo" style:family="text">
      <style:text-properties style:font-name-asian="Calibri" style:use-window-font-color="true" fo:language="it" fo:country="IT"/>
    </style:style>
    <style:style style:name="T1287" style:parent-style-name="Car.predefinitoparagrafo" style:family="text">
      <style:text-properties style:font-name-asian="Calibri" style:use-window-font-color="true" fo:language="it" fo:country="IT"/>
    </style:style>
    <style:style style:name="T1288" style:parent-style-name="Car.predefinitoparagrafo" style:family="text">
      <style:text-properties style:font-name-asian="Calibri" style:use-window-font-color="true" fo:language="it" fo:country="IT"/>
    </style:style>
    <style:style style:name="T1289" style:parent-style-name="Car.predefinitoparagrafo" style:family="text">
      <style:text-properties style:font-name-asian="Calibri" style:use-window-font-color="true" fo:background-color="#FFFF00" fo:language="it" fo:country="IT"/>
    </style:style>
    <style:style style:name="T1290" style:parent-style-name="Car.predefinitoparagrafo" style:family="text">
      <style:text-properties style:font-name-asian="Calibri" style:use-window-font-color="true" fo:language="it" fo:country="IT"/>
    </style:style>
    <style:style style:name="T1291" style:parent-style-name="Car.predefinitoparagrafo" style:family="text">
      <style:text-properties style:font-name-asian="Calibri" style:use-window-font-color="true" fo:language="it" fo:country="IT"/>
    </style:style>
    <style:style style:name="T1292" style:parent-style-name="Car.predefinitoparagrafo" style:family="text">
      <style:text-properties style:font-name-asian="Calibri" style:use-window-font-color="true" fo:background-color="#FFFF00" fo:language="it" fo:country="IT"/>
    </style:style>
    <style:style style:name="T1293" style:parent-style-name="Car.predefinitoparagrafo" style:family="text">
      <style:text-properties style:font-name-asian="Calibri" style:use-window-font-color="true" fo:language="it" fo:country="IT"/>
    </style:style>
    <style:style style:name="T1294" style:parent-style-name="Car.predefinitoparagrafo" style:family="text">
      <style:text-properties style:font-name-asian="Calibri" style:use-window-font-color="true" fo:language="it" fo:country="IT"/>
    </style:style>
    <style:style style:name="T1295" style:parent-style-name="Car.predefinitoparagrafo" style:family="text">
      <style:text-properties style:font-name-asian="Calibri" style:use-window-font-color="true" fo:background-color="#FFFF00" fo:language="it" fo:country="IT"/>
    </style:style>
    <style:style style:name="T1296" style:parent-style-name="Car.predefinitoparagrafo" style:family="text">
      <style:text-properties style:font-name-asian="Calibri" style:use-window-font-color="true" fo:language="it" fo:country="IT"/>
    </style:style>
    <style:style style:name="T1297" style:parent-style-name="Car.predefinitoparagrafo" style:family="text">
      <style:text-properties style:font-name-asian="Calibri" style:use-window-font-color="true" fo:language="it" fo:country="IT"/>
    </style:style>
    <style:style style:name="T1298" style:parent-style-name="Car.predefinitoparagrafo" style:family="text">
      <style:text-properties style:font-name-asian="Calibri" style:use-window-font-color="true" fo:background-color="#FFFF00"/>
    </style:style>
    <style:style style:name="P1299" style:parent-style-name="Sottotitolo" style:family="paragraph">
      <style:text-properties style:font-name-asian="Calibri" style:use-window-font-color="true"/>
    </style:style>
    <style:style style:name="P1300" style:parent-style-name="Sottotitolo" style:family="paragraph">
      <style:text-properties style:font-name-asian="Calibri" style:use-window-font-color="true"/>
    </style:style>
    <style:style style:name="T1301" style:parent-style-name="Car.predefinitoparagrafo" style:family="text">
      <style:text-properties style:font-name-asian="Calibri" style:use-window-font-color="true"/>
    </style:style>
    <style:style style:name="T1302" style:parent-style-name="Car.predefinitoparagrafo" style:family="text">
      <style:text-properties style:font-name-asian="Calibri" style:use-window-font-color="true" fo:background-color="#FFFF00" fo:language="it" fo:country="IT"/>
    </style:style>
    <style:style style:name="T1303" style:parent-style-name="Car.predefinitoparagrafo" style:family="text">
      <style:text-properties style:font-name-asian="Calibri" style:use-window-font-color="true" fo:language="it" fo:country="IT"/>
    </style:style>
    <style:style style:name="T1304" style:parent-style-name="Car.predefinitoparagrafo" style:family="text">
      <style:text-properties style:font-name-asian="Calibri" style:use-window-font-color="true" fo:background-color="#FFFF00" fo:language="it" fo:country="IT"/>
    </style:style>
    <style:style style:name="T1305" style:parent-style-name="Car.predefinitoparagrafo" style:family="text">
      <style:text-properties style:font-name-asian="Calibri" style:use-window-font-color="true" fo:language="it" fo:country="IT"/>
    </style:style>
    <style:style style:name="T1306" style:parent-style-name="Car.predefinitoparagrafo" style:family="text">
      <style:text-properties style:font-name-asian="Calibri" style:use-window-font-color="true" fo:background-color="#FFFF00"/>
    </style:style>
    <style:style style:name="P1307" style:parent-style-name="Sottotitolo" style:family="paragraph">
      <style:text-properties style:font-name-asian="Calibri" style:use-window-font-color="true"/>
    </style:style>
    <style:style style:name="P1308" style:parent-style-name="Sottotitolo" style:family="paragraph">
      <style:text-properties style:font-name-asian="Calibri" style:use-window-font-color="true"/>
    </style:style>
    <style:style style:name="P1309" style:parent-style-name="Normale" style:family="paragraph">
      <style:paragraph-properties fo:line-height="150%"/>
    </style:style>
    <style:style style:name="T1310" style:parent-style-name="Car.predefinitoparagrafo" style:family="text">
      <style:text-properties style:font-name-asian="Calibri" fo:language="it" fo:country="IT"/>
    </style:style>
    <style:style style:name="T1311" style:parent-style-name="Car.predefinitoparagrafo" style:family="text">
      <style:text-properties style:font-name-asian="Calibri" fo:language="it" fo:country="IT"/>
    </style:style>
    <style:style style:name="T1312" style:parent-style-name="Car.predefinitoparagrafo" style:family="text">
      <style:text-properties style:font-name-asian="Calibri" fo:font-style="italic" style:font-style-asian="italic" style:font-style-complex="italic" fo:language="it" fo:country="IT"/>
    </style:style>
    <style:style style:name="T1313" style:parent-style-name="Car.predefinitoparagrafo" style:family="text">
      <style:text-properties style:font-name-asian="Calibri" fo:language="it" fo:country="IT"/>
    </style:style>
    <style:style style:name="T1314" style:parent-style-name="Car.predefinitoparagrafo" style:family="text">
      <style:text-properties style:font-name-asian="Calibri" fo:font-style="italic" style:font-style-asian="italic" style:font-style-complex="italic" fo:language="it" fo:country="IT"/>
    </style:style>
    <style:style style:name="T1315" style:parent-style-name="Car.predefinitoparagrafo" style:family="text">
      <style:text-properties style:font-name-asian="Calibri" fo:language="it" fo:country="IT"/>
    </style:style>
    <style:style style:name="T1316" style:parent-style-name="Car.predefinitoparagrafo" style:family="text">
      <style:text-properties style:font-name-asian="Calibri" fo:font-style="italic" style:font-style-asian="italic" style:font-style-complex="italic" fo:language="it" fo:country="IT"/>
    </style:style>
    <style:style style:name="T1317" style:parent-style-name="Car.predefinitoparagrafo" style:family="text">
      <style:text-properties style:font-name-asian="Calibri" fo:language="it" fo:country="IT"/>
    </style:style>
    <style:style style:name="T1318" style:parent-style-name="Car.predefinitoparagrafo" style:family="text">
      <style:text-properties style:font-name-asian="Calibri" fo:language="it" fo:country="IT"/>
    </style:style>
    <style:style style:name="P1319" style:parent-style-name="Paragrafoelenco" style:list-style-name="LFO26" style:family="paragraph">
      <style:paragraph-properties fo:line-height="150%"/>
    </style:style>
    <style:style style:name="T1320" style:parent-style-name="Car.predefinitoparagrafo" style:family="text">
      <style:text-properties style:font-name-asian="Calibri" fo:font-weight="bold" style:font-weight-asian="bold" style:font-weight-complex="bold" fo:language="it" fo:country="IT"/>
    </style:style>
    <style:style style:name="T1321" style:parent-style-name="Car.predefinitoparagrafo" style:family="text">
      <style:text-properties style:font-name-asian="Calibri" fo:language="it" fo:country="IT"/>
    </style:style>
    <style:style style:name="T1322"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323" style:parent-style-name="Car.predefinitoparagrafo" style:family="text">
      <style:text-properties style:font-name-asian="Calibri" fo:language="it" fo:country="IT"/>
    </style:style>
    <style:style style:name="T1324" style:parent-style-name="Car.predefinitoparagrafo" style:family="text">
      <style:text-properties style:font-name-asian="Calibri" fo:language="it" fo:country="IT"/>
    </style:style>
    <style:style style:name="T1325" style:parent-style-name="Car.predefinitoparagrafo" style:family="text">
      <style:text-properties style:font-name-asian="Calibri" fo:font-style="italic" style:font-style-asian="italic" style:font-style-complex="italic" fo:language="it" fo:country="IT"/>
    </style:style>
    <style:style style:name="T1326" style:parent-style-name="Car.predefinitoparagrafo" style:family="text">
      <style:text-properties style:font-name-asian="Calibri" fo:language="it" fo:country="IT"/>
    </style:style>
    <style:style style:name="T1327" style:parent-style-name="Car.predefinitoparagrafo" style:family="text">
      <style:text-properties style:font-name-asian="Calibri" fo:font-style="italic" style:font-style-asian="italic" style:font-style-complex="italic" fo:language="it" fo:country="IT"/>
    </style:style>
    <style:style style:name="T1328" style:parent-style-name="Car.predefinitoparagrafo" style:family="text">
      <style:text-properties style:font-name-asian="Calibri" fo:language="it" fo:country="IT"/>
    </style:style>
    <style:style style:name="T1329" style:parent-style-name="Car.predefinitoparagrafo" style:family="text">
      <style:text-properties style:font-name-asian="Calibri" fo:font-weight="bold" style:font-weight-asian="bold" style:font-weight-complex="bold" fo:language="it" fo:country="IT"/>
    </style:style>
    <style:style style:name="T1330" style:parent-style-name="Car.predefinitoparagrafo" style:family="text">
      <style:text-properties style:font-name-asian="Calibri" fo:language="it" fo:country="IT"/>
    </style:style>
    <style:style style:name="T1331" style:parent-style-name="Car.predefinitoparagrafo" style:family="text">
      <style:text-properties style:font-name-asian="Calibri" fo:language="it" fo:country="IT"/>
    </style:style>
    <style:style style:name="P1332" style:parent-style-name="Paragrafoelenco" style:list-style-name="LFO26" style:family="paragraph">
      <style:paragraph-properties fo:line-height="150%"/>
    </style:style>
    <style:style style:name="T1333" style:parent-style-name="Car.predefinitoparagrafo" style:family="text">
      <style:text-properties style:font-name-asian="Calibri" fo:font-weight="bold" style:font-weight-asian="bold" style:font-weight-complex="bold" fo:language="it" fo:country="IT"/>
    </style:style>
    <style:style style:name="T1334" style:parent-style-name="Car.predefinitoparagrafo" style:family="text">
      <style:text-properties style:font-name-asian="Calibri" fo:language="it" fo:country="IT"/>
    </style:style>
    <style:style style:name="P1335" style:parent-style-name="Normale" style:family="paragraph">
      <style:paragraph-properties fo:line-height="150%"/>
    </style:style>
    <style:style style:name="T1336" style:parent-style-name="Car.predefinitoparagrafo" style:family="text">
      <style:text-properties style:font-name-asian="Calibri" fo:language="it" fo:country="IT"/>
    </style:style>
    <style:style style:name="T1337" style:parent-style-name="Car.predefinitoparagrafo" style:family="text">
      <style:text-properties style:font-name-asian="Calibri" fo:language="it" fo:country="IT"/>
    </style:style>
    <style:style style:name="T1338" style:parent-style-name="Car.predefinitoparagrafo" style:family="text">
      <style:text-properties style:font-name-asian="Calibri" fo:font-weight="bold" style:font-weight-asian="bold" style:font-weight-complex="bold" fo:language="it" fo:country="IT"/>
    </style:style>
    <style:style style:name="T1339" style:parent-style-name="Car.predefinitoparagrafo" style:family="text">
      <style:text-properties style:font-name-asian="Calibri" fo:language="it" fo:country="IT"/>
    </style:style>
    <style:style style:name="P1340" style:parent-style-name="Sottotitolo" style:family="paragraph">
      <style:text-properties style:font-name-asian="Calibri" style:use-window-font-color="true"/>
    </style:style>
    <style:style style:name="P1341" style:parent-style-name="Sottotitolo" style:family="paragraph">
      <style:text-properties style:font-name-asian="Calibri" style:use-window-font-color="true"/>
    </style:style>
    <style:style style:name="P1342" style:parent-style-name="Sottotitolo" style:family="paragraph">
      <style:text-properties style:font-name-asian="Calibri" style:use-window-font-color="true" fo:language="it" fo:country="IT"/>
    </style:style>
    <style:style style:name="T1343" style:parent-style-name="Car.predefinitoparagrafo" style:family="text">
      <style:text-properties style:font-name-asian="Calibri" style:use-window-font-color="true" fo:language="it" fo:country="IT"/>
    </style:style>
    <style:style style:name="T1344" style:parent-style-name="Car.predefinitoparagrafo" style:family="text">
      <style:text-properties style:font-name-asian="Calibri" style:use-window-font-color="true" fo:background-color="#FFFF00" fo:language="it" fo:country="IT"/>
    </style:style>
    <style:style style:name="T1345" style:parent-style-name="Car.predefinitoparagrafo" style:family="text">
      <style:text-properties style:font-name-asian="Calibri" style:use-window-font-color="true" fo:language="it" fo:country="IT"/>
    </style:style>
    <style:style style:name="T1346" style:parent-style-name="Car.predefinitoparagrafo" style:family="text">
      <style:text-properties style:font-name-asian="Calibri" style:use-window-font-color="true" fo:background-color="#FFFF00" fo:language="it" fo:country="IT"/>
    </style:style>
    <style:style style:name="T1347" style:parent-style-name="Car.predefinitoparagrafo" style:family="text">
      <style:text-properties style:font-name-asian="Calibri" style:use-window-font-color="true" fo:background-color="#FFFF00" fo:language="it" fo:country="IT"/>
    </style:style>
    <style:style style:name="T1348" style:parent-style-name="Car.predefinitoparagrafo" style:family="text">
      <style:text-properties style:font-name-asian="Calibri" style:use-window-font-color="true" fo:language="it" fo:country="IT"/>
    </style:style>
    <style:style style:name="T1349" style:parent-style-name="Car.predefinitoparagrafo" style:family="text">
      <style:text-properties style:font-name-asian="Calibri" style:use-window-font-color="true" fo:background-color="#FFFF00"/>
    </style:style>
    <style:style style:name="P1350" style:parent-style-name="Sottotitolo" style:family="paragraph">
      <style:text-properties style:font-name-asian="Calibri" style:use-window-font-color="true"/>
    </style:style>
    <style:style style:name="T1351" style:parent-style-name="Car.predefinitoparagrafo" style:family="text">
      <style:text-properties style:font-name-asian="Calibri" style:use-window-font-color="true"/>
    </style:style>
    <style:style style:name="T1352" style:parent-style-name="Car.predefinitoparagrafo" style:family="text">
      <style:text-properties style:font-name-asian="Calibri" style:use-window-font-color="true" fo:background-color="#FFFF00"/>
    </style:style>
    <style:style style:name="P1353" style:parent-style-name="Sottotitolo" style:family="paragraph">
      <style:text-properties style:font-name-asian="Calibri" style:use-window-font-color="true"/>
    </style:style>
    <style:style style:name="P1354" style:parent-style-name="Sottotitolo" style:family="paragraph">
      <style:text-properties style:font-name-asian="Calibri" style:use-window-font-color="true"/>
    </style:style>
    <style:style style:name="P1355" style:parent-style-name="Sottotitolo" style:family="paragraph">
      <style:text-properties style:font-name-asian="Calibri" style:use-window-font-color="true" fo:background-color="#FFFF00" fo:language="it" fo:country="IT"/>
    </style:style>
    <style:style style:name="P1356" style:parent-style-name="Normale" style:family="paragraph">
      <style:paragraph-properties fo:line-height="150%"/>
    </style:style>
    <style:style style:name="T1357" style:parent-style-name="Car.predefinitoparagrafo" style:family="text">
      <style:text-properties fo:language="it" fo:country="IT"/>
    </style:style>
    <style:style style:name="T1358" style:parent-style-name="Car.predefinitoparagrafo" style:family="text">
      <style:text-properties fo:language="it" fo:country="IT"/>
    </style:style>
    <style:style style:name="T1359" style:parent-style-name="Car.predefinitoparagrafo" style:family="text">
      <style:text-properties fo:font-weight="bold" style:font-weight-asian="bold" style:font-weight-complex="bold" fo:language="it" fo:country="IT"/>
    </style:style>
    <style:style style:name="T1360" style:parent-style-name="Car.predefinitoparagrafo" style:family="text">
      <style:text-properties fo:language="it" fo:country="IT"/>
    </style:style>
    <style:style style:name="T1361" style:parent-style-name="Car.predefinitoparagrafo" style:family="text">
      <style:text-properties fo:font-weight="bold" style:font-weight-asian="bold" style:font-weight-complex="bold" fo:language="it" fo:country="IT"/>
    </style:style>
    <style:style style:name="T1362" style:parent-style-name="Car.predefinitoparagrafo" style:family="text">
      <style:text-properties fo:language="it" fo:country="IT"/>
    </style:style>
    <style:style style:name="T1363" style:parent-style-name="Car.predefinitoparagrafo" style:family="text">
      <style:text-properties fo:font-weight="bold" style:font-weight-asian="bold" style:font-weight-complex="bold" fo:language="it" fo:country="IT"/>
    </style:style>
    <style:style style:name="T1364" style:parent-style-name="Car.predefinitoparagrafo" style:family="text">
      <style:text-properties fo:language="it" fo:country="IT"/>
    </style:style>
    <style:style style:name="T1365" style:parent-style-name="Car.predefinitoparagrafo" style:family="text">
      <style:text-properties fo:language="it" fo:country="IT"/>
    </style:style>
    <style:style style:name="T1366" style:parent-style-name="Car.predefinitoparagrafo" style:family="text">
      <style:text-properties fo:font-style="italic" style:font-style-asian="italic" style:font-style-complex="italic" fo:language="it" fo:country="IT"/>
    </style:style>
    <style:style style:name="T1367" style:parent-style-name="Car.predefinitoparagrafo" style:family="text">
      <style:text-properties fo:language="it" fo:country="IT"/>
    </style:style>
    <style:style style:name="P1368" style:parent-style-name="Normale" style:family="paragraph">
      <style:paragraph-properties fo:line-height="150%"/>
      <style:text-properties style:font-name-asian="Calibri" fo:language="it" fo:country="IT"/>
    </style:style>
    <style:style style:name="P1369" style:parent-style-name="Sottotitolo" style:family="paragraph">
      <style:text-properties style:font-name-asian="Calibri" style:use-window-font-color="true" fo:language="it" fo:country="IT"/>
    </style:style>
    <style:style style:name="P1370" style:parent-style-name="Sottotitolo" style:family="paragraph">
      <style:paragraph-properties fo:background-color="#FFE599"/>
      <style:text-properties style:font-name-asian="Calibri" style:use-window-font-color="true" fo:language="it" fo:country="IT"/>
    </style:style>
    <style:style style:name="P1371" style:parent-style-name="Sottotitolo" style:family="paragraph">
      <style:paragraph-properties fo:background-color="#FFE599"/>
      <style:text-properties style:font-name-asian="Calibri" style:use-window-font-color="true"/>
    </style:style>
    <style:style style:name="P1372" style:parent-style-name="Sottotitolo" style:family="paragraph">
      <style:paragraph-properties fo:background-color="#FFE599"/>
      <style:text-properties style:font-name-asian="Calibri" style:use-window-font-color="true"/>
    </style:style>
    <style:style style:name="P1373" style:parent-style-name="Sottotitolo" style:family="paragraph">
      <style:paragraph-properties fo:background-color="#FFE599"/>
    </style:style>
    <style:style style:name="T1374" style:parent-style-name="Car.predefinitoparagrafo" style:family="text">
      <style:text-properties style:font-name-asian="Calibri" style:use-window-font-color="true"/>
    </style:style>
    <style:style style:name="T1375" style:parent-style-name="Car.predefinitoparagrafo" style:family="text">
      <style:text-properties style:font-name-asian="Calibri" style:use-window-font-color="true" fo:background-color="#FFFF00" fo:language="it" fo:country="IT"/>
    </style:style>
    <style:style style:name="P1376" style:parent-style-name="Sottotitolo" style:family="paragraph">
      <style:paragraph-properties fo:text-indent="0.5in" fo:background-color="#FFE599"/>
      <style:text-properties style:font-name-asian="Calibri" style:use-window-font-color="true" fo:language="it" fo:country="IT"/>
    </style:style>
    <style:style style:name="P1377" style:parent-style-name="Sottotitolo" style:family="paragraph">
      <style:paragraph-properties fo:text-indent="0.5in" fo:background-color="#FFE599"/>
      <style:text-properties style:font-name-asian="Calibri" fo:language="it" fo:country="IT"/>
    </style:style>
    <style:style style:name="P1378" style:parent-style-name="Sottotitolo" style:family="paragraph">
      <style:paragraph-properties fo:background-color="#FFE599"/>
      <style:text-properties style:font-name-asian="Calibri" style:use-window-font-color="true" fo:language="it" fo:country="IT"/>
    </style:style>
    <style:style style:name="P1379" style:parent-style-name="Sottotitolo" style:family="paragraph">
      <style:text-properties style:font-name-asian="Calibri" style:use-window-font-color="true" fo:language="it" fo:country="IT"/>
    </style:style>
    <style:style style:name="P1380" style:parent-style-name="Normale" style:family="paragraph">
      <style:paragraph-properties fo:line-height="150%"/>
      <style:text-properties style:font-name-asian="Calibri" fo:language="it" fo:country="IT"/>
    </style:style>
    <style:style style:name="P1381" style:parent-style-name="Sottotitolo" style:family="paragraph">
      <style:text-properties style:font-name-asian="Calibri" style:use-window-font-color="true" fo:language="it" fo:country="IT"/>
    </style:style>
    <style:style style:name="P1382" style:parent-style-name="Normale" style:family="paragraph">
      <style:paragraph-properties fo:line-height="150%"/>
    </style:style>
    <style:style style:name="T1383" style:parent-style-name="Car.predefinitoparagrafo" style:family="text">
      <style:text-properties style:font-name-asian="Calibri" fo:language="it" fo:country="IT"/>
    </style:style>
    <style:style style:name="T1384" style:parent-style-name="Car.predefinitoparagrafo" style:family="text">
      <style:text-properties style:font-name-asian="Calibri" fo:font-style="italic" style:font-style-asian="italic" style:font-style-complex="italic" fo:language="it" fo:country="IT"/>
    </style:style>
    <style:style style:name="T1385" style:parent-style-name="Car.predefinitoparagrafo" style:family="text">
      <style:text-properties style:font-name-asian="Calibri" fo:language="it" fo:country="IT"/>
    </style:style>
    <style:style style:name="T1386" style:parent-style-name="Car.predefinitoparagrafo" style:family="text">
      <style:text-properties style:font-name-asian="Calibri" fo:font-style="italic" style:font-style-asian="italic" style:font-style-complex="italic" fo:language="it" fo:country="IT"/>
    </style:style>
    <style:style style:name="T1387" style:parent-style-name="Car.predefinitoparagrafo" style:family="text">
      <style:text-properties style:font-name-asian="Calibri" fo:language="it" fo:country="IT"/>
    </style:style>
    <style:style style:name="T1388" style:parent-style-name="Car.predefinitoparagrafo" style:family="text">
      <style:text-properties style:font-name-asian="Calibri" fo:language="it" fo:country="IT"/>
    </style:style>
    <style:style style:name="T1389" style:parent-style-name="Car.predefinitoparagrafo" style:family="text">
      <style:text-properties style:font-name-asian="Calibri" fo:font-style="italic" style:font-style-asian="italic" style:font-style-complex="italic" fo:language="it" fo:country="IT"/>
    </style:style>
    <style:style style:name="T1390" style:parent-style-name="Car.predefinitoparagrafo" style:family="text">
      <style:text-properties style:font-name-asian="Calibri" fo:language="it" fo:country="IT"/>
    </style:style>
    <style:style style:name="T1391" style:parent-style-name="Car.predefinitoparagrafo" style:family="text">
      <style:text-properties style:font-name-asian="Calibri" fo:font-style="italic" style:font-style-asian="italic" style:font-style-complex="italic" fo:language="it" fo:country="IT"/>
    </style:style>
    <style:style style:name="T1392" style:parent-style-name="Car.predefinitoparagrafo" style:family="text">
      <style:text-properties style:font-name-asian="Calibri" fo:language="it" fo:country="IT"/>
    </style:style>
    <style:style style:name="T1393" style:parent-style-name="Car.predefinitoparagrafo" style:family="text">
      <style:text-properties style:font-name-asian="Calibri" fo:font-weight="bold" style:font-weight-asian="bold" style:font-weight-complex="bold" fo:language="it" fo:country="IT"/>
    </style:style>
    <style:style style:name="T1394" style:parent-style-name="Car.predefinitoparagrafo" style:family="text">
      <style:text-properties style:font-name-asian="Calibri" fo:language="it" fo:country="IT"/>
    </style:style>
    <style:style style:name="T1395" style:parent-style-name="Car.predefinitoparagrafo" style:family="text">
      <style:text-properties style:font-name-asian="Calibri" fo:font-style="italic" style:font-style-asian="italic" style:font-style-complex="italic" fo:language="it" fo:country="IT"/>
    </style:style>
    <style:style style:name="T1396" style:parent-style-name="Car.predefinitoparagrafo" style:family="text">
      <style:text-properties style:font-name-asian="Calibri" fo:language="it" fo:country="IT"/>
    </style:style>
    <style:style style:name="T1397" style:parent-style-name="Car.predefinitoparagrafo" style:family="text">
      <style:text-properties style:font-name-asian="Calibri" fo:language="it" fo:country="IT"/>
    </style:style>
    <style:style style:name="T1398" style:parent-style-name="Car.predefinitoparagrafo" style:family="text">
      <style:text-properties style:font-name-asian="Calibri" fo:font-style="italic" style:font-style-asian="italic" style:font-style-complex="italic" fo:language="it" fo:country="IT"/>
    </style:style>
    <style:style style:name="T1399" style:parent-style-name="Car.predefinitoparagrafo" style:family="text">
      <style:text-properties style:font-name-asian="Calibri" fo:font-style="italic" style:font-style-asian="italic" style:font-style-complex="italic" fo:language="it" fo:country="IT"/>
    </style:style>
    <style:style style:name="T1400" style:parent-style-name="Car.predefinitoparagrafo" style:family="text">
      <style:text-properties style:font-name-asian="Calibri" fo:language="it" fo:country="IT"/>
    </style:style>
    <style:style style:name="T1401" style:parent-style-name="Car.predefinitoparagrafo" style:family="text">
      <style:text-properties style:font-name-asian="Calibri" fo:font-weight="bold" style:font-weight-asian="bold" style:font-weight-complex="bold" fo:language="it" fo:country="IT"/>
    </style:style>
    <style:style style:name="T1402" style:parent-style-name="Car.predefinitoparagrafo" style:family="text">
      <style:text-properties style:font-name-asian="Calibri" fo:language="it" fo:country="IT"/>
    </style:style>
    <style:style style:name="T1403" style:parent-style-name="Car.predefinitoparagrafo" style:family="text">
      <style:text-properties style:font-name-asian="Calibri" fo:font-style="italic" style:font-style-asian="italic" style:font-style-complex="italic" fo:language="it" fo:country="IT"/>
    </style:style>
    <style:style style:name="T1404" style:parent-style-name="Car.predefinitoparagrafo" style:family="text">
      <style:text-properties style:font-name-asian="Calibri" fo:language="it" fo:country="IT"/>
    </style:style>
    <style:style style:name="T1405" style:parent-style-name="Car.predefinitoparagrafo" style:family="text">
      <style:text-properties style:font-name-asian="Calibri" fo:language="it" fo:country="IT"/>
    </style:style>
    <style:style style:name="T1406" style:parent-style-name="Car.predefinitoparagrafo" style:family="text">
      <style:text-properties style:font-name-asian="Calibri" fo:language="it" fo:country="IT"/>
    </style:style>
    <style:style style:name="T1407" style:parent-style-name="Car.predefinitoparagrafo" style:family="text">
      <style:text-properties style:font-name-asian="Calibri" fo:font-weight="bold" style:font-weight-asian="bold" style:font-weight-complex="bold" fo:language="it" fo:country="IT"/>
    </style:style>
    <style:style style:name="T1408" style:parent-style-name="Car.predefinitoparagrafo" style:family="text">
      <style:text-properties style:font-name-asian="Calibri" fo:language="it" fo:country="IT"/>
    </style:style>
    <style:style style:name="T1409" style:parent-style-name="Car.predefinitoparagrafo" style:family="text">
      <style:text-properties style:font-name-asian="Calibri" fo:font-style="italic" style:font-style-asian="italic" style:font-style-complex="italic" fo:language="it" fo:country="IT"/>
    </style:style>
    <style:style style:name="T1410" style:parent-style-name="Car.predefinitoparagrafo" style:family="text">
      <style:text-properties style:font-name-asian="Calibri" fo:language="it" fo:country="IT"/>
    </style:style>
    <style:style style:name="P1411" style:parent-style-name="Normale" style:family="paragraph">
      <style:paragraph-properties fo:line-height="150%"/>
      <style:text-properties style:font-name-asian="Calibri" fo:language="it" fo:country="IT"/>
    </style:style>
    <style:style style:name="P1412" style:parent-style-name="Sottotitolo" style:family="paragraph">
      <style:text-properties style:font-name-asian="Wingdings" fo:language="it" fo:country="IT"/>
    </style:style>
    <style:style style:name="T1413" style:parent-style-name="Car.predefinitoparagrafo" style:family="text">
      <style:text-properties style:font-name="Wingdings" style:font-name-asian="Wingdings" style:font-name-complex="Wingdings" style:use-window-font-color="true" fo:language="it" fo:country="IT"/>
    </style:style>
    <style:style style:name="T1414" style:parent-style-name="Car.predefinitoparagrafo" style:family="text">
      <style:text-properties style:font-name-asian="Calibri" style:use-window-font-color="true" fo:language="it" fo:country="IT"/>
    </style:style>
    <style:style style:name="P1415" style:parent-style-name="Sottotitolo" style:family="paragraph">
      <style:text-properties style:font-name-asian="Calibri" style:use-window-font-color="true" fo:language="it" fo:country="IT"/>
    </style:style>
    <style:style style:name="P1416" style:parent-style-name="Sottotitolo" style:family="paragraph">
      <style:paragraph-properties fo:text-indent="0.5in"/>
      <style:text-properties style:font-name-asian="Calibri" style:use-window-font-color="true" fo:background-color="#FFFF00" fo:language="it" fo:country="IT"/>
    </style:style>
    <style:style style:name="P1417" style:parent-style-name="Sottotitolo" style:family="paragraph">
      <style:text-properties style:font-name-asian="Calibri" style:use-window-font-color="true" fo:background-color="#FFFF00" fo:language="it" fo:country="IT"/>
    </style:style>
    <style:style style:name="P1418" style:parent-style-name="Sottotitolo" style:family="paragraph">
      <style:text-properties style:font-name-asian="Calibri" style:use-window-font-color="true" fo:language="it" fo:country="IT"/>
    </style:style>
    <style:style style:name="P1419" style:parent-style-name="Sottotitolo" style:family="paragraph">
      <style:text-properties style:font-name-asian="Calibri" style:use-window-font-color="true" fo:language="it" fo:country="IT"/>
    </style:style>
    <style:style style:name="T1420" style:parent-style-name="Car.predefinitoparagrafo" style:family="text">
      <style:text-properties style:font-name-asian="Calibri" style:use-window-font-color="true" fo:language="it" fo:country="IT"/>
    </style:style>
    <style:style style:name="T1421" style:parent-style-name="Car.predefinitoparagrafo" style:family="text">
      <style:text-properties style:font-name-asian="Calibri" style:use-window-font-color="true" fo:background-color="#FFFF00" fo:language="it" fo:country="IT"/>
    </style:style>
    <style:style style:name="T1422" style:parent-style-name="Car.predefinitoparagrafo" style:family="text">
      <style:text-properties style:font-name-asian="Calibri" style:use-window-font-color="true" fo:language="it" fo:country="IT"/>
    </style:style>
    <style:style style:name="T1423" style:parent-style-name="Car.predefinitoparagrafo" style:family="text">
      <style:text-properties style:font-name-asian="Calibri" style:use-window-font-color="true" fo:background-color="#FFFF00" fo:language="it" fo:country="IT"/>
    </style:style>
    <style:style style:name="T1424" style:parent-style-name="Car.predefinitoparagrafo" style:family="text">
      <style:text-properties style:font-name-asian="Calibri" style:use-window-font-color="true" fo:language="it" fo:country="IT"/>
    </style:style>
    <style:style style:name="T1425" style:parent-style-name="Car.predefinitoparagrafo" style:family="text">
      <style:text-properties style:font-name-asian="Calibri" style:use-window-font-color="true" fo:background-color="#FFFF00" fo:language="it" fo:country="IT"/>
    </style:style>
    <style:style style:name="T1426" style:parent-style-name="Car.predefinitoparagrafo" style:family="text">
      <style:text-properties style:font-name-asian="Calibri" style:use-window-font-color="true" fo:language="it" fo:country="IT"/>
    </style:style>
    <style:style style:name="T1427" style:parent-style-name="Car.predefinitoparagrafo" style:family="text">
      <style:text-properties style:font-name-asian="Calibri" style:use-window-font-color="true" fo:background-color="#FFFF00"/>
    </style:style>
    <style:style style:name="P1428" style:parent-style-name="Sottotitolo" style:family="paragraph">
      <style:text-properties style:font-name-asian="Calibri" style:use-window-font-color="true"/>
    </style:style>
    <style:style style:name="T1429" style:parent-style-name="Car.predefinitoparagrafo" style:family="text">
      <style:text-properties style:font-name-asian="Calibri" style:use-window-font-color="true"/>
    </style:style>
    <style:style style:name="T1430" style:parent-style-name="Car.predefinitoparagrafo" style:family="text">
      <style:text-properties style:font-name-asian="Calibri" style:use-window-font-color="true" fo:language="it" fo:country="IT"/>
    </style:style>
    <style:style style:name="P1431" style:parent-style-name="Sottotitolo" style:family="paragraph">
      <style:text-properties style:font-name-asian="Calibri" style:use-window-font-color="true" fo:language="it" fo:country="IT"/>
    </style:style>
    <style:style style:name="T1432" style:parent-style-name="Car.predefinitoparagrafo" style:family="text">
      <style:text-properties style:font-name-asian="Calibri" style:use-window-font-color="true" fo:language="it" fo:country="IT"/>
    </style:style>
    <style:style style:name="T1433" style:parent-style-name="Car.predefinitoparagrafo" style:family="text">
      <style:text-properties style:font-name-asian="Calibri" style:use-window-font-color="true" fo:language="it" fo:country="IT"/>
    </style:style>
    <style:style style:name="T1434" style:parent-style-name="Car.predefinitoparagrafo" style:family="text">
      <style:text-properties style:font-name-asian="Calibri" style:use-window-font-color="true" fo:background-color="#FFFF00"/>
    </style:style>
    <style:style style:name="T1435" style:parent-style-name="Car.predefinitoparagrafo" style:family="text">
      <style:text-properties style:font-name-asian="Calibri" style:use-window-font-color="true"/>
    </style:style>
    <style:style style:name="T1436" style:parent-style-name="Car.predefinitoparagrafo" style:family="text">
      <style:text-properties style:font-name-asian="Calibri" style:use-window-font-color="true"/>
    </style:style>
    <style:style style:name="T1437" style:parent-style-name="Car.predefinitoparagrafo" style:family="text">
      <style:text-properties style:font-name-asian="Calibri" style:use-window-font-color="true" fo:background-color="#FFFF00"/>
    </style:style>
    <style:style style:name="T1438" style:parent-style-name="Car.predefinitoparagrafo" style:family="text">
      <style:text-properties style:font-name-asian="Calibri" style:use-window-font-color="true" fo:background-color="#FFFF00"/>
    </style:style>
    <style:style style:name="T1439" style:parent-style-name="Car.predefinitoparagrafo" style:family="text">
      <style:text-properties style:font-name-asian="Calibri" style:use-window-font-color="true"/>
    </style:style>
    <style:style style:name="T1440" style:parent-style-name="Car.predefinitoparagrafo" style:family="text">
      <style:text-properties style:font-name-asian="Calibri" style:use-window-font-color="true"/>
    </style:style>
    <style:style style:name="T1441" style:parent-style-name="Car.predefinitoparagrafo" style:family="text">
      <style:text-properties style:font-name-asian="Calibri" style:use-window-font-color="true" fo:background-color="#FFFF00"/>
    </style:style>
    <style:style style:name="T1442" style:parent-style-name="Car.predefinitoparagrafo" style:family="text">
      <style:text-properties style:font-name-asian="Calibri" style:use-window-font-color="true"/>
    </style:style>
    <style:style style:name="T1443" style:parent-style-name="Car.predefinitoparagrafo" style:family="text">
      <style:text-properties style:font-name-asian="Calibri" style:use-window-font-color="true" fo:language="it" fo:country="IT"/>
    </style:style>
    <style:style style:name="P1444" style:parent-style-name="Sottotitolo" style:family="paragraph">
      <style:paragraph-properties fo:text-indent="0.5in"/>
      <style:text-properties style:font-name-asian="Calibri" style:use-window-font-color="true" fo:language="it" fo:country="IT"/>
    </style:style>
    <style:style style:name="T1445" style:parent-style-name="Car.predefinitoparagrafo" style:family="text">
      <style:text-properties style:font-name-asian="Calibri" style:use-window-font-color="true" fo:language="it" fo:country="IT"/>
    </style:style>
    <style:style style:name="T1446" style:parent-style-name="Car.predefinitoparagrafo" style:family="text">
      <style:text-properties style:font-name-asian="Calibri" style:use-window-font-color="true" fo:language="it" fo:country="IT"/>
    </style:style>
    <style:style style:name="T1447" style:parent-style-name="Car.predefinitoparagrafo" style:family="text">
      <style:text-properties style:font-name-asian="Calibri" style:use-window-font-color="true" fo:background-color="#FFFF00" fo:language="it" fo:country="IT"/>
    </style:style>
    <style:style style:name="T1448" style:parent-style-name="Car.predefinitoparagrafo" style:family="text">
      <style:text-properties style:font-name-asian="Calibri" style:use-window-font-color="true" fo:language="it" fo:country="IT"/>
    </style:style>
    <style:style style:name="T1449" style:parent-style-name="Car.predefinitoparagrafo" style:family="text">
      <style:text-properties style:font-name-asian="Calibri" style:use-window-font-color="true" fo:language="it" fo:country="IT"/>
    </style:style>
    <style:style style:name="T1450" style:parent-style-name="Car.predefinitoparagrafo" style:family="text">
      <style:text-properties style:font-name-asian="Calibri" style:use-window-font-color="true" fo:background-color="#FFFF00" fo:language="it" fo:country="IT"/>
    </style:style>
    <style:style style:name="T1451" style:parent-style-name="Car.predefinitoparagrafo" style:family="text">
      <style:text-properties style:font-name-asian="Calibri" style:use-window-font-color="true" fo:language="it" fo:country="IT"/>
    </style:style>
    <style:style style:name="T1452" style:parent-style-name="Car.predefinitoparagrafo" style:family="text">
      <style:text-properties style:font-name-asian="Calibri" style:use-window-font-color="true" fo:language="it" fo:country="IT"/>
    </style:style>
    <style:style style:name="T1453" style:parent-style-name="Car.predefinitoparagrafo" style:family="text">
      <style:text-properties style:font-name-asian="Calibri" style:use-window-font-color="true" fo:background-color="#FFFF00"/>
    </style:style>
    <style:style style:name="P1454" style:parent-style-name="Sottotitolo" style:family="paragraph">
      <style:paragraph-properties fo:text-indent="0.5in"/>
      <style:text-properties style:font-name-asian="Calibri" style:use-window-font-color="true"/>
    </style:style>
    <style:style style:name="P1455" style:parent-style-name="Sottotitolo" style:family="paragraph">
      <style:text-properties style:font-name-asian="Calibri" style:use-window-font-color="true"/>
    </style:style>
    <style:style style:name="P1456" style:parent-style-name="Sottotitolo" style:family="paragraph">
      <style:text-properties style:font-name-asian="Calibri" style:use-window-font-color="true"/>
    </style:style>
    <style:style style:name="P1457" style:parent-style-name="Normale" style:family="paragraph">
      <style:paragraph-properties fo:line-height="150%"/>
      <style:text-properties style:font-name-asian="Calibri" fo:language="it" fo:country="IT"/>
    </style:style>
    <style:style style:name="P1458" style:parent-style-name="Paragrafoelenco" style:list-style-name="LFO27" style:family="paragraph">
      <style:paragraph-properties fo:line-height="150%"/>
    </style:style>
    <style:style style:name="T1459" style:parent-style-name="Car.predefinitoparagrafo" style:family="text">
      <style:text-properties style:font-name-asian="Calibri" fo:font-weight="bold" style:font-weight-asian="bold" style:font-weight-complex="bold" fo:language="it" fo:country="IT"/>
    </style:style>
    <style:style style:name="T1460" style:parent-style-name="Car.predefinitoparagrafo" style:family="text">
      <style:text-properties style:font-name-asian="Calibri" fo:language="it" fo:country="IT"/>
    </style:style>
    <style:style style:name="P1461" style:parent-style-name="Paragrafoelenco" style:list-style-name="LFO27" style:family="paragraph">
      <style:paragraph-properties fo:line-height="150%"/>
    </style:style>
    <style:style style:name="T1462" style:parent-style-name="Car.predefinitoparagrafo" style:family="text">
      <style:text-properties style:font-name-asian="Calibri" fo:font-weight="bold" style:font-weight-asian="bold" style:font-weight-complex="bold" fo:language="it" fo:country="IT"/>
    </style:style>
    <style:style style:name="T1463" style:parent-style-name="Car.predefinitoparagrafo" style:family="text">
      <style:text-properties style:font-name-asian="Calibri" fo:language="it" fo:country="IT"/>
    </style:style>
    <style:style style:name="T1464" style:parent-style-name="Car.predefinitoparagrafo" style:family="text">
      <style:text-properties style:font-name-asian="Calibri" fo:font-weight="bold" style:font-weight-asian="bold" style:font-weight-complex="bold" fo:language="it" fo:country="IT"/>
    </style:style>
    <style:style style:name="T1465" style:parent-style-name="Car.predefinitoparagrafo" style:family="text">
      <style:text-properties style:font-name-asian="Calibri" fo:language="it" fo:country="IT"/>
    </style:style>
    <style:style style:name="T1466" style:parent-style-name="Car.predefinitoparagrafo" style:family="text">
      <style:text-properties style:font-name-asian="Calibri" fo:language="it" fo:country="IT"/>
    </style:style>
    <style:style style:name="P1467" style:parent-style-name="Paragrafoelenco" style:list-style-name="LFO28" style:family="paragraph">
      <style:paragraph-properties fo:line-height="150%"/>
    </style:style>
    <style:style style:name="T1468" style:parent-style-name="Car.predefinitoparagrafo" style:family="text">
      <style:text-properties style:font-name-asian="Calibri" fo:language="it" fo:country="IT"/>
    </style:style>
    <style:style style:name="T1469" style:parent-style-name="Car.predefinitoparagrafo" style:family="text">
      <style:text-properties style:font-name-asian="Calibri" fo:font-weight="bold" style:font-weight-asian="bold" style:font-weight-complex="bold" fo:language="it" fo:country="IT"/>
    </style:style>
    <style:style style:name="T1470" style:parent-style-name="Car.predefinitoparagrafo" style:family="text">
      <style:text-properties style:font-name-asian="Calibri" fo:language="it" fo:country="IT"/>
    </style:style>
    <style:style style:name="P1471" style:parent-style-name="Paragrafoelenco" style:list-style-name="LFO28" style:family="paragraph">
      <style:paragraph-properties fo:line-height="150%"/>
    </style:style>
    <style:style style:name="T1472" style:parent-style-name="Car.predefinitoparagrafo" style:family="text">
      <style:text-properties style:font-name-asian="Calibri" fo:language="it" fo:country="IT"/>
    </style:style>
    <style:style style:name="T1473" style:parent-style-name="Car.predefinitoparagrafo" style:family="text">
      <style:text-properties style:font-name-asian="Calibri" fo:font-weight="bold" style:font-weight-asian="bold" style:font-weight-complex="bold" fo:language="it" fo:country="IT"/>
    </style:style>
    <style:style style:name="T1474" style:parent-style-name="Car.predefinitoparagrafo" style:family="text">
      <style:text-properties style:font-name-asian="Calibri" fo:language="it" fo:country="IT"/>
    </style:style>
    <style:style style:name="P1475" style:parent-style-name="Normale" style:family="paragraph">
      <style:paragraph-properties fo:line-height="150%"/>
      <style:text-properties fo:language="it" fo:country="IT"/>
    </style:style>
    <style:style style:name="P1476" style:parent-style-name="Sottotitolo" style:family="paragraph">
      <style:text-properties style:font-name-asian="Calibri" style:use-window-font-color="true"/>
    </style:style>
    <style:style style:name="P1477" style:parent-style-name="Sottotitolo" style:family="paragraph">
      <style:text-properties style:font-name-asian="Calibri" style:use-window-font-color="true"/>
    </style:style>
    <style:style style:name="P1478" style:parent-style-name="Sottotitolo" style:list-style-name="LFO29" style:family="paragraph"/>
    <style:style style:name="T1479" style:parent-style-name="Car.predefinitoparagrafo" style:family="text">
      <style:text-properties style:font-name-asian="Calibri" style:use-window-font-color="true" fo:language="it" fo:country="IT"/>
    </style:style>
    <style:style style:name="T1480" style:parent-style-name="Car.predefinitoparagrafo" style:family="text">
      <style:text-properties style:font-name-asian="Calibri" style:use-window-font-color="true" fo:language="it" fo:country="IT"/>
    </style:style>
    <style:style style:name="T1481" style:parent-style-name="Car.predefinitoparagrafo" style:family="text">
      <style:text-properties style:font-name="Wingdings" style:font-name-asian="Wingdings" style:font-name-complex="Wingdings" style:use-window-font-color="true" fo:language="it" fo:country="IT"/>
    </style:style>
    <style:style style:name="P1482" style:parent-style-name="Sottotitolo" style:family="paragraph">
      <style:text-properties style:font-name-asian="Calibri" style:use-window-font-color="true"/>
    </style:style>
    <style:style style:name="P1483" style:parent-style-name="Sottotitolo" style:list-style-name="LFO29" style:family="paragraph"/>
    <style:style style:name="T1484" style:parent-style-name="Car.predefinitoparagrafo" style:family="text">
      <style:text-properties style:font-name-asian="Calibri" style:use-window-font-color="true" fo:language="it" fo:country="IT"/>
    </style:style>
    <style:style style:name="T1485" style:parent-style-name="Car.predefinitoparagrafo" style:family="text">
      <style:text-properties style:font-name="Wingdings" style:font-name-asian="Wingdings" style:font-name-complex="Wingdings" style:use-window-font-color="true" fo:language="it" fo:country="IT"/>
    </style:style>
    <style:style style:name="P1486" style:parent-style-name="Sottotitolo" style:family="paragraph">
      <style:text-properties style:font-name-asian="Calibri" style:use-window-font-color="true" fo:language="it" fo:country="IT"/>
    </style:style>
    <style:style style:name="P1487" style:parent-style-name="Sottotitolo" style:list-style-name="LFO29" style:family="paragraph"/>
    <style:style style:name="T1488" style:parent-style-name="Car.predefinitoparagrafo" style:family="text">
      <style:text-properties style:font-name-asian="Calibri" style:use-window-font-color="true" fo:language="it" fo:country="IT"/>
    </style:style>
    <style:style style:name="T1489" style:parent-style-name="Car.predefinitoparagrafo" style:family="text">
      <style:text-properties style:font-name="Wingdings" style:font-name-asian="Wingdings" style:font-name-complex="Wingdings" style:use-window-font-color="true" fo:language="it" fo:country="IT"/>
    </style:style>
    <style:style style:name="P1490" style:parent-style-name="Sottotitolo" style:family="paragraph">
      <style:text-properties style:font-name-asian="Calibri" style:use-window-font-color="true" fo:language="it" fo:country="IT"/>
    </style:style>
    <style:style style:name="P1491" style:parent-style-name="Normale" style:family="paragraph">
      <style:paragraph-properties fo:line-height="150%"/>
      <style:text-properties fo:language="it" fo:country="IT"/>
    </style:style>
    <style:style style:name="P1492" style:parent-style-name="Paragrafoelenco" style:list-style-name="LFO30" style:family="paragraph">
      <style:paragraph-properties fo:line-height="150%"/>
      <style:text-properties fo:language="it" fo:country="IT"/>
    </style:style>
    <style:style style:name="P1493" style:parent-style-name="Paragrafoelenco" style:list-style-name="LFO30" style:family="paragraph">
      <style:paragraph-properties fo:line-height="150%"/>
      <style:text-properties fo:language="it" fo:country="IT"/>
    </style:style>
    <style:style style:name="P1494" style:parent-style-name="Paragrafoelenco" style:list-style-name="LFO30" style:family="paragraph">
      <style:paragraph-properties fo:line-height="150%"/>
      <style:text-properties fo:language="it" fo:country="IT"/>
    </style:style>
    <style:style style:name="P1495" style:parent-style-name="Normale" style:family="paragraph">
      <style:paragraph-properties fo:line-height="150%"/>
      <style:text-properties fo:language="it" fo:country="IT"/>
    </style:style>
    <style:style style:name="P1496" style:parent-style-name="Titolo2" style:list-style-name="LFO1" style:family="paragraph">
      <style:text-properties fo:language="it" fo:country="IT"/>
    </style:style>
    <style:style style:name="P1497" style:parent-style-name="Normale" style:family="paragraph">
      <style:paragraph-properties fo:text-align="start" fo:margin-top="0in" fo:margin-bottom="0.1111in" fo:line-height="200%"/>
      <style:text-properties fo:hyphenate="true"/>
    </style:style>
    <style:style style:name="P1498" style:parent-style-name="Titolo1" style:family="paragraph">
      <style:paragraph-properties fo:break-before="page"/>
      <style:text-properties fo:language="it" fo:country="IT"/>
    </style:style>
    <style:style style:name="P1499" style:parent-style-name="Paragrafoelenco" style:list-style-name="LFO31"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00" style:parent-style-name="Paragrafoelenco" style:list-style-name="LFO31"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01" style:parent-style-name="Paragrafoelenco" style:list-style-name="LFO31"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02" style:parent-style-name="Paragrafoelenco" style:list-style-name="LFO31"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503" style:parent-style-name="Titolo2" style:list-style-name="LFO31" style:family="paragraph">
      <style:text-properties fo:language="it" fo:country="IT"/>
    </style:style>
    <style:style style:name="P1504" style:parent-style-name="Normale" style:family="paragraph">
      <style:paragraph-properties fo:line-height="150%"/>
    </style:style>
    <style:style style:name="T1505" style:parent-style-name="Car.predefinitoparagrafo" style:family="text">
      <style:text-properties fo:language="it" fo:country="IT"/>
    </style:style>
    <style:style style:name="T1506" style:parent-style-name="Car.predefinitoparagrafo" style:family="text">
      <style:text-properties fo:font-style="italic" style:font-style-asian="italic" style:font-style-complex="italic" fo:language="it" fo:country="IT"/>
    </style:style>
    <style:style style:name="T1507" style:parent-style-name="Car.predefinitoparagrafo" style:family="text">
      <style:text-properties fo:language="it" fo:country="IT"/>
    </style:style>
    <style:style style:name="P1508" style:parent-style-name="Normale" style:family="paragraph">
      <style:paragraph-properties fo:line-height="150%"/>
      <style:text-properties fo:language="it" fo:country="IT"/>
    </style:style>
    <style:style style:name="P1509" style:parent-style-name="Paragrafoelenco" style:list-style-name="LFO8" style:family="paragraph">
      <style:paragraph-properties fo:line-height="150%"/>
      <style:text-properties fo:language="it" fo:country="IT"/>
    </style:style>
    <style:style style:name="P1510" style:parent-style-name="Paragrafoelenco" style:list-style-name="LFO8" style:family="paragraph">
      <style:paragraph-properties fo:line-height="150%"/>
      <style:text-properties fo:language="it" fo:country="IT"/>
    </style:style>
    <style:style style:name="P1511" style:parent-style-name="Normale" style:family="paragraph">
      <style:paragraph-properties fo:line-height="150%"/>
    </style:style>
    <style:style style:name="T1512" style:parent-style-name="Car.predefinitoparagrafo" style:family="text">
      <style:text-properties fo:language="it" fo:country="IT"/>
    </style:style>
    <style:style style:name="T1513" style:parent-style-name="Car.predefinitoparagrafo" style:family="text">
      <style:text-properties fo:language="it" fo:country="IT"/>
    </style:style>
    <style:style style:name="T1514" style:parent-style-name="Car.predefinitoparagrafo" style:family="text">
      <style:text-properties fo:font-style="italic" style:font-style-asian="italic" style:font-style-complex="italic" fo:language="it" fo:country="IT"/>
    </style:style>
    <style:style style:name="T1515" style:parent-style-name="Car.predefinitoparagrafo" style:family="text">
      <style:text-properties fo:language="it" fo:country="IT"/>
    </style:style>
    <style:style style:name="T1516" style:parent-style-name="Car.predefinitoparagrafo" style:family="text">
      <style:text-properties fo:font-style="italic" style:font-style-asian="italic" style:font-style-complex="italic" fo:language="it" fo:country="IT"/>
    </style:style>
    <style:style style:name="T1517" style:parent-style-name="Car.predefinitoparagrafo" style:family="text">
      <style:text-properties fo:language="it" fo:country="IT"/>
    </style:style>
    <style:style style:name="P1518" style:parent-style-name="Normale" style:family="paragraph">
      <style:paragraph-properties fo:line-height="150%"/>
    </style:style>
    <style:style style:name="T1519" style:parent-style-name="Car.predefinitoparagrafo" style:family="text">
      <style:text-properties fo:language="it" fo:country="IT"/>
    </style:style>
    <style:style style:name="T1520" style:parent-style-name="Car.predefinitoparagrafo" style:family="text">
      <style:text-properties fo:font-weight="bold" style:font-weight-asian="bold" style:font-weight-complex="bold" fo:language="it" fo:country="IT"/>
    </style:style>
    <style:style style:name="T1521" style:parent-style-name="Car.predefinitoparagrafo" style:family="text">
      <style:text-properties fo:language="it" fo:country="IT"/>
    </style:style>
    <style:style style:name="T1522" style:parent-style-name="Car.predefinitoparagrafo" style:family="text">
      <style:text-properties fo:font-weight="bold" style:font-weight-asian="bold" style:font-weight-complex="bold" fo:language="it" fo:country="IT"/>
    </style:style>
    <style:style style:name="T1523" style:parent-style-name="Car.predefinitoparagrafo" style:family="text">
      <style:text-properties fo:language="it" fo:country="IT"/>
    </style:style>
    <style:style style:name="T1524" style:parent-style-name="Car.predefinitoparagrafo" style:family="text">
      <style:text-properties fo:font-weight="bold" style:font-weight-asian="bold" style:font-weight-complex="bold" fo:language="it" fo:country="IT"/>
    </style:style>
    <style:style style:name="T1525" style:parent-style-name="Car.predefinitoparagrafo" style:family="text">
      <style:text-properties fo:language="it" fo:country="IT"/>
    </style:style>
    <style:style style:name="P1526" style:parent-style-name="Paragrafoelenco" style:list-style-name="LFO32" style:family="paragraph">
      <style:paragraph-properties fo:line-height="150%"/>
    </style:style>
    <style:style style:name="T1527" style:parent-style-name="Car.predefinitoparagrafo" style:family="text">
      <style:text-properties fo:language="it" fo:country="IT"/>
    </style:style>
    <style:style style:name="T1528" style:parent-style-name="Car.predefinitoparagrafo" style:family="text">
      <style:text-properties fo:font-weight="bold" style:font-weight-asian="bold" style:font-weight-complex="bold" fo:language="it" fo:country="IT"/>
    </style:style>
    <style:style style:name="T1529" style:parent-style-name="Car.predefinitoparagrafo" style:family="text">
      <style:text-properties fo:language="it" fo:country="IT"/>
    </style:style>
    <style:style style:name="T1530" style:parent-style-name="Car.predefinitoparagrafo" style:family="text">
      <style:text-properties fo:language="it" fo:country="IT"/>
    </style:style>
    <style:style style:name="T1531" style:parent-style-name="Car.predefinitoparagrafo" style:family="text">
      <style:text-properties fo:font-weight="bold" style:font-weight-asian="bold" style:font-weight-complex="bold" fo:language="it" fo:country="IT"/>
    </style:style>
    <style:style style:name="T1532" style:parent-style-name="Car.predefinitoparagrafo" style:family="text">
      <style:text-properties fo:language="it" fo:country="IT"/>
    </style:style>
    <style:style style:name="P1533" style:parent-style-name="Paragrafoelenco" style:list-style-name="LFO32" style:family="paragraph">
      <style:paragraph-properties fo:line-height="150%"/>
    </style:style>
    <style:style style:name="T1534" style:parent-style-name="Car.predefinitoparagrafo" style:family="text">
      <style:text-properties fo:language="it" fo:country="IT"/>
    </style:style>
    <style:style style:name="T1535" style:parent-style-name="Car.predefinitoparagrafo" style:family="text">
      <style:text-properties fo:font-weight="bold" style:font-weight-asian="bold" style:font-weight-complex="bold" fo:language="it" fo:country="IT"/>
    </style:style>
    <style:style style:name="T1536" style:parent-style-name="Car.predefinitoparagrafo" style:family="text">
      <style:text-properties fo:language="it" fo:country="IT"/>
    </style:style>
    <style:style style:name="P1537" style:parent-style-name="Normale" style:family="paragraph">
      <style:paragraph-properties fo:line-height="150%"/>
    </style:style>
    <style:style style:name="T1538" style:parent-style-name="Car.predefinitoparagrafo" style:family="text">
      <style:text-properties fo:language="it" fo:country="IT"/>
    </style:style>
    <style:style style:name="T1539" style:parent-style-name="Car.predefinitoparagrafo" style:family="text">
      <style:text-properties fo:font-weight="bold" style:font-weight-asian="bold" style:font-weight-complex="bold" fo:language="it" fo:country="IT"/>
    </style:style>
    <style:style style:name="T1540" style:parent-style-name="Car.predefinitoparagrafo" style:family="text">
      <style:text-properties fo:language="it" fo:country="IT"/>
    </style:style>
    <style:style style:name="P1541" style:parent-style-name="Normale" style:family="paragraph">
      <style:paragraph-properties fo:line-height="150%"/>
    </style:style>
    <style:style style:name="T1542" style:parent-style-name="Car.predefinitoparagrafo" style:family="text">
      <style:text-properties fo:language="it" fo:country="IT"/>
    </style:style>
    <style:style style:name="T1543" style:parent-style-name="Car.predefinitoparagrafo" style:family="text">
      <style:text-properties fo:language="it" fo:country="IT"/>
    </style:style>
    <style:style style:name="T1544" style:parent-style-name="Car.predefinitoparagrafo" style:family="text">
      <style:text-properties style:text-underline-type="single" style:text-underline-style="solid" style:text-underline-width="auto" style:text-underline-mode="continuous" fo:language="it" fo:country="IT"/>
    </style:style>
    <style:style style:name="T1545" style:parent-style-name="Car.predefinitoparagrafo" style:family="text">
      <style:text-properties fo:language="it" fo:country="IT"/>
    </style:style>
    <style:style style:name="T1546" style:parent-style-name="Car.predefinitoparagrafo" style:family="text">
      <style:text-properties fo:language="it" fo:country="IT"/>
    </style:style>
    <style:style style:name="T1547" style:parent-style-name="Car.predefinitoparagrafo" style:family="text">
      <style:text-properties fo:language="it" fo:country="IT"/>
    </style:style>
    <style:style style:name="T1548" style:parent-style-name="Car.predefinitoparagrafo" style:family="text">
      <style:text-properties fo:font-weight="bold" style:font-weight-asian="bold" style:font-weight-complex="bold" fo:language="it" fo:country="IT"/>
    </style:style>
    <style:style style:name="T1549" style:parent-style-name="Car.predefinitoparagrafo" style:family="text">
      <style:text-properties fo:language="it" fo:country="IT"/>
    </style:style>
    <style:style style:name="P1550" style:parent-style-name="Paragrafoelenco" style:list-style-name="LFO33" style:family="paragraph">
      <style:paragraph-properties fo:line-height="150%"/>
      <style:text-properties fo:language="it" fo:country="IT"/>
    </style:style>
    <style:style style:name="P1551" style:parent-style-name="Paragrafoelenco" style:list-style-name="LFO33" style:family="paragraph">
      <style:paragraph-properties fo:line-height="150%"/>
      <style:text-properties fo:language="it" fo:country="IT"/>
    </style:style>
    <style:style style:name="P1552" style:parent-style-name="Paragrafoelenco" style:list-style-name="LFO33" style:family="paragraph">
      <style:paragraph-properties fo:line-height="150%"/>
      <style:text-properties fo:language="it" fo:country="IT"/>
    </style:style>
    <style:style style:name="P1553" style:parent-style-name="Normale" style:family="paragraph">
      <style:paragraph-properties fo:text-align="start" fo:line-height="150%"/>
      <style:text-properties fo:language="it" fo:country="IT"/>
    </style:style>
    <style:style style:name="P1554" style:parent-style-name="Paragrafoelenco" style:list-style-name="LFO43" style:family="paragraph">
      <style:paragraph-properties fo:line-height="150%"/>
    </style:style>
    <style:style style:name="T1555" style:parent-style-name="Car.predefinitoparagrafo" style:family="text">
      <style:text-properties fo:language="it" fo:country="IT"/>
    </style:style>
    <style:style style:name="T1556" style:parent-style-name="Car.predefinitoparagrafo" style:family="text">
      <style:text-properties fo:language="it" fo:country="IT"/>
    </style:style>
    <style:style style:name="T1557" style:parent-style-name="Car.predefinitoparagrafo" style:family="text">
      <style:text-properties fo:font-weight="bold" style:font-weight-asian="bold" style:font-weight-complex="bold" fo:language="it" fo:country="IT"/>
    </style:style>
    <style:style style:name="T1558" style:parent-style-name="Car.predefinitoparagrafo" style:family="text">
      <style:text-properties fo:language="it" fo:country="IT"/>
    </style:style>
    <style:style style:name="T1559" style:parent-style-name="Car.predefinitoparagrafo" style:family="text">
      <style:text-properties fo:font-style="italic" style:font-style-asian="italic" style:font-style-complex="italic" fo:language="it" fo:country="IT"/>
    </style:style>
    <style:style style:name="T1560" style:parent-style-name="Car.predefinitoparagrafo" style:family="text">
      <style:text-properties fo:language="it" fo:country="IT"/>
    </style:style>
    <style:style style:name="P1561" style:parent-style-name="Paragrafoelenco" style:list-style-name="LFO43" style:family="paragraph">
      <style:paragraph-properties fo:line-height="150%"/>
    </style:style>
    <style:style style:name="T1562" style:parent-style-name="Car.predefinitoparagrafo" style:family="text">
      <style:text-properties fo:language="it" fo:country="IT"/>
    </style:style>
    <style:style style:name="T1563" style:parent-style-name="Car.predefinitoparagrafo" style:family="text">
      <style:text-properties fo:font-weight="bold" style:font-weight-asian="bold" style:font-weight-complex="bold" fo:language="it" fo:country="IT"/>
    </style:style>
    <style:style style:name="T1564" style:parent-style-name="Car.predefinitoparagrafo" style:family="text">
      <style:text-properties fo:language="it" fo:country="IT"/>
    </style:style>
    <style:style style:name="T1565" style:parent-style-name="Car.predefinitoparagrafo" style:family="text">
      <style:text-properties fo:font-style="italic" style:font-style-asian="italic" style:font-style-complex="italic" fo:language="it" fo:country="IT"/>
    </style:style>
    <style:style style:name="T1566" style:parent-style-name="Car.predefinitoparagrafo" style:family="text">
      <style:text-properties fo:language="it" fo:country="IT"/>
    </style:style>
    <style:style style:name="T1567" style:parent-style-name="Car.predefinitoparagrafo" style:family="text">
      <style:text-properties fo:font-style="italic" style:font-style-asian="italic" style:font-style-complex="italic" fo:language="it" fo:country="IT"/>
    </style:style>
    <style:style style:name="P1568" style:parent-style-name="Normale" style:family="paragraph">
      <style:paragraph-properties fo:line-height="150%"/>
      <style:text-properties fo:language="it" fo:country="IT"/>
    </style:style>
    <style:style style:name="P1569" style:parent-style-name="Paragrafoelenco" style:list-style-name="LFO34" style:family="paragraph">
      <style:paragraph-properties fo:line-height="150%"/>
    </style:style>
    <style:style style:name="T1570" style:parent-style-name="Car.predefinitoparagrafo" style:family="text">
      <style:text-properties fo:language="it" fo:country="IT"/>
    </style:style>
    <style:style style:name="T1571" style:parent-style-name="Car.predefinitoparagrafo" style:family="text">
      <style:text-properties fo:language="it" fo:country="IT"/>
    </style:style>
    <style:style style:name="T1572" style:parent-style-name="Car.predefinitoparagrafo" style:family="text">
      <style:text-properties fo:font-style="italic" style:font-style-asian="italic" style:font-style-complex="italic" fo:language="it" fo:country="IT"/>
    </style:style>
    <style:style style:name="T1573" style:parent-style-name="Car.predefinitoparagrafo" style:family="text">
      <style:text-properties fo:language="it" fo:country="IT"/>
    </style:style>
    <style:style style:name="T1574" style:parent-style-name="Car.predefinitoparagrafo" style:family="text">
      <style:text-properties fo:language="it" fo:country="IT"/>
    </style:style>
    <style:style style:name="P1575" style:parent-style-name="Paragrafoelenco" style:list-style-name="LFO34" style:family="paragraph">
      <style:paragraph-properties fo:line-height="150%"/>
    </style:style>
    <style:style style:name="T1576" style:parent-style-name="Car.predefinitoparagrafo" style:family="text">
      <style:text-properties fo:language="it" fo:country="IT"/>
    </style:style>
    <style:style style:name="T1577" style:parent-style-name="Car.predefinitoparagrafo" style:family="text">
      <style:text-properties fo:font-style="italic" style:font-style-asian="italic" style:font-style-complex="italic" fo:language="it" fo:country="IT"/>
    </style:style>
    <style:style style:name="T1578" style:parent-style-name="Car.predefinitoparagrafo" style:family="text">
      <style:text-properties fo:language="it" fo:country="IT"/>
    </style:style>
    <style:style style:name="P1579" style:parent-style-name="Paragrafoelenco" style:list-style-name="LFO34" style:family="paragraph">
      <style:paragraph-properties fo:line-height="150%"/>
      <style:text-properties fo:language="it" fo:country="IT"/>
    </style:style>
    <style:style style:name="P1580" style:parent-style-name="Paragrafoelenco" style:list-style-name="LFO34" style:family="paragraph">
      <style:paragraph-properties fo:line-height="150%"/>
      <style:text-properties fo:language="it" fo:country="IT"/>
    </style:style>
    <style:style style:name="P1581" style:parent-style-name="Paragrafoelenco" style:list-style-name="LFO34" style:family="paragraph">
      <style:paragraph-properties fo:line-height="150%"/>
    </style:style>
    <style:style style:name="T1582" style:parent-style-name="Car.predefinitoparagrafo" style:family="text">
      <style:text-properties fo:language="it" fo:country="IT"/>
    </style:style>
    <style:style style:name="T1583" style:parent-style-name="Car.predefinitoparagrafo" style:family="text">
      <style:text-properties fo:font-style="italic" style:font-style-asian="italic" style:font-style-complex="italic" fo:language="it" fo:country="IT"/>
    </style:style>
    <style:style style:name="T1584" style:parent-style-name="Car.predefinitoparagrafo" style:family="text">
      <style:text-properties fo:language="it" fo:country="IT"/>
    </style:style>
    <style:style style:name="T1585" style:parent-style-name="Car.predefinitoparagrafo" style:family="text">
      <style:text-properties fo:font-style="italic" style:font-style-asian="italic" style:font-style-complex="italic" fo:language="it" fo:country="IT"/>
    </style:style>
    <style:style style:name="T1586" style:parent-style-name="Car.predefinitoparagrafo" style:family="text">
      <style:text-properties fo:language="it" fo:country="IT"/>
    </style:style>
    <style:style style:name="P1587" style:parent-style-name="Paragrafoelenco" style:list-style-name="LFO34" style:family="paragraph">
      <style:paragraph-properties fo:line-height="150%"/>
    </style:style>
    <style:style style:name="T1588" style:parent-style-name="Car.predefinitoparagrafo" style:family="text">
      <style:text-properties fo:language="it" fo:country="IT"/>
    </style:style>
    <style:style style:name="T1589" style:parent-style-name="Car.predefinitoparagrafo" style:family="text">
      <style:text-properties fo:font-style="italic" style:font-style-asian="italic" style:font-style-complex="italic" fo:language="it" fo:country="IT"/>
    </style:style>
    <style:style style:name="T1590" style:parent-style-name="Car.predefinitoparagrafo" style:family="text">
      <style:text-properties fo:font-style="italic" style:font-style-asian="italic" style:font-style-complex="italic" fo:language="it" fo:country="IT"/>
    </style:style>
    <style:style style:name="T1591" style:parent-style-name="Car.predefinitoparagrafo" style:family="text">
      <style:text-properties fo:language="it" fo:country="IT"/>
    </style:style>
    <style:style style:name="T1592" style:parent-style-name="Car.predefinitoparagrafo" style:family="text">
      <style:text-properties fo:font-style="italic" style:font-style-asian="italic" style:font-style-complex="italic" fo:language="it" fo:country="IT"/>
    </style:style>
    <style:style style:name="T1593" style:parent-style-name="Car.predefinitoparagrafo" style:family="text">
      <style:text-properties fo:language="it" fo:country="IT"/>
    </style:style>
    <style:style style:name="P1594" style:parent-style-name="Paragrafoelenco" style:list-style-name="LFO34" style:family="paragraph">
      <style:paragraph-properties fo:line-height="150%"/>
    </style:style>
    <style:style style:name="T1595" style:parent-style-name="Car.predefinitoparagrafo" style:family="text">
      <style:text-properties fo:language="it" fo:country="IT"/>
    </style:style>
    <style:style style:name="T1596" style:parent-style-name="Car.predefinitoparagrafo" style:family="text">
      <style:text-properties fo:font-style="italic" style:font-style-asian="italic" style:font-style-complex="italic" fo:language="it" fo:country="IT"/>
    </style:style>
    <style:style style:name="T1597" style:parent-style-name="Car.predefinitoparagrafo" style:family="text">
      <style:text-properties fo:language="it" fo:country="IT"/>
    </style:style>
    <style:style style:name="T1598" style:parent-style-name="Car.predefinitoparagrafo" style:family="text">
      <style:text-properties fo:font-style="italic" style:font-style-asian="italic" style:font-style-complex="italic" fo:language="it" fo:country="IT"/>
    </style:style>
    <style:style style:name="T1599" style:parent-style-name="Car.predefinitoparagrafo" style:family="text">
      <style:text-properties fo:language="it" fo:country="IT"/>
    </style:style>
    <style:style style:name="P1600" style:parent-style-name="Paragrafoelenco" style:list-style-name="LFO34" style:family="paragraph">
      <style:paragraph-properties fo:line-height="150%"/>
    </style:style>
    <style:style style:name="T1601" style:parent-style-name="Car.predefinitoparagrafo" style:family="text">
      <style:text-properties fo:language="it" fo:country="IT"/>
    </style:style>
    <style:style style:name="T1602" style:parent-style-name="Car.predefinitoparagrafo" style:family="text">
      <style:text-properties fo:font-style="italic" style:font-style-asian="italic" style:font-style-complex="italic" fo:language="it" fo:country="IT"/>
    </style:style>
    <style:style style:name="T1603" style:parent-style-name="Car.predefinitoparagrafo" style:family="text">
      <style:text-properties fo:language="it" fo:country="IT"/>
    </style:style>
    <style:style style:name="T1604" style:parent-style-name="Car.predefinitoparagrafo" style:family="text">
      <style:text-properties fo:language="it" fo:country="IT"/>
    </style:style>
    <style:style style:name="P1605" style:parent-style-name="Titolo2" style:list-style-name="LFO31" style:family="paragraph">
      <style:text-properties fo:language="it" fo:country="IT"/>
    </style:style>
    <style:style style:name="P1606" style:parent-style-name="Normale" style:family="paragraph">
      <style:paragraph-properties fo:line-height="150%"/>
      <style:text-properties fo:hyphenate="true"/>
    </style:style>
    <style:style style:name="T1607" style:parent-style-name="Car.predefinitoparagrafo" style:family="text">
      <style:text-properties fo:color="#000000" style:font-size-complex="12pt" fo:language="it" fo:country="IT" style:language-asian="en" style:country-asian="GB"/>
    </style:style>
    <style:style style:name="T1608" style:parent-style-name="Car.predefinitoparagrafo" style:family="text">
      <style:text-properties fo:color="#000000" style:font-size-complex="12pt" fo:language="it" fo:country="IT" style:language-asian="en" style:country-asian="GB"/>
    </style:style>
    <style:style style:name="P1609" style:parent-style-name="Paragrafoelenco" style:list-style-name="LFO35" style:family="paragraph">
      <style:paragraph-properties fo:line-height="150%"/>
    </style:style>
    <style:style style:name="T1610" style:parent-style-name="Car.predefinitoparagrafo" style:family="text">
      <style:text-properties style:font-name-asian="Calibri" fo:language="it" fo:country="IT"/>
    </style:style>
    <style:style style:name="T1611" style:parent-style-name="Car.predefinitoparagrafo" style:family="text">
      <style:text-properties fo:font-style="italic" style:font-style-asian="italic" style:font-style-complex="italic" fo:language="it" fo:country="IT"/>
    </style:style>
    <style:style style:name="T1612" style:parent-style-name="Car.predefinitoparagrafo" style:family="text">
      <style:text-properties style:font-name-asian="Calibri" fo:language="it" fo:country="IT"/>
    </style:style>
    <style:style style:name="T1613" style:parent-style-name="Car.predefinitoparagrafo" style:family="text">
      <style:text-properties style:font-name-asian="Calibri" fo:font-weight="bold" style:font-weight-asian="bold" style:font-weight-complex="bold" fo:language="it" fo:country="IT"/>
    </style:style>
    <style:style style:name="T1614" style:parent-style-name="Car.predefinitoparagrafo" style:family="text">
      <style:text-properties style:font-name-asian="Calibri" fo:language="it" fo:country="IT"/>
    </style:style>
    <style:style style:name="T1615" style:parent-style-name="Car.predefinitoparagrafo" style:family="text">
      <style:text-properties style:font-name-asian="Calibri" fo:font-style="italic" style:font-style-asian="italic" style:font-style-complex="italic" fo:language="it" fo:country="IT"/>
    </style:style>
    <style:style style:name="T1616" style:parent-style-name="Car.predefinitoparagrafo" style:family="text">
      <style:text-properties style:font-name-asian="Calibri" fo:language="it" fo:country="IT"/>
    </style:style>
    <style:style style:name="T1617" style:parent-style-name="Car.predefinitoparagrafo" style:family="text">
      <style:text-properties style:font-name-asian="Calibri" fo:language="it" fo:country="IT"/>
    </style:style>
    <style:style style:name="P1618" style:parent-style-name="Paragrafoelenco" style:list-style-name="LFO35" style:family="paragraph">
      <style:paragraph-properties fo:line-height="150%"/>
      <style:text-properties style:font-name-asian="Calibri" fo:language="it" fo:country="IT"/>
    </style:style>
    <style:style style:name="P1619" style:parent-style-name="Paragrafoelenco" style:list-style-name="LFO35" style:family="paragraph">
      <style:paragraph-properties fo:line-height="150%"/>
      <style:text-properties style:font-name-asian="Calibri" fo:language="it" fo:country="IT"/>
    </style:style>
    <style:style style:name="P1620" style:parent-style-name="Paragrafoelenco" style:list-style-name="LFO35" style:family="paragraph">
      <style:paragraph-properties fo:line-height="150%"/>
      <style:text-properties style:font-name-asian="Calibri" fo:language="it" fo:country="IT"/>
    </style:style>
    <style:style style:name="P1621" style:parent-style-name="Paragrafoelenco" style:list-style-name="LFO35" style:family="paragraph">
      <style:paragraph-properties fo:line-height="150%"/>
      <style:text-properties style:font-name-asian="Calibri" fo:language="it" fo:country="IT"/>
    </style:style>
    <style:style style:name="P1622" style:parent-style-name="Paragrafoelenco" style:list-style-name="LFO35" style:family="paragraph">
      <style:paragraph-properties fo:line-height="150%"/>
      <style:text-properties style:font-name-asian="Calibri" fo:language="it" fo:country="IT"/>
    </style:style>
    <style:style style:name="P1623" style:parent-style-name="Paragrafoelenco" style:list-style-name="LFO35" style:family="paragraph">
      <style:paragraph-properties fo:line-height="150%"/>
      <style:text-properties style:font-name-asian="Calibri" fo:language="it" fo:country="IT"/>
    </style:style>
    <style:style style:name="P1624" style:parent-style-name="Paragrafoelenco" style:list-style-name="LFO35" style:family="paragraph">
      <style:paragraph-properties fo:line-height="150%"/>
      <style:text-properties style:font-name-asian="Calibri" fo:language="it" fo:country="IT"/>
    </style:style>
    <style:style style:name="P1625" style:parent-style-name="Paragrafoelenco" style:list-style-name="LFO35" style:family="paragraph">
      <style:paragraph-properties fo:line-height="150%"/>
      <style:text-properties style:font-name-asian="Calibri" fo:language="it" fo:country="IT"/>
    </style:style>
    <style:style style:name="P1626" style:parent-style-name="Paragrafoelenco" style:list-style-name="LFO35" style:family="paragraph">
      <style:paragraph-properties fo:line-height="150%"/>
      <style:text-properties style:font-name-asian="Calibri" fo:language="it" fo:country="IT"/>
    </style:style>
    <style:style style:name="P1627" style:parent-style-name="Normale" style:family="paragraph">
      <style:paragraph-properties fo:line-height="150%"/>
      <style:text-properties style:font-name-asian="Calibri" fo:language="it" fo:country="IT"/>
    </style:style>
    <style:style style:name="P1628" style:parent-style-name="Paragrafoelenco" style:list-style-name="LFO36" style:family="paragraph">
      <style:paragraph-properties fo:line-height="150%"/>
      <style:text-properties style:font-name-asian="Calibri" fo:language="it" fo:country="IT"/>
    </style:style>
    <style:style style:name="P1629" style:parent-style-name="Paragrafoelenco" style:list-style-name="LFO36" style:family="paragraph">
      <style:paragraph-properties fo:line-height="150%"/>
      <style:text-properties style:font-name-asian="Calibri" fo:language="it" fo:country="IT"/>
    </style:style>
    <style:style style:name="P1630" style:parent-style-name="Normale" style:family="paragraph">
      <style:paragraph-properties fo:line-height="150%"/>
    </style:style>
    <style:style style:name="T1631" style:parent-style-name="Car.predefinitoparagrafo" style:family="text">
      <style:text-properties style:font-name-asian="Calibri" fo:language="it" fo:country="IT"/>
    </style:style>
    <style:style style:name="T1632" style:parent-style-name="Car.predefinitoparagrafo" style:family="text">
      <style:text-properties style:font-name-asian="Calibri" fo:font-style="italic" style:font-style-asian="italic" style:font-style-complex="italic" fo:language="it" fo:country="IT"/>
    </style:style>
    <style:style style:name="T1633" style:parent-style-name="Car.predefinitoparagrafo" style:family="text">
      <style:text-properties style:font-name-asian="Calibri" fo:language="it" fo:country="IT"/>
    </style:style>
    <style:style style:name="T1634" style:parent-style-name="Car.predefinitoparagrafo" style:family="text">
      <style:text-properties style:font-name-asian="Calibri" fo:font-style="italic" style:font-style-asian="italic" style:font-style-complex="italic" fo:language="it" fo:country="IT"/>
    </style:style>
    <style:style style:name="T1635" style:parent-style-name="Car.predefinitoparagrafo" style:family="text">
      <style:text-properties style:font-name-asian="Calibri" fo:language="it" fo:country="IT"/>
    </style:style>
    <style:style style:name="T1636" style:parent-style-name="Car.predefinitoparagrafo" style:family="text">
      <style:text-properties style:font-name-asian="Calibri" fo:font-weight="bold" style:font-weight-asian="bold" style:font-weight-complex="bold" fo:language="it" fo:country="IT"/>
    </style:style>
    <style:style style:name="T1637" style:parent-style-name="Car.predefinitoparagrafo" style:family="text">
      <style:text-properties style:font-name-asian="Calibri" fo:language="it" fo:country="IT"/>
    </style:style>
    <style:style style:name="T1638" style:parent-style-name="Car.predefinitoparagrafo" style:family="text">
      <style:text-properties style:font-name-asian="Calibri" fo:font-weight="bold" style:font-weight-asian="bold" style:font-weight-complex="bold" fo:language="it" fo:country="IT"/>
    </style:style>
    <style:style style:name="T1639" style:parent-style-name="Car.predefinitoparagrafo" style:family="text">
      <style:text-properties style:font-name-asian="Calibri" fo:language="it" fo:country="IT"/>
    </style:style>
    <style:style style:name="T1640" style:parent-style-name="Car.predefinitoparagrafo" style:family="text">
      <style:text-properties style:font-name-asian="Calibri" fo:font-weight="bold" style:font-weight-asian="bold" style:font-weight-complex="bold" fo:language="it" fo:country="IT"/>
    </style:style>
    <style:style style:name="T1641" style:parent-style-name="Car.predefinitoparagrafo" style:family="text">
      <style:text-properties style:font-name-asian="Calibri" fo:language="it" fo:country="IT"/>
    </style:style>
    <style:style style:name="T1642" style:parent-style-name="Car.predefinitoparagrafo" style:family="text">
      <style:text-properties style:font-name-asian="Calibri" fo:language="it" fo:country="IT"/>
    </style:style>
    <style:style style:name="T1643" style:parent-style-name="Car.predefinitoparagrafo" style:family="text">
      <style:text-properties style:font-name-asian="Calibri" fo:language="it" fo:country="IT"/>
    </style:style>
    <style:style style:name="T1644" style:parent-style-name="Car.predefinitoparagrafo" style:family="text">
      <style:text-properties style:font-name-asian="Calibri" fo:language="it" fo:country="IT"/>
    </style:style>
    <style:style style:name="T1645" style:parent-style-name="Car.predefinitoparagrafo" style:family="text">
      <style:text-properties style:font-name-asian="Calibri" fo:language="it" fo:country="IT"/>
    </style:style>
    <style:style style:name="T1646" style:parent-style-name="Car.predefinitoparagrafo" style:family="text">
      <style:text-properties style:font-name-asian="Calibri" fo:language="it" fo:country="IT"/>
    </style:style>
    <style:style style:name="T1647" style:parent-style-name="Car.predefinitoparagrafo" style:family="text">
      <style:text-properties style:font-name-asian="Calibri" fo:language="it" fo:country="IT"/>
    </style:style>
    <style:style style:name="T1648" style:parent-style-name="Car.predefinitoparagrafo" style:family="text">
      <style:text-properties style:font-name-asian="Calibri" fo:font-weight="bold" style:font-weight-asian="bold" style:font-weight-complex="bold" fo:language="it" fo:country="IT"/>
    </style:style>
    <style:style style:name="T1649" style:parent-style-name="Car.predefinitoparagrafo" style:family="text">
      <style:text-properties style:font-name-asian="Calibri" fo:language="it" fo:country="IT"/>
    </style:style>
    <style:style style:name="T1650" style:parent-style-name="Car.predefinitoparagrafo" style:family="text">
      <style:text-properties style:font-name-asian="Calibri" fo:font-weight="bold" style:font-weight-asian="bold" style:font-weight-complex="bold" fo:language="it" fo:country="IT"/>
    </style:style>
    <style:style style:name="T1651" style:parent-style-name="Car.predefinitoparagrafo" style:family="text">
      <style:text-properties style:font-name-asian="Calibri" fo:language="it" fo:country="IT"/>
    </style:style>
    <style:style style:name="T1652" style:parent-style-name="Car.predefinitoparagrafo" style:family="text">
      <style:text-properties style:font-name-asian="Calibri" fo:font-style="italic" style:font-style-asian="italic" style:font-style-complex="italic" fo:language="it" fo:country="IT"/>
    </style:style>
    <style:style style:name="T1653" style:parent-style-name="Car.predefinitoparagrafo" style:family="text">
      <style:text-properties style:font-name-asian="Calibri" fo:language="it" fo:country="IT"/>
    </style:style>
    <style:style style:name="T1654" style:parent-style-name="Car.predefinitoparagrafo" style:family="text">
      <style:text-properties style:font-name-asian="Calibri" fo:font-weight="bold" style:font-weight-asian="bold" style:font-weight-complex="bold" fo:language="it" fo:country="IT"/>
    </style:style>
    <style:style style:name="T1655" style:parent-style-name="Car.predefinitoparagrafo" style:family="text">
      <style:text-properties style:font-name-asian="Calibri" fo:language="it" fo:country="IT"/>
    </style:style>
    <style:style style:name="T1656" style:parent-style-name="Car.predefinitoparagrafo" style:family="text">
      <style:text-properties style:font-name-asian="Calibri" fo:language="it" fo:country="IT"/>
    </style:style>
    <style:style style:name="T1657" style:parent-style-name="Car.predefinitoparagrafo" style:family="text">
      <style:text-properties style:font-name-asian="Calibri" fo:language="it" fo:country="IT"/>
    </style:style>
    <style:style style:name="T1658" style:parent-style-name="Car.predefinitoparagrafo" style:family="text">
      <style:text-properties style:font-name-asian="Calibri" fo:font-weight="bold" style:font-weight-asian="bold" style:font-weight-complex="bold" fo:language="it" fo:country="IT"/>
    </style:style>
    <style:style style:name="T1659" style:parent-style-name="Car.predefinitoparagrafo" style:family="text">
      <style:text-properties style:font-name-asian="Calibri" fo:language="it" fo:country="IT"/>
    </style:style>
    <style:style style:name="T1660" style:parent-style-name="Car.predefinitoparagrafo" style:family="text">
      <style:text-properties style:font-name-asian="Calibri" fo:language="it" fo:country="IT"/>
    </style:style>
    <style:style style:name="T1661" style:parent-style-name="Car.predefinitoparagrafo" style:family="text">
      <style:text-properties style:font-name-asian="Calibri" fo:font-weight="bold" style:font-weight-asian="bold" style:font-weight-complex="bold" fo:language="it" fo:country="IT"/>
    </style:style>
    <style:style style:name="T1662" style:parent-style-name="Car.predefinitoparagrafo" style:family="text">
      <style:text-properties style:font-name-asian="Calibri" fo:language="it" fo:country="IT"/>
    </style:style>
    <style:style style:name="T1663" style:parent-style-name="Car.predefinitoparagrafo" style:family="text">
      <style:text-properties style:font-name-asian="Calibri" fo:font-style="italic" style:font-style-asian="italic" style:font-style-complex="italic" fo:language="it" fo:country="IT"/>
    </style:style>
    <style:style style:name="T1664" style:parent-style-name="Car.predefinitoparagrafo" style:family="text">
      <style:text-properties style:font-name-asian="Calibri" fo:language="it" fo:country="IT"/>
    </style:style>
    <style:style style:name="T1665" style:parent-style-name="Car.predefinitoparagrafo" style:family="text">
      <style:text-properties style:font-name-asian="Calibri" fo:font-weight="bold" style:font-weight-asian="bold" style:font-weight-complex="bold" fo:language="it" fo:country="IT"/>
    </style:style>
    <style:style style:name="T1666" style:parent-style-name="Car.predefinitoparagrafo" style:family="text">
      <style:text-properties style:font-name-asian="Calibri" fo:language="it" fo:country="IT"/>
    </style:style>
    <style:style style:name="T1667" style:parent-style-name="Car.predefinitoparagrafo" style:family="text">
      <style:text-properties style:font-name-asian="Calibri" fo:font-style="italic" style:font-style-asian="italic" style:font-style-complex="italic" fo:language="it" fo:country="IT"/>
    </style:style>
    <style:style style:name="T1668" style:parent-style-name="Car.predefinitoparagrafo" style:family="text">
      <style:text-properties style:font-name-asian="Calibri" fo:language="it" fo:country="IT"/>
    </style:style>
    <style:style style:name="T1669" style:parent-style-name="Car.predefinitoparagrafo" style:family="text">
      <style:text-properties style:font-name-asian="Calibri" fo:font-style="italic" style:font-style-asian="italic" style:font-style-complex="italic" fo:language="it" fo:country="IT"/>
    </style:style>
    <style:style style:name="T1670" style:parent-style-name="Car.predefinitoparagrafo" style:family="text">
      <style:text-properties style:font-name-asian="Calibri" fo:language="it" fo:country="IT"/>
    </style:style>
    <style:style style:name="T1671" style:parent-style-name="Car.predefinitoparagrafo" style:family="text">
      <style:text-properties style:font-name-asian="Calibri" fo:language="it" fo:country="IT"/>
    </style:style>
    <style:style style:name="T1672" style:parent-style-name="Car.predefinitoparagrafo" style:family="text">
      <style:text-properties style:font-name-asian="Calibri" fo:font-weight="bold" style:font-weight-asian="bold" style:font-weight-complex="bold" fo:language="it" fo:country="IT"/>
    </style:style>
    <style:style style:name="T1673" style:parent-style-name="Car.predefinitoparagrafo" style:family="text">
      <style:text-properties style:font-name-asian="Calibri" fo:language="it" fo:country="IT"/>
    </style:style>
    <style:style style:name="P1674" style:parent-style-name="Normale" style:family="paragraph">
      <style:paragraph-properties fo:line-height="150%"/>
      <style:text-properties style:font-name-asian="Calibri" fo:language="it" fo:country="IT"/>
    </style:style>
    <style:style style:name="P1675" style:parent-style-name="Paragrafoelenco" style:list-style-name="LFO37" style:family="paragraph">
      <style:paragraph-properties fo:break-before="page" fo:line-height="150%"/>
    </style:style>
    <style:style style:name="T1676" style:parent-style-name="Car.predefinitoparagrafo" style:family="text">
      <style:text-properties style:font-name-asian="Calibri" fo:language="it" fo:country="IT"/>
    </style:style>
    <style:style style:name="T1677" style:parent-style-name="Car.predefinitoparagrafo" style:family="text">
      <style:text-properties style:font-name-asian="Calibri" style:font-size-complex="12pt" fo:language="it" fo:country="IT"/>
    </style:style>
    <style:style style:name="T1678" style:parent-style-name="Car.predefinitoparagrafo" style:family="text">
      <style:text-properties style:font-name-asian="Calibri" style:font-size-complex="12pt" fo:language="it" fo:country="IT"/>
    </style:style>
    <style:style style:name="T1679" style:parent-style-name="Car.predefinitoparagrafo" style:family="text">
      <style:text-properties style:font-name-asian="Calibri" style:font-size-complex="12pt" fo:language="it" fo:country="IT"/>
    </style:style>
    <style:style style:name="T1680" style:parent-style-name="Car.predefinitoparagrafo" style:family="text">
      <style:text-properties style:font-name-asian="Calibri" fo:language="it" fo:country="IT"/>
    </style:style>
    <style:style style:name="P1681" style:parent-style-name="Paragrafoelenco" style:list-style-name="LFO37" style:family="paragraph">
      <style:paragraph-properties fo:line-height="150%"/>
    </style:style>
    <style:style style:name="T1682" style:parent-style-name="Car.predefinitoparagrafo" style:family="text">
      <style:text-properties style:font-name-asian="Calibri" fo:language="it" fo:country="IT"/>
    </style:style>
    <style:style style:name="T1683" style:parent-style-name="Car.predefinitoparagrafo" style:family="text">
      <style:text-properties style:font-name-asian="Calibri" fo:language="it" fo:country="IT"/>
    </style:style>
    <style:style style:name="T1684" style:parent-style-name="Car.predefinitoparagrafo" style:family="text">
      <style:text-properties style:font-name-asian="Calibri" style:font-size-complex="12pt" fo:language="it" fo:country="IT"/>
    </style:style>
    <style:style style:name="T1685" style:parent-style-name="Car.predefinitoparagrafo" style:family="text">
      <style:text-properties style:font-name-asian="Calibri" style:font-size-complex="12pt" fo:language="it" fo:country="IT"/>
    </style:style>
    <style:style style:name="T1686" style:parent-style-name="Car.predefinitoparagrafo" style:family="text">
      <style:text-properties style:font-name-asian="Calibri" style:font-size-complex="12pt" fo:language="it" fo:country="IT"/>
    </style:style>
    <style:style style:name="T1687" style:parent-style-name="Car.predefinitoparagrafo" style:family="text">
      <style:text-properties style:font-name-asian="Calibri" fo:language="it" fo:country="IT"/>
    </style:style>
    <style:style style:name="P1688" style:parent-style-name="Normale" style:family="paragraph">
      <style:paragraph-properties fo:line-height="150%"/>
    </style:style>
    <style:style style:name="T1689" style:parent-style-name="Car.predefinitoparagrafo" style:family="text">
      <style:text-properties style:font-name-asian="Calibri" fo:language="it" fo:country="IT"/>
    </style:style>
    <style:style style:name="T1690" style:parent-style-name="Car.predefinitoparagrafo" style:family="text">
      <style:text-properties style:font-name-asian="Calibri" fo:font-weight="bold" style:font-weight-asian="bold" style:font-weight-complex="bold" fo:language="it" fo:country="IT"/>
    </style:style>
    <style:style style:name="T1691" style:parent-style-name="Car.predefinitoparagrafo" style:family="text">
      <style:text-properties style:font-name-asian="Calibri" fo:language="it" fo:country="IT"/>
    </style:style>
    <style:style style:name="T1692" style:parent-style-name="Car.predefinitoparagrafo" style:family="text">
      <style:text-properties style:font-name-asian="Calibri" fo:font-weight="bold" style:font-weight-asian="bold" style:font-weight-complex="bold" fo:language="it" fo:country="IT"/>
    </style:style>
    <style:style style:name="T1693" style:parent-style-name="Car.predefinitoparagrafo" style:family="text">
      <style:text-properties style:font-name-asian="Calibri" fo:font-weight="bold" style:font-weight-asian="bold" style:font-weight-complex="bold" fo:language="it" fo:country="IT"/>
    </style:style>
    <style:style style:name="T1694" style:parent-style-name="Car.predefinitoparagrafo" style:family="text">
      <style:text-properties style:font-name-asian="Calibri" fo:language="it" fo:country="IT"/>
    </style:style>
    <style:style style:name="P1695" style:parent-style-name="Paragrafoelenco" style:list-style-name="LFO38" style:family="paragraph">
      <style:paragraph-properties fo:line-height="150%"/>
    </style:style>
    <style:style style:name="T1696" style:parent-style-name="Car.predefinitoparagrafo" style:family="text">
      <style:text-properties style:font-name-asian="Calibri" fo:language="it" fo:country="IT"/>
    </style:style>
    <style:style style:name="T1697" style:parent-style-name="Car.predefinitoparagrafo" style:family="text">
      <style:text-properties style:font-name-asian="Calibri" fo:font-style="italic" style:font-style-asian="italic" style:font-style-complex="italic" fo:language="it" fo:country="IT"/>
    </style:style>
    <style:style style:name="T1698" style:parent-style-name="Car.predefinitoparagrafo" style:family="text">
      <style:text-properties style:font-name-asian="Calibri" fo:language="it" fo:country="IT"/>
    </style:style>
    <style:style style:name="T1699" style:parent-style-name="Car.predefinitoparagrafo" style:family="text">
      <style:text-properties style:font-name-asian="Calibri" fo:font-weight="bold" style:font-weight-asian="bold" style:font-weight-complex="bold" fo:language="it" fo:country="IT"/>
    </style:style>
    <style:style style:name="T1700" style:parent-style-name="Car.predefinitoparagrafo" style:family="text">
      <style:text-properties style:font-name-asian="Calibri" fo:language="it" fo:country="IT"/>
    </style:style>
    <style:style style:name="T1701" style:parent-style-name="Car.predefinitoparagrafo" style:family="text">
      <style:text-properties style:font-name-asian="Calibri" fo:font-style="italic" style:font-style-asian="italic" style:font-style-complex="italic" fo:language="it" fo:country="IT"/>
    </style:style>
    <style:style style:name="T1702" style:parent-style-name="Car.predefinitoparagrafo" style:family="text">
      <style:text-properties style:font-name-asian="Calibri" fo:language="it" fo:country="IT"/>
    </style:style>
    <style:style style:name="T1703" style:parent-style-name="Car.predefinitoparagrafo" style:family="text">
      <style:text-properties style:font-name-asian="Calibri" fo:language="it" fo:country="IT"/>
    </style:style>
    <style:style style:name="P1704" style:parent-style-name="Paragrafoelenco" style:list-style-name="LFO38" style:family="paragraph">
      <style:paragraph-properties fo:line-height="150%"/>
    </style:style>
    <style:style style:name="T1705" style:parent-style-name="Car.predefinitoparagrafo" style:family="text">
      <style:text-properties style:font-name-asian="Calibri" fo:language="it" fo:country="IT"/>
    </style:style>
    <style:style style:name="T1706" style:parent-style-name="Car.predefinitoparagrafo" style:family="text">
      <style:text-properties style:font-name-asian="Calibri" fo:font-style="italic" style:font-style-asian="italic" style:font-style-complex="italic" fo:language="it" fo:country="IT"/>
    </style:style>
    <style:style style:name="T1707" style:parent-style-name="Car.predefinitoparagrafo" style:family="text">
      <style:text-properties style:font-name-asian="Calibri" fo:language="it" fo:country="IT"/>
    </style:style>
    <style:style style:name="T1708" style:parent-style-name="Car.predefinitoparagrafo" style:family="text">
      <style:text-properties style:font-name-asian="Calibri" fo:font-weight="bold" style:font-weight-asian="bold" style:font-weight-complex="bold" fo:language="it" fo:country="IT"/>
    </style:style>
    <style:style style:name="T1709" style:parent-style-name="Car.predefinitoparagrafo" style:family="text">
      <style:text-properties style:font-name-asian="Calibri" fo:language="it" fo:country="IT"/>
    </style:style>
    <style:style style:name="T1710" style:parent-style-name="Car.predefinitoparagrafo" style:family="text">
      <style:text-properties style:font-name-asian="Calibri" fo:language="it" fo:country="IT"/>
    </style:style>
    <style:style style:name="T1711" style:parent-style-name="Car.predefinitoparagrafo" style:family="text">
      <style:text-properties style:font-name-asian="Calibri" fo:language="it" fo:country="IT"/>
    </style:style>
    <style:style style:name="T1712" style:parent-style-name="Car.predefinitoparagrafo" style:family="text">
      <style:text-properties style:font-name-asian="Calibri" fo:font-style="italic" style:font-style-asian="italic" style:font-style-complex="italic" fo:language="it" fo:country="IT"/>
    </style:style>
    <style:style style:name="T1713" style:parent-style-name="Car.predefinitoparagrafo" style:family="text">
      <style:text-properties style:font-name-asian="Calibri" fo:language="it" fo:country="IT"/>
    </style:style>
    <style:style style:name="T1714" style:parent-style-name="Car.predefinitoparagrafo" style:family="text">
      <style:text-properties style:font-name-asian="Calibri" fo:language="it" fo:country="IT"/>
    </style:style>
    <style:style style:name="P1715" style:parent-style-name="Normale" style:family="paragraph">
      <style:paragraph-properties fo:line-height="150%"/>
      <style:text-properties style:font-name-asian="Calibri" fo:language="it" fo:country="IT"/>
    </style:style>
    <style:style style:name="P1716" style:parent-style-name="Paragrafoelenco" style:list-style-name="LFO39" style:family="paragraph">
      <style:paragraph-properties fo:line-height="150%"/>
    </style:style>
    <style:style style:name="T1717" style:parent-style-name="Car.predefinitoparagrafo" style:family="text">
      <style:text-properties style:font-name-asian="Calibri" fo:font-style="italic" style:font-style-asian="italic" style:font-style-complex="italic" fo:language="it" fo:country="IT"/>
    </style:style>
    <style:style style:name="T1718" style:parent-style-name="Car.predefinitoparagrafo" style:family="text">
      <style:text-properties style:font-name-asian="Calibri" fo:language="it" fo:country="IT"/>
    </style:style>
    <style:style style:name="T1719" style:parent-style-name="Car.predefinitoparagrafo" style:family="text">
      <style:text-properties style:font-name="Wingdings" style:font-name-asian="Wingdings" style:font-name-complex="Wingdings" fo:language="it" fo:country="IT"/>
    </style:style>
    <style:style style:name="T1720" style:parent-style-name="Car.predefinitoparagrafo" style:family="text">
      <style:text-properties style:font-name-asian="Calibri" fo:language="it" fo:country="IT"/>
    </style:style>
    <style:style style:name="P1721" style:parent-style-name="Paragrafoelenco" style:list-style-name="LFO39" style:family="paragraph">
      <style:paragraph-properties fo:line-height="150%"/>
    </style:style>
    <style:style style:name="T1722" style:parent-style-name="Car.predefinitoparagrafo" style:family="text">
      <style:text-properties style:font-name-asian="Calibri" fo:font-style="italic" style:font-style-asian="italic" style:font-style-complex="italic" fo:language="it" fo:country="IT"/>
    </style:style>
    <style:style style:name="T1723" style:parent-style-name="Car.predefinitoparagrafo" style:family="text">
      <style:text-properties style:font-name-asian="Calibri" fo:language="it" fo:country="IT"/>
    </style:style>
    <style:style style:name="T1724" style:parent-style-name="Car.predefinitoparagrafo" style:family="text">
      <style:text-properties style:font-name-asian="Calibri" fo:language="it" fo:country="IT"/>
    </style:style>
    <style:style style:name="T1725" style:parent-style-name="Car.predefinitoparagrafo" style:family="text">
      <style:text-properties style:font-name="Wingdings" style:font-name-asian="Wingdings" style:font-name-complex="Wingdings" fo:language="it" fo:country="IT"/>
    </style:style>
    <style:style style:name="T1726" style:parent-style-name="Car.predefinitoparagrafo" style:family="text">
      <style:text-properties style:font-name-asian="Calibri" fo:language="it" fo:country="IT"/>
    </style:style>
    <style:style style:name="P1727" style:parent-style-name="Paragrafoelenco" style:list-style-name="LFO39" style:family="paragraph">
      <style:paragraph-properties fo:line-height="150%"/>
    </style:style>
    <style:style style:name="T1728" style:parent-style-name="Car.predefinitoparagrafo" style:family="text">
      <style:text-properties style:font-name-asian="Calibri" fo:font-style="italic" style:font-style-asian="italic" style:font-style-complex="italic" fo:language="it" fo:country="IT"/>
    </style:style>
    <style:style style:name="T1729" style:parent-style-name="Car.predefinitoparagrafo" style:family="text">
      <style:text-properties style:font-name-asian="Calibri" fo:language="it" fo:country="IT"/>
    </style:style>
    <style:style style:name="T1730" style:parent-style-name="Car.predefinitoparagrafo" style:family="text">
      <style:text-properties style:font-name-asian="Calibri"/>
    </style:style>
    <style:style style:name="T1731" style:parent-style-name="Car.predefinitoparagrafo" style:family="text">
      <style:text-properties style:font-name-asian="Calibri" fo:language="it" fo:country="IT"/>
    </style:style>
    <style:style style:name="T1732" style:parent-style-name="Car.predefinitoparagrafo" style:family="text">
      <style:text-properties style:font-name="Wingdings" style:font-name-asian="Wingdings" style:font-name-complex="Wingdings" fo:language="it" fo:country="IT"/>
    </style:style>
    <style:style style:name="T1733" style:parent-style-name="Car.predefinitoparagrafo" style:family="text">
      <style:text-properties style:font-name-asian="Calibri" fo:language="it" fo:country="IT"/>
    </style:style>
    <style:style style:name="P1734" style:parent-style-name="Paragrafoelenco" style:list-style-name="LFO39" style:family="paragraph">
      <style:paragraph-properties fo:line-height="150%"/>
    </style:style>
    <style:style style:name="T1735" style:parent-style-name="Car.predefinitoparagrafo" style:family="text">
      <style:text-properties style:font-name-asian="Calibri" fo:font-style="italic" style:font-style-asian="italic" style:font-style-complex="italic" fo:language="it" fo:country="IT"/>
    </style:style>
    <style:style style:name="T1736" style:parent-style-name="Car.predefinitoparagrafo" style:family="text">
      <style:text-properties style:font-name-asian="Calibri" fo:language="it" fo:country="IT"/>
    </style:style>
    <style:style style:name="T1737" style:parent-style-name="Car.predefinitoparagrafo" style:family="text">
      <style:text-properties style:font-name="Wingdings" style:font-name-asian="Wingdings" style:font-name-complex="Wingdings" fo:language="it" fo:country="IT"/>
    </style:style>
    <style:style style:name="T1738" style:parent-style-name="Car.predefinitoparagrafo" style:family="text">
      <style:text-properties style:font-name-asian="Calibri" fo:language="it" fo:country="IT"/>
    </style:style>
    <style:style style:name="P1739" style:parent-style-name="Titolo2" style:list-style-name="LFO31" style:family="paragraph">
      <style:text-properties fo:language="it" fo:country="IT"/>
    </style:style>
    <style:style style:name="P1740" style:parent-style-name="Normale" style:family="paragraph">
      <style:paragraph-properties fo:line-height="150%"/>
      <style:text-properties fo:language="it" fo:country="IT"/>
    </style:style>
    <style:style style:name="P1741" style:parent-style-name="Normale" style:family="paragraph">
      <style:paragraph-properties fo:line-height="150%"/>
    </style:style>
    <style:style style:name="T1742" style:parent-style-name="Car.predefinitoparagrafo" style:family="text">
      <style:text-properties fo:language="it" fo:country="IT"/>
    </style:style>
    <style:style style:name="T1743" style:parent-style-name="Car.predefinitoparagrafo" style:family="text">
      <style:text-properties fo:font-style="italic" style:font-style-asian="italic" style:font-style-complex="italic" fo:language="it" fo:country="IT"/>
    </style:style>
    <style:style style:name="T1744" style:parent-style-name="Car.predefinitoparagrafo" style:family="text">
      <style:text-properties fo:language="it" fo:country="IT"/>
    </style:style>
    <style:style style:name="T1745" style:parent-style-name="Car.predefinitoparagrafo" style:family="text">
      <style:text-properties fo:language="it" fo:country="IT"/>
    </style:style>
    <style:style style:name="T1746" style:parent-style-name="Car.predefinitoparagrafo" style:family="text">
      <style:text-properties fo:font-style="italic" style:font-style-asian="italic" style:font-style-complex="italic" fo:language="it" fo:country="IT"/>
    </style:style>
    <style:style style:name="T1747" style:parent-style-name="Car.predefinitoparagrafo" style:family="text">
      <style:text-properties fo:language="it" fo:country="IT"/>
    </style:style>
    <style:style style:name="P1748" style:parent-style-name="Sottotitolo" style:family="paragraph">
      <style:text-properties style:font-name-asian="Calibri" style:use-window-font-color="true" fo:language="it" fo:country="IT"/>
    </style:style>
    <style:style style:name="P1749" style:parent-style-name="Sottotitolo" style:family="paragraph">
      <style:text-properties style:font-name-asian="Calibri" style:use-window-font-color="true" fo:language="it" fo:country="IT"/>
    </style:style>
    <style:style style:name="P1750" style:parent-style-name="Sottotitolo" style:family="paragraph">
      <style:text-properties style:font-name-asian="Calibri" style:use-window-font-color="true" fo:language="it" fo:country="IT"/>
    </style:style>
    <style:style style:name="P1751" style:parent-style-name="Sottotitolo" style:family="paragraph">
      <style:text-properties style:font-name-asian="Calibri" style:use-window-font-color="true" fo:language="it" fo:country="IT"/>
    </style:style>
    <style:style style:name="P1752" style:parent-style-name="Sottotitolo" style:family="paragraph">
      <style:text-properties style:font-name-asian="Calibri" style:use-window-font-color="true" fo:language="it" fo:country="IT"/>
    </style:style>
    <style:style style:name="T1753" style:parent-style-name="Car.predefinitoparagrafo" style:family="text">
      <style:text-properties style:font-name-asian="Calibri" style:use-window-font-color="true" fo:language="it" fo:country="IT"/>
    </style:style>
    <style:style style:name="P1754" style:parent-style-name="Normale" style:family="paragraph">
      <style:paragraph-properties fo:line-height="150%"/>
      <style:text-properties fo:language="it" fo:country="IT"/>
    </style:style>
    <style:style style:name="P1755" style:parent-style-name="Paragrafoelenco" style:list-style-name="LFO40" style:family="paragraph">
      <style:paragraph-properties fo:line-height="150%"/>
    </style:style>
    <style:style style:name="T1756" style:parent-style-name="Car.predefinitoparagrafo" style:family="text">
      <style:text-properties fo:font-weight="bold" style:font-weight-asian="bold" style:font-weight-complex="bold" fo:language="it" fo:country="IT"/>
    </style:style>
    <style:style style:name="T1757" style:parent-style-name="Car.predefinitoparagrafo" style:family="text">
      <style:text-properties fo:language="it" fo:country="IT"/>
    </style:style>
    <style:style style:name="T1758" style:parent-style-name="Car.predefinitoparagrafo" style:family="text">
      <style:text-properties fo:language="it" fo:country="IT"/>
    </style:style>
    <style:style style:name="P1759" style:parent-style-name="Paragrafoelenco" style:list-style-name="LFO40" style:family="paragraph">
      <style:paragraph-properties fo:line-height="150%"/>
    </style:style>
    <style:style style:name="T1760" style:parent-style-name="Car.predefinitoparagrafo" style:family="text">
      <style:text-properties fo:font-weight="bold" style:font-weight-asian="bold" style:font-weight-complex="bold" fo:language="it" fo:country="IT"/>
    </style:style>
    <style:style style:name="T1761" style:parent-style-name="Car.predefinitoparagrafo" style:family="text">
      <style:text-properties fo:language="it" fo:country="IT"/>
    </style:style>
    <style:style style:name="T1762" style:parent-style-name="Car.predefinitoparagrafo" style:family="text">
      <style:text-properties fo:language="it" fo:country="IT"/>
    </style:style>
    <style:style style:name="T1763" style:parent-style-name="Car.predefinitoparagrafo" style:family="text">
      <style:text-properties fo:language="it" fo:country="IT"/>
    </style:style>
    <style:style style:name="P1764" style:parent-style-name="Normale" style:family="paragraph">
      <style:paragraph-properties fo:line-height="150%"/>
      <style:text-properties fo:language="it" fo:country="IT"/>
    </style:style>
    <style:style style:name="P1765" style:parent-style-name="Paragrafoelenco" style:list-style-name="LFO41" style:family="paragraph">
      <style:paragraph-properties fo:text-align="start" fo:line-height="150%"/>
      <style:text-properties fo:language="it" fo:country="IT"/>
    </style:style>
    <style:style style:name="P1766" style:parent-style-name="Paragrafoelenco" style:list-style-name="LFO41" style:family="paragraph">
      <style:paragraph-properties fo:text-align="start" fo:line-height="150%"/>
      <style:text-properties fo:language="it" fo:country="IT"/>
    </style:style>
    <style:style style:name="P1767" style:parent-style-name="Normale" style:family="paragraph">
      <style:paragraph-properties fo:text-align="start" fo:line-height="150%"/>
      <style:text-properties fo:language="it" fo:country="IT"/>
    </style:style>
    <style:style style:name="P1768" style:parent-style-name="Normale" style:family="paragraph">
      <style:paragraph-properties fo:text-align="start" fo:line-height="150%"/>
      <style:text-properties fo:language="it" fo:country="IT"/>
    </style:style>
    <style:style style:name="P1769" style:parent-style-name="Paragrafoelenco" style:list-style-name="LFO42" style:family="paragraph">
      <style:paragraph-properties fo:text-align="start" fo:line-height="150%"/>
    </style:style>
    <style:style style:name="T1770" style:parent-style-name="Car.predefinitoparagrafo" style:family="text">
      <style:text-properties fo:language="it" fo:country="IT"/>
    </style:style>
    <style:style style:name="T1771" style:parent-style-name="Car.predefinitoparagrafo" style:family="text">
      <style:text-properties style:font-name="Wingdings" style:font-name-asian="Wingdings" style:font-name-complex="Wingdings" fo:language="it" fo:country="IT"/>
    </style:style>
    <style:style style:name="T1772" style:parent-style-name="Car.predefinitoparagrafo" style:family="text">
      <style:text-properties fo:language="it" fo:country="IT"/>
    </style:style>
    <style:style style:name="T1773" style:parent-style-name="Car.predefinitoparagrafo" style:family="text">
      <style:text-properties fo:font-style="italic" style:font-style-asian="italic" style:font-style-complex="italic" fo:language="it" fo:country="IT"/>
    </style:style>
    <style:style style:name="T1774" style:parent-style-name="Car.predefinitoparagrafo" style:family="text">
      <style:text-properties fo:language="it" fo:country="IT"/>
    </style:style>
    <style:style style:name="P1775" style:parent-style-name="Paragrafoelenco" style:list-style-name="LFO42" style:family="paragraph">
      <style:paragraph-properties fo:text-align="start" fo:line-height="150%"/>
    </style:style>
    <style:style style:name="T1776" style:parent-style-name="Car.predefinitoparagrafo" style:family="text">
      <style:text-properties fo:language="it" fo:country="IT"/>
    </style:style>
    <style:style style:name="T1777" style:parent-style-name="Car.predefinitoparagrafo" style:family="text">
      <style:text-properties style:font-name="Wingdings" style:font-name-asian="Wingdings" style:font-name-complex="Wingdings" fo:language="it" fo:country="IT"/>
    </style:style>
    <style:style style:name="T1778" style:parent-style-name="Car.predefinitoparagrafo" style:family="text">
      <style:text-properties fo:language="it" fo:country="IT"/>
    </style:style>
    <style:style style:name="T1779" style:parent-style-name="Car.predefinitoparagrafo" style:family="text">
      <style:text-properties fo:font-style="italic" style:font-style-asian="italic" style:font-style-complex="italic" fo:language="it" fo:country="IT"/>
    </style:style>
    <style:style style:name="T1780" style:parent-style-name="Car.predefinitoparagrafo" style:family="text">
      <style:text-properties fo:language="it" fo:country="IT"/>
    </style:style>
    <style:style style:name="P1781" style:parent-style-name="Paragrafoelenco" style:list-style-name="LFO42" style:family="paragraph">
      <style:paragraph-properties fo:text-align="start" fo:line-height="150%"/>
    </style:style>
    <style:style style:name="T1782" style:parent-style-name="Car.predefinitoparagrafo" style:family="text">
      <style:text-properties fo:language="it" fo:country="IT"/>
    </style:style>
    <style:style style:name="T1783" style:parent-style-name="Car.predefinitoparagrafo" style:family="text">
      <style:text-properties style:font-name="Wingdings" style:font-name-asian="Wingdings" style:font-name-complex="Wingdings" fo:language="it" fo:country="IT"/>
    </style:style>
    <style:style style:name="T1784" style:parent-style-name="Car.predefinitoparagrafo" style:family="text">
      <style:text-properties fo:language="it" fo:country="IT"/>
    </style:style>
    <style:style style:name="T1785" style:parent-style-name="Car.predefinitoparagrafo" style:family="text">
      <style:text-properties fo:font-style="italic" style:font-style-asian="italic" style:font-style-complex="italic" fo:language="it" fo:country="IT"/>
    </style:style>
    <style:style style:name="T1786" style:parent-style-name="Car.predefinitoparagrafo" style:family="text">
      <style:text-properties fo:language="it" fo:country="IT"/>
    </style:style>
    <style:style style:name="P1787" style:parent-style-name="Normale" style:family="paragraph">
      <style:paragraph-properties fo:text-align="start" fo:line-height="150%"/>
    </style:style>
    <style:style style:name="T1788" style:parent-style-name="Car.predefinitoparagrafo" style:family="text">
      <style:text-properties fo:language="it" fo:country="IT"/>
    </style:style>
    <style:style style:name="T1789" style:parent-style-name="Car.predefinitoparagrafo" style:family="text">
      <style:text-properties fo:language="it" fo:country="IT"/>
    </style:style>
    <style:style style:name="T1790" style:parent-style-name="Car.predefinitoparagrafo" style:family="text">
      <style:text-properties fo:language="it" fo:country="IT"/>
    </style:style>
    <style:style style:name="T1791" style:parent-style-name="Car.predefinitoparagrafo" style:family="text">
      <style:text-properties fo:language="it" fo:country="IT"/>
    </style:style>
    <style:style style:name="T1792" style:parent-style-name="Car.predefinitoparagrafo" style:family="text">
      <style:text-properties fo:language="it" fo:country="IT"/>
    </style:style>
    <style:style style:name="T1793" style:parent-style-name="Car.predefinitoparagrafo" style:family="text">
      <style:text-properties fo:language="it" fo:country="IT"/>
    </style:style>
    <style:style style:name="T1794" style:parent-style-name="Car.predefinitoparagrafo" style:family="text">
      <style:text-properties fo:font-style="italic" style:font-style-asian="italic" style:font-style-complex="italic" fo:language="it" fo:country="IT"/>
    </style:style>
    <style:style style:name="T1795" style:parent-style-name="Car.predefinitoparagrafo" style:family="text">
      <style:text-properties fo:language="it" fo:country="IT"/>
    </style:style>
    <style:style style:name="T1796" style:parent-style-name="Car.predefinitoparagrafo" style:family="text">
      <style:text-properties fo:language="it" fo:country="IT"/>
    </style:style>
    <style:style style:name="T1797" style:parent-style-name="Car.predefinitoparagrafo" style:family="text">
      <style:text-properties fo:font-style="italic" style:font-style-asian="italic" style:font-style-complex="italic" fo:language="it" fo:country="IT"/>
    </style:style>
    <style:style style:name="T1798" style:parent-style-name="Car.predefinitoparagrafo" style:family="text">
      <style:text-properties fo:language="it" fo:country="IT"/>
    </style:style>
    <style:style style:name="P1799" style:parent-style-name="Sottotitolo" style:family="paragraph">
      <style:text-properties style:font-name-asian="Calibri" fo:language="it" fo:country="IT"/>
    </style:style>
    <style:style style:name="T1800" style:parent-style-name="Car.predefinitoparagrafo" style:family="text">
      <style:text-properties style:font-name-asian="Calibri" fo:language="it" fo:country="IT"/>
    </style:style>
    <style:style style:name="T1801" style:parent-style-name="Car.predefinitoparagrafo" style:family="text">
      <style:text-properties style:font-name-asian="Calibri"/>
    </style:style>
    <style:style style:name="P1802" style:parent-style-name="Sottotitolo" style:family="paragraph">
      <style:text-properties style:font-name-asian="Calibri"/>
    </style:style>
    <style:style style:name="P1803" style:parent-style-name="Sottotitolo" style:family="paragraph">
      <style:text-properties style:font-name-asian="Calibri"/>
    </style:style>
    <style:style style:name="P1804" style:parent-style-name="Sottotitolo" style:family="paragraph">
      <style:text-properties style:font-name-asian="Calibri"/>
    </style:style>
    <style:style style:name="P1805" style:parent-style-name="Sottotitolo" style:family="paragraph">
      <style:text-properties style:font-name-asian="Calibri"/>
    </style:style>
    <style:style style:name="P1806" style:parent-style-name="Sottotitolo" style:family="paragraph">
      <style:text-properties style:font-name-asian="Calibri"/>
    </style:style>
    <style:style style:name="P1807" style:parent-style-name="Sottotitolo" style:family="paragraph">
      <style:text-properties style:font-name-asian="Calibri"/>
    </style:style>
    <style:style style:name="P1808" style:parent-style-name="Normale" style:family="paragraph">
      <style:paragraph-properties fo:line-height="150%"/>
    </style:style>
    <style:style style:name="T1809" style:parent-style-name="Car.predefinitoparagrafo" style:family="text">
      <style:text-properties fo:language="it" fo:country="IT"/>
    </style:style>
    <style:style style:name="T1810" style:parent-style-name="Car.predefinitoparagrafo" style:family="text">
      <style:text-properties fo:language="it" fo:country="IT"/>
    </style:style>
    <style:style style:name="T1811" style:parent-style-name="Car.predefinitoparagrafo" style:family="text">
      <style:text-properties fo:language="it" fo:country="IT"/>
    </style:style>
    <style:style style:name="T1812" style:parent-style-name="Car.predefinitoparagrafo" style:family="text">
      <style:text-properties fo:language="it" fo:country="IT"/>
    </style:style>
    <style:style style:name="T1813" style:parent-style-name="Car.predefinitoparagrafo" style:family="text">
      <style:text-properties fo:font-weight="bold" style:font-weight-asian="bold" style:font-weight-complex="bold" fo:language="it" fo:country="IT"/>
    </style:style>
    <style:style style:name="T1814" style:parent-style-name="Car.predefinitoparagrafo" style:family="text">
      <style:text-properties fo:language="it" fo:country="IT"/>
    </style:style>
    <style:style style:name="T1815" style:parent-style-name="Car.predefinitoparagrafo" style:family="text">
      <style:text-properties fo:font-style="italic" style:font-style-asian="italic" style:font-style-complex="italic" fo:language="it" fo:country="IT"/>
    </style:style>
    <style:style style:name="T1816" style:parent-style-name="Car.predefinitoparagrafo" style:family="text">
      <style:text-properties fo:language="it" fo:country="IT"/>
    </style:style>
    <style:style style:name="T1817" style:parent-style-name="Car.predefinitoparagrafo" style:family="text">
      <style:text-properties fo:font-style="italic" style:font-style-asian="italic" style:font-style-complex="italic" fo:language="it" fo:country="IT"/>
    </style:style>
    <style:style style:name="T1818" style:parent-style-name="Car.predefinitoparagrafo" style:family="text">
      <style:text-properties fo:font-style="italic" style:font-style-asian="italic" style:font-style-complex="italic" fo:language="it" fo:country="IT"/>
    </style:style>
    <style:style style:name="T1819" style:parent-style-name="Car.predefinitoparagrafo" style:family="text">
      <style:text-properties fo:language="it" fo:country="IT"/>
    </style:style>
    <style:style style:name="T1820" style:parent-style-name="Car.predefinitoparagrafo" style:family="text">
      <style:text-properties fo:language="it" fo:country="IT"/>
    </style:style>
    <style:style style:name="P1821" style:parent-style-name="Normale" style:family="paragraph">
      <style:paragraph-properties fo:line-height="150%"/>
    </style:style>
    <style:style style:name="T1822" style:parent-style-name="Car.predefinitoparagrafo" style:family="text">
      <style:text-properties fo:language="it" fo:country="IT"/>
    </style:style>
    <style:style style:name="T1823" style:parent-style-name="Car.predefinitoparagrafo" style:family="text">
      <style:text-properties fo:font-style="italic" style:font-style-asian="italic" style:font-style-complex="italic" fo:language="it" fo:country="IT"/>
    </style:style>
    <style:style style:name="T1824" style:parent-style-name="Car.predefinitoparagrafo" style:family="text">
      <style:text-properties fo:language="it" fo:country="IT"/>
    </style:style>
    <style:style style:name="T1825" style:parent-style-name="Car.predefinitoparagrafo" style:family="text">
      <style:text-properties fo:language="it" fo:country="IT"/>
    </style:style>
    <style:style style:name="T1826" style:parent-style-name="Car.predefinitoparagrafo" style:family="text">
      <style:text-properties fo:language="it" fo:country="IT"/>
    </style:style>
    <style:style style:name="T1827" style:parent-style-name="Car.predefinitoparagrafo" style:family="text">
      <style:text-properties fo:language="it" fo:country="IT"/>
    </style:style>
    <style:style style:name="P1828" style:parent-style-name="Normale" style:family="paragraph">
      <style:paragraph-properties fo:break-before="page" fo:text-align="start" fo:margin-top="0in" fo:margin-bottom="0.1111in" fo:line-height="200%"/>
      <style:text-properties style:font-name="Consolas" style:font-name-asian="Calibri" style:font-name-complex="Consolas" fo:color="#0000FF" fo:font-size="9.5pt" style:font-size-asian="9.5pt" style:font-size-complex="9.5pt" fo:language="it" fo:country="IT" fo:hyphenate="true"/>
    </style:style>
    <style:style style:name="P1829" style:parent-style-name="Sottotitolo" style:family="paragraph">
      <style:text-properties style:font-name-asian="Calibri"/>
    </style:style>
    <style:style style:name="P1830" style:parent-style-name="Sottotitolo" style:family="paragraph">
      <style:text-properties style:font-name-asian="Calibri"/>
    </style:style>
    <style:style style:name="P1831" style:parent-style-name="Sottotitolo" style:family="paragraph">
      <style:text-properties style:font-name-asian="Calibri"/>
    </style:style>
    <style:style style:name="P1832" style:parent-style-name="Sottotitolo" style:family="paragraph">
      <style:text-properties style:font-name-asian="Calibri"/>
    </style:style>
    <style:style style:name="T1833" style:parent-style-name="Car.predefinitoparagrafo" style:family="text">
      <style:text-properties style:font-name-asian="Calibri"/>
    </style:style>
    <style:style style:name="T1834" style:parent-style-name="Car.predefinitoparagrafo" style:family="text">
      <style:text-properties style:font-name-asian="Calibri"/>
    </style:style>
    <style:style style:name="T1835" style:parent-style-name="Car.predefinitoparagrafo" style:family="text">
      <style:text-properties style:font-name-asian="Calibri" fo:language="it" fo:country="IT"/>
    </style:style>
    <style:style style:name="P1836" style:parent-style-name="Sottotitolo" style:family="paragraph">
      <style:text-properties style:font-name-asian="Calibri" fo:language="it" fo:country="IT"/>
    </style:style>
    <style:style style:name="P1837" style:parent-style-name="Sottotitolo" style:family="paragraph">
      <style:text-properties style:font-name-asian="Calibri" fo:language="it" fo:country="IT"/>
    </style:style>
    <style:style style:name="T1838" style:parent-style-name="Car.predefinitoparagrafo" style:family="text">
      <style:text-properties style:font-name-asian="Calibri" fo:language="it" fo:country="IT"/>
    </style:style>
    <style:style style:name="P1839" style:parent-style-name="Normale" style:family="paragraph">
      <style:paragraph-properties fo:text-align="start" fo:line-height="150%"/>
    </style:style>
    <style:style style:name="T1840" style:parent-style-name="Car.predefinitoparagrafo" style:family="text">
      <style:text-properties fo:language="it" fo:country="IT"/>
    </style:style>
    <style:style style:name="T1841" style:parent-style-name="Car.predefinitoparagrafo" style:family="text">
      <style:text-properties fo:font-style="italic" style:font-style-asian="italic" style:font-style-complex="italic" fo:language="it" fo:country="IT"/>
    </style:style>
    <style:style style:name="T1842" style:parent-style-name="Car.predefinitoparagrafo" style:family="text">
      <style:text-properties fo:language="it" fo:country="IT"/>
    </style:style>
    <style:style style:name="P1843" style:parent-style-name="Normale" style:family="paragraph">
      <style:paragraph-properties fo:text-align="start" fo:line-height="150%"/>
      <style:text-properties fo:language="it" fo:country="IT"/>
    </style:style>
    <style:style style:name="P1844" style:parent-style-name="Sottotitolo" style:family="paragraph">
      <style:text-properties style:font-name-asian="Calibri"/>
    </style:style>
    <style:style style:name="P1845" style:parent-style-name="Sottotitolo" style:family="paragraph">
      <style:text-properties style:font-name-asian="Calibri"/>
    </style:style>
    <style:style style:name="P1846" style:parent-style-name="Sottotitolo" style:family="paragraph">
      <style:text-properties style:font-name-asian="Calibri"/>
    </style:style>
    <style:style style:name="P1847" style:parent-style-name="Normale" style:family="paragraph">
      <style:paragraph-properties fo:line-height="150%"/>
    </style:style>
    <style:style style:name="T1848" style:parent-style-name="Car.predefinitoparagrafo" style:family="text">
      <style:text-properties style:font-name-asian="Calibri" fo:language="it" fo:country="IT"/>
    </style:style>
    <style:style style:name="T1849" style:parent-style-name="Car.predefinitoparagrafo" style:family="text">
      <style:text-properties style:font-name-asian="Calibri" fo:language="it" fo:country="IT"/>
    </style:style>
    <style:style style:name="T1850" style:parent-style-name="Car.predefinitoparagrafo" style:family="text">
      <style:text-properties style:font-name-asian="Calibri" fo:language="it" fo:country="IT"/>
    </style:style>
    <style:style style:name="T1851" style:parent-style-name="Car.predefinitoparagrafo" style:family="text">
      <style:text-properties style:font-name-asian="Calibri" fo:font-style="italic" style:font-style-asian="italic" style:font-style-complex="italic" fo:language="it" fo:country="IT"/>
    </style:style>
    <style:style style:name="T1852" style:parent-style-name="Car.predefinitoparagrafo" style:family="text">
      <style:text-properties style:font-name-asian="Calibri" fo:language="it" fo:country="IT"/>
    </style:style>
    <style:style style:name="T1853" style:parent-style-name="Car.predefinitoparagrafo" style:family="text">
      <style:text-properties style:font-name-asian="Calibri" fo:language="it" fo:country="IT"/>
    </style:style>
    <style:style style:name="T1854" style:parent-style-name="Car.predefinitoparagrafo" style:family="text">
      <style:text-properties style:font-name="Wingdings" style:font-name-asian="Wingdings" style:font-name-complex="Wingdings" fo:language="it" fo:country="IT"/>
    </style:style>
    <style:style style:name="T1855" style:parent-style-name="Car.predefinitoparagrafo" style:family="text">
      <style:text-properties style:font-name-asian="Calibri" fo:language="it" fo:country="IT"/>
    </style:style>
    <style:style style:name="T1856" style:parent-style-name="Car.predefinitoparagrafo" style:family="text">
      <style:text-properties style:font-name-asian="Calibri" fo:language="it" fo:country="IT"/>
    </style:style>
    <style:style style:name="P1857" style:parent-style-name="Sottotitolo" style:family="paragraph">
      <style:text-properties style:font-name-asian="Calibri" style:use-window-font-color="true" fo:language="it" fo:country="IT"/>
    </style:style>
    <style:style style:name="P1858" style:parent-style-name="Sottotitolo" style:family="paragraph">
      <style:text-properties style:font-name-asian="Calibri" style:use-window-font-color="true" fo:language="it" fo:country="IT"/>
    </style:style>
    <style:style style:name="P1859" style:parent-style-name="Normale" style:family="paragraph">
      <style:paragraph-properties fo:line-height="150%"/>
    </style:style>
    <style:style style:name="T1860" style:parent-style-name="Car.predefinitoparagrafo" style:family="text">
      <style:text-properties style:font-name-asian="Calibri" fo:language="it" fo:country="IT"/>
    </style:style>
    <style:style style:name="T1861" style:parent-style-name="Car.predefinitoparagrafo" style:family="text">
      <style:text-properties style:font-name-asian="Calibri" fo:language="it" fo:country="IT"/>
    </style:style>
    <style:style style:name="T1862" style:parent-style-name="Car.predefinitoparagrafo" style:family="text">
      <style:text-properties style:font-name-asian="Calibri" fo:font-weight="bold" style:font-weight-asian="bold" style:font-weight-complex="bold" fo:language="it" fo:country="IT"/>
    </style:style>
    <style:style style:name="T1863" style:parent-style-name="Car.predefinitoparagrafo" style:family="text">
      <style:text-properties style:font-name-asian="Calibri" fo:language="it" fo:country="IT"/>
    </style:style>
    <style:style style:name="T1864" style:parent-style-name="Car.predefinitoparagrafo" style:family="text">
      <style:text-properties style:font-name-asian="Calibri" fo:language="it" fo:country="IT"/>
    </style:style>
    <style:style style:name="T1865" style:parent-style-name="Car.predefinitoparagrafo" style:family="text">
      <style:text-properties style:font-name-asian="Calibri" fo:language="it" fo:country="IT"/>
    </style:style>
    <style:style style:name="T1866" style:parent-style-name="Car.predefinitoparagrafo" style:family="text">
      <style:text-properties style:font-name-asian="Calibri" fo:language="it" fo:country="IT"/>
    </style:style>
    <style:style style:name="T1867" style:parent-style-name="Car.predefinitoparagrafo" style:family="text">
      <style:text-properties style:font-name-asian="Calibri" fo:language="it" fo:country="IT"/>
    </style:style>
    <style:style style:name="T1868" style:parent-style-name="Car.predefinitoparagrafo" style:family="text">
      <style:text-properties style:font-name-asian="Calibri" fo:font-style="italic" style:font-style-asian="italic" style:font-style-complex="italic" fo:language="it" fo:country="IT"/>
    </style:style>
    <style:style style:name="T1869" style:parent-style-name="Car.predefinitoparagrafo" style:family="text">
      <style:text-properties style:font-name-asian="Calibri" fo:language="it" fo:country="IT"/>
    </style:style>
    <style:style style:name="T1870" style:parent-style-name="Car.predefinitoparagrafo" style:family="text">
      <style:text-properties style:font-name-asian="Calibri" fo:language="it" fo:country="IT"/>
    </style:style>
    <style:style style:name="T1871" style:parent-style-name="Car.predefinitoparagrafo" style:family="text">
      <style:text-properties style:font-name-asian="Calibri" fo:font-style="italic" style:font-style-asian="italic" style:font-style-complex="italic" fo:language="it" fo:country="IT"/>
    </style:style>
    <style:style style:name="T1872" style:parent-style-name="Car.predefinitoparagrafo" style:family="text">
      <style:text-properties style:font-name-asian="Calibri" fo:language="it" fo:country="IT"/>
    </style:style>
    <style:style style:name="T1873" style:parent-style-name="Car.predefinitoparagrafo" style:family="text">
      <style:text-properties style:font-name-asian="Calibri" fo:font-style="italic" style:font-style-asian="italic" style:font-style-complex="italic" fo:language="it" fo:country="IT"/>
    </style:style>
    <style:style style:name="T1874" style:parent-style-name="Car.predefinitoparagrafo" style:family="text">
      <style:text-properties style:font-name-asian="Calibri" fo:language="it" fo:country="IT"/>
    </style:style>
    <style:style style:name="P1875" style:parent-style-name="Normale" style:family="paragraph">
      <style:paragraph-properties fo:line-height="150%"/>
      <style:text-properties style:font-name-asian="Calibri" fo:language="it" fo:country="IT"/>
    </style:style>
    <style:style style:name="P1876" style:parent-style-name="Sottotitolo" style:family="paragraph">
      <style:text-properties style:font-name-asian="Calibri"/>
    </style:style>
    <style:style style:name="P1877" style:parent-style-name="Sottotitolo" style:family="paragraph">
      <style:text-properties style:font-name-asian="Calibri"/>
    </style:style>
    <style:style style:name="P1878" style:parent-style-name="Sottotitolo" style:family="paragraph">
      <style:text-properties style:font-name-asian="Calibri"/>
    </style:style>
    <style:style style:name="P1879" style:parent-style-name="Sottotitolo" style:family="paragraph">
      <style:text-properties style:font-name-asian="Calibri"/>
    </style:style>
    <style:style style:name="P1880" style:parent-style-name="Normale" style:family="paragraph">
      <style:paragraph-properties fo:line-height="150%"/>
    </style:style>
    <style:style style:name="T1881" style:parent-style-name="Car.predefinitoparagrafo" style:family="text">
      <style:text-properties style:font-name-asian="Calibri" fo:language="it" fo:country="IT"/>
    </style:style>
    <style:style style:name="T1882" style:parent-style-name="Car.predefinitoparagrafo" style:family="text">
      <style:text-properties style:font-name-asian="Calibri" fo:language="it" fo:country="IT"/>
    </style:style>
    <style:style style:name="T1883" style:parent-style-name="Car.predefinitoparagrafo" style:family="text">
      <style:text-properties style:font-name-asian="Calibri" fo:language="it" fo:country="IT"/>
    </style:style>
    <style:style style:name="T1884" style:parent-style-name="Car.predefinitoparagrafo" style:family="text">
      <style:text-properties style:font-name-asian="Calibri" fo:language="it" fo:country="IT"/>
    </style:style>
    <style:style style:name="T1885" style:parent-style-name="Car.predefinitoparagrafo" style:family="text">
      <style:text-properties style:font-name-asian="Calibri" fo:language="it" fo:country="IT"/>
    </style:style>
    <style:style style:name="T1886" style:parent-style-name="Car.predefinitoparagrafo" style:family="text">
      <style:text-properties style:font-name-asian="Calibri" fo:language="it" fo:country="IT"/>
    </style:style>
    <style:style style:name="T1887" style:parent-style-name="Car.predefinitoparagrafo" style:family="text">
      <style:text-properties style:font-name-asian="Calibri" fo:font-style="italic" style:font-style-asian="italic" style:font-style-complex="italic" fo:language="it" fo:country="IT"/>
    </style:style>
    <style:style style:name="T1888" style:parent-style-name="Car.predefinitoparagrafo" style:family="text">
      <style:text-properties style:font-name-asian="Calibri" fo:language="it" fo:country="IT"/>
    </style:style>
    <style:style style:name="T1889" style:parent-style-name="Car.predefinitoparagrafo" style:family="text">
      <style:text-properties style:font-name-asian="Calibri" fo:language="it" fo:country="IT"/>
    </style:style>
    <style:style style:name="T1890" style:parent-style-name="Car.predefinitoparagrafo" style:family="text">
      <style:text-properties style:font-name-asian="Calibri" fo:language="it" fo:country="IT"/>
    </style:style>
    <style:style style:name="T1891" style:parent-style-name="Car.predefinitoparagrafo" style:family="text">
      <style:text-properties style:font-name-asian="Calibri" fo:font-style="italic" style:font-style-asian="italic" style:font-style-complex="italic" fo:language="it" fo:country="IT"/>
    </style:style>
    <style:style style:name="T1892" style:parent-style-name="Car.predefinitoparagrafo" style:family="text">
      <style:text-properties style:font-name-asian="Calibri" fo:language="it" fo:country="IT"/>
    </style:style>
    <style:style style:name="T1893" style:parent-style-name="Car.predefinitoparagrafo" style:family="text">
      <style:text-properties style:font-name="Wingdings" style:font-name-asian="Wingdings" style:font-name-complex="Wingdings" fo:language="it" fo:country="IT"/>
    </style:style>
    <style:style style:name="T1894" style:parent-style-name="Car.predefinitoparagrafo" style:family="text">
      <style:text-properties style:font-name-asian="Calibri" fo:language="it" fo:country="IT"/>
    </style:style>
    <style:style style:name="T1895" style:parent-style-name="Car.predefinitoparagrafo" style:family="text">
      <style:text-properties style:font-name-asian="Calibri" fo:language="it" fo:country="IT"/>
    </style:style>
    <style:style style:name="P1896" style:parent-style-name="Sottotitolo" style:family="paragraph">
      <style:text-properties style:font-name-asian="Calibri" style:use-window-font-color="true" fo:language="it" fo:country="IT"/>
    </style:style>
    <style:style style:name="P1897" style:parent-style-name="Sottotitolo" style:family="paragraph">
      <style:text-properties style:font-name-asian="Calibri" style:use-window-font-color="true"/>
    </style:style>
    <style:style style:name="P1898" style:parent-style-name="Normale" style:family="paragraph">
      <style:paragraph-properties fo:line-height="150%"/>
    </style:style>
    <style:style style:name="T1899" style:parent-style-name="Car.predefinitoparagrafo" style:family="text">
      <style:text-properties style:font-name-asian="Calibri" fo:language="it" fo:country="IT"/>
    </style:style>
    <style:style style:name="T1900" style:parent-style-name="Car.predefinitoparagrafo" style:family="text">
      <style:text-properties style:font-name-asian="Calibri" fo:language="it" fo:country="IT"/>
    </style:style>
    <style:style style:name="T1901" style:parent-style-name="Car.predefinitoparagrafo" style:family="text">
      <style:text-properties style:font-name-asian="Calibri" fo:font-style="italic" style:font-style-asian="italic" style:font-style-complex="italic" fo:language="it" fo:country="IT"/>
    </style:style>
    <style:style style:name="T1902" style:parent-style-name="Car.predefinitoparagrafo" style:family="text">
      <style:text-properties style:font-name-asian="Calibri" fo:language="it" fo:country="IT"/>
    </style:style>
    <style:style style:name="T1903" style:parent-style-name="Car.predefinitoparagrafo" style:family="text">
      <style:text-properties style:font-name-asian="Calibri" fo:font-weight="bold" style:font-weight-asian="bold" style:font-weight-complex="bold" fo:language="it" fo:country="IT"/>
    </style:style>
    <style:style style:name="T1904" style:parent-style-name="Car.predefinitoparagrafo" style:family="text">
      <style:text-properties style:font-name-asian="Calibri" fo:language="it" fo:country="IT"/>
    </style:style>
    <style:style style:name="T1905" style:parent-style-name="Car.predefinitoparagrafo" style:family="text">
      <style:text-properties style:font-name-asian="Calibri" fo:font-style="italic" style:font-style-asian="italic" style:font-style-complex="italic" fo:language="it" fo:country="IT"/>
    </style:style>
    <style:style style:name="T1906" style:parent-style-name="Car.predefinitoparagrafo" style:family="text">
      <style:text-properties style:font-name-asian="Calibri" fo:language="it" fo:country="IT"/>
    </style:style>
    <style:style style:name="P1907" style:parent-style-name="Normale" style:family="paragraph">
      <style:paragraph-properties fo:line-height="150%"/>
      <style:text-properties style:font-name-asian="Calibri" fo:language="it" fo:country="IT"/>
    </style:style>
    <style:style style:name="P1908" style:parent-style-name="Sottotitolo" style:family="paragraph">
      <style:text-properties style:font-name-asian="Calibri"/>
    </style:style>
    <style:style style:name="P1909" style:parent-style-name="Normale" style:family="paragraph">
      <style:paragraph-properties fo:line-height="150%"/>
    </style:style>
    <style:style style:name="T1910" style:parent-style-name="Car.predefinitoparagrafo" style:family="text">
      <style:text-properties style:font-name-asian="Calibri" fo:language="it" fo:country="IT"/>
    </style:style>
    <style:style style:name="T1911" style:parent-style-name="Car.predefinitoparagrafo" style:family="text">
      <style:text-properties style:font-name-asian="Calibri" fo:language="it" fo:country="IT"/>
    </style:style>
    <style:style style:name="T1912" style:parent-style-name="Car.predefinitoparagrafo" style:family="text">
      <style:text-properties style:font-name-asian="Calibri" fo:language="it" fo:country="IT"/>
    </style:style>
    <style:style style:name="T1913" style:parent-style-name="Car.predefinitoparagrafo" style:family="text">
      <style:text-properties style:font-name-asian="Calibri" fo:language="it" fo:country="IT"/>
    </style:style>
    <style:style style:name="T1914" style:parent-style-name="Car.predefinitoparagrafo" style:family="text">
      <style:text-properties style:font-name-asian="Calibri" fo:language="it" fo:country="IT"/>
    </style:style>
    <style:style style:name="T1915" style:parent-style-name="Car.predefinitoparagrafo" style:family="text">
      <style:text-properties style:font-name-asian="Calibri" fo:language="it" fo:country="IT"/>
    </style:style>
    <style:style style:name="T1916" style:parent-style-name="Car.predefinitoparagrafo" style:family="text">
      <style:text-properties style:font-name-asian="Calibri" fo:font-weight="bold" style:font-weight-asian="bold" style:font-weight-complex="bold" fo:language="it" fo:country="IT"/>
    </style:style>
    <style:style style:name="T1917" style:parent-style-name="Car.predefinitoparagrafo" style:family="text">
      <style:text-properties style:font-name-asian="Calibri" fo:font-weight="bold" style:font-weight-asian="bold" style:font-weight-complex="bold" fo:language="it" fo:country="IT"/>
    </style:style>
    <style:style style:name="T1918" style:parent-style-name="Car.predefinitoparagrafo" style:family="text">
      <style:text-properties style:font-name-asian="Calibri" fo:language="it" fo:country="IT"/>
    </style:style>
    <style:style style:name="P1919" style:parent-style-name="Sottotitolo" style:family="paragraph">
      <style:text-properties style:font-name-asian="Calibri"/>
    </style:style>
    <style:style style:name="P1920" style:parent-style-name="Normale" style:family="paragraph">
      <style:paragraph-properties fo:line-height="150%"/>
    </style:style>
    <style:style style:name="T1921" style:parent-style-name="Car.predefinitoparagrafo" style:family="text">
      <style:text-properties style:font-name-asian="Calibri" fo:language="it" fo:country="IT"/>
    </style:style>
    <style:style style:name="T1922" style:parent-style-name="Car.predefinitoparagrafo" style:family="text">
      <style:text-properties style:font-name-asian="Calibri" fo:language="it" fo:country="IT"/>
    </style:style>
    <style:style style:name="T1923" style:parent-style-name="Car.predefinitoparagrafo" style:family="text">
      <style:text-properties style:font-name-asian="Calibri" fo:language="it" fo:country="IT"/>
    </style:style>
    <style:style style:name="T1924" style:parent-style-name="Car.predefinitoparagrafo" style:family="text">
      <style:text-properties style:font-name-asian="Calibri" fo:language="it" fo:country="IT"/>
    </style:style>
    <style:style style:name="T1925" style:parent-style-name="Car.predefinitoparagrafo" style:family="text">
      <style:text-properties style:font-name-asian="Calibri" fo:language="it" fo:country="IT"/>
    </style:style>
    <style:style style:name="T1926" style:parent-style-name="Car.predefinitoparagrafo" style:family="text">
      <style:text-properties style:font-name-asian="Calibri" fo:language="it" fo:country="IT"/>
    </style:style>
    <style:style style:name="T1927" style:parent-style-name="Car.predefinitoparagrafo" style:family="text">
      <style:text-properties style:font-name-asian="Calibri" fo:font-style="italic" style:font-style-asian="italic" style:font-style-complex="italic" fo:language="it" fo:country="IT"/>
    </style:style>
    <style:style style:name="T1928" style:parent-style-name="Car.predefinitoparagrafo" style:family="text">
      <style:text-properties style:font-name-asian="Calibri" fo:font-style="italic" style:font-style-asian="italic" style:font-style-complex="italic" fo:language="it" fo:country="IT"/>
    </style:style>
    <style:style style:name="T1929" style:parent-style-name="Car.predefinitoparagrafo" style:family="text">
      <style:text-properties style:font-name-asian="Calibri" fo:language="it" fo:country="IT"/>
    </style:style>
    <style:style style:name="T1930" style:parent-style-name="Car.predefinitoparagrafo" style:family="text">
      <style:text-properties style:font-name-asian="Calibri" fo:font-style="italic" style:font-style-asian="italic" style:font-style-complex="italic" fo:language="it" fo:country="IT"/>
    </style:style>
    <style:style style:name="T1931" style:parent-style-name="Car.predefinitoparagrafo" style:family="text">
      <style:text-properties style:font-name-asian="Calibri" fo:language="it" fo:country="IT"/>
    </style:style>
    <style:style style:name="P1932" style:parent-style-name="Sottotitolo" style:family="paragraph">
      <style:text-properties style:font-name-asian="Calibri"/>
    </style:style>
    <style:style style:name="P1933" style:parent-style-name="Normale" style:family="paragraph">
      <style:paragraph-properties fo:line-height="150%"/>
    </style:style>
    <style:style style:name="T1934" style:parent-style-name="Car.predefinitoparagrafo" style:family="text">
      <style:text-properties style:font-name-asian="Calibri" fo:language="it" fo:country="IT"/>
    </style:style>
    <style:style style:name="T1935" style:parent-style-name="Car.predefinitoparagrafo" style:family="text">
      <style:text-properties style:font-name-asian="Calibri" fo:language="it" fo:country="IT"/>
    </style:style>
    <style:style style:name="T1936" style:parent-style-name="Car.predefinitoparagrafo" style:family="text">
      <style:text-properties style:font-name-asian="Calibri" fo:language="it" fo:country="IT"/>
    </style:style>
    <style:style style:name="T1937" style:parent-style-name="Car.predefinitoparagrafo" style:family="text">
      <style:text-properties style:font-name-asian="Calibri" fo:font-style="italic" style:font-style-asian="italic" style:font-style-complex="italic" fo:language="it" fo:country="IT"/>
    </style:style>
    <style:style style:name="T1938" style:parent-style-name="Car.predefinitoparagrafo" style:family="text">
      <style:text-properties style:font-name-asian="Calibri" fo:language="it" fo:country="IT"/>
    </style:style>
    <style:style style:name="P1939" style:parent-style-name="Sottotitolo" style:family="paragraph">
      <style:text-properties style:font-name-asian="Calibri"/>
    </style:style>
    <style:style style:name="P1940" style:parent-style-name="Sottotitolo" style:family="paragraph">
      <style:text-properties style:font-name-asian="Calibri"/>
    </style:style>
    <style:style style:name="P1941" style:parent-style-name="Normale" style:family="paragraph">
      <style:paragraph-properties fo:line-height="150%"/>
    </style:style>
    <style:style style:name="T1942" style:parent-style-name="Car.predefinitoparagrafo" style:family="text">
      <style:text-properties style:font-name-asian="Calibri" fo:language="it" fo:country="IT"/>
    </style:style>
    <style:style style:name="T1943" style:parent-style-name="Car.predefinitoparagrafo" style:family="text">
      <style:text-properties style:font-name-asian="Calibri" fo:language="it" fo:country="IT"/>
    </style:style>
    <style:style style:name="T1944" style:parent-style-name="Car.predefinitoparagrafo" style:family="text">
      <style:text-properties style:font-name-asian="Calibri" fo:language="it" fo:country="IT"/>
    </style:style>
    <style:style style:name="T1945" style:parent-style-name="Car.predefinitoparagrafo" style:family="text">
      <style:text-properties style:font-name="Wingdings" style:font-name-asian="Wingdings" style:font-name-complex="Wingdings" fo:language="it" fo:country="IT"/>
    </style:style>
    <style:style style:name="T1946" style:parent-style-name="Car.predefinitoparagrafo" style:family="text">
      <style:text-properties style:font-name-asian="Calibri" fo:language="it" fo:country="IT"/>
    </style:style>
    <style:style style:name="P1947" style:parent-style-name="Normale" style:family="paragraph">
      <style:paragraph-properties fo:line-height="150%"/>
      <style:text-properties style:font-name-asian="Calibri" fo:language="it" fo:country="IT"/>
    </style:style>
    <style:style style:name="P1948" style:parent-style-name="Sottotitolo" style:family="paragraph">
      <style:text-properties style:font-name-asian="Calibri"/>
    </style:style>
    <style:style style:name="P1949" style:parent-style-name="Normale" style:family="paragraph">
      <style:paragraph-properties fo:line-height="150%"/>
    </style:style>
    <style:style style:name="T1950" style:parent-style-name="Car.predefinitoparagrafo" style:family="text">
      <style:text-properties style:font-name-asian="Calibri" fo:language="it" fo:country="IT"/>
    </style:style>
    <style:style style:name="T1951" style:parent-style-name="Car.predefinitoparagrafo" style:family="text">
      <style:text-properties style:font-name-asian="Calibri" fo:language="it" fo:country="IT"/>
    </style:style>
    <style:style style:name="T1952" style:parent-style-name="Car.predefinitoparagrafo" style:family="text">
      <style:text-properties style:font-name-asian="Calibri" fo:language="it" fo:country="IT"/>
    </style:style>
    <style:style style:name="T1953" style:parent-style-name="Car.predefinitoparagrafo" style:family="text">
      <style:text-properties style:font-name="Wingdings" style:font-name-asian="Wingdings" style:font-name-complex="Wingdings" fo:language="it" fo:country="IT"/>
    </style:style>
    <style:style style:name="T1954" style:parent-style-name="Car.predefinitoparagrafo" style:family="text">
      <style:text-properties style:font-name-asian="Calibri" fo:language="it" fo:country="IT"/>
    </style:style>
    <style:style style:name="P1955" style:parent-style-name="Normale" style:family="paragraph">
      <style:paragraph-properties fo:text-align="start" fo:line-height="150%"/>
      <style:text-properties fo:language="it" fo:country="IT"/>
    </style:style>
    <style:style style:name="P1956" style:parent-style-name="Normale" style:family="paragraph">
      <style:paragraph-properties fo:line-height="150%"/>
      <style:text-properties style:font-name-asian="Calibri" fo:language="it" fo:country="IT"/>
    </style:style>
    <style:style style:name="P1957" style:parent-style-name="Titolo2" style:list-style-name="LFO31" style:family="paragraph">
      <style:paragraph-properties fo:margin-top="0in" fo:margin-bottom="0.1111in" fo:line-height="200%"/>
      <style:text-properties fo:language="it" fo:country="IT" fo:hyphenate="true"/>
    </style:style>
    <style:style style:name="P1958" style:parent-style-name="Titolo1" style:family="paragraph">
      <style:paragraph-properties fo:break-before="page"/>
    </style:style>
    <style:style style:name="T1959" style:parent-style-name="Car.predefinitoparagrafo" style:family="text">
      <style:text-properties fo:language="it" fo:country="IT"/>
    </style:style>
    <style:style style:name="P1960" style:parent-style-name="Normale" style:family="paragraph">
      <style:paragraph-properties fo:text-align="start" fo:margin-top="0in" fo:margin-bottom="0.1111in" fo:line-height="200%"/>
      <style:text-properties fo:hyphenate="true"/>
    </style:style>
    <style:style style:name="P1961" style:parent-style-name="Titolo1" style:family="paragraph">
      <style:paragraph-properties fo:break-before="page"/>
      <style:text-properties fo:language="it" fo:country="IT"/>
    </style:style>
    <style:style style:name="P1962" style:parent-style-name="Normale" style:family="paragraph">
      <style:paragraph-properties fo:text-align="start" fo:margin-top="0in" fo:margin-bottom="0.1111in" fo:line-height="200%"/>
      <style:text-properties fo:hyphenate="true"/>
    </style:style>
    <style:style style:name="P1963" style:parent-style-name="Titolo1" style:family="paragraph">
      <style:paragraph-properties fo:break-before="page"/>
    </style:style>
    <style:style style:name="P1964" style:parent-style-name="Normale" style:family="paragraph">
      <style:paragraph-properties fo:line-height="150%"/>
      <style:text-properties fo:language="it" fo:country="IT" style:language-asian="en" style:country-asian="GB"/>
    </style:style>
    <style:style style:name="P1965" style:parent-style-name="Normale" style:family="paragraph">
      <style:paragraph-properties fo:text-align="center" fo:line-height="150%"/>
    </style:style>
    <style:style style:name="T1966" style:parent-style-name="Car.predefinitoparagrafo" style:family="text">
      <style:text-properties fo:font-style="italic" style:font-style-asian="italic" style:font-style-complex="italic" fo:language="it" fo:country="IT" style:language-asian="en" style:country-asian="GB"/>
    </style:style>
    <style:style style:name="P1967" style:parent-style-name="Normale" style:family="paragraph">
      <style:paragraph-properties fo:line-height="150%"/>
    </style:style>
    <style:style style:name="T1968" style:parent-style-name="Car.predefinitoparagrafo" style:family="text">
      <style:text-properties fo:language="it" fo:country="IT" style:language-asian="en" style:country-asian="GB"/>
    </style:style>
    <style:style style:name="T1969" style:parent-style-name="Car.predefinitoparagrafo" style:family="text">
      <style:text-properties fo:font-style="italic" style:font-style-asian="italic" style:font-style-complex="italic" fo:language="it" fo:country="IT" style:language-asian="en" style:country-asian="GB"/>
    </style:style>
    <style:style style:name="T1970" style:parent-style-name="Car.predefinitoparagrafo" style:family="text">
      <style:text-properties fo:language="it" fo:country="IT" style:language-asian="en" style:country-asian="GB"/>
    </style:style>
    <style:style style:name="T1971" style:parent-style-name="Car.predefinitoparagrafo" style:family="text">
      <style:text-properties fo:language="it" fo:country="IT" style:language-asian="en" style:country-asian="GB"/>
    </style:style>
    <style:style style:name="P1972" style:parent-style-name="Normale" style:family="paragraph">
      <style:paragraph-properties fo:text-align="center" fo:line-height="150%"/>
    </style:style>
    <style:style style:name="T1973"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1974" style:parent-style-name="Normale" style:family="paragraph">
      <style:paragraph-properties fo:line-height="150%"/>
      <style:text-properties fo:language="it" fo:country="IT" style:language-asian="en" style:country-asian="GB"/>
    </style:style>
    <style:style style:name="P1975" style:parent-style-name="Normale" style:family="paragraph">
      <style:paragraph-properties fo:text-align="center" fo:line-height="150%"/>
    </style:style>
    <style:style style:name="T1976"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1977" style:parent-style-name="Normale" style:family="paragraph">
      <style:paragraph-properties fo:line-height="150%"/>
      <style:text-properties fo:language="it" fo:country="IT" style:language-asian="en" style:country-asian="GB"/>
    </style:style>
    <style:style style:name="P1978" style:parent-style-name="Normale" style:family="paragraph">
      <style:paragraph-properties fo:text-align="center" fo:line-height="150%"/>
    </style:style>
    <style:style style:name="T1979"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1980" style:parent-style-name="Normale" style:family="paragraph">
      <style:paragraph-properties fo:text-align="center" fo:line-height="150%"/>
    </style:style>
    <style:style style:name="T1981"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1982" style:parent-style-name="Normale" style:family="paragraph">
      <style:paragraph-properties fo:line-height="150%"/>
      <style:text-properties fo:language="it" fo:country="IT" style:language-asian="en" style:country-asian="GB"/>
    </style:style>
    <style:style style:name="P1983" style:parent-style-name="Normale" style:family="paragraph">
      <style:paragraph-properties fo:text-align="center" fo:line-height="150%"/>
    </style:style>
    <style:style style:name="T1984"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T1985"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1986" style:parent-style-name="Normale" style:family="paragraph">
      <style:text-properties fo:language="it" fo:country="IT"/>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text:s/></text:span><text:span text:style-name="T12">Magistrale</text:span><text:span text:style-name="T13"><text:s/>in Ingegneria Informatica</text:span></text:p>
      <text:p text:style-name="P14"/>
      <text:p text:style-name="P15"><text:span text:style-name="T16">RISOLUZIONE DI ESERCIZI DI CONCORRENZA UTILIZZANDO IL LINGUAGGIO C</text:span></text:p>
      <text:p text:style-name="P17"><text:line-break/><text:line-break/><text:line-break/><text:line-break/><text:line-break/><text:line-break/><text:line-break/></text:p>
      <text:p text:style-name="P18"/>
      <text:p text:style-name="P19"/>
      <text:p text:style-name="P20"/>
      <text:p text:style-name="P21"/>
      <text:p text:style-name="P22"/>
      <text:p text:style-name="P23"/>
      <text:p text:style-name="P24"/>
      <text:p text:style-name="P25"/>
      <text:p text:style-name="P26"><text:span text:style-name="T27">Tutor: <text:s text:c="2"/>   <text:s/></text:span><text:span text:style-name="T28">                               </text:span><text:span text:style-name="T29"><text:tab/></text:span><text:span text:style-name="T30"><text:tab/></text:span><text:span text:style-name="T31"><text:tab/></text:span><text:span text:style-name="T32"><text:tab/></text:span><text:span text:style-name="T33"><text:tab/></text:span><text:span text:style-name="T34"><text:tab/>Elaborato di:</text:span></text:p>
      <text:p text:style-name="P35"><text:span text:style-name="T36">Chiar.ma Prof.ssa Letizia Leonardi</text:span><text:span text:style-name="T37"><text:tab/></text:span><text:span text:style-name="T38"><text:tab/></text:span><text:span text:style-name="T39"><text:tab/></text:span><text:span text:style-name="T40"><text:tab/></text:span><text:span text:style-name="T41"><text:tab/>Labieni Tommaso</text:span></text:p>
      <text:p text:style-name="P42"><text:span text:style-name="T43">A</text:span><text:span text:style-name="T44">nno Accademico 202</text:span><text:span text:style-name="T45">1</text:span><text:span text:style-name="T46">-202</text:span><text:span text:style-name="T47">2</text:span></text:p>
      <text:h text:style-name="P48" text:outline-level="1"><text:bookmark-start text:name="_Toc93783188"/><text:bookmark-start text:name="_Toc94049606"/><text:bookmark-start text:name="_Toc94087142"/><text:soft-page-break/>INDICE<text:bookmark-end text:name="_Toc93783188"/><text:bookmark-end text:name="_Toc94049606"/><text:bookmark-end text:name="_Toc94087142"/></text:h>
      <text:p text:style-name="P49"><text:span text:style-name="T50">  <text:s/></text:span></text:p>
      <text:p text:style-name="Sommario1"><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087142" office:target-frame-name="_top" xlink:show="replace"><text:span text:style-name="Collegamentoipertestuale">INDICE</text:span><text:tab/>2</text:a></text:p>
          <text:p text:style-name="Sommario1"><text:a xlink:href="#_Toc94087143" office:target-frame-name="_top" xlink:show="replace"><text:span text:style-name="T51"><text:tab/></text:span><text:span text:style-name="Collegamentoipertestuale">ESERCIZIO 1 – IL PROBLEMA DEL “SENATE BUS”</text:span><text:tab/>2</text:a></text:p>
          <text:p text:style-name="P52"><text:a xlink:href="#_Toc94087144" office:target-frame-name="_top" xlink:show="replace"><text:span text:style-name="Collegamentoipertestuale">1.1</text:span><text:span text:style-name="T53"><text:tab/></text:span><text:span text:style-name="Collegamentoipertestuale">Descrizione del problema</text:span><text:tab/>2</text:a></text:p>
          <text:p text:style-name="P54"><text:a xlink:href="#_Toc94087145" office:target-frame-name="_top" xlink:show="replace"><text:span text:style-name="T55">1.2</text:span><text:span text:style-name="T56"><text:tab/></text:span><text:span text:style-name="T57">Approccio per risolvere i vincoli di concorrenza</text:span><text:tab/>2</text:a></text:p>
          <text:p text:style-name="P58"><text:a xlink:href="#_Toc94087146" office:target-frame-name="_top" xlink:show="replace"><text:span text:style-name="T59">1.3</text:span><text:span text:style-name="T60"><text:tab/></text:span><text:span text:style-name="T61">Parti rilevanti del codice</text:span><text:tab/>2</text:a></text:p>
          <text:p text:style-name="P62"><text:a xlink:href="#_Toc94087147" office:target-frame-name="_top" xlink:show="replace"><text:span text:style-name="T63">Le parti più significative del codice del passeggero sono riportate di seguito:</text:span><text:tab/>2</text:a></text:p>
          <text:p text:style-name="P64"><text:a xlink:href="#_Toc94087148" office:target-frame-name="_top" xlink:show="replace"><text:span text:style-name="T65">1.4</text:span><text:span text:style-name="T66"><text:tab/></text:span><text:span text:style-name="T67">Commenti su diverse esecuzioni</text:span><text:tab/>2</text:a></text:p>
          <text:p text:style-name="Sommario1"><text:a xlink:href="#_Toc94087149" office:target-frame-name="_top" xlink:show="replace"><text:span text:style-name="T68"><text:tab/></text:span><text:span text:style-name="Collegamentoipertestuale">ESERCIZIO 2 – IL PROBLEMA DEL “MULTI-CAR ROLLER COASTER”</text:span><text:tab/>2</text:a></text:p>
          <text:p text:style-name="P69"><text:a xlink:href="#_Toc94087150" office:target-frame-name="_top" xlink:show="replace"><text:span text:style-name="T70">2.1</text:span><text:span text:style-name="T71"><text:tab/></text:span><text:span text:style-name="T72">Descrizione del problema</text:span><text:tab/>2</text:a></text:p>
          <text:p text:style-name="P73"><text:a xlink:href="#_Toc94087151" office:target-frame-name="_top" xlink:show="replace"><text:span text:style-name="T74">2.2</text:span><text:span text:style-name="T75"><text:tab/></text:span><text:span text:style-name="T76">Approccio per risolvere i vincoli di concorrenza</text:span><text:tab/>2</text:a></text:p>
          <text:p text:style-name="P77"><text:a xlink:href="#_Toc94087152" office:target-frame-name="_top" xlink:show="replace"><text:span text:style-name="T78">2.3</text:span><text:span text:style-name="T79"><text:tab/></text:span><text:span text:style-name="T80">Parti rilevanti del codice</text:span><text:tab/>2</text:a></text:p>
          <text:p text:style-name="P81"><text:a xlink:href="#_Toc94087153" office:target-frame-name="_top" xlink:show="replace"><text:span text:style-name="T82">2.4</text:span><text:span text:style-name="T83"><text:tab/></text:span><text:span text:style-name="T84">Commenti su diverse esecuzioni</text:span><text:tab/>2</text:a></text:p>
          <text:p text:style-name="Sommario1"><text:a xlink:href="#_Toc94087154" office:target-frame-name="_top" xlink:show="replace"><text:span text:style-name="T85"><text:tab/></text:span><text:span text:style-name="Collegamentoipertestuale">ESERCIZIO 3 – IL PROBLEMA DEL “SEARCH-INSERT-DELETE”</text:span><text:tab/>2</text:a></text:p>
          <text:p text:style-name="P86"><text:a xlink:href="#_Toc94087155" office:target-frame-name="_top" xlink:show="replace"><text:span text:style-name="T87">3.1</text:span><text:span text:style-name="T88"><text:tab/></text:span><text:span text:style-name="T89">Descrizione del problema</text:span><text:tab/>2</text:a></text:p>
          <text:p text:style-name="P90"><text:a xlink:href="#_Toc94087156" office:target-frame-name="_top" xlink:show="replace"><text:span text:style-name="T91">3.2</text:span><text:span text:style-name="T92"><text:tab/></text:span><text:span text:style-name="T93">Approccio per risolvere i vincoli di concorrenza</text:span><text:tab/>2</text:a></text:p>
          <text:p text:style-name="P94"><text:a xlink:href="#_Toc94087157" office:target-frame-name="_top" xlink:show="replace"><text:span text:style-name="T95">3.3</text:span><text:span text:style-name="T96"><text:tab/></text:span><text:span text:style-name="T97">Parti rilevanti del codice</text:span><text:tab/>2</text:a></text:p>
          <text:p text:style-name="P98"><text:a xlink:href="#_Toc94087158" office:target-frame-name="_top" xlink:show="replace"><text:span text:style-name="T99">3.4</text:span><text:span text:style-name="T100"><text:tab/></text:span><text:span text:style-name="T101">Commenti su diverse esecuzioni</text:span><text:tab/>2</text:a></text:p>
          <text:p text:style-name="Sommario1"><text:a xlink:href="#_Toc94087159" office:target-frame-name="_top" xlink:show="replace"><text:span text:style-name="Collegamentoipertestuale">ESERCIZIO 4 – IL PROBLEMA DEL BARBIERE DI HILZER</text:span><text:tab/>2</text:a></text:p>
          <text:p text:style-name="P102"><text:a xlink:href="#_Toc94087160" office:target-frame-name="_top" xlink:show="replace"><text:span text:style-name="T103">4.1</text:span><text:span text:style-name="T104"><text:tab/></text:span><text:span text:style-name="T105">Descrizione del problema</text:span><text:tab/>2</text:a></text:p>
          <text:p text:style-name="P106"><text:a xlink:href="#_Toc94087161" office:target-frame-name="_top" xlink:show="replace"><text:span text:style-name="T107">4.2</text:span><text:span text:style-name="T108"><text:tab/></text:span><text:span text:style-name="T109">Approccio per risolvere i vincoli di concorrenza</text:span><text:tab/>2</text:a></text:p>
          <text:p text:style-name="P110"><text:a xlink:href="#_Toc94087162" office:target-frame-name="_top" xlink:show="replace"><text:span text:style-name="T111">4.3</text:span><text:span text:style-name="T112"><text:tab/></text:span><text:span text:style-name="T113">Parti rilevanti del codice</text:span><text:tab/>2</text:a></text:p>
          <text:p text:style-name="P114"><text:a xlink:href="#_Toc94087163" office:target-frame-name="_top" xlink:show="replace"><text:span text:style-name="T115">4.4</text:span><text:span text:style-name="T116"><text:tab/></text:span><text:span text:style-name="T117">Commenti su diverse esecuzioni</text:span><text:tab/>2</text:a></text:p>
          <text:p text:style-name="Sommario1"><text:a xlink:href="#_Toc94087164" office:target-frame-name="_top" xlink:show="replace"><text:span text:style-name="Collegamentoipertestuale">CONCLUSIONI</text:span><text:tab/>2</text:a></text:p>
          <text:p text:style-name="Sommario1"><text:a xlink:href="#_Toc94087165" office:target-frame-name="_top" xlink:show="replace"><text:span text:style-name="Collegamentoipertestuale">BIBLIOGRAFIA</text:span><text:tab/>2</text:a></text:p>
          <text:p text:style-name="Sommario1"><text:a xlink:href="#_Toc94087166" office:target-frame-name="_top" xlink:show="replace"><text:span text:style-name="Collegamentoipertestuale">APPENDICE</text:span><text:tab/>2</text:a></text:p>
        </text:index-body>
      </text:table-of-content>
      <text:p text:style-name="Normale"/>
      <text:p text:style-name="P118"/>
      <text:soft-page-break/>
      <text:p text:style-name="P119">INTRODUZIONE</text:p>
      <text:p text:style-name="P120"><text:span text:style-name="T121">//<text:s/></text:span><text:span text:style-name="T122">TODO</text:span></text:p>
      <text:p text:style-name="P123"><text:span text:style-name="T124">Specifica come funziona un codice concorrente (ossia prologo, s.c., epilogo)</text:span></text:p>
      <text:p text:style-name="P125"/>
      <text:list text:style-name="LFO1" text:continue-numbering="true">
        <text:list-item>
          <text:p text:style-name="P126"><text:bookmark-start text:name="_Toc93783189"/><text:bookmark-start text:name="_Toc94049607"/><text:bookmark-start text:name="_Toc94087143"/>ESERCIZIO 1 – IL PROBLEMA DEL “SENATE BUS”<text:bookmark-end text:name="_Toc93783189"/><text:bookmark-end text:name="_Toc94049607"/><text:bookmark-end text:name="_Toc94087143"/></text:p>
        </text:list-item>
      </text:list>
      <text:list text:style-name="LFO1" text:continue-numbering="true">
        <text:list-item>
          <text:list>
            <text:list-item>
              <text:p text:style-name="P127"><text:bookmark-start text:name="_Toc93783190"/><text:bookmark-start text:name="_Toc94049608"/><text:bookmark-start text:name="_Toc94087144"/>Descrizione del problema<text:bookmark-end text:name="_Toc93783190"/><text:bookmark-end text:name="_Toc94049608"/><text:bookmark-end text:name="_Toc94087144"/></text:p>
            </text:list-item>
          </text:list>
        </text:list-item>
      </text:list>
      <text:p text:style-name="P128">Ci sono due tipologie di thread:</text:p>
      <text:list text:style-name="LFO2" text:continue-numbering="true">
        <text:list-item>
          <text:p text:style-name="P129">Thread rider (o passeggero) che sale sul bus;</text:p>
        </text:list-item>
        <text:list-item>
          <text:p text:style-name="P130">Thread bus che trasporta il/i rider.</text:p>
        </text:list-item>
      </text:list>
      <text:p text:style-name="P131"><text:span text:style-name="T132">I rider arrivano alla fermata dell’autobus in attesa che arrivi. Quando l’autobus giunge alla fermata,<text:s/></text:span><text:span text:style-name="T133">tutti i rider in attesa</text:span><text:span text:style-name="T134"><text:s/>invocano la funzione<text:s/></text:span><text:span text:style-name="T135">boardBus</text:span><text:span text:style-name="T136">, tuttavia, chiunque arrivi alla fermata<text:s/></text:span><text:span text:style-name="T137">mentre l’autobus sta facendo salire i rider che si er</text:span><text:span text:style-name="T138">ano messi in attesa PRIMA dell’arrivo del bus</text:span><text:span text:style-name="T139">, dovrà aspettare la corsa successiva. La capacità del bus è di 50 rider; se ce ne dovessero essere più di 50 in attesa, alcuni di essi dovranno aspettare il prossimo bus.</text:span></text:p>
      <text:p text:style-name="P140"><text:span text:style-name="T141">Quanto tutti i rider in attesa sono sal</text:span><text:span text:style-name="T142">iti sul bus, quest’ultimo invocherà la funzione<text:s/></text:span><text:span text:style-name="T143">depart</text:span><text:span text:style-name="T144">. Se l’autobus dovesse arrivare quando non c’è alcun rider in attesa, questo partirà immediatamente.</text:span></text:p>
      <text:list text:style-name="LFO1" text:continue-numbering="true">
        <text:list-item>
          <text:list>
            <text:list-item>
              <text:p text:style-name="P145"><text:bookmark-start text:name="_Toc93783191"/><text:bookmark-start text:name="_Toc94049609"/><text:bookmark-start text:name="_Toc94087145"/>Approccio per risolvere i vincoli di concorrenza<text:bookmark-end text:name="_Toc93783191"/><text:bookmark-end text:name="_Toc94049609"/><text:bookmark-end text:name="_Toc94087145"/></text:p>
            </text:list-item>
          </text:list>
        </text:list-item>
      </text:list>
      <text:p text:style-name="P146"><text:span text:style-name="T147">La risoluzione del seguente problema implica la<text:s/></text:span><text:span text:style-name="T148">considerazione di diversi vincoli:</text:span></text:p>
      <text:list text:style-name="LFO3" text:continue-numbering="true">
        <text:list-item>
          <text:p text:style-name="P149"><text:span text:style-name="T150">Occorre<text:s/></text:span><text:span text:style-name="T151">regolare<text:s/></text:span><text:span text:style-name="T152">il numero di rider che possono essere in attesa; infatti, se ci dovessero essere N persone in attesa (con N &gt; 50), occorre<text:s/></text:span><text:span text:style-name="T153">bloccare</text:span><text:span text:style-name="T154"><text:s/>dalla 51-esima alla N-esima persona fino a che non si liberano i<text:s/></text:span><text:span text:style-name="T155">posti in attesa;</text:span></text:p>
        </text:list-item>
        <text:list-item>
          <text:p text:style-name="P156"><text:span text:style-name="T157">Occorre<text:s/></text:span><text:span text:style-name="T158">bloccare<text:s/></text:span><text:span text:style-name="T159">i rider che arrivano alla fermata PRIMA dell’arrivo del bus (e che dunque rimangono in attesa di salire);</text:span></text:p>
        </text:list-item>
        <text:list-item>
          <text:p text:style-name="P160"><text:span text:style-name="T161">Occorre<text:s/></text:span><text:span text:style-name="T162">bloccare<text:s/></text:span><text:span text:style-name="T163">i rider che arrivano alla fermata DOPO l’arrivo del bus (ossia vengono bloccati i rider<text:s/></text:span><text:span text:style-name="T164">“in ritardo</text:span><text:span text:style-name="T165">”</text:span><text:span text:style-name="T166">);</text:span></text:p>
        </text:list-item>
        <text:list-item>
          <text:p text:style-name="P167"><text:span text:style-name="T168">Occorre<text:s/></text:span><text:span text:style-name="T169">bloccare</text:span><text:span text:style-name="T170"><text:s/>il bus affinché questo<text:s/></text:span><text:span text:style-name="T171">non parta</text:span><text:span text:style-name="T172"><text:s/>fino a che l’ultimo passeggero non sia salito.</text:span></text:p>
        </text:list-item>
      </text:list>
      <text:p text:style-name="P173"><text:span text:style-name="T174">Per risolvere i vincoli precedentemente elencati è stato utilizzato il costrutto MONITOR.<text:s/></text:span><text:span text:style-name="T175">Le variabili condition utilizzate sono illustrate di seguito:</text:span></text:p>
      <text:soft-page-break/>
      <text:list text:style-name="LFO4" text:continue-numbering="true">
        <text:list-item>
          <text:p text:style-name="P176"><text:span text:style-name="T177">C_B</text:span><text:span text:style-name="T178">US_CAPACITY: Su questa var condition andranno a bloccarsi i rider che<text:s/></text:span><text:span text:style-name="T179">superano</text:span><text:span text:style-name="T180"><text:s/>la capacità consentita. Per verificare la condizione è stata utilizzata una variabile INTERA (num_rider_bus_stop) che conta il numero di passeggeri giunti alla fermata del bus e</text:span><text:span text:style-name="T181"><text:s/>dunque, nel caso in cui il valore di questa variabile NON SIA MINORE della capacità del bus, si causerà la sospensione del thread → Risolve il problema imposto dal vincolo 1.<text:s/></text:span><text:span text:style-name="T182">Le parti rilevanti dell’utilizzo di questa condition variable sono riportate nel</text:span><text:span text:style-name="T183"><text:s/>paragrafo 2.3</text:span><text:span text:style-name="T184">;</text:span></text:p>
        </text:list-item>
        <text:list-item>
          <text:p text:style-name="P185"><text:span text:style-name="T186"> C_BUS: Su questa var condition andranno a bloccarsi i rider che arrivano PRIMA del bus ossia i prossimi passeggeri ad essere serviti. Per verificare la condizione è stata utilizzata una variabile BOOLEANA (bus_pronto) che vale<text:s/></text:span><text:span text:style-name="T187">true</text:span><text:span text:style-name="T188"><text:s/>se l’au</text:span><text:span text:style-name="T189">tobus è arrivato (</text:span><text:span text:style-name="T190">false</text:span><text:span text:style-name="T191"><text:s/>altrimenti), nel caso in cui il valore di questa variabile NON SIA TRUE, si causerà la sospensione del thread → Risolve il problema imposto dal vincolo 2.<text:s/></text:span><text:span text:style-name="T192">Le parti rilevanti dell’utilizzo di questa condition variable sono riportate<text:s/></text:span><text:span text:style-name="T193">nel paragrafo 2.3</text:span><text:span text:style-name="T194">;</text:span></text:p>
        </text:list-item>
        <text:list-item>
          <text:p text:style-name="P195"><text:span text:style-name="T196">C_LATE_RIDER: Su questa var condition andranno a bloccarsi i thread dei rider che arrivano DOPO il bus. Per verificare la condizione è stata utilizzata la stessa variabile booleana precedentemente descritta (bus_pronto), tuttavia qui la<text:s/></text:span><text:span text:style-name="T197">condizione da verificare è DUALE in quanto, non appena un rider si mette in attesa, se la variabile bus_pronto vale<text:s/></text:span><text:span text:style-name="T198">true</text:span><text:span text:style-name="T199"><text:s/>significa che l’autobus è arrivato e che dunque sta facendo salire i passeggeri; ciò causerà la sospensione del thread → Risolve il pro</text:span><text:span text:style-name="T200">blema imposto dal vincolo 3.<text:s/></text:span><text:span text:style-name="T201">Le parti rilevanti dell’utilizzo di questa condition variable sono riportate nel paragrafo 2.3</text:span><text:span text:style-name="T202">;</text:span></text:p>
        </text:list-item>
        <text:list-item>
          <text:p text:style-name="P203"><text:span text:style-name="T204">C_LAST_RIDER_ON: Su questa var si andrà a bloccarsi il thread del bus in attesa che salga l’ultimo passeggero. Per verificare la co</text:span><text:span text:style-name="T205">ndizione è stata utilizzata una variabile INTERA (num_rider_attesa) che conta il numero di passeggeri in attesa dell’arrivo del bus. Ogni volta che un thread rider sale sul bus esso andrà a decrementare il valore di questa variabile e dunque, fino a che la</text:span><text:span text:style-name="T206"><text:s/>variabile ha un valore DIVERSO DA 0 (ossia fino a che non è salito l’ultimo passeggero), il thread del bus rimarrà sospeso. → Risolve il problema imposto dal vincolo 4. <text:s/></text:span><text:span text:style-name="T207">Le parti rilevanti dell’utilizzo di questa condition variable sono riportate nel para</text:span><text:span text:style-name="T208">grafo 2.3</text:span><text:span text:style-name="T209">;</text:span></text:p>
        </text:list-item>
      </text:list>
      <text:list text:style-name="LFO1" text:continue-numbering="true">
        <text:list-item>
          <text:list>
            <text:list-item>
              <text:p text:style-name="P210"><text:bookmark-start text:name="_Toc93783192"/><text:bookmark-start text:name="_Toc94049610"/><text:bookmark-start text:name="_Toc94087146"/>Parti rilevanti del codice<text:bookmark-end text:name="_Toc93783192"/><text:bookmark-end text:name="_Toc94049610"/><text:bookmark-end text:name="_Toc94087146"/></text:p>
            </text:list-item>
          </text:list>
        </text:list-item>
      </text:list>
      <text:h text:style-name="P211" text:outline-level="2"><text:bookmark-start text:name="_Toc94049611"/><text:bookmark-start text:name="_Toc94087147"/>Le parti più significative del codice del passeggero sono riportate di seguito:<text:bookmark-end text:name="_Toc94049611"/><text:bookmark-end text:name="_Toc94087147"/></text:h>
      <text:p text:style-name="P212"/>
      <text:p text:style-name="P213">pthread_mutex_lock(&amp;mutex);</text:p>
      <text:p text:style-name="Sottotitolo"><text:span text:style-name="T214">while(num_rider_bus_stop &gt;= C) {<text:s/></text:span><text:span text:style-name="T215"></text:span><text:span text:style-name="T216"><text:s/></text:span><text:span text:style-name="T217">Fino a che il numero dei rider alla fermata del bus è maggiore della<text:s/></text:span><text:span text:style-name="T218">capacità C, il passeggero rimane in attesa</text:span></text:p>
      <text:p text:style-name="P219"><text:span text:style-name="T220">pthread_cond_wait(&amp;C_BUS_CAPACITY, &amp;mutex);</text:span><text:span text:style-name="T221"><text:s/></text:span></text:p>
      <text:p text:style-name="P222">}</text:p>
      <text:p text:style-name="P223">num_rider_bus_stop++;</text:p>
      <text:p text:style-name="P224">while(bus_pronto) {</text:p>
      <text:p text:style-name="P225"><text:span text:style-name="T226">pthread_cond_wait(&amp;C_LATE_RIDER, &amp;mutex);</text:span></text:p>
      <text:p text:style-name="P227">}</text:p>
      <text:p text:style-name="P228">num_rider_attesa++;</text:p>
      <text:p text:style-name="P229"/>
      <text:p text:style-name="P230">while (!bus_pronto) {</text:p>
      <text:p text:style-name="Sottotitolo"><text:span text:style-name="T231"><text:s text:c="3"/></text:span><text:span text:style-name="T232">/* Il rider aspetta l'arrivo del b</text:span><text:span text:style-name="T233">us */</text:span></text:p>
      <text:p text:style-name="Sottotitolo"><text:span text:style-name="T234"><text:s text:c="3"/></text:span><text:span text:style-name="T235">pthread_cond_wait(&amp;C_BUS, &amp;mutex);</text:span></text:p>
      <text:p text:style-name="P236">}<text:s/></text:p>
      <text:p text:style-name="P237">/* Bus arrivato --&gt; il rider invoca boardBus */</text:p>
      <text:p text:style-name="P238">boardBus(*ptr);</text:p>
      <text:p text:style-name="P239">Da questo codice si evince che:</text:p>
      <text:list text:style-name="LFO5" text:continue-numbering="true">
        <text:list-item>
          <text:p text:style-name="P240"><text:span text:style-name="T241">Fino a che il numero dei passeggeri alla fermata del bus (numero memorizzato nella variabile<text:s/></text:span><text:span text:style-name="T242">num_rider_bus_</text:span><text:span text:style-name="T243">stop)<text:s/></text:span><text:span text:style-name="T244">NON è minore della capacità<text:s/></text:span><text:span text:style-name="T245">C</text:span><text:span text:style-name="T246"><text:s/></text:span><text:span text:style-name="T247"></text:span><text:span text:style-name="T248"><text:s/>Il passeggero rimane in attesa sulla condition variable C_BUS_CAPACITY;</text:span></text:p>
        </text:list-item>
        <text:list-item>
          <text:p text:style-name="P249"><text:span text:style-name="T250">Una volta giunti alla fermata (e dunque superato il controllo di cui al punto precedente), oltre ad incrementare il valore della variabile globale<text:s/></text:span><text:span text:style-name="T251">num_r</text:span><text:span text:style-name="T252">ider_bus_</text:span><text:span text:style-name="T253">stop si verifica se l’autobus è arrivato (denotato dal fatto che la variabile<text:s/></text:span><text:span text:style-name="T254">bus_pronto</text:span><text:span text:style-name="T255"><text:s/>sia impostata a<text:s/></text:span><text:span text:style-name="T256">true</text:span><text:span text:style-name="T257">)<text:s/></text:span><text:span text:style-name="T258"></text:span><text:span text:style-name="T259"><text:s/>in tal caso il passeggero attende la corsa successiva (ossia rimane in attesa sulla condition variable C_LATE_RIDER);</text:span></text:p>
        </text:list-item>
        <text:list-item>
          <text:p text:style-name="P260"><text:span text:style-name="T261">Una volta supera</text:span><text:span text:style-name="T262">ti i precedenti controlli, si incrementa il contatore dei rider in attesa del bus (numero memorizzato nella variabile globale<text:s/></text:span><text:span text:style-name="T263">num_rider_attesa</text:span><text:span text:style-name="T264">) e il passeggero si mette in attesa del bus<text:s/></text:span><text:span text:style-name="T265"></text:span><text:span text:style-name="T266"><text:s/>Rimane in attesa sulla condition variable C_BUS.</text:span></text:p>
        </text:list-item>
      </text:list>
      <text:p text:style-name="P267"><text:span text:style-name="T268">Alla fine il<text:s/></text:span><text:span text:style-name="T269">rider, come da specifica, invoca la funzione<text:s/></text:span><text:span text:style-name="T270">boardBus<text:s/></text:span><text:span text:style-name="T271">le cui parti più rilevanti sono riportate di seguito:</text:span></text:p>
      <text:p text:style-name="Sottotitolo"><text:bookmark-start text:name="_Hlk93872371"/><text:span text:style-name="T272">/* Decremento il numero di passeggeri in attesa del bus (in quanto il bus è arrivato) */</text:span></text:p>
      <text:p text:style-name="P273">num_rider_attesa--;</text:p>
      <text:p text:style-name="Sottotitolo"><text:span text:style-name="T274">/* Decremento la variabile che conta il</text:span><text:span text:style-name="T275"><text:s/>numero di riders alla fermata del bus */</text:span></text:p>
      <text:p text:style-name="P276">num_rider_bus_stop--;</text:p>
      <text:p text:style-name="Sottotitolo"><text:span text:style-name="T277">/* Se questo numero e' = 0 allora e' salito l'ultima persona in attesa -&gt; segnalo all'autobus che puo' partire */</text:span></text:p>
      <text:p text:style-name="P278">if (num_rider_attesa == 0) {</text:p>
      <text:soft-page-break/>
      <text:p text:style-name="P279"><text:tab/>ultimo_rider_salito = true;</text:p>
      <text:p text:style-name="Sottotitolo"><text:span text:style-name="T280"><text:tab/></text:span><text:span text:style-name="T281">pthread_mutex_unlock(&amp;mutex);</text:span></text:p>
      <text:p text:style-name="Sottotitolo"><text:span text:style-name="T282"><text:tab/></text:span><text:span text:style-name="T283">pthread_cond_signal(&amp;C_LAST_RIDER_ON);</text:span></text:p>
      <text:p text:style-name="Sottotitolo"><text:span text:style-name="T284"><text:tab/></text:span><text:span text:style-name="T285">return;</text:span></text:p>
      <text:p text:style-name="P286">}</text:p>
      <text:p text:style-name="Sottotitolo"><text:span text:style-name="T287">pthread_mutex_unlock(&amp;mutex);<text:s/></text:span><text:span text:style-name="T288"></text:span><text:span text:style-name="T289">Questo è il mutex bloccato nella funzione routine del rider</text:span></text:p>
      <text:p text:style-name="P290"><text:span text:style-name="T291">Funzione nella quale si decrementa il numero dei rider in attesa e il numero dei rid</text:span><text:span text:style-name="T292">er alla fermata del bus. Quando<text:s/></text:span><text:span text:style-name="T293">num_rider_attesa<text:s/></text:span><text:span text:style-name="T294">vale 0, significa che l’ultimo rider è salito sul bus e che dunque si può risvegliare il thread del bus aggiornando la variabile booleana<text:s/></text:span><text:span text:style-name="T295">ultimo_rider_salito</text:span><text:span text:style-name="T296"><text:s/>descritta nel paragrafo 1.2 ed effettuando la sig</text:span><text:span text:style-name="T297">nal sulla variabile condition C_LAST_RIDER_ON. Si riportano ora le parti principali del thread del bus (il quale opera all’infinito):</text:span></text:p>
      <text:p text:style-name="P298">while(1) {</text:p>
      <text:p text:style-name="P299">/* L'autobus aspetta qualche istante di tempo in modo tale da consentire ai thread dei passeggeri di arrivare nell'area di attesa */</text:p>
      <text:p text:style-name="P300"><text:tab/>pthread_mutex_lock(&amp;mutex);</text:p>
      <text:p text:style-name="P301"><text:tab/>/* Viene settata la variabile che blocca i rider arrivati in ritardo */</text:p>
      <text:p text:style-name="P302"><text:tab/>bus_pronto = true;</text:p>
      <text:p text:style-name="P303"><text:tab/>/* Si controlla se vi sono rider in attesa */</text:p>
      <text:p text:style-name="P304"><text:tab/>if (num_rider_attesa &gt; 0) {</text:p>
      <text:p text:style-name="P305"><text:tab/><text:tab/>/* Si segnala ai rider in<text:s/>attesa l'arrivo del bus */</text:p>
      <text:p text:style-name="Sottotitolo"><text:span text:style-name="T306"><text:tab/></text:span><text:span text:style-name="T307"><text:tab/></text:span><text:span text:style-name="T308">pthread_cond_broadcast(&amp;C_BUS);</text:span></text:p>
      <text:p text:style-name="Sottotitolo"><text:span text:style-name="T309"><text:tab/></text:span><text:span text:style-name="T310"><text:tab/></text:span><text:span text:style-name="T311">/* A questo punto il bus aspetta che salga l'ultimo rider */</text:span></text:p>
      <text:p text:style-name="Sottotitolo"><text:span text:style-name="T312"><text:tab/></text:span><text:span text:style-name="T313"><text:tab/></text:span><text:span text:style-name="T314">while(!ultimo_rider_salito) {</text:span></text:p>
      <text:p text:style-name="Sottotitolo"><text:span text:style-name="T315"><text:tab/></text:span><text:span text:style-name="T316"><text:tab/></text:span><text:span text:style-name="T317"><text:tab/></text:span><text:span text:style-name="T318">pthread_cond_wait(&amp;C_LAST_RIDER_ON, &amp;mutex);</text:span></text:p>
      <text:p text:style-name="Sottotitolo"><text:span text:style-name="T319"><text:tab/></text:span><text:span text:style-name="T320"><text:tab/></text:span><text:span text:style-name="T321">}</text:span></text:p>
      <text:p text:style-name="P322"><text:tab/>} else {</text:p>
      <text:p text:style-name="P323"><text:tab/><text:tab/>printf("L'autobus fa una corsa senza<text:s/>passeggeri\n");</text:p>
      <text:p text:style-name="P324"><text:tab/>}</text:p>
      <text:p text:style-name="P325"><text:tab/>pthread_mutex_unlock(&amp;mutex);</text:p>
      <text:p text:style-name="P326"><text:tab/>/* Infine si procede a partire */</text:p>
      <text:p text:style-name="P327"><text:tab/>depart(*ptr);</text:p>
      <text:p text:style-name="Sottotitolo"><text:span text:style-name="T328">}</text:span></text:p>
      <text:p text:style-name="P329"><text:bookmark-end text:name="_Hlk93872371"/><text:span text:style-name="T330">Non appena l’autobus arriva, imposta la variabile<text:s/></text:span><text:span text:style-name="T331">bus_pronto</text:span><text:span text:style-name="T332"><text:s/>precedentemente descritta a<text:s/></text:span><text:span text:style-name="T333">true</text:span><text:span text:style-name="T334">, in seguito controlla se ci sono dei rider in attesa di<text:s/></text:span><text:span text:style-name="T335">partire. Qui gli scenari possibili sono due:</text:span></text:p>
      <text:list text:style-name="LFO6" text:continue-numbering="true">
        <text:list-item>
          <text:p text:style-name="P336"><text:span text:style-name="T337">Nel caso in cui non ci dovessero essere rider in attesa (denotato dal fatto che la variabile<text:s/></text:span><text:span text:style-name="T338">num_rider_attesa</text:span><text:span text:style-name="T339"><text:s/>sia uguale 0), come da specifica, l’autobus partirà<text:s/></text:span><text:span text:style-name="T340">immediatamente;</text:span></text:p>
        </text:list-item>
        <text:list-item>
          <text:p text:style-name="P341"><text:span text:style-name="T342">Nel caso in cui ci dovesse essere</text:span><text:span text:style-name="T343"><text:s/></text:span><text:span text:style-name="T344">almeno</text:span><text:span text:style-name="T345"><text:s/>un rider in attesa, il bus risveglia tutti i rider in attesa di partire (chiamando la funzione<text:s/></text:span><text:span text:style-name="T346">pthread_cond_broadcast<text:s/></text:span><text:span text:style-name="T347">sulla condition variable C_BUS) per poi aspettare la salita dell’ultimo passeggero sulla variabile condition C_LAST_RIDER_ON. Dopo</text:span><text:span text:style-name="T348"><text:s/>ciò, come da specifica, il bus invoca la funzione<text:s/></text:span><text:span text:style-name="T349">depart</text:span><text:span text:style-name="T350"><text:s/>le cui parti rilevanti sono mostrate di seguito:</text:span></text:p>
        </text:list-item>
      </text:list>
      <text:p text:style-name="Sottotitolo"><text:span text:style-name="T351">/* Si resetta la variabile che blocca i rider che sono arrivati in ritardo */</text:span></text:p>
      <text:p text:style-name="P352">bus_pronto = false;</text:p>
      <text:soft-page-break/>
      <text:p text:style-name="P353">/* Si resetta la variabile che blocca il bus in<text:s/>attesa che salga l'ultimo passeggero */</text:p>
      <text:p text:style-name="P354">ultimo_rider_salito = false;</text:p>
      <text:p text:style-name="P355">/* Si risvegliano tutti i rider arrivati in ritardo bloccati */</text:p>
      <text:p text:style-name="P356">pthread_cond_broadcast(&amp;C_LATE_RIDER);</text:p>
      <text:p text:style-name="P357">/* Si risvegliano tutti i rider bloccati a causa della capacita' */</text:p>
      <text:p text:style-name="P358">pthread_cond_broadcast(&amp;C_BUS_CAPACITY);</text:p>
      <text:p text:style-name="P359">pthread_mutex_unlock(&amp;mutex);</text:p>
      <text:p text:style-name="P360"><text:span text:style-name="T361">Funzione in cui si resettano le variabili<text:s/></text:span><text:span text:style-name="T362">bus_pronto<text:s/></text:span><text:span text:style-name="T363">e<text:s/></text:span><text:span text:style-name="T364">ultimo_rider_salito</text:span><text:span text:style-name="T365"><text:s/>a<text:s/></text:span><text:span text:style-name="T366">false</text:span><text:span text:style-name="T367"><text:s/>e risvegliando<text:s/></text:span><text:span text:style-name="T368">sia</text:span><text:span text:style-name="T369"><text:s/></text:span><text:span text:style-name="T370">tutti<text:s/></text:span><text:span text:style-name="T371">i thread dei passeggeri in ritardo<text:s/></text:span><text:span text:style-name="T372">sia</text:span><text:span text:style-name="T373"><text:s/></text:span><text:span text:style-name="T374">tutti<text:s/></text:span><text:span text:style-name="T375">i thread dei passeggeri bloccati per superamento</text:span><text:span text:style-name="T376"><text:s/>della capacità<text:s/></text:span><text:span text:style-name="T377">C</text:span><text:span text:style-name="T378">. Qui sorge una domanda non scontata: perché è possibile risvegliarli tutti senza effettuare alcun controllo? I motivi sono due:</text:span></text:p>
      <text:list text:style-name="LFO7" text:continue-numbering="true">
        <text:list-item>
          <text:p text:style-name="P379"><text:span text:style-name="T380">Per quanto riguarda i thread dei passeggeri in ritardo:</text:span><text:span text:style-name="T381"><text:s/>Sicuramente il numero<text:s/></text:span><text:span text:style-name="T382">massimo</text:span><text:span text:style-name="T383"><text:s/>di questi thread è<text:s/></text:span><text:span text:style-name="T384">C</text:span><text:span text:style-name="T385"><text:s/>in<text:s/></text:span><text:span text:style-name="T386">quanto può capitare che l’autobus arrivi prima di tutti i seguenti thread (e che dunque parta senza passeggeri) e nel mentre si accodano esattamente<text:s/></text:span><text:span text:style-name="T387">C</text:span><text:span text:style-name="T388"><text:s/>passeggeri; la garanzia che non si accodino più di<text:s/></text:span><text:span text:style-name="T389">C</text:span><text:span text:style-name="T390"><text:s/>passeggeri è dovuta dal fatto che prima di mettersi<text:s/></text:span><text:span text:style-name="T391">in attesa del bus, si controlla il numero dei rider alla fermata attraverso la variabile globale<text:s/></text:span><text:span text:style-name="T392">num_rider_bus_stop</text:span><text:span text:style-name="T393">.</text:span></text:p>
        </text:list-item>
        <text:list-item>
          <text:p text:style-name="P394"><text:span text:style-name="T395">Per quanto riguarda i thread dei passeggeri bloccati per superamento della capacità:</text:span><text:span text:style-name="T396"><text:s/>Una volta risvegliati tutti questi thread, prima di<text:s/></text:span><text:span text:style-name="T397">potersi mettere in coda, il rider controlla che il numero di passeggeri alla fermata del bus (ossia controllando il valore della variabile<text:s/></text:span><text:span text:style-name="T398">num_rider_bus_stop</text:span><text:span text:style-name="T399">) sia<text:s/></text:span><text:span text:style-name="T400">maggiore</text:span><text:span text:style-name="T401"><text:s/>della capacità<text:s/></text:span><text:span text:style-name="T402">C</text:span><text:span text:style-name="T403"><text:s/>del bus stesso (dal momento che il controllo è stato inserito in un</text:span><text:span text:style-name="T404"><text:s/>loop<text:s/></text:span><text:span text:style-name="T405">while</text:span><text:span text:style-name="T406">); in tal caso il thread si blocca nuovamente e dunque non si compromette la validità del programma, nel caso opposto il rider si metterà in attesa del bus.</text:span></text:p>
        </text:list-item>
      </text:list>
      <text:p text:style-name="P407"><text:span text:style-name="T408">Infine, è stata effettuata una modifica al main durante la creazione del thread del bus<text:s/></text:span><text:span text:style-name="T409">con il fine di avere un comportamento “aleatorio” del programma. Il codice del main è riportato di seguito:</text:span></text:p>
      <text:p text:style-name="P410"><text:span text:style-name="T411">    srand(time(NULL));    ←<text:s/></text:span><text:span text:style-name="T412">inizializzazione per generare il numero<text:s/></text:span><text:span text:style-name="T413">pseudo-casuale</text:span></text:p>
      <text:p text:style-name="P414"><text:span text:style-name="T415">    </text:span><text:span text:style-name="T416">bus_i = rand() % NUM_THREADS;    ←<text:s/></text:span><text:span text:style-name="T417">Creazione dell'indice del<text:s/></text:span><text:span text:style-name="T418">thread bus</text:span></text:p>
      <text:p text:style-name="P419"><text:span text:style-name="T420">   for (i=0; i &lt; NUM_THREADS; i++)</text:span></text:p>
      <text:p text:style-name="P421"><text:span text:style-name="T422">   {</text:span></text:p>
      <text:p text:style-name="P423"><text:span text:style-name="T424">       <text:s/>taskids[i] = i;</text:span></text:p>
      <text:p text:style-name="P425"><text:span text:style-name="T426">       <text:s/>if (i != bus_i) {</text:span></text:p>
      <text:p text:style-name="P427"><text:span text:style-name="T428">…</text:span></text:p>
      <text:soft-page-break/>
      <text:p text:style-name="P429"><text:span text:style-name="T430">       <text:s/>} else {        ←<text:s/></text:span><text:span text:style-name="T431">Qui viene generato il thread del bus</text:span></text:p>
      <text:p text:style-name="P432"><text:span text:style-name="T433">         <text:s/></text:span><text:span text:style-name="T434">printf("Sto per creare il thread %d-esimo (bus)\n", taskids[i]);</text:span></text:p>
      <text:p text:style-name="P435"><text:span text:style-name="T436">        if<text:s/></text:span><text:span text:style-name="T437">(pthread_create(&amp;thread[i], NULL, eseguiBus, (void *) (&amp;taskids[i])) != 0)</text:span></text:p>
      <text:p text:style-name="P438"><text:span text:style-name="T439">        <text:s/></text:span><text:span text:style-name="T440">{</text:span></text:p>
      <text:p text:style-name="P441"><text:span text:style-name="T442">             <text:s/>sprintf(error,"SONO IL MAIN E CI SONO STATI PROBLEMI DELLA CREAZIONE DEL thread %d-esimo (bus)\n", taskids[i]);</text:span></text:p>
      <text:p text:style-name="P443"><text:span text:style-name="T444">             perror(error);</text:span></text:p>
      <text:p text:style-name="P445"><text:span text:style-name="T446">               <text:s/></text:span><text:span text:style-name="T447">exit(8);</text:span></text:p>
      <text:p text:style-name="P448"><text:span text:style-name="T449">         }</text:span></text:p>
      <text:p text:style-name="P450"><text:span text:style-name="T451">           printf("SONO IL MAIN e ho creato il Pthread %i-esimo con id=%lu (bus)\n", i, thread[i]);</text:span></text:p>
      <text:p text:style-name="P452"><text:span text:style-name="T453">       <text:s/>}</text:span></text:p>
      <text:p text:style-name="P454"><text:span text:style-name="T455">   }</text:span></text:p>
      <text:p text:style-name="P456"/>
      <text:p text:style-name="P457"><text:span text:style-name="T458">Si nota che l’indice del thread del bus è pseudo-casuale; in questo modo si avrà (potenzialmente) un<text:s/></text:span><text:span text:style-name="T459">comportamento diverso per ogni esecuzione come mostrato nel paragrafo 1.4.</text:span></text:p>
      <text:list text:style-name="LFO1" text:continue-numbering="true">
        <text:list-item>
          <text:list>
            <text:list-item>
              <text:p text:style-name="P460"><text:bookmark-start text:name="_Toc93783193"/><text:bookmark-start text:name="_Toc94049612"/><text:bookmark-start text:name="_Toc94087148"/>Commenti su diverse esecuzioni<text:bookmark-end text:name="_Toc93783193"/><text:bookmark-end text:name="_Toc94049612"/><text:bookmark-end text:name="_Toc94087148"/></text:p>
            </text:list-item>
          </text:list>
        </text:list-item>
      </text:list>
      <text:p text:style-name="P461">&lt;INSERIRE LOGS&gt;</text:p>
      <text:p text:style-name="P462"><text:bookmark-start text:name="_Toc93783194"/></text:p>
      <text:list text:style-name="LFO1" text:continue-numbering="true">
        <text:list-item>
          <text:p text:style-name="P463"><text:bookmark-start text:name="_Toc94049613"/><text:bookmark-start text:name="_Toc94087149"/><text:soft-page-break/>ESERCIZIO 2 – IL PROBLEMA DEL “MULTI-CAR ROLLER COASTER”<text:bookmark-end text:name="_Toc93783194"/><text:bookmark-end text:name="_Toc94049613"/><text:bookmark-end text:name="_Toc94087149"/></text:p>
        </text:list-item>
      </text:list>
      <text:list text:style-name="LFO1" text:continue-numbering="true">
        <text:list-item>
          <text:list>
            <text:list-item>
              <text:p text:style-name="P464"><text:bookmark-start text:name="_Toc93783195"/><text:bookmark-start text:name="_Toc94049614"/><text:bookmark-start text:name="_Toc94087150"/>Descrizione del problema<text:bookmark-end text:name="_Toc93783195"/><text:bookmark-end text:name="_Toc94049614"/><text:bookmark-end text:name="_Toc94087150"/></text:p>
            </text:list-item>
          </text:list>
        </text:list-item>
      </text:list>
      <text:p text:style-name="P465"><text:span text:style-name="T466">Questo problema è un’estensione del “</text:span><text:span text:style-name="T467">Roller Coaster</text:span><text:span text:style-name="T468"><text:s/>Problem”<text:s/></text:span><text:span text:style-name="T469">il quale è formulato come segue:</text:span></text:p>
      <text:p text:style-name="P470">Ci sono due tipologie di thread:</text:p>
      <text:list text:style-name="LFO8" text:continue-numbering="true">
        <text:list-item>
          <text:p text:style-name="P471">Thread di tipo passeggero che sale a bordo dell’auto;</text:p>
        </text:list-item>
        <text:list-item>
          <text:p text:style-name="P472">Thread di tipo auto che gira attorno ad un tracciato.</text:p>
        </text:list-item>
      </text:list>
      <text:p text:style-name="P473"><text:span text:style-name="T474">Di cui<text:s/></text:span><text:span text:style-name="T475">n</text:span><text:span text:style-name="T476"><text:s/>thread di tipo passeggero ed un solo thread di tipo auto.<text:s/></text:span></text:p>
      <text:p text:style-name="P477"><text:span text:style-name="T478">I<text:s/></text:span><text:span text:style-name="T479">passeggeri<text:s/></text:span><text:span text:style-name="T480">ripetitivamente</text:span><text:span text:style-name="T481"><text:s/>aspettano di fare un giro sull’auto la quale può contenere<text:s/></text:span><text:span text:style-name="T482">C</text:span><text:span text:style-name="T483"><text:s/>passeggeri (con<text:s/></text:span><text:span text:style-name="T484">C<text:s/></text:span><text:span text:style-name="T485">&lt;</text:span><text:span text:style-name="T486"><text:s/>n</text:span><text:span text:style-name="T487">). L’auto può iniziare il giro<text:s/></text:span><text:span text:style-name="T488">soltanto se</text:span><text:span text:style-name="T489"><text:s/></text:span><text:span text:style-name="T490">piena</text:span><text:span text:style-name="T491">. Seguono ulteriori dettagli:</text:span></text:p>
      <text:list text:style-name="LFO9" text:continue-numbering="true">
        <text:list-item>
          <text:p text:style-name="P492"><text:span text:style-name="T493">I passeggeri invocano le funzioni<text:s/></text:span><text:span text:style-name="T494">board</text:span><text:span text:style-name="T495"><text:s/>e<text:s/></text:span><text:span text:style-name="T496">unboard</text:span><text:span text:style-name="T497"><text:s/>rispettivamente per</text:span><text:span text:style-name="T498"><text:s/>salire e scendere dall’auto;</text:span></text:p>
        </text:list-item>
        <text:list-item>
          <text:p text:style-name="P499"><text:span text:style-name="T500">L’auto invoca le funzioni<text:s/></text:span><text:span text:style-name="T501">load</text:span><text:span text:style-name="T502">,<text:s/></text:span><text:span text:style-name="T503">run</text:span><text:span text:style-name="T504">, e<text:s/></text:span><text:span text:style-name="T505">unload</text:span><text:span text:style-name="T506"><text:s/>rispettivamente per<text:s/></text:span><text:span text:style-name="T507">consentire</text:span><text:span text:style-name="T508"><text:s/>ai passeggeri di salire, iniziare il giro e<text:s/></text:span><text:span text:style-name="T509">consentire</text:span><text:span text:style-name="T510"><text:s/>ai passeggeri di scendere;</text:span></text:p>
        </text:list-item>
        <text:list-item>
          <text:p text:style-name="P511"><text:span text:style-name="T512">I passeggeri<text:s/></text:span><text:span text:style-name="T513">non possono</text:span><text:span text:style-name="T514"><text:s/>invocare la funzione<text:s/></text:span><text:span text:style-name="T515">board</text:span><text:span text:style-name="T516"><text:s/>(ossia<text:s/></text:span><text:span text:style-name="T517">salire nell’auto)<text:s/></text:span><text:span text:style-name="T518">fino a che</text:span><text:span text:style-name="T519"><text:s/>l’auto non abbia invocato la funzione<text:s/></text:span><text:span text:style-name="T520">load;</text:span></text:p>
        </text:list-item>
        <text:list-item>
          <text:p text:style-name="P521"><text:span text:style-name="T522">I passeggeri<text:s/></text:span><text:span text:style-name="T523">non possono</text:span><text:span text:style-name="T524"><text:s/>invocare la funzione<text:s/></text:span><text:span text:style-name="T525">unboard</text:span><text:span text:style-name="T526"><text:s/>(ossia scendere dall’auto)<text:s/></text:span><text:span text:style-name="T527">fino a che</text:span><text:span text:style-name="T528"><text:s/>l’auto non abbia invocato la funzione<text:s/></text:span><text:span text:style-name="T529">unload;</text:span></text:p>
        </text:list-item>
        <text:list-item>
          <text:p text:style-name="P530"><text:span text:style-name="T531">L’auto non può partire<text:s/></text:span><text:span text:style-name="T532">fino a che</text:span><text:span text:style-name="T533"><text:s/>non sono sa</text:span><text:span text:style-name="T534">liti<text:s/></text:span><text:span text:style-name="T535">esattamente</text:span><text:span text:style-name="T536"><text:s/></text:span><text:span text:style-name="T537">C</text:span><text:span text:style-name="T538"><text:s/>passeggeri al suo interno (ossia fino a che i posti al suo interno non sono esauriti).</text:span></text:p>
        </text:list-item>
      </text:list>
      <text:p text:style-name="P539">Come citato sopra, il problema risolto in questo elaborato prevede un’estensione dell’esercizio appena descritto aggiungendo le seguenti funzionalità:</text:p>
      <text:list text:style-name="LFO10" text:continue-numbering="true">
        <text:list-item>
          <text:p text:style-name="P540"><text:span text:style-name="T541">È consentito ad un numero<text:s/></text:span><text:span text:style-name="T542">m</text:span><text:span text:style-name="T543"><text:s/>di auto (con<text:s/></text:span><text:span text:style-name="T544">m</text:span><text:span text:style-name="T545"><text:s/>&gt;= 1) di girare nel tracciato<text:s/></text:span><text:span text:style-name="T546">contemporaneamente</text:span><text:span text:style-name="T547">;</text:span></text:p>
        </text:list-item>
        <text:list-item>
          <text:p text:style-name="P548"><text:span text:style-name="T549">Soltanto una macchina alla volta può caricare persone al suo interno (ossia soltanto una macchina alla volta può invocare la funzione<text:s/></text:span><text:span text:style-name="T550">load</text:span><text:span text:style-name="T551">; l’auto successiva potr</text:span><text:span text:style-name="T552">à invocare tale funzione</text:span><text:span text:style-name="T553"><text:s/>solamente</text:span><text:span text:style-name="T554"><text:s/>dopo che l’auto corrente abbia caricato tutti i passeggeri);</text:span></text:p>
        </text:list-item>
        <text:list-item>
          <text:p text:style-name="P555"><text:span text:style-name="T556">Le auto<text:s/></text:span><text:span text:style-name="T557">non</text:span><text:span text:style-name="T558"><text:s/>possono sorpassarsi l’un l’altra, e dunque, devono invocare la funzione<text:s/></text:span><text:span text:style-name="T559">unload</text:span><text:span text:style-name="T560">, per consentire la discesa dei passeggeri,<text:s/></text:span><text:span text:style-name="T561">nello stesso ordine</text:span><text:span text:style-name="T562"><text:s/>in cui</text:span><text:span text:style-name="T563"><text:s/>hanno caricato quest’ultimi (ossia nello stesso ordine in cui le auto hanno invocato la funzione<text:s/></text:span><text:span text:style-name="T564">load</text:span><text:span text:style-name="T565">);</text:span></text:p>
        </text:list-item>
        <text:list-item>
          <text:p text:style-name="P566"><text:span text:style-name="T567">Tutti</text:span><text:span text:style-name="T568"><text:s/>i thread di tipo passeggero di un “</text:span><text:span text:style-name="T569">carload”</text:span><text:span text:style-name="T570"><text:s/>(ossia tutti i thread dentro la stessa identica auto) devono scendere (ossia invocare la funzione<text:s/></text:span><text:span text:style-name="T571">unb</text:span><text:span text:style-name="T572">oard</text:span><text:span text:style-name="T573">)<text:s/></text:span><text:span text:style-name="T574">prima</text:span><text:span text:style-name="T575"><text:s/>di uno dei qualsiasi altri thread (chiaramente di tipo passeggero) di un “</text:span><text:span text:style-name="T576">carload”<text:s/></text:span><text:span text:style-name="T577">successivo.</text:span></text:p>
        </text:list-item>
      </text:list>
      <text:list text:style-name="LFO1" text:continue-numbering="true">
        <text:list-item>
          <text:list>
            <text:list-item>
              <text:p text:style-name="P578"><text:bookmark-start text:name="_Toc93783196"/><text:bookmark-start text:name="_Toc94049615"/><text:bookmark-start text:name="_Toc94087151"/>Approccio per risolvere i vincoli di concorrenza<text:bookmark-end text:name="_Toc93783196"/><text:bookmark-end text:name="_Toc94049615"/><text:bookmark-end text:name="_Toc94087151"/></text:p>
            </text:list-item>
          </text:list>
        </text:list-item>
      </text:list>
      <text:p text:style-name="P579"><text:span text:style-name="T580">La risoluzione del seguente problema implica la considerazione di diversi vincoli:</text:span></text:p>
      <text:list text:style-name="LFO11" text:continue-numbering="true">
        <text:list-item>
          <text:p text:style-name="P581"><text:span text:style-name="T582">Occorre<text:s/></text:span><text:span text:style-name="T583">regolare</text:span><text:span text:style-name="T584"><text:s/></text:span><text:span text:style-name="T585">l’ordine in cui i thread di tipo auto possono far salire i passeggeri (ossia l’ordine in cui questi potranno invocare il metodo<text:s/></text:span><text:span text:style-name="T586">load</text:span><text:span text:style-name="T587">) consentendolo<text:s/></text:span><text:span text:style-name="T588">ad una macchina alla volta</text:span><text:span text:style-name="T589">;</text:span></text:p>
        </text:list-item>
        <text:list-item>
          <text:p text:style-name="P590"><text:span text:style-name="T591">Occorre<text:s/></text:span><text:span text:style-name="T592">regolare</text:span><text:span text:style-name="T593"><text:s/>l’ordine in cui i thread di tipo auto possono far scendere i pa</text:span><text:span text:style-name="T594">sseggeri (ossia l’ordine in cui questi potranno invocare il metodo<text:s/></text:span><text:span text:style-name="T595">unload</text:span><text:span text:style-name="T596">) in base all’ordine in cui è stata effettuata la salita dei passeggeri;</text:span></text:p>
        </text:list-item>
        <text:list-item>
          <text:p text:style-name="P597"><text:span text:style-name="T598">Occorre<text:s/></text:span><text:span text:style-name="T599">bloccare<text:s/></text:span><text:span text:style-name="T600">i thread di tipo passeggero che provano a invocare la funzione<text:s/></text:span><text:span text:style-name="T601">board</text:span><text:span text:style-name="T602"><text:s/></text:span><text:span text:style-name="T603">prima</text:span><text:span text:style-name="T604"><text:s/>che il<text:s/></text:span><text:span text:style-name="T605">thread di tipo auto abbia invocato la funzione<text:s/></text:span><text:span text:style-name="T606">load</text:span><text:span text:style-name="T607">;</text:span></text:p>
        </text:list-item>
        <text:list-item>
          <text:p text:style-name="P608"><text:span text:style-name="T609">Occorre<text:s/></text:span><text:span text:style-name="T610">bloccare<text:s/></text:span><text:span text:style-name="T611">i thread di tipo passeggero che provano a invocare la funzione<text:s/></text:span><text:span text:style-name="T612">unboard</text:span><text:span text:style-name="T613"><text:s/></text:span><text:span text:style-name="T614">prima</text:span><text:span text:style-name="T615"><text:s/>che il thread di tipo auto abbia invocato la funzione<text:s/></text:span><text:span text:style-name="T616">unload</text:span><text:span text:style-name="T617">;</text:span></text:p>
        </text:list-item>
        <text:list-item>
          <text:p text:style-name="P618"><text:span text:style-name="T619">Occorre<text:s/></text:span><text:span text:style-name="T620">bloccare</text:span><text:span text:style-name="T621"><text:s/>i thread di tipo auto che tent</text:span><text:span text:style-name="T622">ano di far partire il giro nel circuito<text:s/></text:span><text:span text:style-name="T623">fino a che</text:span><text:span text:style-name="T624"><text:s/>non sono saliti tutti i<text:s/></text:span><text:span text:style-name="T625">C</text:span><text:span text:style-name="T626"><text:s/>passeggeri al suo interno;</text:span></text:p>
        </text:list-item>
        <text:list-item>
          <text:p text:style-name="P627"><text:span text:style-name="T628">Occorre che</text:span><text:span text:style-name="T629"><text:s/>tutti</text:span><text:span text:style-name="T630"><text:s/>i thread di tipo passeggero<text:s/></text:span><text:span text:style-name="T631">di un certo</text:span><text:span text:style-name="T632"><text:s/></text:span><text:span text:style-name="T633">carload</text:span><text:span text:style-name="T634"><text:s/>(termine specificato nel paragrafo 2.1) scendano dall’auto (ossia invochino il metodo<text:s/></text:span><text:span text:style-name="T635">unboard</text:span><text:span text:style-name="T636">)</text:span><text:span text:style-name="T637"><text:s/>PRIMA</text:span><text:span text:style-name="T638"><text:s/>che un qualsiasi thread di un<text:s/></text:span><text:span text:style-name="T639">carload</text:span><text:span text:style-name="T640"><text:s/>successiva possa invocare il metodo<text:s/></text:span><text:span text:style-name="T641">unboard</text:span><text:span text:style-name="T642">.</text:span></text:p>
        </text:list-item>
      </text:list>
      <text:p text:style-name="P643"><text:span text:style-name="T644">Per risolvere i vincoli precedentemente elencati è stato utilizzato il meccanismo dei SEMAFORI. I semafori utilizzati sono illustrati di seguito:</text:span></text:p>
      <text:list text:style-name="LFO12" text:continue-numbering="true">
        <text:list-item>
          <text:p text:style-name="P645"><text:span text:style-name="T646">*S_LOAD_QUEUE: Questo array dinamico di<text:s/></text:span><text:span text:style-name="T647">m</text:span><text:span text:style-name="T648"><text:s/>semafori viene utilizzato per<text:s/></text:span><text:span text:style-name="T649">regolare</text:span><text:span text:style-name="T650"><text:s/>l’ordine in cui i thread di tipo auto possono far salire i passeggeri. Dovendo consentire<text:s/></text:span><text:span text:style-name="T651">ad una sola auto</text:span><text:span text:style-name="T652"><text:s/>per volta la salita dei passeggeri, il seguente array ha il primo se</text:span><text:span text:style-name="T653">maforo (di indice 0) inizializzato 1 e tutti gli<text:s/></text:span><text:span text:style-name="T654">m – 1</text:span><text:span text:style-name="T655"><text:s/>semafori PRIVATI (dunque inizializzati a 0). Il<text:s/></text:span><text:soft-page-break/><text:span text:style-name="T656">modo in cui sono stati gestiti gli indici è riportato nel paragrafo 2.3.<text:s/></text:span><text:span text:style-name="T657"></text:span><text:span text:style-name="T658"><text:s/>Questo array di semafori risolve il problema imposto dal vincolo 1;<text:s/></text:span></text:p>
        </text:list-item>
        <text:list-item>
          <text:p text:style-name="P659"><text:span text:style-name="T660">*S_UNLOAD</text:span><text:span text:style-name="T661">_QUEUE: Questo array dinamico di<text:s/></text:span><text:span text:style-name="T662">m</text:span><text:span text:style-name="T663"><text:s/>semafori viene utilizzato per<text:s/></text:span><text:span text:style-name="T664">regolare</text:span><text:span text:style-name="T665"><text:s/>l’ordine in cui i thread di tipo auto possono far scendere i passeggeri. Dovendo regolare la discesa dei passeggeri<text:s/></text:span><text:span text:style-name="T666">nello stesso<text:s/></text:span><text:span text:style-name="T667">ordine in cui è stata effettuata la salita, il seguen</text:span><text:span text:style-name="T668">te array ha il primo semaforo (di indice 0) inizializzato 1 e tutti gli<text:s/></text:span><text:span text:style-name="T669">m – 1</text:span><text:span text:style-name="T670"><text:s/>semafori PRIVATI (dunque inizializzati a 0) esattamente come per l’array dinamico di semafori S_LOAD_QUEUE. Il modo in cui sono stati gestiti gli indici è analogo a quello dell’a</text:span><text:span text:style-name="T671">rray S_LOAD_QUEUE il quale è riportato nel paragrafo 2.3. Questo array di semafori risolve il problema imposto dal vincolo 2;</text:span></text:p>
        </text:list-item>
        <text:list-item>
          <text:p text:style-name="P672"><text:span text:style-name="T673">S_CAR_LOAD: Questo semaforo<text:s/></text:span><text:span text:style-name="T674">privato</text:span><text:span text:style-name="T675"><text:s/>viene utilizzato per consentire ai passeggeri di SALIRE sull’auto; viene dunque utilizzato per</text:span><text:span text:style-name="T676"><text:s/>risolvere il problema imposto dal vincolo 3. Le parti rilevanti dell’utilizzo di questo semaforo sono riportate nel paragrafo 2.3;<text:s/></text:span></text:p>
        </text:list-item>
        <text:list-item>
          <text:p text:style-name="P677"><text:span text:style-name="T678">S_CAR_UNLOAD: Questo semaforo<text:s/></text:span><text:span text:style-name="T679">privato</text:span><text:span text:style-name="T680"><text:s/>viene utilizzato per consentire ai passeggeri di SCENDERE dall’auto; viene dunque uti</text:span><text:span text:style-name="T681">lizzato per risolvere il problema imposto dal vincolo 4. Il modo in cui è stato utilizzato questo semaforo è analogo a quello del semaforo S_CAR_LOAD il quale è riportato nel paragrafo 2.3;</text:span></text:p>
        </text:list-item>
        <text:list-item>
          <text:p text:style-name="P682"><text:span text:style-name="T683">S_PASSEGGERI_SALITI: Questo semaforo<text:s/></text:span><text:span text:style-name="T684">privato</text:span><text:span text:style-name="T685"><text:s/>viene utilizzato per<text:s/></text:span><text:span text:style-name="T686">verificare se un'auto contiene il numero esatto di passeggeri per partire; viene dunque utilizzato per risolvere il problema imposto dal vincolo 5. Le parti rilevanti dell’utilizzo di questo semaforo sono riportate nel paragrafo 2.3;<text:s/></text:span></text:p>
        </text:list-item>
        <text:list-item>
          <text:p text:style-name="P687"><text:span text:style-name="T688">S_PASSEGGERI_SCESI: Q</text:span><text:span text:style-name="T689">uesto semaforo<text:s/></text:span><text:span text:style-name="T690">privato</text:span><text:span text:style-name="T691"><text:s/>viene utilizzato per verificare se un'auto ha fatto scendere tutti i passeggeri al suo interno (e dunque tutti i passeggeri di un<text:s/></text:span><text:span text:style-name="T692">carload</text:span><text:span text:style-name="T693">). Solamente dopo questo evento sarà possibile far scendere i passeggeri del<text:s/></text:span><text:span text:style-name="T694">carload</text:span><text:span text:style-name="T695"><text:s/>successivo;</text:span><text:span text:style-name="T696"><text:s/>viene dunque utilizzato per risolvere il problema imposto dal vincolo 6. Il modo in cui è stato utilizzato questo semaforo è analogo a quello del semaforo S_PASSEGGERI_SALITI il quale è riportato nel paragrafo 2.3.</text:span></text:p>
        </text:list-item>
      </text:list>
      <text:list text:style-name="LFO1" text:continue-numbering="true">
        <text:list-item>
          <text:list>
            <text:list-item>
              <text:p text:style-name="P697"><text:bookmark-start text:name="_Toc93783197"/><text:bookmark-start text:name="_Toc94049616"/><text:bookmark-start text:name="_Toc94087152"/>Parti rilevanti del codice<text:bookmark-end text:name="_Toc93783197"/><text:bookmark-end text:name="_Toc94049616"/><text:bookmark-end text:name="_Toc94087152"/></text:p>
            </text:list-item>
          </text:list>
        </text:list-item>
      </text:list>
      <text:p text:style-name="P698"><text:span text:style-name="T699">Gli array din</text:span><text:span text:style-name="T700">amici di semafori S_LOAD_QUEUE e S_UNLOAD_QUEUE sono trattati come<text:s/></text:span><text:span text:style-name="T701">array circolari</text:span><text:span text:style-name="T702"><text:s/>per consentire alle auto di invocare le funzioni<text:s/></text:span><text:span text:style-name="T703">load</text:span><text:span text:style-name="T704"><text:s/>e<text:s/></text:span><text:span text:style-name="T705">unload</text:span><text:span text:style-name="T706"><text:s/>in ordine di indice crescente<text:s/></text:span><text:soft-page-break/><text:span text:style-name="T707">da 0 a<text:s/></text:span><text:span text:style-name="T708">m – 1</text:span><text:span text:style-name="T709"><text:s/>per poi ricominciare da capo (esattamente come negli<text:s/></text:span><text:span text:style-name="T710">array circolar</text:span><text:span text:style-name="T711">i</text:span><text:span text:style-name="T712">). Come specificato nel paragrafo 2.2, il primo semaforo di S_LOAD_QUEUE (e, analogamente, di S_UNLOAD_QUEUE) ha valore iniziale uguale ad 1, mentre i restanti semafori (se presenti) hanno come valore iniziale 0.</text:span></text:p>
      <text:p text:style-name="P713"><text:span text:style-name="T714">Così facendo, avendo<text:s/></text:span><text:span text:style-name="T715">m<text:s/></text:span><text:span text:style-name="T716">thread di tipo auto</text:span><text:span text:style-name="T717">, l’ordine in cui questi si risveglieranno è il seguente:</text:span></text:p>
      <text:p text:style-name="Normale"><text:span text:style-name="T718">0<text:s/></text:span><text:span text:style-name="T719"></text:span><text:span text:style-name="T720"><text:s/>1<text:s/></text:span><text:span text:style-name="T721"></text:span><text:span text:style-name="T722"><text:s/>2<text:s/></text:span><text:span text:style-name="T723"></text:span><text:span text:style-name="T724"><text:s/>…<text:s/></text:span><text:span text:style-name="T725"></text:span><text:span text:style-name="T726"><text:s/></text:span><text:span text:style-name="T727">m – 1</text:span><text:span text:style-name="T728"><text:s/></text:span><text:span text:style-name="T729"></text:span><text:span text:style-name="T730"><text:s/>0<text:s/></text:span><text:span text:style-name="T731"></text:span><text:span text:style-name="T732"><text:s/>…</text:span></text:p>
      <text:p text:style-name="P733"><text:span text:style-name="T734">Un thread di tipo auto, prima di eseguire la funzione<text:s/></text:span><text:span text:style-name="T735">load,</text:span><text:span text:style-name="T736"><text:s/>si mette in attesa sul semaforo S_LOAD_QUEUE di indice UGUALE all’indice del thread medesimo come<text:s/></text:span><text:span text:style-name="T737">mostrato di seguito:</text:span></text:p>
      <text:p text:style-name="Sottotitolo"><text:span text:style-name="T738"><text:tab/></text:span><text:span text:style-name="T739">sem_wait(&amp;S_LOAD_QUEUE[*ptr])<text:s/></text:span><text:span text:style-name="T740"></text:span><text:span text:style-name="T741"><text:s/>*ptr denota l’indice del thread auto</text:span></text:p>
      <text:p text:style-name="P742"><text:span text:style-name="T743">Per consentire<text:s/></text:span><text:span text:style-name="T744">ad una macchina alla volta</text:span><text:span text:style-name="T745"><text:s/>la salita dei passeggeri, la signal al<text:s/></text:span><text:span text:style-name="T746">prossimo</text:span><text:span text:style-name="T747"><text:s/>thread di tipo auto avverrà SOLTANTO dopo che<text:s/></text:span><text:span text:style-name="T748">tutti i passeggeri</text:span><text:span text:style-name="T749"><text:s/></text:span><text:span text:style-name="T750">siano</text:span><text:span text:style-name="T751"><text:s/></text:span><text:span text:style-name="T752">sali</text:span><text:span text:style-name="T753">ti</text:span><text:span text:style-name="T754"><text:s/>e ciò avviene all’interno della funzione<text:s/></text:span><text:span text:style-name="T755">load</text:span><text:span text:style-name="T756"><text:s/>mostrata di seguito:</text:span></text:p>
      <text:p text:style-name="P757"><text:span text:style-name="T758">void load(int indice) {</text:span><text:span text:style-name="T759"><text:tab/></text:span><text:span text:style-name="T760"></text:span><text:span text:style-name="T761"><text:s/>indice ha lo stesso valore di *ptr</text:span></text:p>
      <text:p text:style-name="P762"><text:span text:style-name="T763"><text:tab/></text:span><text:span text:style-name="T764"><text:tab/>…<text:s/></text:span></text:p>
      <text:p text:style-name="P765">/* Risveglio del passeggero in attesa di salire nell'auto */</text:p>
      <text:p text:style-name="P766">sem_post(&amp;S_CAR_LOAD);</text:p>
      <text:p text:style-name="P767">/* A questo punto l'auto<text:s/>rimane in attesa che tutti e C i passeggeri siano saliti */</text:p>
      <text:p text:style-name="P768"><text:span text:style-name="T769">sem_wait(&amp;S_PASSEGGERI_SALITI);</text:span></text:p>
      <text:p text:style-name="P770">/* Si resetta il numero dei passeggeri saliti per preparare la salita nell'auto successiva<text:tab/><text:s/>*/</text:p>
      <text:p text:style-name="P771"><text:tab/><text:tab/>num_passeggeri_saliti = 0;</text:p>
      <text:p text:style-name="P772"><text:tab/><text:tab/>/* A questo punto si notifica la<text:s/>prossima auto che puo' caricare i passeggeri */</text:p>
      <text:p text:style-name="Sottotitolo"><text:span text:style-name="T773"><text:tab/></text:span><text:span text:style-name="T774"><text:tab/></text:span><text:span text:style-name="T775">sem_post(&amp;S_LOAD_QUEUE[next_indice]);</text:span><text:span text:style-name="T776"><text:tab/></text:span></text:p>
      <text:p text:style-name="P777">}</text:p>
      <text:p text:style-name="P778"><text:span text:style-name="T779">Si nota che non appena il thread auto invoca la funzione<text:s/></text:span><text:span text:style-name="T780">load<text:s/></text:span><text:span text:style-name="T781">risveglia un thread di tipo passeggero bloccato e si mette subito in attesa sul semaforo S_PASSEGGERI_S</text:span><text:span text:style-name="T782">ALITI sul quale verrà risvegliato dall’ultimo passeggero salito sull’auto; si nota, tuttavia, un problema: se ci fossero più di due passeggeri in attesa,<text:s/></text:span><text:span text:style-name="T783">se ne sveglierebbe soltanto uno</text:span><text:span text:style-name="T784"><text:s/>causando, dunque, un deadlock. Come risolvere questo problema?<text:s/></text:span><text:span text:style-name="T785">Nella soluzione riportata sul PDF, si effettuava una signal particolare sul semaforo S_CAR_LOAD la quale andava ad impostare il valore di tale semaforo esattamente a<text:s/></text:span><text:span text:style-name="T786">C</text:span><text:span text:style-name="T787">; tutto questo, però, non è possibile utilizzando la libreria<text:s/></text:span><text:span text:style-name="T788">pthread</text:span><text:span text:style-name="T789"><text:s/>in quando la signal</text:span><text:span text:style-name="T790"><text:s/>(ossia la funzione<text:s/></text:span><text:span text:style-name="T791">sem_post</text:span><text:span text:style-name="T792">) può soltanto<text:s/></text:span><text:span text:style-name="T793">incrementare</text:span><text:span text:style-name="T794"><text:s/>di 1 il valore di tale semaforo. La soluzione a tale problema è riportata nella funzione<text:s/></text:span><text:span text:style-name="T795">board</text:span><text:span text:style-name="T796"><text:s/>del passeggero riportata di seguito:</text:span></text:p>
      <text:p text:style-name="P797">void board(int indice) {</text:p>
      <text:soft-page-break/>
      <text:p text:style-name="P798"><text:tab/>…</text:p>
      <text:p text:style-name="P799"><text:tab/>num_passeggeri_saliti++;</text:p>
      <text:p text:style-name="P800"><text:tab/>if (num_passeggeri_saliti == C) {</text:p>
      <text:p text:style-name="P801"><text:tab/><text:tab/>/* Si risveglia il thread dell'auto */</text:p>
      <text:p text:style-name="P802"><text:span text:style-name="T803"><text:tab/></text:span><text:span text:style-name="T804"><text:tab/></text:span><text:span text:style-name="T805">pthread_mutex_unlock(&amp;mutex);</text:span></text:p>
      <text:p text:style-name="P806"><text:span text:style-name="T807"><text:tab/></text:span><text:span text:style-name="T808"><text:tab/></text:span><text:span text:style-name="T809">sem_post(&amp;S_PASSEGGERI_SALITI);</text:span></text:p>
      <text:p text:style-name="P810"><text:span text:style-name="T811"><text:tab/></text:span><text:span text:style-name="T812"><text:tab/></text:span><text:span text:style-name="T813">return;</text:span></text:p>
      <text:p text:style-name="P814"><text:tab/>} else {</text:p>
      <text:p text:style-name="P815"><text:tab/><text:tab/>/* Altrimenti si risveglia il prossimo passeggero */</text:p>
      <text:p text:style-name="P816"><text:span text:style-name="T817"><text:tab/></text:span><text:span text:style-name="T818"><text:tab/></text:span><text:span text:style-name="T819">pthread_mutex_unlock(&amp;mutex);</text:span></text:p>
      <text:p text:style-name="P820"><text:span text:style-name="T821"><text:tab/></text:span><text:span text:style-name="T822"><text:tab/></text:span><text:span text:style-name="T823">sem_post(&amp;S_CAR_LOA</text:span><text:span text:style-name="T824">D);</text:span></text:p>
      <text:p text:style-name="P825"><text:span text:style-name="T826"><text:tab/></text:span><text:span text:style-name="T827">}</text:span></text:p>
      <text:p text:style-name="P828">}</text:p>
      <text:p text:style-name="P829"><text:span text:style-name="T830">Si nota, che ogni volta che un passeggero sale nell’auto, viene incrementata una variabile (globale)<text:s/></text:span><text:span text:style-name="T831">num_passeggeri_saliti<text:s/></text:span><text:span text:style-name="T832">la quale permette di verificare se tutti i<text:s/></text:span><text:span text:style-name="T833">C</text:span><text:span text:style-name="T834"><text:s/>passeggeri sono saliti all’interno dell’auto; se così non fosse, si risveglia i</text:span><text:span text:style-name="T835">l prossimo passeggero (evitando, dunque, deadlock) altrimenti si risveglia il thread dell’auto in attesa sul semaforo S_PASSEGGERI_SALITI. Una volta che tutti i passeggeri sono saliti, il thread dell’auto, risvegliato, resetta la variabile globale preceden</text:span><text:span text:style-name="T836">temente illustrata per il prossimo<text:s/></text:span><text:span text:style-name="T837">carload.<text:s/></text:span><text:span text:style-name="T838">La prossima operazione da svolgere è quella di consentire al prossimo thread auto di invocare il metodo<text:s/></text:span><text:span text:style-name="T839">load</text:span><text:span text:style-name="T840">; per fare ciò occorre recuperare l’indice del prossimo thread auto il cui calcolo è il seguente:</text:span></text:p>
      <text:p text:style-name="Sottotitolo"><text:span text:style-name="T841"><text:tab/>next_</text:span><text:span text:style-name="T842">indice = (indice+1) % m</text:span></text:p>
      <text:p text:style-name="P843"><text:span text:style-name="T844">in questo modo<text:s/></text:span><text:span text:style-name="T845">next_indice<text:s/></text:span><text:span text:style-name="T846">potrà assumere i valori 0, 1, 2, …,<text:s/></text:span><text:span text:style-name="T847">m – 1</text:span><text:span text:style-name="T848"><text:s/>esattamente come specificato sopra.</text:span></text:p>
      <text:p text:style-name="P849">Per ultimo, si vuol far notare che questo programma ha un’invocazione differente dagli altri esercizi in quanto la corretta invocazione prevede la specifica dei seguenti parametri:</text:p>
      <text:list text:style-name="LFO13" text:continue-numbering="true">
        <text:list-item>
          <text:p text:style-name="P850"><text:span text:style-name="T851">Numero<text:s/></text:span><text:span text:style-name="T852">n</text:span><text:span text:style-name="T853"><text:s/>di passeggeri;</text:span></text:p>
        </text:list-item>
        <text:list-item>
          <text:p text:style-name="P854"><text:span text:style-name="T855">Capacità<text:s/></text:span><text:span text:style-name="T856">C</text:span><text:span text:style-name="T857"><text:s/>della/e auto (assunta<text:s/></text:span><text:span text:style-name="T858">uguale</text:span><text:span text:style-name="T859"><text:s/>per tutte le auto nel caso ce ne sia più di una);</text:span></text:p>
        </text:list-item>
        <text:list-item>
          <text:p text:style-name="P860"><text:span text:style-name="T861">Numero<text:s/></text:span><text:span text:style-name="T862">m</text:span><text:span text:style-name="T863"><text:s/>di auto.</text:span></text:p>
        </text:list-item>
      </text:list>
      <text:p text:style-name="P864">Vi sono, inoltre, due vincoli da rispettare:</text:p>
      <text:list text:style-name="LFO14" text:continue-numbering="true">
        <text:list-item>
          <text:p text:style-name="P865"><text:span text:style-name="T866">Tutti</text:span><text:span text:style-name="T867"><text:s/>i<text:s/></text:span><text:span text:style-name="T868">parametri elencati devono essere numeri strettamente positivi (&gt; 0);</text:span></text:p>
        </text:list-item>
        <text:list-item>
          <text:p text:style-name="P869"><text:span text:style-name="T870">Dal momento che il problema non esteso (ossia il<text:s/></text:span><text:span text:style-name="T871">Roller Coaster Problem</text:span><text:span text:style-name="T872">) richiedeva che il numero dei passeggeri<text:s/></text:span><text:span text:style-name="T873">n</text:span><text:span text:style-name="T874"><text:s/>sia strettamente maggiore della capacità<text:s/></text:span><text:span text:style-name="T875">C</text:span><text:span text:style-name="T876">, vista la presenza di un cert</text:span><text:span text:style-name="T877">o numero<text:s/></text:span><text:span text:style-name="T878">m</text:span><text:span text:style-name="T879"><text:s/>di auto (potenzialmente con<text:s/></text:span><text:span text:style-name="T880">m &gt; 1</text:span><text:span text:style-name="T881">), è richiesto che<text:s/></text:span><text:span text:style-name="T882">n</text:span><text:span text:style-name="T883"><text:s/>sia<text:s/></text:span><text:span text:style-name="T884">strettamente maggiore del numero dei posti TOTALI disponibili</text:span><text:span text:style-name="T885"><text:s/>(ossia<text:s/></text:span><text:span text:style-name="T886">C*m</text:span><text:span text:style-name="T887">) al fine di garantire un’eterogeneità tra questi due problemi.</text:span></text:p>
        </text:list-item>
      </text:list>
      <text:list text:style-name="LFO1" text:continue-numbering="true">
        <text:list-item>
          <text:list>
            <text:list-item>
              <text:p text:style-name="P888"><text:bookmark-start text:name="_Toc93783198"/><text:bookmark-start text:name="_Toc94049617"/><text:bookmark-start text:name="_Toc94087153"/><text:soft-page-break/>Commenti su diverse esecuzioni<text:bookmark-end text:name="_Toc93783198"/><text:bookmark-end text:name="_Toc94049617"/><text:bookmark-end text:name="_Toc94087153"/></text:p>
            </text:list-item>
          </text:list>
        </text:list-item>
      </text:list>
      <text:p text:style-name="P889"><text:bookmark-start text:name="_Toc93783199"/></text:p>
      <text:list text:style-name="LFO1" text:continue-numbering="true">
        <text:list-item>
          <text:p text:style-name="P890"><text:bookmark-start text:name="_Toc94049618"/><text:bookmark-start text:name="_Toc94087154"/><text:soft-page-break/>ESERCIZIO 3 – IL PROBLEMA DEL “SEARCH-INSERT-DELETE”<text:bookmark-end text:name="_Toc93783199"/><text:bookmark-end text:name="_Toc94049618"/><text:bookmark-end text:name="_Toc94087154"/></text:p>
        </text:list-item>
      </text:list>
      <text:list text:style-name="LFO1" text:continue-numbering="true">
        <text:list-item>
          <text:list>
            <text:list-item>
              <text:p text:style-name="P891"><text:bookmark-start text:name="_Toc93783200"/><text:bookmark-start text:name="_Toc94049619"/><text:bookmark-start text:name="_Toc94087155"/>Descrizione del problema<text:bookmark-end text:name="_Toc93783200"/><text:bookmark-end text:name="_Toc94049619"/><text:bookmark-end text:name="_Toc94087155"/></text:p>
            </text:list-item>
          </text:list>
        </text:list-item>
      </text:list>
      <text:p text:style-name="P892"><text:span text:style-name="T893">Ci sono tre tipologie di thread operanti su una<text:s/></text:span><text:span text:style-name="T894">Singly-Linked List<text:s/></text:span><text:span text:style-name="T895">(assunta essere una lista di numeri interi):</text:span><text:span text:style-name="T896"><text:s/></text:span></text:p>
      <text:list text:style-name="LFO15" text:continue-numbering="true">
        <text:list-item>
          <text:p text:style-name="P897"><text:span text:style-name="T898">Thread di tipo<text:s/></text:span><text:span text:style-name="T899">searcher<text:s/></text:span><text:span text:style-name="T900">che esamina la lista (legge il suo contenuto);</text:span></text:p>
        </text:list-item>
        <text:list-item>
          <text:p text:style-name="P901"><text:span text:style-name="T902">Thread di tip</text:span><text:span text:style-name="T903">o<text:s/></text:span><text:span text:style-name="T904">inserter<text:s/></text:span><text:span text:style-name="T905">che inserisce un elemento in coda alla lista;</text:span><text:bookmark-start text:name="_Toc93783201"/></text:p>
        </text:list-item>
        <text:list-item>
          <text:p text:style-name="P906"><text:span text:style-name="T907">Thread di tipo<text:s/></text:span><text:span text:style-name="T908">deleter<text:s/></text:span><text:span text:style-name="T909">che elimina un elemento dalla lista (in una qualsiasi posizione).</text:span></text:p>
        </text:list-item>
      </text:list>
      <text:p text:style-name="P910">Tuttavia, occorre rispettare i seguenti vincoli di concorrenza:</text:p>
      <text:list text:style-name="LFO16" text:continue-numbering="true">
        <text:list-item>
          <text:p text:style-name="P911"><text:span text:style-name="T912">Un qualsiasi numero di thread di tipo<text:s/></text:span><text:span text:style-name="T913">searcher</text:span><text:span text:style-name="T914"><text:s/>può operare<text:s/></text:span><text:span text:style-name="T915">contemporaneamente</text:span><text:span text:style-name="T916">;</text:span></text:p>
        </text:list-item>
        <text:list-item>
          <text:p text:style-name="P917"><text:span text:style-name="T918">Soltanto un thread di tipo<text:s/></text:span><text:span text:style-name="T919">inserter</text:span><text:span text:style-name="T920"><text:s/>per volta può modificare la lista (ossia aggiungere un elemento in coda)<text:s/></text:span><text:span text:style-name="T921"></text:span><text:span text:style-name="T922"><text:s/>gli<text:s/></text:span><text:span text:style-name="T923">inserter</text:span><text:span text:style-name="T924"><text:s/>dovranno essere esclusi mutualmente;</text:span></text:p>
        </text:list-item>
        <text:list-item>
          <text:p text:style-name="P925"><text:span text:style-name="T926">Un<text:s/></text:span><text:span text:style-name="T927">inserter</text:span><text:span text:style-name="T928"><text:s/>può operare<text:s/></text:span><text:span text:style-name="T929">contemporaneamente</text:span><text:span text:style-name="T930"><text:s/>con un qualsiasi nu</text:span><text:span text:style-name="T931">mero di<text:s/></text:span><text:span text:style-name="T932">searcher</text:span><text:span text:style-name="T933">;</text:span></text:p>
        </text:list-item>
        <text:list-item>
          <text:p text:style-name="P934"><text:span text:style-name="T935">Soltanto un thread di tipo<text:s/></text:span><text:span text:style-name="T936">deleter</text:span><text:span text:style-name="T937"><text:s/>per volta può modificare la lista (ossia eliminare un elemento)<text:s/></text:span><text:span text:style-name="T938"></text:span><text:span text:style-name="T939"><text:s/>i<text:s/></text:span><text:span text:style-name="T940">deleter<text:s/></text:span><text:span text:style-name="T941">dovranno essere esclusi mutualmente;</text:span></text:p>
        </text:list-item>
        <text:list-item>
          <text:p text:style-name="P942"><text:span text:style-name="T943">Un<text:s/></text:span><text:span text:style-name="T944">deleter<text:s/></text:span><text:span text:style-name="T945">NON può operare<text:s/></text:span><text:span text:style-name="T946">contemporaneamente</text:span><text:span text:style-name="T947"><text:s/>con nessun altro tipo di thread,<text:s/></text:span><text:span text:style-name="T948">dunque, quando opera un<text:s/></text:span><text:span text:style-name="T949">deleter</text:span><text:span text:style-name="T950"><text:s/>esso sarà<text:s/></text:span><text:span text:style-name="T951">l’unico thread in esecuzione</text:span><text:span text:style-name="T952">.</text:span></text:p>
        </text:list-item>
      </text:list>
      <text:p text:style-name="P953"><text:span text:style-name="T954">Il testo del problema sarebbe finito qui tuttavia, la soluzione prevista nel PDF causa<text:s/></text:span><text:span text:style-name="T955">starvation</text:span><text:span text:style-name="T956"><text:s/>per i thread di tipo deleter; non a caso, vedendo le specifiche, questi sono i<text:s/></text:span><text:span text:style-name="T957">thread più vincolati ad operare in quanto<text:s/></text:span><text:span text:style-name="T958">non solo si devono escludere mutualmente tra loro</text:span><text:span text:style-name="T959"><text:s/>(come nel caso dei thread di tipo inserter) ma fino a che un thread di altro tipo (dunque searcher e/o inserter) opera, questi<text:s/></text:span><text:span text:style-name="T960">non possono andare in esecuzione</text:span><text:span text:style-name="T961">. La<text:s/></text:span><text:span text:style-name="T962">risoluzione a questo problema è spiegata nel paragrafo 3.2.</text:span></text:p>
      <text:list text:style-name="LFO1" text:continue-numbering="true">
        <text:list-item>
          <text:list>
            <text:list-item>
              <text:p text:style-name="P963"><text:bookmark-start text:name="_Toc94049620"/><text:bookmark-start text:name="_Toc94087156"/>Approccio per risolvere i vincoli di concorrenza<text:bookmark-end text:name="_Toc93783201"/><text:bookmark-end text:name="_Toc94049620"/><text:bookmark-end text:name="_Toc94087156"/></text:p>
            </text:list-item>
          </text:list>
        </text:list-item>
      </text:list>
      <text:p text:style-name="P964"><text:span text:style-name="T965">I vincoli relativi a questo problema sono stati specificati nel paragrafo 3.1. Per risolverli è stato utilizzato il meccanismo dei SEMAFORI. I sema</text:span><text:span text:style-name="T966">fori utilizzati sono illustrati di seguito:</text:span></text:p>
      <text:list text:style-name="LFO17" text:continue-numbering="true">
        <text:list-item>
          <text:p text:style-name="P967">S_SEARCHER: Per regolare l’esecuzione dei thread di tipo searcher;</text:p>
        </text:list-item>
        <text:list-item>
          <text:p text:style-name="P968">S_INSERTER: Per regolare l’esecuzione dei thread di tipo inserter;</text:p>
        </text:list-item>
        <text:list-item>
          <text:p text:style-name="P969">S_DELETER: Per regolare l’esecuzione dei thread di tipo deleter.</text:p>
        </text:list-item>
      </text:list>
      <text:soft-page-break/>
      <text:p text:style-name="P970"><text:span text:style-name="T971">Tutti questi<text:s/></text:span><text:span text:style-name="T972">sono semafori<text:s/></text:span><text:span text:style-name="T973">privati<text:s/></text:span><text:span text:style-name="T974">e per rispettare le varie specifiche sono state introdotte anche alcune variabili globali:</text:span></text:p>
      <text:list text:style-name="LFO18" text:continue-numbering="true">
        <text:list-item>
          <text:p text:style-name="P975">l: (Lista) La<text:s/><text:span text:style-name="T976">Singly-Linked List</text:span><text:s/>condivisa tra i thread;</text:p>
        </text:list-item>
        <text:list-item>
          <text:p text:style-name="P977">num_elementi: (int) Serve a tenere traccia del numero di elementi presenti nella lista;</text:p>
        </text:list-item>
        <text:list-item>
          <text:p text:style-name="P978"><text:span text:style-name="T979">searcher_attivi: (int) Serve per contare il numero di searcher attivi;</text:span></text:p>
        </text:list-item>
        <text:list-item>
          <text:p text:style-name="P980"><text:span text:style-name="T981">searcher_bloccati: (int) Serve per contare il numero di searcher bloccati;</text:span></text:p>
        </text:list-item>
        <text:list-item>
          <text:p text:style-name="P982"><text:span text:style-name="T983">inserter_attivo: (bool) Serve per verificare se vi è un inserter attivo;</text:span></text:p>
        </text:list-item>
        <text:list-item>
          <text:p text:style-name="P984"><text:span text:style-name="T985">inserter_bloccati: (int) Serve per<text:s/></text:span><text:span text:style-name="T986">contare il numero di inserter bloccati;</text:span></text:p>
        </text:list-item>
        <text:list-item>
          <text:p text:style-name="P987"><text:span text:style-name="T988">deleter_attivo: (bool) Serve per verificare se vi è un deleter attivo;</text:span></text:p>
        </text:list-item>
        <text:list-item>
          <text:p text:style-name="P989"><text:span text:style-name="T990">deleter_bloccati: (int) Serve per contare il numero di deleter bloccati;</text:span></text:p>
        </text:list-item>
        <text:list-item>
          <text:p text:style-name="P991"><text:span text:style-name="T992">deleter_trigger: (bool) Serve per evitare la starvation dei<text:s/></text:span><text:span text:style-name="T993">deleter.</text:span></text:p>
        </text:list-item>
      </text:list>
      <text:p text:style-name="P994"><text:span text:style-name="T995">La definizione del tipo<text:s/></text:span><text:span text:style-name="T996">Lista</text:span><text:span text:style-name="T997"><text:s/>è la seguente:</text:span></text:p>
      <text:p text:style-name="P998">typedef struct nodo {</text:p>
      <text:p text:style-name="P999"><text:tab/>int element;</text:p>
      <text:p text:style-name="P1000"><text:tab/>struct nodo* next;</text:p>
      <text:p text:style-name="P1001">} Nodo;</text:p>
      <text:p text:style-name="P1002">typedef Nodo* Lista;</text:p>
      <text:p text:style-name="P1003"><text:span text:style-name="T1004">Ossia una Lista non è altro che un array (dinamico) di Nodi in cui ogni nodo contiene un<text:s/></text:span><text:span text:style-name="T1005">elemento</text:span><text:span text:style-name="T1006"><text:s/>(assunto intero) e<text:s/></text:span><text:span text:style-name="T1007">il puntatore al prossimo nodo (esattamente come in una<text:s/></text:span><text:span text:style-name="T1008">Singly-Linked List</text:span><text:span text:style-name="T1009">).</text:span></text:p>
      <text:p text:style-name="P1010">I motivi per cui sono state utilizzate le variabili precedentemente elencate sono molteplici:</text:p>
      <text:list text:style-name="LFO19" text:continue-numbering="true">
        <text:list-item>
          <text:p text:style-name="P1011"><text:span text:style-name="T1012">searcher_attivi</text:span><text:span text:style-name="T1013"><text:s/>consente di tenere traccia del numero di searcher in<text:s/></text:span><text:span text:style-name="T1014">esecuzione e dunque, per il vincolo 5, fino a che questa variabile assume un valore<text:s/></text:span><text:span text:style-name="T1015">maggiore di 1</text:span><text:span text:style-name="T1016"><text:s/>l’esecuzione dei deleter è interrotta;</text:span></text:p>
        </text:list-item>
        <text:list-item>
          <text:p text:style-name="P1017"><text:span text:style-name="T1018">inserter_attivo</text:span><text:span text:style-name="T1019"><text:s/>consente di verificare se un inserter è in esecuzione e dunque, in tal caso, rispettivamente per i vinc</text:span><text:span text:style-name="T1020">oli 2 e 5, l’esecuzione di un altro inserter è interrotta come quella di un deleter;</text:span></text:p>
        </text:list-item>
        <text:list-item>
          <text:p text:style-name="P1021"><text:span text:style-name="T1022">deleter_attivo</text:span><text:span text:style-name="T1023"><text:s/>consente di verificare se un inserter è in esecuzione e dunque, in tal caso, per il vincolo 5, l’esecuzione di un<text:s/></text:span><text:span text:style-name="T1024">qualsiasi altro thread</text:span><text:span text:style-name="T1025"><text:s/></text:span><text:span text:style-name="T1026">(sia esso searcher,</text:span><text:span text:style-name="T1027"><text:s/>inserter, deleter) è interrotta;</text:span></text:p>
        </text:list-item>
        <text:list-item>
          <text:p text:style-name="P1028"><text:span text:style-name="T1029">Tutte le variabili che memorizzano il numero di thread bloccati di un qualsiasi tipo consentono di effettuare delle signal<text:s/></text:span><text:span text:style-name="T1030">mirate<text:s/></text:span><text:span text:style-name="T1031">(ossia di risvegliare dei thread secondo una certa politca).</text:span></text:p>
        </text:list-item>
      </text:list>
      <text:list text:style-name="LFO1" text:continue-numbering="true">
        <text:list-item>
          <text:list>
            <text:list-item>
              <text:p text:style-name="P1032"><text:bookmark-start text:name="_Toc93783202"/><text:bookmark-start text:name="_Toc94049621"/><text:bookmark-start text:name="_Toc94087157"/><text:soft-page-break/>Parti rilevanti del codice<text:bookmark-end text:name="_Toc93783202"/><text:bookmark-end text:name="_Toc94049621"/><text:bookmark-end text:name="_Toc94087157"/></text:p>
            </text:list-item>
          </text:list>
        </text:list-item>
      </text:list>
      <text:p text:style-name="P1033"><text:span text:style-name="T1034">Ques</text:span><text:span text:style-name="T1035">to programma richiede l’interazione con delle<text:s/></text:span><text:span text:style-name="T1036">Singly-Linked</text:span><text:span text:style-name="T1037"><text:s/></text:span><text:span text:style-name="T1038">List</text:span><text:span text:style-name="T1039">; per rendere il codice più leggibile sono stati realizzati due file:</text:span></text:p>
      <text:list text:style-name="LFO20" text:continue-numbering="true">
        <text:list-item>
          <text:p text:style-name="P1040">Un file header con la definizione del tipo lista e di tutte le funzioni necessarie;</text:p>
        </text:list-item>
        <text:list-item>
          <text:p text:style-name="P1041">Un file contenente l’implementazione di tali funzioni.</text:p>
        </text:list-item>
      </text:list>
      <text:p text:style-name="P1042">Le funzioni appena menzionate sono tre e permettono di:</text:p>
      <text:list text:style-name="LFO21" text:continue-numbering="true">
        <text:list-item>
          <text:p text:style-name="P1043"><text:span text:style-name="T1044">Analizzare la lista<text:s/></text:span><text:span text:style-name="T1045"></text:span><text:span text:style-name="T1046"><text:s/></text:span><text:span text:style-name="T1047">esamina_lista</text:span><text:span text:style-name="T1048">;</text:span></text:p>
        </text:list-item>
        <text:list-item>
          <text:p text:style-name="P1049"><text:span text:style-name="T1050">Aggiungere un elemento in coda alla lista<text:s/></text:span><text:span text:style-name="T1051"></text:span><text:span text:style-name="T1052"><text:s/></text:span><text:span text:style-name="T1053">aggiungi_elemento</text:span><text:span text:style-name="T1054">;</text:span></text:p>
        </text:list-item>
        <text:list-item>
          <text:p text:style-name="P1055"><text:span text:style-name="T1056">Eliminare un elemento in una certa posizione della lista<text:s/></text:span><text:span text:style-name="T1057"></text:span><text:span text:style-name="T1058"><text:s/></text:span><text:span text:style-name="T1059">elimina_elemento</text:span><text:span text:style-name="T1060">.</text:span></text:p>
        </text:list-item>
      </text:list>
      <text:p text:style-name="P1061"><text:span text:style-name="T1062">Si riporta il codice delle funzioni appena menzionate. La funzione<text:s/></text:span><text:span text:style-name="T1063">esamina_lista</text:span><text:span text:style-name="T1064"><text:s/>è la seguente:</text:span></text:p>
      <text:p text:style-name="P1065">void esamina_lista(Lista L, int id) {</text:p>
      <text:p text:style-name="P1066">while(L != NULL) {</text:p>
      <text:p text:style-name="P1067"><text:span text:style-name="T1068">printf("Thread Searcher con indice %d ha letto l'elemento %d\n", id, L-&gt;element);<text:s/></text:span><text:span text:style-name="T1069"></text:span><text:span text:style-name="T1070"><text:s/></text:span><text:span text:style-name="T1071">i</text:span><text:span text:style-name="T1072">d è l’indice del thread searcher!</text:span></text:p>
      <text:p text:style-name="P1073">L = L-&gt;next;</text:p>
      <text:p text:style-name="P1074">}</text:p>
      <text:p text:style-name="P1075">}</text:p>
      <text:p text:style-name="P1076"><text:span text:style-name="T1077">Funzione in cui si scorre tutta la lista<text:s/></text:span><text:span text:style-name="T1078">L</text:span><text:span text:style-name="T1079"><text:s/>e, per ogni elemento presente al suo interno, se ne stampa il valore (oltre che all’indice del thread searcher per un output più rilevante).</text:span></text:p>
      <text:p text:style-name="P1080"><text:span text:style-name="T1081">Le parti più<text:s/></text:span><text:span text:style-name="T1082">rilevanti della funzione<text:s/></text:span><text:span text:style-name="T1083">aggiungi_elemento</text:span><text:span text:style-name="T1084"><text:s/>sono sotto riportate:</text:span></text:p>
      <text:p text:style-name="P1085">int aggiungi_elemento(Lista* L, int el, int id) {</text:p>
      <text:p text:style-name="P1086">Lista tmp = *L;<text:tab/>/* Variabile per scorrere la lista */</text:p>
      <text:p text:style-name="P1087">Nodo* nd = (Nodo*) malloc(sizeof(Nodo));</text:p>
      <text:p text:style-name="P1088">nd-&gt;next = NULL;</text:p>
      <text:p text:style-name="P1089">nd-&gt;element = el;</text:p>
      <text:p text:style-name="P1090">if (nd ==<text:s/>NULL) {</text:p>
      <text:p text:style-name="P1091"><text:tab/><text:tab/>perror(error);</text:p>
      <text:p text:style-name="P1092"><text:tab/><text:tab/>return -1;</text:p>
      <text:p text:style-name="P1093">}</text:p>
      <text:p text:style-name="P1094">if (tmp == NULL) {</text:p>
      <text:p text:style-name="P1095"><text:tab/><text:tab/>*L = nd;</text:p>
      <text:p text:style-name="P1096">} else {</text:p>
      <text:p text:style-name="Sottotitolo"><text:span text:style-name="T1097"><text:tab/></text:span><text:span text:style-name="T1098"><text:tab/></text:span><text:span text:style-name="T1099">while(tmp-&gt;next != NULL) {</text:span></text:p>
      <text:p text:style-name="P1100"><text:tab/><text:tab/><text:tab/>tmp = tmp-&gt;next;</text:p>
      <text:p text:style-name="Sottotitolo"><text:span text:style-name="T1101"><text:tab/></text:span><text:span text:style-name="T1102"><text:tab/></text:span><text:span text:style-name="T1103">}</text:span></text:p>
      <text:p text:style-name="P1104"><text:tab/><text:tab/>tmp-&gt;next = nd;</text:p>
      <text:p text:style-name="P1105">}</text:p>
      <text:p text:style-name="P1106">return 0;</text:p>
      <text:p text:style-name="P1107">}</text:p>
      <text:p text:style-name="P1108"><text:span text:style-name="T1109">Come già descritto, questa funzione aggiunge in coda alla lista un nuovo nodo (il cui valore</text:span><text:span text:style-name="T1110"><text:s/>è memorizzato nel parametro<text:s/></text:span><text:span text:style-name="T1111">el</text:span><text:span text:style-name="T1112">). Come prima cosa occorre allocare memoria per il nuovo nodo da<text:s/></text:span><text:soft-page-break/><text:span text:style-name="T1113">aggiungere in coda alla lista; se si dovessero generare degli errori in questa fase, la funzione ritorna il valore -1 altrimenti:</text:span></text:p>
      <text:list text:style-name="LFO22" text:continue-numbering="true">
        <text:list-item>
          <text:p text:style-name="P1114"><text:span text:style-name="T1115">Se la lista è vuota</text:span><text:span text:style-name="T1116">: Il nodo a</text:span><text:span text:style-name="T1117">ppena creato corrisponde alla nuova lista;</text:span></text:p>
        </text:list-item>
        <text:list-item>
          <text:p text:style-name="P1118"><text:span text:style-name="T1119">Se la lista NON è vuota</text:span><text:span text:style-name="T1120">: Si scorrono tutti i nodi della lista fino a che la variabile<text:s/></text:span><text:span text:style-name="T1121">next</text:span><text:span text:style-name="T1122"><text:s/>di un nodo (che si ricorda essere<text:s/></text:span><text:span text:style-name="T1123">il puntatore al prossimo nodo della lista</text:span><text:span text:style-name="T1124">) non è<text:s/></text:span><text:span text:style-name="T1125">NULL<text:s/></text:span><text:span text:style-name="T1126">(ossia fino a che non si è giunti<text:s/></text:span><text:span text:style-name="T1127">all’ultimo nodo<text:s/></text:span><text:span text:style-name="T1128">effettivo</text:span><text:span text:style-name="T1129"><text:s/>della lista). Successivamente si assegna il nodo precedentemente creato come<text:s/></text:span><text:span text:style-name="T1130">next</text:span><text:span text:style-name="T1131"><text:s/>dell’attuale ultimo nodo<text:s/></text:span><text:span text:style-name="T1132">effettivo</text:span><text:span text:style-name="T1133"><text:s/>della lista. In questo modo il nodo creato diventerà l’ultimo nodo<text:s/></text:span><text:span text:style-name="T1134">effettivo<text:s/></text:span><text:span text:style-name="T1135">della lista nonché la<text:s/></text:span><text:span text:style-name="T1136">coda</text:span><text:span text:style-name="T1137"><text:s/></text:span><text:span text:style-name="T1138">della lista stessa.</text:span></text:p>
        </text:list-item>
      </text:list>
      <text:p text:style-name="P1139"><text:span text:style-name="T1140">Le parti più rilevanti della funzione<text:s/></text:span><text:span text:style-name="T1141">elimina_elemento</text:span><text:span text:style-name="T1142"><text:s/>sono sotto riportate:</text:span></text:p>
      <text:p text:style-name="P1143">void elimina_elemento(Lista* L, int pos, int id) {</text:p>
      <text:p text:style-name="P1144"><text:tab/>Lista prev = NULL;</text:p>
      <text:p text:style-name="P1145"><text:tab/>Lista temp = *L;<text:tab/></text:p>
      <text:p text:style-name="P1146"><text:tab/>int i = 0;</text:p>
      <text:p text:style-name="Sottotitolo"><text:span text:style-name="T1147"><text:tab/></text:span><text:span text:style-name="T1148">if (temp == NULL)</text:span></text:p>
      <text:p text:style-name="P1149"><text:tab/><text:tab/>return;</text:p>
      <text:p text:style-name="P1150">if (pos == 0) {</text:p>
      <text:p text:style-name="P1151">*L =<text:s/>temp-&gt;next;<text:s/></text:p>
      <text:p text:style-name="P1152">free(temp);</text:p>
      <text:p text:style-name="P1153">return;</text:p>
      <text:p text:style-name="P1154"><text:s text:c="4"/><text:tab/>}</text:p>
      <text:p text:style-name="P1155"><text:span text:style-name="T1156">for (int i = 0; temp != NULL &amp;&amp; i &lt; (pos - 1); i++)</text:span></text:p>
      <text:p text:style-name="P1157"><text:s text:c="3"/><text:tab/><text:tab/>temp = temp-&gt;next;</text:p>
      <text:p text:style-name="P1158">Lista next = temp-&gt;next-&gt;next;</text:p>
      <text:p text:style-name="P1159">free(temp-&gt;next);</text:p>
      <text:p text:style-name="P1160">temp-&gt;next = next;<text:s/></text:p>
      <text:p text:style-name="P1161">}</text:p>
      <text:p text:style-name="P1162"><text:span text:style-name="T1163">Come precedentemente descritto, in questa funzione si elimina un elem</text:span><text:span text:style-name="T1164">ento in certa posizione della lista (in cui la posizione dell’elemento da eliminare è memorizzata nel parametro<text:s/></text:span><text:span text:style-name="T1165">pos</text:span><text:span text:style-name="T1166">). La posizione di un certo elemento nella lista è semanticamente uguale agli indici di un array e dunque il primo elemento è in posizione 0,</text:span><text:span text:style-name="T1167"><text:s/>il secondo è in posizione 1 e così via.</text:span></text:p>
      <text:p text:style-name="P1168"><text:span text:style-name="T1169">In questa funzione, come prima cosa, si controlla se la lista è vuota<text:s/></text:span><text:span text:style-name="T1170"></text:span><text:span text:style-name="T1171"><text:s/>In tal caso si termina l’esecuzione. In caso contrario:</text:span></text:p>
      <text:list text:style-name="LFO23" text:continue-numbering="true">
        <text:list-item>
          <text:p text:style-name="P1172"><text:span text:style-name="T1173">Se la posizione dell’elemento da eliminare vale 0</text:span><text:span text:style-name="T1174">: Si libera la memoria allocata per la</text:span><text:span text:style-name="T1175"><text:s/>testa della lista, si pone come nuova testa il prossimo elemento (se presente) e si termina l’esecuzione;</text:span></text:p>
        </text:list-item>
        <text:list-item>
          <text:p text:style-name="P1176"><text:span text:style-name="T1177">Se la posizione dell’elemento da eliminare NON vale 0</text:span><text:span text:style-name="T1178">: Si scorre la lista fino all’elemento precedente a quello da eliminare (perché<text:s/></text:span><text:span text:style-name="T1179">scorrendo fino all’elemento da eliminare si perderebbero le informazioni degli elementi successivi a quello da eliminare), si assegna come<text:s/></text:span><text:span text:style-name="T1180">next</text:span><text:span text:style-name="T1181"><text:s/>di questo elemento il<text:s/></text:span><text:span text:style-name="T1182">next</text:span><text:span text:style-name="T1183"><text:s/>dell’elemento da eliminare, si libera la memoria dell’elemento da eliminare e si term</text:span><text:span text:style-name="T1184">ina l’esecuzione.</text:span></text:p>
        </text:list-item>
      </text:list>
      <text:p text:style-name="P1185">Si descrive ora il codice per la risoluzione del problema.</text:p>
      <text:p text:style-name="P1186">Come specificato nel capitolo introduttivo, ogni thread opera secondo il seguente schema di esecuzione:</text:p>
      <text:list text:style-name="LFO24" text:continue-numbering="true">
        <text:list-item>
          <text:p text:style-name="P1187">Prologo;</text:p>
        </text:list-item>
        <text:list-item>
          <text:p text:style-name="P1188">Sezione Critica;</text:p>
        </text:list-item>
        <text:list-item>
          <text:p text:style-name="P1189">Epilogo.</text:p>
        </text:list-item>
      </text:list>
      <text:p text:style-name="P1190">In questo programma sono state rese<text:s/>esplicite queste fasi creando le funzioni di prologo ed epilogo per ogni tipologia di thread. Si elencano, dunque, le parti di codice più rilevanti (delle fasi sopra elencate) per ogni tipologia di thread a partire dai thread di tipo searcher:</text:p>
      <text:p text:style-name="P1191">/* Prologo Searcher */</text:p>
      <text:p text:style-name="P1192">pthread_mutex_lock(&amp;mutex);</text:p>
      <text:p text:style-name="Sottotitolo"><text:span text:style-name="T1193">if (!deleter_attivo &amp;&amp; !deleter_trigger) {</text:span></text:p>
      <text:p text:style-name="P1194"><text:span text:style-name="T1195">searcher_attivi++;</text:span><text:span text:style-name="T1196"><text:tab/></text:span><text:span text:style-name="T1197"><text:tab/></text:span></text:p>
      <text:p text:style-name="P1198"><text:span text:style-name="T1199">sem_post(&amp;S_SEARCHER);</text:span></text:p>
      <text:p text:style-name="P1200">} else {</text:p>
      <text:p text:style-name="P1201"><text:span text:style-name="T1202">searcher_bloccati++;</text:span></text:p>
      <text:p text:style-name="P1203">}</text:p>
      <text:p text:style-name="P1204">pthread_mutex_lock(&amp;mutex);</text:p>
      <text:p text:style-name="Sottotitolo"><text:span text:style-name="T1205">sem_wait(&amp;S_SEARCHER);</text:span></text:p>
      <text:p text:style-name="P1206"><text:span text:style-name="T1207">Nel prologo del searcher, come prima cosa, si c</text:span><text:span text:style-name="T1208">ontrolla se può eseguire. L’unica condizione per non eseguire è se un thread deleter è in esecuzione (come da specifica) oppure se la variabile deleter_trigger (utilizzata per evitare starvation dei deleter) è attiva. Se almeno una delle seguenti condizion</text:span><text:span text:style-name="T1209">i è vera il thread incrementerà il numero di searcher bloccati e si mette in attesa sul semaforo S_SEARCHER; altrimenti si incrementa il numero di searcher attivi e il thread prosegue con l’esecuzione. La sezione critica del searcher è molto semplice e pre</text:span><text:span text:style-name="T1210">vede semplicemente l’esecuzione della funzione<text:s/></text:span><text:span text:style-name="T1211">esamina_lista</text:span><text:span text:style-name="T1212">.</text:span></text:p>
      <text:p text:style-name="P1213"><text:span text:style-name="T1214">L’epilogo di questa tipologia di thread è riportato di seguito:</text:span></text:p>
      <text:p text:style-name="P1215">/* Epilogo Searcher */</text:p>
      <text:p text:style-name="P1216">pthread_mutex_lock(&amp;mutex);</text:p>
      <text:p text:style-name="Sottotitolo"><text:span text:style-name="T1217">searcher_attivi--;</text:span></text:p>
      <text:soft-page-break/>
      <text:p text:style-name="P1218">if (searcher_attivi == 0) {</text:p>
      <text:p text:style-name="P1219">if (deleter_bloccati &gt; 0) {</text:p>
      <text:p text:style-name="P1220">if (!inserter_attivo) {</text:p>
      <text:p text:style-name="P1221">deleter_trigger = false;</text:p>
      <text:p text:style-name="P1222">deleter_bloccati--;</text:p>
      <text:p text:style-name="P1223">deleter_attivo = true;</text:p>
      <text:p text:style-name="P1224"><text:span text:style-name="T1225">sem_post(&amp;S_DELETER);</text:span></text:p>
      <text:p text:style-name="P1226">} else {</text:p>
      <text:p text:style-name="P1227"><text:span text:style-name="T1228">deleter_trigger = true;</text:span></text:p>
      <text:p text:style-name="P1229">}</text:p>
      <text:p text:style-name="P1230">}<text:s/></text:p>
      <text:p text:style-name="P1231">} else if (deleter_bloccati &gt; 0) {</text:p>
      <text:p text:style-name="P1232"><text:span text:style-name="T1233">deleter_trigger = true;</text:span></text:p>
      <text:p text:style-name="P1234">}</text:p>
      <text:p text:style-name="P1235">pthread_mutex_unlock(&amp;mutex);</text:p>
      <text:p text:style-name="P1236">In cui, come prima cosa, si decrementa il numero di searcher attivi e successivamente si controlla se questo è l’ultimo searcher ad eseguire; qui vi possono essere due possibilità:</text:p>
      <text:list text:style-name="LFO25" text:continue-numbering="true">
        <text:list-item>
          <text:p text:style-name="P1237">Nel caso in cui il searcher sia l’ultimo rimasto: si controlla se vi sono dei deleter bloccati, in tal caso, se non ci dovessero essere un insert in esecuzione, ne viene risvegliato uno, altrimenti si abilita il trigger per evitare starvation dei deleter! Si noti che nel caso in cui si risvegliasse un deleter, questo trigger viene disabilitato per evitare di dare troppa priorità ai deleter.</text:p>
        </text:list-item>
        <text:list-item>
          <text:p text:style-name="P1238">Nel caso in cui il searcher NON sia l’ultimo rimasto: Se ci dovessero essere dei deleter bloccati si abilita il trigger precedentemente descritto per evitare che ulteriori searcher vadano in esecuzione (e dunque per evitare starvation).</text:p>
        </text:list-item>
      </text:list>
      <text:p text:style-name="P1239">Si riporta ora il prologo degli inserter:</text:p>
      <text:p text:style-name="P1240">/* Prologo Inserter */</text:p>
      <text:p text:style-name="P1241">pthread_mutex_lock(&amp;mutex);</text:p>
      <text:p text:style-name="P1242">if (!(deleter_attivo) &amp;&amp; !(inserter_attivo)) {</text:p>
      <text:p text:style-name="Sottotitolo"><text:span text:style-name="T1243"><text:tab/></text:span><text:span text:style-name="T1244">inserter_attivo = true;</text:span></text:p>
      <text:p text:style-name="Sottotitolo"><text:span text:style-name="T1245"><text:tab/></text:span><text:span text:style-name="T1246">sem_post(&amp;S_INSE</text:span><text:span text:style-name="T1247">RTER);</text:span></text:p>
      <text:p text:style-name="P1248">} else {</text:p>
      <text:p text:style-name="Sottotitolo"><text:span text:style-name="T1249"><text:tab/></text:span><text:span text:style-name="T1250">inserter_bloccati++;</text:span></text:p>
      <text:p text:style-name="P1251">}</text:p>
      <text:p text:style-name="P1252">pthread_mutex_unlock(&amp;mutex);</text:p>
      <text:p text:style-name="Sottotitolo"><text:span text:style-name="T1253">sem_wait(&amp;S_INSERTER);</text:span></text:p>
      <text:p text:style-name="P1254"><text:span text:style-name="T1255">Questo codice è semanticamente molto simile al prologo del searcher, l’unica differenza è la condizione di esecuzione del thread, infatti i thread di tipo<text:s/></text:span><text:span text:style-name="T1256">inserter non potranno eseguire nel caso in cui ci sia<text:s/></text:span><text:span text:style-name="T1257">o</text:span><text:span text:style-name="T1258"><text:s/>un deleter in esecuzione<text:s/></text:span><text:span text:style-name="T1259">o</text:span><text:span text:style-name="T1260"><text:s/>un altro inserter in esecuzione; si noti che qui non si considera la variabile per evitare starvation dei thread deleter (deleter_trigger) in quanto se si considerasse, si p</text:span><text:span text:style-name="T1261">rovocherebbe una starvation degli inserter. Gli inserter hanno una sezione critica particolare e dunque risulta utile commentarla:</text:span></text:p>
      <text:soft-page-break/>
      <text:p text:style-name="Sottotitolo"><text:span text:style-name="T1262">prologo_inserter(*ptr);</text:span></text:p>
      <text:p text:style-name="P1263"><text:span text:style-name="T1264">r = rand() % 1000;</text:span></text:p>
      <text:p text:style-name="P1265">ret = aggiungi_elemento(&amp;l, r, *ptr);</text:p>
      <text:p text:style-name="P1266">epilogo_inserter(*ptr, ret);</text:p>
      <text:p text:style-name="P1267"><text:span text:style-name="T1268">Si nota che<text:s/></text:span><text:span text:style-name="T1269">dopo il prologo, l’inserter genera un numero pseudo-casuale (assunto che vada da 0 a 999) per poi inserirlo nella lista. Come specificato all’inizio del seguente paragrafo, la funzione<text:s/></text:span><text:span text:style-name="T1270">aggiungi_elemento</text:span><text:span text:style-name="T1271"><text:s/>ritorna un valore uguale a -1 nel caso in cui si gene</text:span><text:span text:style-name="T1272">rassero degli errori in fase di creazione dell’elemento da aggiungere (questo valore di ritorno è memorizzato nella variabile locale<text:s/></text:span><text:span text:style-name="T1273">ret</text:span><text:span text:style-name="T1274">). L’ultima operazione del thread inserter è l’epilogo le cui parti rilevanti sono riportate di seguito:</text:span></text:p>
      <text:p text:style-name="P1275">/* Epilogo Inserter */</text:p>
      <text:p text:style-name="P1276">pthread_mutex_lock(&amp;mutex);</text:p>
      <text:p text:style-name="P1277">if (ret != -1)</text:p>
      <text:p text:style-name="P1278">num_elementi++;</text:p>
      <text:p text:style-name="Sottotitolo"><text:span text:style-name="T1279">inserter_attivo = false;</text:span></text:p>
      <text:p text:style-name="P1280">if (deleter_bloccati != 0) {</text:p>
      <text:p text:style-name="P1281">if (searcher_attivi &gt; 0)</text:p>
      <text:p text:style-name="Sottotitolo"><text:span text:style-name="T1282"><text:tab/></text:span><text:span text:style-name="T1283"><text:tab/></text:span><text:span text:style-name="T1284">deleter_trigger = true;</text:span></text:p>
      <text:p text:style-name="Sottotitolo"><text:span text:style-name="T1285"><text:tab/></text:span><text:span text:style-name="T1286">else {</text:span></text:p>
      <text:p text:style-name="Sottotitolo"><text:span text:style-name="T1287"><text:tab/></text:span><text:span text:style-name="T1288"><text:tab/></text:span><text:span text:style-name="T1289">deleter_trigger = false;</text:span></text:p>
      <text:p text:style-name="Sottotitolo"><text:span text:style-name="T1290"><text:tab/></text:span><text:span text:style-name="T1291"><text:tab/></text:span><text:span text:style-name="T1292">deleter_bloccati--;</text:span></text:p>
      <text:p text:style-name="Sottotitolo"><text:span text:style-name="T1293"><text:tab/></text:span><text:span text:style-name="T1294"><text:tab/></text:span><text:span text:style-name="T1295">deleter_attivo = true;</text:span></text:p>
      <text:p text:style-name="Sottotitolo"><text:span text:style-name="T1296"><text:tab/></text:span><text:span text:style-name="T1297"><text:tab/></text:span><text:span text:style-name="T1298">sem_post(&amp;S_DELETER);</text:span></text:p>
      <text:p text:style-name="P1299"><text:tab/>}</text:p>
      <text:p text:style-name="P1300">} else if (inserter_bloccati &gt; 0) {</text:p>
      <text:p text:style-name="Sottotitolo"><text:span text:style-name="T1301"><text:tab/></text:span><text:span text:style-name="T1302">inserter_bloccati--;</text:span></text:p>
      <text:p text:style-name="Sottotitolo"><text:span text:style-name="T1303"><text:tab/></text:span><text:span text:style-name="T1304">inserter_attivo = true;</text:span></text:p>
      <text:p text:style-name="Sottotitolo"><text:span text:style-name="T1305"><text:tab/></text:span><text:span text:style-name="T1306">sem_post(&amp;S_INSERTER);</text:span></text:p>
      <text:p text:style-name="P1307">}</text:p>
      <text:p text:style-name="P1308">pthread_mutex_unlock(&amp;mutex);</text:p>
      <text:p text:style-name="P1309"><text:span text:style-name="T1310">Come prima cosa si controlla se l’aggiunta dell’elemento è andata a</text:span><text:span text:style-name="T1311"><text:s/>buon fine (ossia se<text:s/></text:span><text:span text:style-name="T1312">ret</text:span><text:span text:style-name="T1313"><text:s/>assume il valore -1 significa che c’è stato un problema) in tal caso si incrementa il numero di elementi presenti nella lista. Successivamente, si pone il flag<text:s/></text:span><text:span text:style-name="T1314">inserter_attivo</text:span><text:span text:style-name="T1315"><text:s/>a<text:s/></text:span><text:span text:style-name="T1316">false</text:span><text:span text:style-name="T1317"><text:s/>per segnalare che, al momento, non vi è alcun t</text:span><text:span text:style-name="T1318">hread inserter in esecuzione. Ora si presentano due possibilità:</text:span></text:p>
      <text:list text:style-name="LFO26" text:continue-numbering="true">
        <text:list-item>
          <text:p text:style-name="P1319"><text:span text:style-name="T1320">Se vi sono thread deleter bloccati</text:span><text:span text:style-name="T1321">: Occorre controllare se, attualmente, vi è almeno un thread searcher in esecuzione in tal caso<text:s/></text:span><text:span text:style-name="T1322">non è possibile risvegliare il thread deleter</text:span><text:span text:style-name="T1323"><text:s/>perché si<text:s/></text:span><text:span text:style-name="T1324">romperebbe il vincolo 5 descritto nel paragrafo 3.1 e dunque, in tal caso, si imposta a<text:s/></text:span><text:span text:style-name="T1325">true</text:span><text:span text:style-name="T1326"><text:s/>la variabile<text:s/></text:span><text:span text:style-name="T1327">deleter_trigger</text:span><text:span text:style-name="T1328"><text:s/>in modo tale da<text:s/></text:span><text:span text:style-name="T1329">bloccare<text:s/></text:span><text:span text:style-name="T1330">l’esecuzione di altri thread searcher (evitando starvation dei deleter); se non vi fosse alcun thread deleter</text:span><text:span text:style-name="T1331"><text:s/>in esecuzione si aggiornano tutte le variabili necessarie e si risveglia un deleter.</text:span></text:p>
        </text:list-item>
        <text:list-item>
          <text:p text:style-name="P1332"><text:span text:style-name="T1333">Se non vi sono thread deleter bloccati</text:span><text:span text:style-name="T1334">: Si controlla se vi è almeno un inserter bloccato e, in tal caso, se ne risveglia uno aggiornando tutte le variabili necessarie.</text:span></text:p>
        </text:list-item>
      </text:list>
      <text:soft-page-break/>
      <text:p text:style-name="P1335"><text:span text:style-name="T1336">Or</text:span><text:span text:style-name="T1337">a resta soltanto da descrivere il thread di tipo<text:s/></text:span><text:span text:style-name="T1338">deleter<text:s/></text:span><text:span text:style-name="T1339">di cui si riporta il codice del prologo.</text:span></text:p>
      <text:p text:style-name="P1340">/* Prologo Deleter */</text:p>
      <text:p text:style-name="P1341">pthread_mutex_lock(&amp;mutex);</text:p>
      <text:p text:style-name="P1342">if ((searcher_attivi == 0) &amp;&amp; !(inserter_attivo) &amp;&amp; !(deleter_attivo)) {</text:p>
      <text:p text:style-name="Sottotitolo"><text:span text:style-name="T1343"><text:tab/></text:span><text:span text:style-name="T1344">deleter_attivo = true;</text:span></text:p>
      <text:p text:style-name="Sottotitolo"><text:span text:style-name="T1345"><text:tab/></text:span><text:span text:style-name="T1346">deleter_tr</text:span><text:span text:style-name="T1347">igger = false;</text:span></text:p>
      <text:p text:style-name="Sottotitolo"><text:span text:style-name="T1348"><text:tab/></text:span><text:span text:style-name="T1349">sem_post(&amp;S_DELETER);</text:span></text:p>
      <text:p text:style-name="P1350">} else {</text:p>
      <text:p text:style-name="Sottotitolo"><text:span text:style-name="T1351"><text:tab/></text:span><text:span text:style-name="T1352">deleter_bloccati++;</text:span></text:p>
      <text:p text:style-name="P1353">}</text:p>
      <text:p text:style-name="P1354">pthread_mutex_unlock(&amp;mutex);</text:p>
      <text:p text:style-name="P1355">sem_wait(&amp;S_DELETER);</text:p>
      <text:p text:style-name="P1356"><text:span text:style-name="T1357">Questo codice è semanticamente molto simile al prologo del searcher e dell’inserter, l’unica differenza da questi è la<text:s/></text:span><text:span text:style-name="T1358">condizione di esecuzione del thread; infatti, i thread di tipo deleter non potranno eseguire nel caso in cui ci sia<text:s/></text:span><text:span text:style-name="T1359">o<text:s/></text:span><text:span text:style-name="T1360">almeno un searcher in esecuzione<text:s/></text:span><text:span text:style-name="T1361">o</text:span><text:span text:style-name="T1362"><text:s/>un inserter in esecuzione<text:s/></text:span><text:span text:style-name="T1363">o</text:span><text:span text:style-name="T1364"><text:s/>un altro deleter in esecuzione (ossia se c’è almeno un thread in esecuzione</text:span><text:span text:style-name="T1365">). Un'altra considerazione da far notare è che, quando un deleter va in esecuzione, si resetta la variabile<text:s/></text:span><text:span text:style-name="T1366">deleter_trigger</text:span><text:span text:style-name="T1367"><text:s/>(il cui utilizzo è stato descritto già diverse volte) per evitare di dare troppa priorità ai thread deleter.</text:span></text:p>
      <text:p text:style-name="P1368">Anche questa tipologia<text:s/>di thread presenta una sezione critica particolare ed è riportata in seguito:</text:p>
      <text:p text:style-name="P1369">prologo_deleter(*ptr);</text:p>
      <text:p text:style-name="P1370">bool elemento_eliminato = false;</text:p>
      <text:p text:style-name="P1371">pthread_mutex_lock(&amp;mutex);</text:p>
      <text:p text:style-name="P1372">if (num_elementi &gt; 0) {</text:p>
      <text:p text:style-name="P1373"><text:span text:style-name="T1374"><text:tab/></text:span><text:span text:style-name="T1375">r = rand() % num_elementi;</text:span></text:p>
      <text:p text:style-name="P1376">elimina_elemento(&amp;l, r, *ptr);</text:p>
      <text:p text:style-name="P1377">elemento_eliminato = true;</text:p>
      <text:p text:style-name="P1378">}</text:p>
      <text:p text:style-name="P1379">epilogo_deleter(*ptr);</text:p>
      <text:p text:style-name="P1380">Dal momento che il generico thread deleter ha il compito di eliminare un elemento dalla lista, occorre estrarre l’indice dell’elemento da eliminare che, per semplicità, è stato scelto in maniera<text:s/>pseudo-casuale; tuttavia, c’è una particolarità da sottolineare; l’istruzione per estrarre l’indice dell’elemento da eliminare è la seguente:</text:p>
      <text:p text:style-name="P1381">r = rand() % num_elementi;</text:p>
      <text:p text:style-name="P1382"><text:span text:style-name="T1383">e dunque<text:s/></text:span><text:span text:style-name="T1384">r</text:span><text:span text:style-name="T1385"><text:s/>assumerà un valore che varia da 0 a<text:s/></text:span><text:span text:style-name="T1386">num_elementi – 1</text:span><text:span text:style-name="T1387"><text:s/>(si ricorda che la<text:s/></text:span><text:span text:style-name="T1388">variabile globale<text:s/></text:span><text:span text:style-name="T1389">num_elementi<text:s/></text:span><text:span text:style-name="T1390">memorizza il numero di elementi presenti nella lista) se però<text:s/></text:span><text:span text:style-name="T1391">num_elementi</text:span><text:span text:style-name="T1392"><text:s/>valesse 0 (ossia se la lista fosse<text:s/></text:span><text:span text:style-name="T1393">vuota</text:span><text:span text:style-name="T1394">) si genererebbe un<text:s/></text:span><text:span text:style-name="T1395">floating point exception</text:span><text:span text:style-name="T1396"><text:s/>e dunque, per risolvere questo problema, prima di eseguire la fun</text:span><text:span text:style-name="T1397">zione<text:s/></text:span><text:span text:style-name="T1398">elimina_elemeno</text:span><text:span text:style-name="T1399">­</text:span><text:span text:style-name="T1400"><text:s/>si controlla che la lista<text:s/></text:span><text:span text:style-name="T1401">non sia vuota</text:span><text:span text:style-name="T1402">. La variabile locale booleana<text:s/></text:span><text:span text:style-name="T1403">elemento_eliminato<text:s/></text:span><text:span text:style-name="T1404">consente di verificare se c’è bisogno di aggiornare il numero di elementi presenti nella lista (ossia se bisogna decrementare di uno questo valo</text:span><text:span text:style-name="T1405">re).<text:s/></text:span><text:soft-page-break/><text:span text:style-name="T1406">Un’ultima particolarità rispetto alle altre tipologie di thread è che il deleter blocca il mutex<text:s/></text:span><text:span text:style-name="T1407">prima</text:span><text:span text:style-name="T1408"><text:s/>di eseguire il proprio prologo, questo perché si accede alla variabile globale<text:s/></text:span><text:span text:style-name="T1409">num_elementi</text:span><text:span text:style-name="T1410">.</text:span></text:p>
      <text:p text:style-name="P1411">L’ultima funzione da descrivere è l’epilogo del deleter<text:s/>il quale è riportato di seguito:</text:p>
      <text:p text:style-name="P1412">/* Epilogo Deleter */</text:p>
      <text:p text:style-name="Sottotitolo"><text:span text:style-name="T1413"></text:span><text:span text:style-name="T1414"><text:s/>Nota: Il mutex è stato preso nella sezione critica del thread deleter</text:span></text:p>
      <text:p text:style-name="P1415">if (elemento_eliminato)</text:p>
      <text:p text:style-name="P1416">num_elementi--;</text:p>
      <text:p text:style-name="P1417">deleter_attivo = false;</text:p>
      <text:p text:style-name="P1418"><text:tab/><text:s/></text:p>
      <text:p text:style-name="P1419">if (deleter_bloccati &gt; 0) {</text:p>
      <text:p text:style-name="Sottotitolo"><text:span text:style-name="T1420"><text:tab/></text:span><text:span text:style-name="T1421">deleter_bloccati--;</text:span></text:p>
      <text:p text:style-name="Sottotitolo"><text:span text:style-name="T1422"><text:tab/></text:span><text:span text:style-name="T1423">deleter_trigger = false;</text:span></text:p>
      <text:p text:style-name="Sottotitolo"><text:span text:style-name="T1424"><text:tab/></text:span><text:span text:style-name="T1425">deleter_attivo = true;</text:span></text:p>
      <text:p text:style-name="Sottotitolo"><text:span text:style-name="T1426"><text:tab/></text:span><text:span text:style-name="T1427">sem_post(&amp;S_DELETER);</text:span></text:p>
      <text:p text:style-name="P1428">} else if ((searcher_bloccati &gt; 0) || (inserter_bloccati &gt; 0)) {</text:p>
      <text:p text:style-name="Sottotitolo"><text:span text:style-name="T1429"><text:tab/></text:span><text:span text:style-name="T1430">while (searcher_bloccati &gt; 0) {</text:span></text:p>
      <text:p text:style-name="P1431"><text:tab/><text:tab/>/* Sveglio TUTTI i searcher bloccati (se presenti) */</text:p>
      <text:p text:style-name="Sottotitolo"><text:span text:style-name="T1432"><text:tab/></text:span><text:span text:style-name="T1433"><text:tab/></text:span><text:span text:style-name="T1434">searcher_bloccati--;</text:span></text:p>
      <text:p text:style-name="Sottotitolo"><text:span text:style-name="T1435"><text:tab/></text:span><text:span text:style-name="T1436"><text:tab/></text:span><text:span text:style-name="T1437">searc</text:span><text:span text:style-name="T1438">her_attivi++;</text:span></text:p>
      <text:p text:style-name="Sottotitolo"><text:span text:style-name="T1439"><text:tab/></text:span><text:span text:style-name="T1440"><text:tab/></text:span><text:span text:style-name="T1441">sem_post(&amp;S_SEARCHER);</text:span></text:p>
      <text:p text:style-name="Sottotitolo"><text:span text:style-name="T1442"><text:tab/></text:span><text:span text:style-name="T1443">}</text:span></text:p>
      <text:p text:style-name="P1444">if (inserter_bloccati &gt; 0) {</text:p>
      <text:p text:style-name="Sottotitolo"><text:span text:style-name="T1445"><text:tab/></text:span><text:span text:style-name="T1446"><text:tab/></text:span><text:span text:style-name="T1447">inserter_bloccati--;</text:span></text:p>
      <text:p text:style-name="Sottotitolo"><text:span text:style-name="T1448"><text:tab/></text:span><text:span text:style-name="T1449"><text:tab/></text:span><text:span text:style-name="T1450">inserter_attivo = true;</text:span></text:p>
      <text:p text:style-name="Sottotitolo"><text:span text:style-name="T1451"><text:tab/></text:span><text:span text:style-name="T1452"><text:tab/></text:span><text:span text:style-name="T1453">sem_post(&amp;S_INSERTER);</text:span></text:p>
      <text:p text:style-name="P1454">}</text:p>
      <text:p text:style-name="P1455">}<text:s/></text:p>
      <text:p text:style-name="P1456">pthread_mutex_unlock(&amp;mutex);</text:p>
      <text:p text:style-name="P1457">Funzione nella quale come prima cosa viene controllato se un<text:s/>elemento è stato eliminato e dunque se occorre decrementare il numero di elementi nella lista (come descritto poco fa quando si parlava della sezione critica) in seguito, dopo aver resettato la variabile globale booleana che indica se vi è un deleter in esecuzione, vi si possono presentare due scenari:</text:p>
      <text:list text:style-name="LFO27" text:continue-numbering="true">
        <text:list-item>
          <text:p text:style-name="P1458"><text:span text:style-name="T1459">Se vi è un deleter bloccato</text:span><text:span text:style-name="T1460">: Se ne risveglia uno (andando ad aggiornare tutte le variabili necessarie);</text:span></text:p>
        </text:list-item>
        <text:list-item>
          <text:p text:style-name="P1461"><text:span text:style-name="T1462">Se non vi è alcun deleter bloccato</text:span><text:span text:style-name="T1463">: Si controlla se vi è un searcher<text:s/></text:span><text:span text:style-name="T1464">o</text:span><text:span text:style-name="T1465"><text:s/>un inserter bloccato in tal<text:s/></text:span><text:span text:style-name="T1466">caso:</text:span></text:p>
        </text:list-item>
      </text:list>
      <text:list text:style-name="LFO28" text:continue-numbering="true">
        <text:list-item>
          <text:p text:style-name="P1467"><text:span text:style-name="T1468">Si risvegliano<text:s/></text:span><text:span text:style-name="T1469">tutti</text:span><text:span text:style-name="T1470"><text:s/>i thread searcher (se presenti);</text:span></text:p>
        </text:list-item>
        <text:list-item>
          <text:p text:style-name="P1471"><text:span text:style-name="T1472">Si risveglia<text:s/></text:span><text:span text:style-name="T1473">un solo<text:s/></text:span><text:span text:style-name="T1474">thread inserter (se presente).</text:span></text:p>
        </text:list-item>
      </text:list>
      <text:p text:style-name="P1475">L’ultima (seppur minimale) modifica effettuata è nella generazione dei thread la quale è riportata qui sotto<text:s/></text:p>
      <text:p text:style-name="P1476">r = rand() % 3;<text:s/></text:p>
      <text:soft-page-break/>
      <text:p text:style-name="P1477">if(r == 0) {</text:p>
      <text:list text:style-name="LFO29" text:continue-numbering="true">
        <text:list-item>
          <text:p text:style-name="P1478"><text:span text:style-name="T1479">Qui<text:s/></text:span><text:span text:style-name="T1480">si genera il thread searcher<text:s/></text:span><text:span text:style-name="T1481"></text:span></text:p>
        </text:list-item>
      </text:list>
      <text:p text:style-name="P1482">}else if (r == 1) {</text:p>
      <text:list text:style-name="LFO29" text:continue-numbering="true">
        <text:list-item>
          <text:p text:style-name="P1483"><text:span text:style-name="T1484">Qui si genera il thread inserter<text:s/></text:span><text:span text:style-name="T1485"></text:span></text:p>
        </text:list-item>
      </text:list>
      <text:p text:style-name="P1486">} else {</text:p>
      <text:list text:style-name="LFO29" text:continue-numbering="true">
        <text:list-item>
          <text:p text:style-name="P1487"><text:span text:style-name="T1488">Qui si genera il thread deleter<text:s/></text:span><text:span text:style-name="T1489"></text:span></text:p>
        </text:list-item>
      </text:list>
      <text:p text:style-name="P1490">}</text:p>
      <text:p text:style-name="P1491">Si nota che prima di generare un thread si estrae un numero da 0 a 2 in cui:</text:p>
      <text:list text:style-name="LFO30" text:continue-numbering="true">
        <text:list-item>
          <text:p text:style-name="P1492">Se vale 0 si genera un thread di tipo searcher;</text:p>
        </text:list-item>
        <text:list-item>
          <text:p text:style-name="P1493">Se vale 1 si genera un thread di tipo inserter;</text:p>
        </text:list-item>
        <text:list-item>
          <text:p text:style-name="P1494">Se vale 2 si genera un thread di tipo deleter.</text:p>
        </text:list-item>
      </text:list>
      <text:p text:style-name="P1495">In modo tale da avere un comportamento aleatorio del programma</text:p>
      <text:list text:style-name="LFO1" text:continue-numbering="true">
        <text:list-item>
          <text:list>
            <text:list-item>
              <text:p text:style-name="P1496"><text:bookmark-start text:name="_Toc93783203"/><text:bookmark-start text:name="_Toc94049622"/><text:bookmark-start text:name="_Toc94087158"/>Commenti su diverse esecuzioni<text:bookmark-end text:name="_Toc93783203"/><text:bookmark-end text:name="_Toc94049622"/><text:bookmark-end text:name="_Toc94087158"/></text:p>
            </text:list-item>
          </text:list>
        </text:list-item>
      </text:list>
      <text:p text:style-name="P1497"><text:bookmark-start text:name="_Toc93783204"/></text:p>
      <text:h text:style-name="P1498" text:outline-level="1"><text:bookmark-start text:name="_Toc94049623"/><text:bookmark-start text:name="_Toc94087159"/><text:soft-page-break/>ESERCIZIO 4 – IL PROBLEMA DEL BARBIERE DI HILZER<text:bookmark-end text:name="_Toc93783204"/><text:bookmark-end text:name="_Toc94049623"/><text:bookmark-end text:name="_Toc94087159"/></text:h>
      <text:list text:style-name="LFO31" text:continue-numbering="true">
        <text:list-item>
          <text:p text:style-name="P1499"><text:bookmark-start text:name="_Toc93783134"/><text:bookmark-start text:name="_Toc93783163"/><text:bookmark-start text:name="_Toc93783205"/><text:bookmark-end text:name="_Toc93783134"/><text:bookmark-end text:name="_Toc93783163"/><text:bookmark-end text:name="_Toc93783205"/></text:p>
        </text:list-item>
        <text:list-item>
          <text:p text:style-name="P1500"><text:bookmark-start text:name="_Toc93783135"/><text:bookmark-start text:name="_Toc93783164"/><text:bookmark-start text:name="_Toc93783206"/><text:bookmark-end text:name="_Toc93783135"/><text:bookmark-end text:name="_Toc93783164"/><text:bookmark-end text:name="_Toc93783206"/></text:p>
        </text:list-item>
        <text:list-item>
          <text:p text:style-name="P1501"><text:bookmark-start text:name="_Toc93783136"/><text:bookmark-start text:name="_Toc93783165"/><text:bookmark-start text:name="_Toc93783207"/><text:bookmark-end text:name="_Toc93783136"/><text:bookmark-end text:name="_Toc93783165"/><text:bookmark-end text:name="_Toc93783207"/></text:p>
        </text:list-item>
        <text:list-item>
          <text:p text:style-name="P1502"><text:bookmark-start text:name="_Toc93783137"/><text:bookmark-start text:name="_Toc93783166"/><text:bookmark-start text:name="_Toc93783208"/><text:bookmark-end text:name="_Toc93783137"/><text:bookmark-end text:name="_Toc93783166"/><text:bookmark-end text:name="_Toc93783208"/></text:p>
        </text:list-item>
      </text:list>
      <text:list text:style-name="LFO31" text:continue-numbering="true">
        <text:list-item>
          <text:list>
            <text:list-item>
              <text:p text:style-name="P1503"><text:bookmark-start text:name="_Toc93783209"/><text:bookmark-start text:name="_Toc94049624"/><text:bookmark-start text:name="_Toc94087160"/>Descrizione del problema<text:bookmark-end text:name="_Toc93783209"/><text:bookmark-end text:name="_Toc94049624"/><text:bookmark-end text:name="_Toc94087160"/></text:p>
            </text:list-item>
          </text:list>
        </text:list-item>
      </text:list>
      <text:p text:style-name="P1504"><text:span text:style-name="T1505">Questo problema si può vedere come una versione ben più complessa del problema del<text:s/></text:span><text:span text:style-name="T1506">Barbiere Addormentato</text:span><text:span text:style-name="T1507">.</text:span></text:p>
      <text:p text:style-name="P1508">Ci sono due tipologie di thread:</text:p>
      <text:list text:style-name="LFO8" text:continue-numbering="true">
        <text:list-item>
          <text:p text:style-name="P1509">Thread di tipo barbiere che taglia i capelli ai clienti;</text:p>
        </text:list-item>
        <text:list-item>
          <text:p text:style-name="P1510">Thread di tipo cliente.</text:p>
        </text:list-item>
      </text:list>
      <text:p text:style-name="P1511"><text:span text:style-name="T1512">Di cui<text:s/></text:span><text:span text:style-name="T1513">tre thread barbieri ed un numero<text:s/></text:span><text:span text:style-name="T1514">n</text:span><text:span text:style-name="T1515"><text:s/>(con<text:s/></text:span><text:span text:style-name="T1516">n &gt; 0</text:span><text:span text:style-name="T1517">) di thread clienti. Il problema è il seguente:</text:span></text:p>
      <text:p text:style-name="P1518"><text:span text:style-name="T1519">In una barbieria (che per semplicità verrà denotata anche come “negozio”) ci sono<text:s/></text:span><text:span text:style-name="T1520">tre<text:s/></text:span><text:span text:style-name="T1521">sedie,<text:s/></text:span><text:span text:style-name="T1522">tre<text:s/></text:span><text:span text:style-name="T1523">barbieri e<text:s/></text:span><text:span text:style-name="T1524">una</text:span><text:span text:style-name="T1525"><text:s/>sala d’attesa nella quale vi è:</text:span></text:p>
      <text:list text:style-name="LFO32" text:continue-numbering="true">
        <text:list-item>
          <text:p text:style-name="P1526"><text:span text:style-name="T1527">Un divano</text:span><text:span text:style-name="T1528"><text:s/></text:span><text:span text:style-name="T1529">che può a</text:span><text:span text:style-name="T1530">ccomodare<text:s/></text:span><text:span text:style-name="T1531">quattro<text:s/></text:span><text:span text:style-name="T1532">clienti;</text:span></text:p>
        </text:list-item>
        <text:list-item>
          <text:p text:style-name="P1533"><text:span text:style-name="T1534"><text:s/>Un’ulteriore sala in cui i clienti<text:s/></text:span><text:span text:style-name="T1535">aspettano in piedi</text:span><text:span text:style-name="T1536">.</text:span></text:p>
        </text:list-item>
      </text:list>
      <text:p text:style-name="P1537"><text:span text:style-name="T1538">Per motivi di sicurezza, il numero<text:s/></text:span><text:span text:style-name="T1539">massimo</text:span><text:span text:style-name="T1540"><text:s/>di clienti all’interno del negozio è limitato a 20.</text:span></text:p>
      <text:p text:style-name="P1541"><text:span text:style-name="T1542">Un cliente non entra nel negozio se la capacità di 20 persone è stata colmata.</text:span><text:span text:style-name="T1543"><text:s/>Una volta all’interno, il cliente si siede nel divano oppure sta in piedi se non ci dovesse essere un posto libero nel divano. Quando un barbiere è libero, il cliente che è seduto<text:s/></text:span><text:span text:style-name="T1544">da più tempo</text:span><text:span text:style-name="T1545"><text:s/>nel divano viene servito e, se ci dovesse essere almeno un cli</text:span><text:span text:style-name="T1546">ente in piedi, colui che è in piedi da più tempo occupa il posto del cliente che ha appena liberato il divano. Quando il taglio di capelli di un cliente è terminato, un qualsiasi barbiere accetta il pagamento, tuttavia, dal momento che vi è un solo registr</text:span><text:span text:style-name="T1547">o di cassa, il pagamento è accettato<text:s/></text:span><text:span text:style-name="T1548">per un cliente alla volta</text:span><text:span text:style-name="T1549">. I barbieri dividono dunque il loro tra le seguenti attività:</text:span></text:p>
      <text:list text:style-name="LFO33" text:continue-numbering="true">
        <text:list-item>
          <text:p text:style-name="P1550">Tagliare i capelli;</text:p>
        </text:list-item>
        <text:list-item>
          <text:p text:style-name="P1551">Accettare i pagamenti;</text:p>
        </text:list-item>
        <text:list-item>
          <text:p text:style-name="P1552">Dormire in attesa di un cliente.</text:p>
        </text:list-item>
      </text:list>
      <text:p text:style-name="P1553">Le funzioni da realizzare sono le seguenti:</text:p>
      <text:list text:style-name="LFO43" text:continue-numbering="true">
        <text:list-item>
          <text:p text:style-name="P1554"><text:span text:style-name="T1555">I clienti invo</text:span><text:span text:style-name="T1556">cano<text:s/></text:span><text:span text:style-name="T1557">in ordine</text:span><text:span text:style-name="T1558"><text:s/>le seguenti funzioni:<text:s/></text:span><text:span text:style-name="T1559">enterShop, sitOnSofa, getHairCut, pay</text:span><text:span text:style-name="T1560">;</text:span></text:p>
        </text:list-item>
        <text:list-item>
          <text:p text:style-name="P1561"><text:span text:style-name="T1562">I barbieri invocano<text:s/></text:span><text:span text:style-name="T1563">in ordine</text:span><text:span text:style-name="T1564"><text:s/>le seguenti funzioni:<text:s/></text:span><text:span text:style-name="T1565">cutHair</text:span><text:span text:style-name="T1566"><text:s/>e<text:s/></text:span><text:span text:style-name="T1567">acceptPayment;</text:span></text:p>
        </text:list-item>
      </text:list>
      <text:soft-page-break/>
      <text:p text:style-name="P1568">Mentre vincoli da soddisfare sono i seguenti:</text:p>
      <text:list text:style-name="LFO34" text:continue-numbering="true">
        <text:list-item>
          <text:p text:style-name="P1569"><text:span text:style-name="T1570">I</text:span><text:span text:style-name="T1571"><text:s/>clienti non possono invocare la funzione<text:s/></text:span><text:span text:style-name="T1572">enterShop</text:span><text:span text:style-name="T1573"><text:s/>se il numero dei clienti al suo interno supera la<text:s/></text:span><text:span text:style-name="T1574">capacità di 20 clienti;</text:span></text:p>
        </text:list-item>
        <text:list-item>
          <text:p text:style-name="P1575"><text:span text:style-name="T1576">Se non vi è alcun posto libero nel divano il cliente NON può invocare la funzione<text:s/></text:span><text:span text:style-name="T1577">sitOnSofa</text:span><text:span text:style-name="T1578">;</text:span></text:p>
        </text:list-item>
        <text:list-item>
          <text:p text:style-name="P1579">Quando si è liberato un posto nel divano si siede la persona in piedi da più tempo (se presente);</text:p>
        </text:list-item>
        <text:list-item>
          <text:p text:style-name="P1580">Quando un barbiere è libero viene<text:s/>servito il cliente seduto da più tempo (se presente);</text:p>
        </text:list-item>
        <text:list-item>
          <text:p text:style-name="P1581"><text:span text:style-name="T1582">Quando un cliente invoca<text:s/></text:span><text:span text:style-name="T1583">getHairCut</text:span><text:span text:style-name="T1584"><text:s/>ci dovrebbe essere un barbiere che invoca<text:s/></text:span><text:span text:style-name="T1585">cutHair</text:span><text:span text:style-name="T1586"><text:s/>concorrentemente e viceversa;</text:span></text:p>
        </text:list-item>
        <text:list-item>
          <text:p text:style-name="P1587"><text:span text:style-name="T1588">Dovrebbe essere possibile eseguire fino a tre clienti di eseguire la funzione<text:s/></text:span><text:span text:style-name="T1589">getHairC</text:span><text:span text:style-name="T1590">ut</text:span><text:span text:style-name="T1591"><text:s/>“allo stesso tempo”, e fino a tre barbieri di eseguire<text:s/></text:span><text:span text:style-name="T1592">cutHair</text:span><text:span text:style-name="T1593"><text:s/>“allo stesso tempo”;</text:span></text:p>
        </text:list-item>
        <text:list-item>
          <text:p text:style-name="P1594"><text:span text:style-name="T1595">Il cliente deve invocare la funzione<text:s/></text:span><text:span text:style-name="T1596">pay</text:span><text:span text:style-name="T1597"><text:s/>prima che il barbiere possa invocare la funzione<text:s/></text:span><text:span text:style-name="T1598">acceptPayment</text:span><text:span text:style-name="T1599">;</text:span></text:p>
        </text:list-item>
        <text:list-item>
          <text:p text:style-name="P1600"><text:span text:style-name="T1601">Il barbiere deve invocare la funzione<text:s/></text:span><text:span text:style-name="T1602">acceptPayment</text:span><text:span text:style-name="T1603"><text:s/>prima che<text:s/></text:span><text:span text:style-name="T1604">il cliente possa uscire dal negozio.</text:span></text:p>
        </text:list-item>
      </text:list>
      <text:list text:style-name="LFO31" text:continue-numbering="true">
        <text:list-item>
          <text:list>
            <text:list-item>
              <text:p text:style-name="P1605"><text:bookmark-start text:name="_Toc93783210"/><text:bookmark-start text:name="_Toc94049625"/><text:bookmark-start text:name="_Toc94087161"/>Approccio per risolvere i vincoli di concorrenza<text:bookmark-end text:name="_Toc93783210"/><text:bookmark-end text:name="_Toc94049625"/><text:bookmark-end text:name="_Toc94087161"/></text:p>
            </text:list-item>
          </text:list>
        </text:list-item>
      </text:list>
      <text:p text:style-name="P1606"><text:span text:style-name="T1607">I vincoli relativi a questo problema sono stati specificati nel paragrafo 4.1. Per risolverli è stato utilizzato il meccanismo dei SEMAFORI. I semafori utilizzati sono il</text:span><text:span text:style-name="T1608">lustrati di seguito:</text:span></text:p>
      <text:list text:style-name="LFO35" text:continue-numbering="true">
        <text:list-item>
          <text:p text:style-name="P1609"><text:span text:style-name="T1610">S_CLIENTI_ENTRANTI: Dal momento che il testo cita: “</text:span><text:span text:style-name="T1611">Un cliente non entra nel negozio se la capacità di 20 persone è stata colmata</text:span><text:span text:style-name="T1612">” ma non dice che quello specifico cliente<text:s/></text:span><text:span text:style-name="T1613">esce dal negozio</text:span><text:span text:style-name="T1614">, è stato creato questo semaforo per<text:s/></text:span><text:span text:style-name="T1615">regolare<text:s/></text:span><text:span text:style-name="T1616">i</text:span><text:span text:style-name="T1617">l numero di clienti nel negozio e dunque, nel caso in cui il numero di clienti totali sia maggiore di 20, i clienti in eccesso rimarranno in attesa su questo semaforo (il suo valore di inizializzazione è dunque uguale alla capacità consentita ossia 20);</text:span></text:p>
        </text:list-item>
        <text:list-item>
          <text:p text:style-name="P1618">S_CLIENTE_TO_BARBIERE_ENTRATO: Semaforo utilizzato per segnalare al/ai barbiere/i che un cliente è entrato nel negozio (sveglia dunque un barbiere);</text:p>
        </text:list-item>
        <text:list-item>
          <text:p text:style-name="P1619">S_DIVANO: Semaforo utilizzato per far sì che il numero massimo di clienti nel divano sia quattro (e dunque, il suo valore di inizializzazione è quattro);<text:s/></text:p>
        </text:list-item>
        <text:list-item>
          <text:p text:style-name="P1620">*S_DIVANO_OCCUPATO: Array di semafori privati utilizzati per gestire l’ordine dei clienti in piedi<text:s/>che attendono di sedersi sul divano. Il modo per gestire l’ordine è specificato dopo il seguente elenco;</text:p>
        </text:list-item>
        <text:list-item>
          <text:p text:style-name="P1621">*S_CLIENTE_TO_BARBIERE_SERVITO: Questo è<text:s/>un<text:s/>array di semafori privati il cui utilizzo è particolare e verrà spiegato nel paragrafo 4.3;</text:p>
        </text:list-item>
        <text:list-item>
          <text:p text:style-name="P1622">*S_CLIENTI_SERVITI: Questo è un array di semafori privati per gestire l’ordine dei clienti nel divano<text:s/>che attendono<text:s/>di<text:s/>essere serviti. Il modo per gestire l’ordine è specificato dopo il seguente elenco;</text:p>
        </text:list-item>
        <text:list-item>
          <text:p text:style-name="P1623">S_BARBIERE_TO_CLIENTE: Semaforo privato utilizzato per segnalare al cliente che il taglio di capelli è terminato;</text:p>
        </text:list-item>
        <text:list-item>
          <text:p text:style-name="P1624">S_ACCEDI_CASSA: Semaforo per regolare l’accesso dei barbieri al registratore di cassa (dunque,<text:s/>essendoci un solo registratore, questo semaforo è inizializzato a uno);</text:p>
        </text:list-item>
        <text:list-item>
          <text:p text:style-name="P1625">S_CLIENTE_PAGA: Semaforo privato utilizzato per segnalare al barbiere che il cliente è pronto a pagare;</text:p>
        </text:list-item>
        <text:list-item>
          <text:p text:style-name="P1626">S_CONTO_SALDATO: Semaforo privato utilizzato per segnalare al cliente che il pagamento è stato accettato e che dunque può uscire dal negozio.</text:p>
        </text:list-item>
      </text:list>
      <text:p text:style-name="P1627">Una delle parti più complesse del programma è sicuramente la gestione degli array di semafori. Si nota infatti che per i vincoli<text:s/>3<text:s/>e<text:s/>4<text:s/>occorre, rispettivamente, fare in modo di:</text:p>
      <text:list text:style-name="LFO36" text:continue-numbering="true">
        <text:list-item>
          <text:p text:style-name="P1628">Far sedere nel divano la persona in piedi da più tempo.</text:p>
        </text:list-item>
        <text:list-item>
          <text:p text:style-name="P1629">Servire il cliente seduto nel divano da più tempo;</text:p>
        </text:list-item>
      </text:list>
      <text:p text:style-name="P1630"><text:span text:style-name="T1631">Per soddisfare questi vincoli è infatti necessario effettuare del<text:s/></text:span><text:span text:style-name="T1632">wait</text:span><text:span text:style-name="T1633"><text:s/>e delle<text:s/></text:span><text:span text:style-name="T1634">signal</text:span><text:span text:style-name="T1635"><text:s/></text:span><text:span text:style-name="T1636">mirate<text:s/></text:span><text:span text:style-name="T1637">in modo tale da bloccare e risvegliare</text:span><text:span text:style-name="T1638"><text:s/></text:span><text:span text:style-name="T1639">i clienti in maniera<text:s/></text:span><text:span text:style-name="T1640">selettiva</text:span><text:span text:style-name="T1641">. G</text:span><text:span text:style-name="T1642">li array di semafori S_DIVANO_OCCUPATO ed S_CLIENTI_SERVITI sono stati creati proprio per questo motivo;<text:s/></text:span><text:span text:style-name="T1643">il<text:s/></text:span><text:span text:style-name="T1644">numero di semafori per ciascuna variabile<text:s/></text:span><text:span text:style-name="T1645">è</text:span><text:span text:style-name="T1646"><text:s/>uguale al numero di thread di tipo cliente e dunque, una volta che un cliente sa di non<text:s/></text:span><text:span text:style-name="T1647">poter eseguire (dunque<text:s/></text:span><text:span text:style-name="T1648">o<text:s/></text:span><text:span text:style-name="T1649">perché non può sedersi nel divano<text:s/></text:span><text:span text:style-name="T1650">o</text:span><text:span text:style-name="T1651"><text:s/>perché non può essere servito), esso andrà ad effettuare una<text:s/></text:span><text:span text:style-name="T1652">wait</text:span><text:span text:style-name="T1653"><text:s/>sul semaforo corrispondente<text:s/></text:span><text:span text:style-name="T1654">al proprio indice<text:s/></text:span><text:span text:style-name="T1655">e, una volta che è giunto il<text:s/></text:span><text:span text:style-name="T1656">suo turno</text:span><text:span text:style-name="T1657"><text:s/>(dunque<text:s/></text:span><text:span text:style-name="T1658">o<text:s/></text:span><text:span text:style-name="T1659">di sedersi nel<text:s/></text:span><text:span text:style-name="T1660">divano<text:s/></text:span><text:span text:style-name="T1661">o</text:span><text:span text:style-name="T1662"><text:s/>di essere servito) verrà fatta una<text:s/></text:span><text:span text:style-name="T1663">signal</text:span><text:span text:style-name="T1664"><text:s/>utilizzando<text:s/></text:span><text:span text:style-name="T1665">l’indice del cliente</text:span><text:span text:style-name="T1666">. Tutto questo è reso necessario dal momento che la funzione<text:s/></text:span><text:span text:style-name="T1667">sem_post</text:span><text:span text:style-name="T1668"><text:s/>non preserva l’ordine in cui sono state effettuale le<text:s/></text:span><text:span text:style-name="T1669">wait</text:span><text:span text:style-name="T1670"><text:s/>e dunque, al fine di rispettare le specifich</text:span><text:span text:style-name="T1671">e richieste dal problema, non è possibile realizzare una soluzione<text:s/></text:span><text:span text:style-name="T1672">corretta</text:span><text:span text:style-name="T1673"><text:s/>senza l’utilizzo di questi array di semafori.<text:s/></text:span></text:p>
      <text:soft-page-break/>
      <text:p text:style-name="P1674">Non è difficile notare che rimane ancora una problematica: Come capire chi è il cliente in attesa da più tempo? Per far<text:s/>sì<text:s/>di memorizzare i clienti in piedi e seduti nel divano da più tempo, sono stati utilizzati due array dinamici, la cui definizione è riportata di seguito:</text:p>
      <text:soft-page-break/>
      <text:list text:style-name="LFO37" text:continue-numbering="true">
        <text:list-item>
          <text:p text:style-name="P1675"><text:span text:style-name="T1676">int *clienti_in_piedi:<text:s/></text:span><text:span text:style-name="T1677">utilizzat</text:span><text:span text:style-name="T1678">o</text:span><text:span text:style-name="T1679"><text:s/>per memorizzare gli indici dei clienti attualmente in piedi</text:span><text:span text:style-name="T1680">;</text:span></text:p>
        </text:list-item>
        <text:list-item>
          <text:p text:style-name="P1681"><text:span text:style-name="T1682">int<text:s/></text:span><text:span text:style-name="T1683">*clienti_divano:<text:s/></text:span><text:span text:style-name="T1684">utilizzat</text:span><text:span text:style-name="T1685">o</text:span><text:span text:style-name="T1686"><text:s/>per memorizzare gli indici dei clienti attualmente seduti nel divano</text:span><text:span text:style-name="T1687">.</text:span></text:p>
        </text:list-item>
      </text:list>
      <text:p text:style-name="P1688"><text:span text:style-name="T1689">Gestendo questi array con una politica FIFO si riesce a garantire che il cliente in attesa da<text:s/></text:span><text:span text:style-name="T1690">più tempo</text:span><text:span text:style-name="T1691"><text:s/>(first-in) è anche il cliente che sarà servito<text:s/></text:span><text:span text:style-name="T1692">per pri</text:span><text:span text:style-name="T1693">mo</text:span><text:span text:style-name="T1694"><text:s/>(first-out). Questi array hanno anche una dimensione specifica:</text:span></text:p>
      <text:list text:style-name="LFO38" text:continue-numbering="true">
        <text:list-item>
          <text:p text:style-name="P1695"><text:span text:style-name="T1696">L’array<text:s/></text:span><text:span text:style-name="T1697">clienti_in_piedi</text:span><text:span text:style-name="T1698"><text:s/>ha dimensione pari al numero<text:s/></text:span><text:span text:style-name="T1699">massimo</text:span><text:span text:style-name="T1700"><text:s/>di clienti che possono essere<text:s/></text:span><text:span text:style-name="T1701">contemporaneamente</text:span><text:span text:style-name="T1702"><text:s/></text:span><text:span text:style-name="T1703">nel negozio, ossia 20;</text:span></text:p>
        </text:list-item>
        <text:list-item>
          <text:p text:style-name="P1704"><text:span text:style-name="T1705">L’array<text:s/></text:span><text:span text:style-name="T1706">clienti_divano</text:span><text:span text:style-name="T1707"><text:s/>ha dimensione pari al numero<text:s/></text:span><text:span text:style-name="T1708">massimo</text:span><text:span text:style-name="T1709"><text:s/>di clienti che</text:span><text:span text:style-name="T1710"><text:s/>possono essere<text:s/></text:span><text:span text:style-name="T1711">seduti<text:s/></text:span><text:span text:style-name="T1712">contemporaneamente</text:span><text:span text:style-name="T1713"><text:s/></text:span><text:span text:style-name="T1714">nel divano, ossia 4.</text:span></text:p>
        </text:list-item>
      </text:list>
      <text:p text:style-name="P1715">Infine, sono state specificate delle costanti per rendere il codice più leggibile e versatile:</text:p>
      <text:list text:style-name="LFO39" text:continue-numbering="true">
        <text:list-item>
          <text:p text:style-name="P1716"><text:span text:style-name="T1717">NUM_CLIENTI_MAX:<text:s/></text:span><text:span text:style-name="T1718">che assume il valore massimo di clienti ammessi nel negozio<text:s/></text:span><text:span text:style-name="T1719"></text:span><text:span text:style-name="T1720"><text:s/>20;</text:span></text:p>
        </text:list-item>
        <text:list-item>
          <text:p text:style-name="P1721"><text:span text:style-name="T1722">NUM_POSTI_DIVANO</text:span><text:span text:style-name="T1723">: che assume il valore ma</text:span><text:span text:style-name="T1724">ssimo di posti nel divano<text:s/></text:span><text:span text:style-name="T1725"></text:span><text:span text:style-name="T1726"><text:s/>4;</text:span></text:p>
        </text:list-item>
        <text:list-item>
          <text:p text:style-name="P1727"><text:span text:style-name="T1728">NUM_BARBIERI:<text:s/></text:span><text:span text:style-name="T1729">che assume il valore massimo di barbieri nonché il numero massimo di clienti che possono essere serviti<text:s/></text:span><text:span text:style-name="T1730">concorrentemente</text:span><text:span text:style-name="T1731"><text:s/></text:span><text:span text:style-name="T1732"></text:span><text:span text:style-name="T1733"><text:s/>3;</text:span></text:p>
        </text:list-item>
        <text:list-item>
          <text:p text:style-name="P1734"><text:span text:style-name="T1735">NUM_REGISTRI_CASSA:<text:s/></text:span><text:span text:style-name="T1736">che assume il valore del numero dei registri di cassa<text:s/></text:span><text:span text:style-name="T1737"></text:span><text:span text:style-name="T1738"><text:s/>1.</text:span></text:p>
        </text:list-item>
      </text:list>
      <text:list text:style-name="LFO31" text:continue-numbering="true">
        <text:list-item>
          <text:list>
            <text:list-item>
              <text:p text:style-name="P1739"><text:bookmark-start text:name="_Toc93783211"/><text:bookmark-start text:name="_Toc94049626"/><text:bookmark-start text:name="_Toc94087162"/>Parti<text:s/>rilevanti del codice<text:bookmark-end text:name="_Toc93783211"/><text:bookmark-end text:name="_Toc94049626"/><text:bookmark-end text:name="_Toc94087162"/></text:p>
            </text:list-item>
          </text:list>
        </text:list-item>
      </text:list>
      <text:p text:style-name="P1740">Una volta introdotte le variabili utilizzate per la risoluzione di questo esercizio,<text:s/>non resta che descriverne le (tante) parti rilevanti.</text:p>
      <text:p text:style-name="P1741"><text:span text:style-name="T1742">Nel paragrafo 4.2 sono stati definiti gli array per memorizzare gli indici dei clienti<text:s/></text:span><text:span text:style-name="T1743">in piedi</text:span><text:span text:style-name="T1744"><text:s/></text:span><text:span text:style-name="T1745">e<text:s/></text:span><text:span text:style-name="T1746">seduti</text:span><text:span text:style-name="T1747">; se ne riporta il codice di inizializzazione:</text:span></text:p>
      <text:p text:style-name="P1748">for (i=0;i &lt; NUM_CLIENTI_MAX; i++) {<text:s/></text:p>
      <text:p text:style-name="P1749"><text:tab/>clienti_in_piedi[i] = -1;</text:p>
      <text:p text:style-name="P1750">}</text:p>
      <text:p text:style-name="P1751">for (i=0;i &lt; NUM_POSTI_DIVANO; i++) {</text:p>
      <text:p text:style-name="P1752"><text:tab/>clienti_divano[i] = -1;</text:p>
      <text:p text:style-name="Sottotitolo"><text:span text:style-name="T1753">}</text:span></text:p>
      <text:p text:style-name="P1754">Dunque, i valori che possono memorizzare questi array sono:</text:p>
      <text:list text:style-name="LFO40" text:continue-numbering="true">
        <text:list-item>
          <text:p text:style-name="P1755"><text:span text:style-name="T1756">O</text:span><text:span text:style-name="T1757"><text:s/>l’indic</text:span><text:span text:style-name="T1758">e di un thread di tipo cliente;</text:span></text:p>
        </text:list-item>
        <text:list-item>
          <text:p text:style-name="P1759"><text:span text:style-name="T1760">O</text:span><text:span text:style-name="T1761"><text:s/>-1 nel caso in cui non ci siano clienti a sufficienza a colmare<text:s/></text:span><text:span text:style-name="T1762">l’array per intero</text:span><text:span text:style-name="T1763">.</text:span></text:p>
        </text:list-item>
      </text:list>
      <text:soft-page-break/>
      <text:p text:style-name="P1764">Dal momento che nel seguente programma si effettuano tante operazioni su questi array, è stato deciso di<text:s/>realizzare due file:</text:p>
      <text:list text:style-name="LFO41" text:continue-numbering="true">
        <text:list-item>
          <text:p text:style-name="P1765">Un file header con la definizione di tutte le funzioni necessarie;</text:p>
        </text:list-item>
        <text:list-item>
          <text:p text:style-name="P1766">Un file contenente l’implementazione di tali funzioni.</text:p>
        </text:list-item>
      </text:list>
      <text:p text:style-name="P1767">Con il fine di rendere il codice più leggibile.</text:p>
      <text:p text:style-name="P1768">Le funzioni appena menzionate sono tre e permettono di:</text:p>
      <text:list text:style-name="LFO42" text:continue-numbering="true">
        <text:list-item>
          <text:p text:style-name="P1769"><text:span text:style-name="T1770">Stampare l’array (utile esclusivamente a scopo di debug)<text:s/></text:span><text:span text:style-name="T1771"></text:span><text:span text:style-name="T1772"><text:s/></text:span><text:span text:style-name="T1773">printArray</text:span><text:span text:style-name="T1774">;</text:span></text:p>
        </text:list-item>
        <text:list-item>
          <text:p text:style-name="P1775"><text:span text:style-name="T1776">Recuperare l’indice della prima posizione libera in un array</text:span><text:span text:style-name="T1777"></text:span><text:span text:style-name="T1778"><text:s/></text:span><text:span text:style-name="T1779">getFirstFreePosition</text:span><text:span text:style-name="T1780">;</text:span></text:p>
        </text:list-item>
        <text:list-item>
          <text:p text:style-name="P1781"><text:span text:style-name="T1782">Recuperare l’indice della prima posizione NON libera in un array<text:s/></text:span><text:span text:style-name="T1783"></text:span><text:span text:style-name="T1784"><text:s/></text:span><text:bookmark-start text:name="_Hlk94086534"/><text:span text:style-name="T1785">getFirstNonFreePosition</text:span><text:bookmark-end text:name="_Hlk94086534"/><text:span text:style-name="T1786">;</text:span></text:p>
        </text:list-item>
      </text:list>
      <text:p text:style-name="P1787"><text:span text:style-name="T1788">Si riporta il codice delle<text:s/></text:span><text:span text:style-name="T1789">ultime due<text:s/></text:span><text:span text:style-name="T1790">funzioni<text:s/></text:span><text:span text:style-name="T1791">tra quelle sopra<text:s/></text:span><text:span text:style-name="T1792">menzionate</text:span><text:span text:style-name="T1793"><text:s/>(in quanto<text:s/></text:span><text:span text:style-name="T1794">printArray</text:span><text:span text:style-name="T1795"><text:s/>non risulta significativa per il funzionamento del programma)</text:span><text:span text:style-name="T1796">. La funzione<text:s/></text:span><text:span text:style-name="T1797">getFirstFreePosition</text:span><text:span text:style-name="T1798"><text:s/>è la seguente:</text:span></text:p>
      <text:p text:style-name="P1799">int getFirstFreePosition(int* v, int n) {</text:p>
      <text:p text:style-name="Sottotitolo"><text:span text:style-name="T1800"><text:tab/></text:span><text:span text:style-name="T1801">for (int i=0;i &lt; n; i++) {</text:span></text:p>
      <text:p text:style-name="P1802"><text:tab/><text:tab/>if (v[i] == -1) {</text:p>
      <text:p text:style-name="P1803"><text:tab/><text:tab/><text:tab/>return i;</text:p>
      <text:p text:style-name="P1804"><text:tab/><text:tab/>}</text:p>
      <text:p text:style-name="P1805"><text:tab/>}</text:p>
      <text:p text:style-name="P1806"><text:tab/>return -1;</text:p>
      <text:p text:style-name="P1807">}</text:p>
      <text:p text:style-name="P1808"><text:span text:style-name="T1809">Dal momento<text:s/></text:span><text:span text:style-name="T1810">che<text:s/></text:span><text:span text:style-name="T1811">una posizione l</text:span><text:span text:style-name="T1812">ibera, come anche specificato all’inizio del seguente paragrafo, è definita da un<text:s/></text:span><text:span text:style-name="T1813">-1</text:span><text:span text:style-name="T1814">, quando scorrendo un certo array (sia esso<text:s/></text:span><text:span text:style-name="T1815">clienti_in_piedi</text:span><text:span text:style-name="T1816"><text:s/>o<text:s/></text:span><text:span text:style-name="T1817">clienti</text:span><text:span text:style-name="T1818">­_divano</text:span><text:span text:style-name="T1819">)<text:s/></text:span><text:span text:style-name="T1820">si trova questa occorrenza, viene ritornato l’indice del primo elemento contenente questo valore. Nel caso in cui non ci fosse nemmeno una posizione libera viene ritornato il valore -1.</text:span></text:p>
      <text:p text:style-name="P1821"><text:span text:style-name="T1822">La funzione<text:s/></text:span><text:span text:style-name="T1823">getFirstNonFreePosition<text:s/></text:span><text:span text:style-name="T1824">svolge il compito duale della funzione<text:s/></text:span><text:span text:style-name="T1825">appena de</text:span><text:span text:style-name="T1826">scritta</text:span><text:span text:style-name="T1827">:</text:span></text:p>
      <text:p text:style-name="P1828"/>
      <text:soft-page-break/>
      <text:p text:style-name="P1829">int getFirstNonFreePosition(int* v, int n) {</text:p>
      <text:p text:style-name="P1830"><text:tab/>for (int i=0;i &lt; n; i++) {</text:p>
      <text:p text:style-name="P1831"><text:tab/><text:tab/>if (v[i] != -1) {</text:p>
      <text:p text:style-name="P1832"><text:tab/><text:tab/><text:tab/>return i;</text:p>
      <text:p text:style-name="Sottotitolo"><text:span text:style-name="T1833"><text:tab/></text:span><text:span text:style-name="T1834"><text:tab/></text:span><text:span text:style-name="T1835">}</text:span></text:p>
      <text:p text:style-name="P1836"><text:tab/>}</text:p>
      <text:p text:style-name="P1837"><text:tab/>return -1;</text:p>
      <text:p text:style-name="Sottotitolo"><text:span text:style-name="T1838">}</text:span></text:p>
      <text:p text:style-name="P1839"><text:span text:style-name="T1840">Ora che sono state descritte queste funzioni “</text:span><text:span text:style-name="T1841">di supporto</text:span><text:span text:style-name="T1842">” è possibile descrivere il codice della soluzione del seguente esercizio.</text:span></text:p>
      <text:p text:style-name="P1843">Si riportano le parti di codice<text:s/>rilevanti<text:s/>del thread<text:s/>di tipo<text:s/>cliente:</text:p>
      <text:p text:style-name="P1844">sem_wait(&amp;S_CLIENTI_ENTRANTI);</text:p>
      <text:p text:style-name="P1845">pthread_mutex_lock(&amp;mutex);</text:p>
      <text:p text:style-name="P1846">enterShop(*ptr);</text:p>
      <text:p text:style-name="P1847"><text:span text:style-name="T1848">Prima di entrare nel n</text:span><text:span text:style-name="T1849">egozio, il cliente si mette in attesa sul semaforo S_CLIENTI_ENTRANTI (che si ricorda essere inizializzato a 20)</text:span><text:span text:style-name="T1850">; se la capacità del negozio non è stata colmata il cliente avrà modo di eseguire. Superato questo “controllo” il cliente invoca la funzione<text:s/></text:span><text:span text:style-name="T1851">enterShop</text:span><text:span text:style-name="T1852"><text:s/></text:span><text:span text:style-name="T1853">(</text:span><text:span text:style-name="T1854"></text:span><text:span text:style-name="T1855"><text:s/>vincolo 1 soddisfatto)<text:s/></text:span><text:span text:style-name="T1856">la quale svolge le seguenti istruzioni:</text:span></text:p>
      <text:p text:style-name="P1857">int i = getFirstFreePosition(clienti_in_piedi, NUM_CLIENTI_MAX);</text:p>
      <text:p text:style-name="P1858">clienti_in_piedi[i] = indice;</text:p>
      <text:p text:style-name="P1859"><text:span text:style-name="T1860">In cui si recupera l</text:span><text:span text:style-name="T1861">’indice della prima posizione libera dell’array dei clienti in piedi per poi<text:s/></text:span><text:span text:style-name="T1862">accodare</text:span><text:span text:style-name="T1863"><text:s/></text:span><text:span text:style-name="T1864">il cliente</text:span><text:span text:style-name="T1865"><text:s/></text:span><text:span text:style-name="T1866">in tale array</text:span><text:span text:style-name="T1867"><text:s/>nella posizione restituita dalla funzione<text:s/></text:span><text:span text:style-name="T1868">getFirstFreePosition</text:span><text:span text:style-name="T1869">.</text:span><text:span text:style-name="T1870"><text:s/>Si noti, che non c’è bisogno di controllare se l’array appena menzionato sia pieno in quanto prima di eseguire la funzione appena descritta, il cliente ha effettuato una<text:s/></text:span><text:span text:style-name="T1871">wait</text:span><text:span text:style-name="T1872"><text:s/>sul semaforo S_CLIENTI_ENTRANTI il quale, non a caso, è inizializzato a 20 che è anche la dimensione dell’array<text:s/></text:span><text:span text:style-name="T1873">clienti_in_piedi</text:span><text:span text:style-name="T1874">.</text:span></text:p>
      <text:p text:style-name="P1875">Successivamente, il cliente svolge le seguenti istruzioni:</text:p>
      <text:p text:style-name="P1876">pthread_mutex_unlock(&amp;mutex);</text:p>
      <text:p text:style-name="P1877">sem_post(&amp;S_CLIENTE_TO_BARBIERE_ENTRATO);</text:p>
      <text:p text:style-name="P1878">sem_wait(&amp;S_DIVANO);</text:p>
      <text:p text:style-name="P1879">sem_wait(&amp;S_DIVANO_OCCUPATO[(*ptr)]);</text:p>
      <text:p text:style-name="P1880"><text:span text:style-name="T1881">in cui il cliente s</text:span><text:span text:style-name="T1882">egnala al barbiere che è arrivato attraverso il semaforo S_CLIENTE_TO_BARBIERE_ENTRATO per poi<text:s/></text:span><text:span text:style-name="T1883">aspettare che si liberi un posto nel divano</text:span><text:span text:style-name="T1884">,<text:s/></text:span><text:span text:style-name="T1885">ossia aspettando sul semaforo S_DIVANO che si ricorda essere inizializzato a 4 ossia il numero massimo di clienti seduti nel divano contemporaneamente.</text:span><text:span text:style-name="T1886"><text:s/>Superato quest’altro “</text:span><text:span text:style-name="T1887">controllo</text:span><text:span text:style-name="T1888">”<text:s/></text:span><text:span text:style-name="T1889">si utilizza il primo dei due array di semafori privati, ossia S_DIVANO_OCCUPATO. Il cliente si mette in attesa nel semaforo nella posizione associata al proprio indice (ad es. se il cliente ha indice 0 si metterà in attesa<text:s/></text:span><text:soft-page-break/><text:span text:style-name="T1890">su S_DIVANO_OCCUPATO[0] e così via). Quando sarà giunto il turno del cliente di sedersi nel divano, allora potrà eseguire la funzione<text:s/></text:span><text:span text:style-name="T1891">sitOnSofa<text:s/></text:span><text:span text:style-name="T1892">(</text:span><text:span text:style-name="T1893"></text:span><text:span text:style-name="T1894"><text:s/>vincolo 2 soddisfatto)</text:span><text:span text:style-name="T1895">:</text:span></text:p>
      <text:p text:style-name="P1896">i = getFirstFreePosition(clienti_divano, NUM_POSTI_DIVANO);</text:p>
      <text:p text:style-name="P1897">clienti_divano[i] = indice;</text:p>
      <text:p text:style-name="P1898"><text:span text:style-name="T1899">Il cui funzionamento è m</text:span><text:span text:style-name="T1900">olto simile a quello della funzione<text:s/></text:span><text:span text:style-name="T1901">enterShop</text:span><text:span text:style-name="T1902"><text:s/>con l’unica differenza che il cliente si<text:s/></text:span><text:span text:style-name="T1903">accoda</text:span><text:span text:style-name="T1904"><text:s/>nell’array<text:s/></text:span><text:span text:style-name="T1905">clienti_divano</text:span><text:span text:style-name="T1906">.</text:span></text:p>
      <text:p text:style-name="P1907">A questo punto vi è una situazione molto particolare; la prossima istruzione eseguita dal cliente è la seguente:</text:p>
      <text:p text:style-name="P1908">sem_post(&amp;S_CLIENTE_TO_BARBIERE_SERVITO[(*ptr)]);</text:p>
      <text:p text:style-name="P1909"><text:span text:style-name="T1910">Il semaforo S_CLIENTE_TO_BARBIERE_SERVITO</text:span><text:span text:style-name="T1911">, il cui utilizzo non è stato descritto nel paragrafo 4.2, viene utilizzato come strumento di sincronizzazione tra cliente e<text:s/></text:span><text:span text:style-name="T1912">barbiere, infatti, senza questo semaforo, c’è il rischio che il barbiere vada a servire un cliente che non<text:s/></text:span><text:span text:style-name="T1913">si<text:s/></text:span><text:span text:style-name="T1914">è ancora<text:s/></text:span><text:span text:style-name="T1915">seduto nel divano e che dunque<text:s/></text:span><text:span text:style-name="T1916">non è<text:s/></text:span><text:span text:style-name="T1917">pronto ad essere servito</text:span><text:span text:style-name="T1918"><text:s/>e dunque il vincolo 6 non sarebbe soddisfatto.</text:span></text:p>
      <text:p text:style-name="P1919">sem_wait(&amp;S_CLIENTI_SERVITI[(*ptr)]);</text:p>
      <text:p text:style-name="P1920"><text:span text:style-name="T1921">In seguito, il cliente s</text:span><text:span text:style-name="T1922">i mette in attesa nel</text:span><text:span text:style-name="T1923">l’</text:span><text:span text:style-name="T1924">array di semafori S_CLIENTI_SERVITI</text:span><text:span text:style-name="T1925"><text:s/>in attesa, appunto, di essere servito</text:span><text:span text:style-name="T1926">. Una volta giunto il turno del cliente, esso invocherà la funzione<text:s/></text:span><text:span text:style-name="T1927">getHairCut</text:span><text:span text:style-name="T1928"><text:s/></text:span><text:span text:style-name="T1929">nella quale si svolge una semplice<text:s/></text:span><text:span text:style-name="T1930">wait</text:span><text:span text:style-name="T1931">:</text:span></text:p>
      <text:p text:style-name="P1932">sem_wait(&amp;S_BARBIERE_TO_CLIENTE);</text:p>
      <text:p text:style-name="P1933"><text:span text:style-name="T1934">nella quale<text:s/></text:span><text:span text:style-name="T1935">il</text:span><text:span text:style-name="T1936"><text:s/>cliente aspetta che il taglio di capelli sia terminato. Prima di uscire il cliente deve pagare il conto, e proprio per questo invoca l’ultima funzione richiesta, ossia<text:s/></text:span><text:span text:style-name="T1937">pay</text:span><text:span text:style-name="T1938"><text:s/>le cui parti rilevanti sono riportate di seguito:</text:span></text:p>
      <text:p text:style-name="P1939">sem_post(&amp;S_CLIENTE_PAGA);</text:p>
      <text:p text:style-name="P1940">sem_wait(&amp;S_CONTO_SALDATO);</text:p>
      <text:p text:style-name="P1941"><text:span text:style-name="T1942">Si nota che il c</text:span><text:span text:style-name="T1943">liente come prima cosa segnala al barbiere che è pronto a pagare (segnalando nel semaforo S_CLIENTE_PAGA) successivamente si mette in attesa sul semaforo S_CONTO_SALDATO</text:span><text:span text:style-name="T1944"><text:s/>aspettando che il barbiere accetti il pagamento<text:s/></text:span><text:span text:style-name="T1945"></text:span><text:span text:style-name="T1946"><text:s/>vincolo 7 soddisfatto).</text:span></text:p>
      <text:p text:style-name="P1947">Dopo che il pagamento è stato accettato, il cliente incrementa il valore del semaforo S_CLIENTI_ENTRANTI (come mostrato di seguito):</text:p>
      <text:p text:style-name="P1948">sem_post(&amp;S_CLIENTI_ENTRANTI);</text:p>
      <text:p text:style-name="P1949"><text:span text:style-name="T1950">i</text:span><text:span text:style-name="T1951">n modo tale da c</text:span><text:span text:style-name="T1952">onsentire ad un eventuale cliente in attesa di entrare nel negozio (e che dunque era bloccato a causa della capacità colmata); e in seguito, esce dal negozio (</text:span><text:span text:style-name="T1953"></text:span><text:span text:style-name="T1954"><text:s/>vincolo 8 soddisfatto).</text:span></text:p>
      <text:soft-page-break/>
      <text:p text:style-name="P1955">Si riportano le parti di codice rilevanti del thread di tipo barbiere:</text:p>
      <text:p text:style-name="P1956"/>
      <text:list text:style-name="LFO31" text:continue-numbering="true">
        <text:list-item>
          <text:list>
            <text:list-item>
              <text:p text:style-name="P1957"><text:bookmark-start text:name="_Toc93783212"/><text:bookmark-start text:name="_Toc94049627"/><text:bookmark-start text:name="_Toc94087163"/>Commenti<text:s/>su diverse esecuzioni<text:bookmark-end text:name="_Toc93783212"/><text:bookmark-end text:name="_Toc94049627"/><text:bookmark-end text:name="_Toc94087163"/></text:p>
            </text:list-item>
          </text:list>
        </text:list-item>
      </text:list>
      <text:h text:style-name="P1958" text:outline-level="1"><text:bookmark-start text:name="_Toc93783213"/><text:bookmark-start text:name="_Toc94049628"/><text:bookmark-start text:name="_Toc94087164"/><text:soft-page-break/><text:span text:style-name="T1959">CONCLUSIONI</text:span><text:bookmark-end text:name="_Toc93783213"/><text:bookmark-end text:name="_Toc94049628"/><text:bookmark-end text:name="_Toc94087164"/></text:h>
      <text:p text:style-name="P1960"><text:bookmark-start text:name="_Toc93783214"/></text:p>
      <text:h text:style-name="P1961" text:outline-level="1"><text:bookmark-start text:name="_Toc94049629"/><text:bookmark-start text:name="_Toc94087165"/><text:soft-page-break/>BIBLIOGRAFIA<text:bookmark-end text:name="_Toc93783214"/><text:bookmark-end text:name="_Toc94049629"/><text:bookmark-end text:name="_Toc94087165"/></text:h>
      <text:p text:style-name="P1962"><text:bookmark-start text:name="_Toc93783215"/></text:p>
      <text:h text:style-name="P1963" text:outline-level="1"><text:bookmark-start text:name="_Toc94049630"/><text:bookmark-start text:name="_Toc94087166"/><text:soft-page-break/>APPENDICE<text:bookmark-end text:name="_Toc93783215"/><text:bookmark-end text:name="_Toc94049630"/><text:bookmark-end text:name="_Toc94087166"/></text:h>
      <text:p text:style-name="P1964">Il codice sorgente del progetto è disponibile su GitHub al link: </text:p>
      <text:p text:style-name="P1965"><text:span text:style-name="T1966">https://github.com/TommasoLabieni/PSO_Excercises</text:span></text:p>
      <text:p text:style-name="P1967"><text:span text:style-name="T1968">Per scaricarlo su una macchina Linux occorre utilizzare il comando<text:s/></text:span><text:span text:style-name="T1969">git</text:span><text:span text:style-name="T1970">. Se<text:s/></text:span><text:span text:style-name="T1971">questo comando non dovesse essere installato occorre aprire il terminale e digitare il seguente comando:</text:span></text:p>
      <text:p text:style-name="P1972"><text:span text:style-name="T1973">sudo apt-get install git</text:span></text:p>
      <text:p text:style-name="P1974">Verificare la corretta installazione digitando:</text:p>
      <text:p text:style-name="P1975"><text:span text:style-name="T1976">git --version</text:span></text:p>
      <text:p text:style-name="P1977">Dovrebbe essere stampata a video la versione di git, un esempio<text:s/>è il seguente:</text:p>
      <text:p text:style-name="P1978"><text:span text:style-name="T1979">$ git --version</text:span></text:p>
      <text:p text:style-name="P1980"><text:span text:style-name="T1981">git version 2.17.1</text:span></text:p>
      <text:p text:style-name="P1982">Da ora è possibile scaricare il repository contenente il codice sorgente degli esercizi descritti. A tal fine è sufficiente digitare:</text:p>
      <text:p text:style-name="P1983"><text:span text:style-name="T1984">git clone<text:s/></text:span><text:span text:style-name="T1985">https://github.com/TommasoLabieni/PSO_Excercises</text:span></text:p>
      <text:p text:style-name="P19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paragraph-properties fo:margin-top="0in" fo:margin-bottom="0in"/>
      <style:text-properties style:font-name="Consolas"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margin-left="0.1666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7LVL2" style:family="text">
      <style:text-properties style:font-name="Symbol"/>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font-name-asian="Calibri"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text:display="none"/>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text:style-name="WW_CharLFO3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2">
      <text:list-level-style-bullet text:level="1" text:style-name="WW_CharLFO3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0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0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0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0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0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0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0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0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6T12:44:00Z</dc:date>
    <meta:template xlink:href="Normal.dotm" xlink:type="simple"/>
    <meta:editing-cycles>47</meta:editing-cycles>
    <meta:editing-duration>PT139020S</meta:editing-duration>
    <meta:document-statistic meta:page-count="37" meta:paragraph-count="114" meta:word-count="8597" meta:character-count="57490" meta:row-count="408" meta:non-whitespace-character-count="49007"/>
  </office:meta>
</office:document-meta>
</file>